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a15" style:family="table">
      <style:table-properties style:width="17.59cm" table:align="left"/>
    </style:style>
    <style:style style:name="Tabla15.A" style:family="table-column">
      <style:table-column-properties style:column-width="14.317cm"/>
    </style:style>
    <style:style style:name="Tabla15.B" style:family="table-column">
      <style:table-column-properties style:column-width="3.272cm"/>
    </style:style>
    <style:style style:name="Tabla15.A1" style:family="table-cell">
      <style:table-cell-properties style:vertical-align="middle" fo:padding="0.049cm" fo:border="none"/>
    </style:style>
    <style:style style:name="Tabla16" style:family="table">
      <style:table-properties style:width="17.145cm" table:align="left"/>
    </style:style>
    <style:style style:name="Tabla16.A" style:family="table-column">
      <style:table-column-properties style:column-width="2.859cm"/>
    </style:style>
    <style:style style:name="Tabla16.B" style:family="table-column">
      <style:table-column-properties style:column-width="1.127cm"/>
    </style:style>
    <style:style style:name="Tabla16.C" style:family="table-column">
      <style:table-column-properties style:column-width="4.904cm"/>
    </style:style>
    <style:style style:name="Tabla16.D" style:family="table-column">
      <style:table-column-properties style:column-width="4.595cm"/>
    </style:style>
    <style:style style:name="Tabla16.E" style:family="table-column">
      <style:table-column-properties style:column-width="3.66cm"/>
    </style:style>
    <style:style style:name="Tabla16.1" style:family="table-row">
      <style:table-row-properties style:min-row-height="0.794cm"/>
    </style:style>
    <style:style style:name="Tabla16.A1" style:family="table-cell">
      <style:table-cell-properties style:vertical-align="middle" fo:padding="0.049cm" fo:border="none"/>
    </style:style>
    <style:style style:name="Tabla16.11" style:family="table-row">
      <style:table-row-properties style:min-row-height="0.441cm"/>
    </style:style>
    <style:style style:name="Tabla17" style:family="table">
      <style:table-properties style:width="17.59cm" table:align="left"/>
    </style:style>
    <style:style style:name="Tabla17.A" style:family="table-column">
      <style:table-column-properties style:column-width="2.02cm"/>
    </style:style>
    <style:style style:name="Tabla17.B" style:family="table-column">
      <style:table-column-properties style:column-width="2.348cm"/>
    </style:style>
    <style:style style:name="Tabla17.C" style:family="table-column">
      <style:table-column-properties style:column-width="3.418cm"/>
    </style:style>
    <style:style style:name="Tabla17.D" style:family="table-column">
      <style:table-column-properties style:column-width="3.644cm"/>
    </style:style>
    <style:style style:name="Tabla17.E" style:family="table-column">
      <style:table-column-properties style:column-width="3.313cm"/>
    </style:style>
    <style:style style:name="Tabla17.F" style:family="table-column">
      <style:table-column-properties style:column-width="2.847cm"/>
    </style:style>
    <style:style style:name="Tabla17.A1" style:family="table-cell">
      <style:table-cell-properties style:vertical-align="middle" fo:padding="0.049cm" fo:border="none"/>
    </style:style>
    <style:style style:name="Tabla18" style:family="table">
      <style:table-properties style:width="17.59cm" table:align="left"/>
    </style:style>
    <style:style style:name="Tabla18.A" style:family="table-column">
      <style:table-column-properties style:column-width="1.06cm"/>
    </style:style>
    <style:style style:name="Tabla18.B" style:family="table-column">
      <style:table-column-properties style:column-width="2.404cm"/>
    </style:style>
    <style:style style:name="Tabla18.C" style:family="table-column">
      <style:table-column-properties style:column-width="1.734cm"/>
    </style:style>
    <style:style style:name="Tabla18.D" style:family="table-column">
      <style:table-column-properties style:column-width="1.93cm"/>
    </style:style>
    <style:style style:name="Tabla18.F" style:family="table-column">
      <style:table-column-properties style:column-width="2.011cm"/>
    </style:style>
    <style:style style:name="Tabla18.G" style:family="table-column">
      <style:table-column-properties style:column-width="2.078cm"/>
    </style:style>
    <style:style style:name="Tabla18.H" style:family="table-column">
      <style:table-column-properties style:column-width="4.443cm"/>
    </style:style>
    <style:style style:name="Tabla18.A1" style:family="table-cell">
      <style:table-cell-properties style:vertical-align="middle" fo:padding="0.049cm" fo:border="none"/>
    </style:style>
    <style:style style:name="Tabla1" style:family="table">
      <style:table-properties style:width="17.59cm" table:align="left"/>
    </style:style>
    <style:style style:name="Tabla1.A" style:family="table-column">
      <style:table-column-properties style:column-width="1.319cm"/>
    </style:style>
    <style:style style:name="Tabla1.B" style:family="table-column">
      <style:table-column-properties style:column-width="3.517cm"/>
    </style:style>
    <style:style style:name="Tabla1.C" style:family="table-column">
      <style:table-column-properties style:column-width="6.414cm"/>
    </style:style>
    <style:style style:name="Tabla1.D" style:family="table-column">
      <style:table-column-properties style:column-width="6.339cm"/>
    </style:style>
    <style:style style:name="Tabla1.A1" style:family="table-cell">
      <style:table-cell-properties style:vertical-align="middle" fo:padding="0.049cm" fo:border="none"/>
    </style:style>
    <style:style style:name="Tabla2" style:family="table">
      <style:table-properties style:width="17.59cm" table:align="left"/>
    </style:style>
    <style:style style:name="Tabla2.A" style:family="table-column">
      <style:table-column-properties style:column-width="1.909cm"/>
    </style:style>
    <style:style style:name="Tabla2.B" style:family="table-column">
      <style:table-column-properties style:column-width="4.156cm"/>
    </style:style>
    <style:style style:name="Tabla2.C" style:family="table-column">
      <style:table-column-properties style:column-width="6.197cm"/>
    </style:style>
    <style:style style:name="Tabla2.D" style:family="table-column">
      <style:table-column-properties style:column-width="5.329cm"/>
    </style:style>
    <style:style style:name="Tabla2.A1" style:family="table-cell">
      <style:table-cell-properties style:vertical-align="middle" fo:padding="0.049cm" fo:border="none"/>
    </style:style>
    <style:style style:name="Tabla3" style:family="table">
      <style:table-properties style:width="16.228cm" table:align="left"/>
    </style:style>
    <style:style style:name="Tabla3.A" style:family="table-column">
      <style:table-column-properties style:column-width="7.712cm"/>
    </style:style>
    <style:style style:name="Tabla3.B" style:family="table-column">
      <style:table-column-properties style:column-width="8.516cm"/>
    </style:style>
    <style:style style:name="Tabla3.A1" style:family="table-cell">
      <style:table-cell-properties style:vertical-align="middle" fo:padding="0.049cm" fo:border="none"/>
    </style:style>
    <style:style style:name="Tabla4" style:family="table">
      <style:table-properties style:width="17.59cm" table:align="left"/>
    </style:style>
    <style:style style:name="Tabla4.A" style:family="table-column">
      <style:table-column-properties style:column-width="5.86cm"/>
    </style:style>
    <style:style style:name="Tabla4.B" style:family="table-column">
      <style:table-column-properties style:column-width="11.73cm"/>
    </style:style>
    <style:style style:name="Tabla4.A1" style:family="table-cell">
      <style:table-cell-properties style:vertical-align="middle" fo:padding="0.049cm" fo:border="none"/>
    </style:style>
    <style:style style:name="Tabla5" style:family="table">
      <style:table-properties style:width="17.59cm" table:align="left"/>
    </style:style>
    <style:style style:name="Tabla5.A" style:family="table-column">
      <style:table-column-properties style:column-width="1.907cm"/>
    </style:style>
    <style:style style:name="Tabla5.B" style:family="table-column">
      <style:table-column-properties style:column-width="8.077cm"/>
    </style:style>
    <style:style style:name="Tabla5.C" style:family="table-column">
      <style:table-column-properties style:column-width="7.606cm"/>
    </style:style>
    <style:style style:name="Tabla5.A1" style:family="table-cell">
      <style:table-cell-properties style:vertical-align="middle" fo:padding="0.049cm" fo:border="none"/>
    </style:style>
    <style:style style:name="Tabla6" style:family="table">
      <style:table-properties style:width="17.59cm" table:align="left"/>
    </style:style>
    <style:style style:name="Tabla6.A" style:family="table-column">
      <style:table-column-properties style:column-width="2.485cm"/>
    </style:style>
    <style:style style:name="Tabla6.B" style:family="table-column">
      <style:table-column-properties style:column-width="10.571cm"/>
    </style:style>
    <style:style style:name="Tabla6.C" style:family="table-column">
      <style:table-column-properties style:column-width="4.533cm"/>
    </style:style>
    <style:style style:name="Tabla6.A1" style:family="table-cell">
      <style:table-cell-properties style:vertical-align="middle" fo:padding="0.049cm" fo:border="none"/>
    </style:style>
    <style:style style:name="Tabla7" style:family="table">
      <style:table-properties style:width="11.379cm" table:align="left"/>
    </style:style>
    <style:style style:name="Tabla7.A" style:family="table-column">
      <style:table-column-properties style:column-width="2.752cm"/>
    </style:style>
    <style:style style:name="Tabla7.B" style:family="table-column">
      <style:table-column-properties style:column-width="3.397cm"/>
    </style:style>
    <style:style style:name="Tabla7.C" style:family="table-column">
      <style:table-column-properties style:column-width="5.23cm"/>
    </style:style>
    <style:style style:name="Tabla7.A1" style:family="table-cell">
      <style:table-cell-properties style:vertical-align="middle" fo:padding="0.049cm" fo:border="none"/>
    </style:style>
    <style:style style:name="Tabla7.5" style:family="table-row">
      <style:table-row-properties style:min-row-height="0.145cm"/>
    </style:style>
    <style:style style:name="Tabla7.6" style:family="table-row">
      <style:table-row-properties style:min-row-height="0.67cm"/>
    </style:style>
    <style:style style:name="Tabla8" style:family="table">
      <style:table-properties style:width="17.59cm" table:align="left"/>
    </style:style>
    <style:style style:name="Tabla8.A" style:family="table-column">
      <style:table-column-properties style:column-width="1.693cm"/>
    </style:style>
    <style:style style:name="Tabla8.B" style:family="table-column">
      <style:table-column-properties style:column-width="1.868cm"/>
    </style:style>
    <style:style style:name="Tabla8.C" style:family="table-column">
      <style:table-column-properties style:column-width="3.268cm"/>
    </style:style>
    <style:style style:name="Tabla8.D" style:family="table-column">
      <style:table-column-properties style:column-width="3.209cm"/>
    </style:style>
    <style:style style:name="Tabla8.E" style:family="table-column">
      <style:table-column-properties style:column-width="4.011cm"/>
    </style:style>
    <style:style style:name="Tabla8.F" style:family="table-column">
      <style:table-column-properties style:column-width="3.54cm"/>
    </style:style>
    <style:style style:name="Tabla8.A1" style:family="table-cell">
      <style:table-cell-properties style:vertical-align="middle" fo:padding="0.049cm" fo:border="none"/>
    </style:style>
    <style:style style:name="Tabla9" style:family="table">
      <style:table-properties style:width="17.59cm" table:align="left"/>
    </style:style>
    <style:style style:name="Tabla9.A" style:family="table-column">
      <style:table-column-properties style:column-width="1.06cm"/>
    </style:style>
    <style:style style:name="Tabla9.B" style:family="table-column">
      <style:table-column-properties style:column-width="2.633cm"/>
    </style:style>
    <style:style style:name="Tabla9.C" style:family="table-column">
      <style:table-column-properties style:column-width="2.773cm"/>
    </style:style>
    <style:style style:name="Tabla9.D" style:family="table-column">
      <style:table-column-properties style:column-width="3.926cm"/>
    </style:style>
    <style:style style:name="Tabla9.E" style:family="table-column">
      <style:table-column-properties style:column-width="4.337cm"/>
    </style:style>
    <style:style style:name="Tabla9.F" style:family="table-column">
      <style:table-column-properties style:column-width="2.859cm"/>
    </style:style>
    <style:style style:name="Tabla9.A1" style:family="table-cell">
      <style:table-cell-properties style:vertical-align="middle" fo:padding="0.049cm" fo:border="none"/>
    </style:style>
    <style:style style:name="Tabla10" style:family="table">
      <style:table-properties style:width="17.515cm" table:align="left"/>
    </style:style>
    <style:style style:name="Tabla10.A" style:family="table-column">
      <style:table-column-properties style:column-width="1.849cm"/>
    </style:style>
    <style:style style:name="Tabla10.B" style:family="table-column">
      <style:table-column-properties style:column-width="1.268cm"/>
    </style:style>
    <style:style style:name="Tabla10.C" style:family="table-column">
      <style:table-column-properties style:column-width="3.422cm"/>
    </style:style>
    <style:style style:name="Tabla10.D" style:family="table-column">
      <style:table-column-properties style:column-width="3.304cm"/>
    </style:style>
    <style:style style:name="Tabla10.E" style:family="table-column">
      <style:table-column-properties style:column-width="5.101cm"/>
    </style:style>
    <style:style style:name="Tabla10.F" style:family="table-column">
      <style:table-column-properties style:column-width="2.572cm"/>
    </style:style>
    <style:style style:name="Tabla10.A1" style:family="table-cell">
      <style:table-cell-properties style:vertical-align="middle" fo:padding="0.049cm" fo:border="none"/>
    </style:style>
    <style:style style:name="Tabla11" style:family="table">
      <style:table-properties style:width="17.59cm" table:align="left"/>
    </style:style>
    <style:style style:name="Tabla11.A" style:family="table-column">
      <style:table-column-properties style:column-width="8.435cm"/>
    </style:style>
    <style:style style:name="Tabla11.B" style:family="table-column">
      <style:table-column-properties style:column-width="4.51cm"/>
    </style:style>
    <style:style style:name="Tabla11.C" style:family="table-column">
      <style:table-column-properties style:column-width="4.644cm"/>
    </style:style>
    <style:style style:name="Tabla11.A1" style:family="table-cell">
      <style:table-cell-properties style:vertical-align="middle" fo:padding="0.049cm" fo:border="none"/>
    </style:style>
    <style:style style:name="Tabla12" style:family="table">
      <style:table-properties style:width="15.917cm" table:align="left"/>
    </style:style>
    <style:style style:name="Tabla12.A" style:family="table-column">
      <style:table-column-properties style:column-width="1.849cm"/>
    </style:style>
    <style:style style:name="Tabla12.B" style:family="table-column">
      <style:table-column-properties style:column-width="1.268cm"/>
    </style:style>
    <style:style style:name="Tabla12.C" style:family="table-column">
      <style:table-column-properties style:column-width="3.422cm"/>
    </style:style>
    <style:style style:name="Tabla12.D" style:family="table-column">
      <style:table-column-properties style:column-width="3.304cm"/>
    </style:style>
    <style:style style:name="Tabla12.E" style:family="table-column">
      <style:table-column-properties style:column-width="3.503cm"/>
    </style:style>
    <style:style style:name="Tabla12.F" style:family="table-column">
      <style:table-column-properties style:column-width="2.572cm"/>
    </style:style>
    <style:style style:name="Tabla12.A1" style:family="table-cell">
      <style:table-cell-properties style:vertical-align="middle" fo:padding="0.049cm" fo:border="none"/>
    </style:style>
    <style:style style:name="Tabla13" style:family="table">
      <style:table-properties style:width="15.917cm" table:align="left"/>
    </style:style>
    <style:style style:name="Tabla13.A" style:family="table-column">
      <style:table-column-properties style:column-width="1.849cm"/>
    </style:style>
    <style:style style:name="Tabla13.B" style:family="table-column">
      <style:table-column-properties style:column-width="1.268cm"/>
    </style:style>
    <style:style style:name="Tabla13.C" style:family="table-column">
      <style:table-column-properties style:column-width="3.422cm"/>
    </style:style>
    <style:style style:name="Tabla13.D" style:family="table-column">
      <style:table-column-properties style:column-width="3.304cm"/>
    </style:style>
    <style:style style:name="Tabla13.E" style:family="table-column">
      <style:table-column-properties style:column-width="3.503cm"/>
    </style:style>
    <style:style style:name="Tabla13.F" style:family="table-column">
      <style:table-column-properties style:column-width="2.572cm"/>
    </style:style>
    <style:style style:name="Tabla13.A1" style:family="table-cell">
      <style:table-cell-properties style:vertical-align="middle" fo:padding="0.049cm" fo:border="none"/>
    </style:style>
    <style:style style:name="Tabla14" style:family="table">
      <style:table-properties style:width="15.917cm" table:align="left"/>
    </style:style>
    <style:style style:name="Tabla14.A" style:family="table-column">
      <style:table-column-properties style:column-width="1.849cm"/>
    </style:style>
    <style:style style:name="Tabla14.B" style:family="table-column">
      <style:table-column-properties style:column-width="1.268cm"/>
    </style:style>
    <style:style style:name="Tabla14.C" style:family="table-column">
      <style:table-column-properties style:column-width="3.422cm"/>
    </style:style>
    <style:style style:name="Tabla14.D" style:family="table-column">
      <style:table-column-properties style:column-width="3.304cm"/>
    </style:style>
    <style:style style:name="Tabla14.E" style:family="table-column">
      <style:table-column-properties style:column-width="3.503cm"/>
    </style:style>
    <style:style style:name="Tabla14.F" style:family="table-column">
      <style:table-column-properties style:column-width="2.572cm"/>
    </style:style>
    <style:style style:name="Tabla14.A1" style:family="table-cell">
      <style:table-cell-properties style:vertical-align="middle" fo:padding="0.049cm" fo:border="none"/>
    </style:style>
    <style:style style:name="P1" style:family="paragraph" style:parent-style-name="Preformatted_20_Text">
      <loext:graphic-properties draw:fill="none" draw:fill-color="#ffffff"/>
      <style:paragraph-properties fo:margin-left="0cm" fo:margin-right="0cm" fo:margin-top="0cm" fo:margin-bottom="0.499cm" style:contextual-spacing="false" fo:line-height="150%" fo:text-align="start" style:justify-single-word="false" fo:text-indent="0cm" style:auto-text-indent="false" fo:background-color="transparent" fo:padding="0cm" fo:border="none"/>
    </style:style>
    <style:style style:name="P2" style:family="paragraph" style:parent-style-name="Heading_20_1">
      <style:text-properties fo:language="es" fo:country="MX"/>
    </style:style>
    <style:style style:name="P3" style:family="paragraph" style:parent-style-name="Heading_20_1">
      <style:paragraph-properties fo:break-before="page"/>
      <style:text-properties fo:language="es" fo:country="MX"/>
    </style:style>
    <style:style style:name="P4" style:family="paragraph" style:parent-style-name="Heading_20_1">
      <style:paragraph-properties fo:break-before="page"/>
      <style:text-properties fo:language="es" fo:country="MX" officeooo:paragraph-rsid="000484ac"/>
    </style:style>
    <style:style style:name="P5" style:family="paragraph" style:parent-style-name="Heading_20_2">
      <style:text-properties fo:language="es" fo:country="MX"/>
    </style:style>
    <style:style style:name="P6" style:family="paragraph" style:parent-style-name="Heading_20_3">
      <style:text-properties fo:language="es" fo:country="MX"/>
    </style:style>
    <style:style style:name="P7" style:family="paragraph" style:parent-style-name="Horizontal_20_Line">
      <style:text-properties fo:language="es" fo:country="MX"/>
    </style:style>
    <style:style style:name="P8" style:family="paragraph" style:parent-style-name="Horizontal_20_Line" style:list-style-name="L92">
      <style:text-properties fo:language="es" fo:country="MX"/>
    </style:style>
    <style:style style:name="P9" style:family="paragraph" style:parent-style-name="Horizontal_20_Line" style:list-style-name="L126">
      <style:text-properties fo:language="es" fo:country="MX"/>
    </style:style>
    <style:style style:name="P10" style:family="paragraph" style:parent-style-name="Standard" style:list-style-name="L17">
      <style:text-properties officeooo:paragraph-rsid="00058f82"/>
    </style:style>
    <style:style style:name="P11" style:family="paragraph" style:parent-style-name="Standard" style:list-style-name="L34"/>
    <style:style style:name="P12" style:family="paragraph" style:parent-style-name="Standard" style:list-style-name="L56"/>
    <style:style style:name="P13" style:family="paragraph" style:parent-style-name="Standard" style:list-style-name="L263"/>
    <style:style style:name="P14" style:family="paragraph" style:parent-style-name="Standard" style:list-style-name="L264"/>
    <style:style style:name="P15" style:family="paragraph" style:parent-style-name="Standard" style:list-style-name="L265"/>
    <style:style style:name="P16" style:family="paragraph" style:parent-style-name="Standard" style:list-style-name="L266"/>
    <style:style style:name="P17" style:family="paragraph" style:parent-style-name="Standard" style:list-style-name="L267"/>
    <style:style style:name="P18" style:family="paragraph" style:parent-style-name="Standard" style:list-style-name="L268"/>
    <style:style style:name="P19" style:family="paragraph" style:parent-style-name="Standard" style:list-style-name="L269"/>
    <style:style style:name="P20" style:family="paragraph" style:parent-style-name="Standard" style:list-style-name="L270"/>
    <style:style style:name="P21" style:family="paragraph" style:parent-style-name="Standard" style:list-style-name="L17">
      <style:text-properties fo:language="es" fo:country="MX" officeooo:paragraph-rsid="00058f82"/>
    </style:style>
    <style:style style:name="P22" style:family="paragraph" style:parent-style-name="Standard" style:list-style-name="L34">
      <style:text-properties fo:language="es" fo:country="MX"/>
    </style:style>
    <style:style style:name="P23" style:family="paragraph" style:parent-style-name="Standard" style:list-style-name="L56">
      <style:text-properties fo:language="es" fo:country="MX"/>
    </style:style>
    <style:style style:name="P24" style:family="paragraph" style:parent-style-name="Standard">
      <style:text-properties fo:language="es" fo:country="MX"/>
    </style:style>
    <style:style style:name="P25" style:family="paragraph" style:parent-style-name="Standard" style:list-style-name="L269">
      <style:text-properties fo:language="es" fo:country="MX"/>
    </style:style>
    <style:style style:name="P26" style:family="paragraph" style:parent-style-name="Standard" style:list-style-name="L267">
      <style:text-properties fo:language="es" fo:country="MX"/>
    </style:style>
    <style:style style:name="P27" style:family="paragraph" style:parent-style-name="Standard" style:list-style-name="L266">
      <style:text-properties fo:language="es" fo:country="MX"/>
    </style:style>
    <style:style style:name="P28" style:family="paragraph" style:parent-style-name="Standard" style:list-style-name="L265">
      <style:text-properties fo:language="es" fo:country="MX"/>
    </style:style>
    <style:style style:name="P29" style:family="paragraph" style:parent-style-name="Standard" style:list-style-name="L264">
      <style:text-properties fo:language="es" fo:country="MX"/>
    </style:style>
    <style:style style:name="P30" style:family="paragraph" style:parent-style-name="Standard" style:list-style-name="L263">
      <style:text-properties fo:language="es" fo:country="MX"/>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size="2pt" fo:language="es" fo:country="MX" style:font-size-asian="2pt" style:font-size-complex="2pt"/>
    </style:style>
    <style:style style:name="P33" style:family="paragraph" style:parent-style-name="Table_20_Contents">
      <style:paragraph-properties fo:text-align="end" style:justify-single-word="false"/>
      <style:text-properties fo:font-size="2pt" fo:language="es" fo:country="MX" style:font-size-asian="2pt" style:font-size-complex="2pt"/>
    </style:style>
    <style:style style:name="P34" style:family="paragraph" style:parent-style-name="Table_20_Contents">
      <style:paragraph-properties fo:text-align="center" style:justify-single-word="false"/>
      <style:text-properties fo:font-size="2pt" fo:language="es" fo:country="MX" style:font-size-asian="2pt" style:font-size-complex="2pt"/>
    </style:style>
    <style:style style:name="P35" style:family="paragraph" style:parent-style-name="Table_20_Contents">
      <style:text-properties fo:language="es" fo:country="MX"/>
    </style:style>
    <style:style style:name="P36" style:family="paragraph" style:parent-style-name="Table_20_Contents">
      <style:paragraph-properties fo:text-align="center" style:justify-single-word="false"/>
      <style:text-properties fo:language="es" fo:country="MX"/>
    </style:style>
    <style:style style:name="P37" style:family="paragraph" style:parent-style-name="Table_20_Contents">
      <style:paragraph-properties fo:text-align="end" style:justify-single-word="false"/>
      <style:text-properties fo:language="es" fo:country="MX"/>
    </style:style>
    <style:style style:name="P38" style:family="paragraph" style:parent-style-name="Table_20_Heading">
      <style:paragraph-properties fo:text-align="center" style:justify-single-word="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32">
      <style:paragraph-properties fo:margin-top="0cm" fo:margin-bottom="0cm" style:contextual-spacing="false"/>
    </style:style>
    <style:style style:name="P45" style:family="paragraph" style:parent-style-name="Text_20_body" style:list-style-name="L37"/>
    <style:style style:name="P46" style:family="paragraph" style:parent-style-name="Text_20_body" style:list-style-name="L37">
      <style:paragraph-properties fo:margin-top="0cm" fo:margin-bottom="0cm" style:contextual-spacing="false"/>
    </style:style>
    <style:style style:name="P47" style:family="paragraph" style:parent-style-name="Text_20_body" style:list-style-name="L39"/>
    <style:style style:name="P48" style:family="paragraph" style:parent-style-name="Text_20_body" style:list-style-name="L39">
      <style:paragraph-properties fo:margin-top="0cm" fo:margin-bottom="0cm" style:contextual-spacing="false"/>
    </style:style>
    <style:style style:name="P49" style:family="paragraph" style:parent-style-name="Text_20_body" style:list-style-name="L41"/>
    <style:style style:name="P50" style:family="paragraph" style:parent-style-name="Text_20_body" style:list-style-name="L41">
      <style:paragraph-properties fo:margin-top="0cm" fo:margin-bottom="0cm" style:contextual-spacing="false"/>
    </style:style>
    <style:style style:name="P51" style:family="paragraph" style:parent-style-name="Text_20_body" style:list-style-name="L52"/>
    <style:style style:name="P52" style:family="paragraph" style:parent-style-name="Text_20_body" style:list-style-name="L57"/>
    <style:style style:name="P53" style:family="paragraph" style:parent-style-name="Text_20_body" style:list-style-name="L57">
      <style:paragraph-properties fo:margin-top="0cm" fo:margin-bottom="0cm" style:contextual-spacing="false"/>
    </style:style>
    <style:style style:name="P54" style:family="paragraph" style:parent-style-name="Text_20_body" style:list-style-name="L58"/>
    <style:style style:name="P55" style:family="paragraph" style:parent-style-name="Text_20_body" style:list-style-name="L58">
      <style:paragraph-properties fo:margin-top="0cm" fo:margin-bottom="0cm" style:contextual-spacing="false"/>
    </style:style>
    <style:style style:name="P56" style:family="paragraph" style:parent-style-name="Text_20_body" style:list-style-name="L60"/>
    <style:style style:name="P57" style:family="paragraph" style:parent-style-name="Text_20_body" style:list-style-name="L60">
      <style:paragraph-properties fo:margin-top="0cm" fo:margin-bottom="0cm" style:contextual-spacing="false"/>
    </style:style>
    <style:style style:name="P58" style:family="paragraph" style:parent-style-name="Text_20_body" style:list-style-name="L61">
      <style:paragraph-properties fo:margin-top="0cm" fo:margin-bottom="0cm" style:contextual-spacing="false"/>
    </style:style>
    <style:style style:name="P59" style:family="paragraph" style:parent-style-name="Text_20_body" style:list-style-name="L62"/>
    <style:style style:name="P60" style:family="paragraph" style:parent-style-name="Text_20_body" style:list-style-name="L62">
      <style:paragraph-properties fo:margin-top="0cm" fo:margin-bottom="0cm" style:contextual-spacing="false"/>
    </style:style>
    <style:style style:name="P61" style:family="paragraph" style:parent-style-name="Text_20_body" style:list-style-name="L64"/>
    <style:style style:name="P62" style:family="paragraph" style:parent-style-name="Text_20_body" style:list-style-name="L64">
      <style:paragraph-properties fo:margin-top="0cm" fo:margin-bottom="0cm" style:contextual-spacing="false"/>
    </style:style>
    <style:style style:name="P63" style:family="paragraph" style:parent-style-name="Text_20_body" style:list-style-name="L67"/>
    <style:style style:name="P64" style:family="paragraph" style:parent-style-name="Text_20_body" style:list-style-name="L67">
      <style:paragraph-properties fo:margin-top="0cm" fo:margin-bottom="0cm" style:contextual-spacing="false"/>
    </style:style>
    <style:style style:name="P65" style:family="paragraph" style:parent-style-name="Text_20_body" style:list-style-name="L68"/>
    <style:style style:name="P66" style:family="paragraph" style:parent-style-name="Text_20_body" style:list-style-name="L68">
      <style:paragraph-properties fo:margin-top="0cm" fo:margin-bottom="0cm" style:contextual-spacing="false"/>
    </style:style>
    <style:style style:name="P67" style:family="paragraph" style:parent-style-name="Text_20_body" style:list-style-name="L99"/>
    <style:style style:name="P68" style:family="paragraph" style:parent-style-name="Text_20_body" style:list-style-name="L99">
      <style:paragraph-properties fo:margin-top="0cm" fo:margin-bottom="0cm" style:contextual-spacing="false"/>
    </style:style>
    <style:style style:name="P69" style:family="paragraph" style:parent-style-name="Text_20_body" style:list-style-name="L100"/>
    <style:style style:name="P70" style:family="paragraph" style:parent-style-name="Text_20_body" style:list-style-name="L100">
      <style:paragraph-properties fo:margin-top="0cm" fo:margin-bottom="0cm" style:contextual-spacing="false"/>
    </style:style>
    <style:style style:name="P71" style:family="paragraph" style:parent-style-name="Text_20_body" style:list-style-name="L101"/>
    <style:style style:name="P72" style:family="paragraph" style:parent-style-name="Text_20_body" style:list-style-name="L101">
      <style:paragraph-properties fo:margin-top="0cm" fo:margin-bottom="0cm" style:contextual-spacing="false"/>
    </style:style>
    <style:style style:name="P73" style:family="paragraph" style:parent-style-name="Text_20_body" style:list-style-name="L102"/>
    <style:style style:name="P74" style:family="paragraph" style:parent-style-name="Text_20_body" style:list-style-name="L102">
      <style:paragraph-properties fo:margin-top="0cm" fo:margin-bottom="0cm" style:contextual-spacing="false"/>
    </style:style>
    <style:style style:name="P75" style:family="paragraph" style:parent-style-name="Text_20_body" style:list-style-name="L104"/>
    <style:style style:name="P76" style:family="paragraph" style:parent-style-name="Text_20_body" style:list-style-name="L104">
      <style:paragraph-properties fo:margin-top="0cm" fo:margin-bottom="0cm" style:contextual-spacing="false"/>
    </style:style>
    <style:style style:name="P77" style:family="paragraph" style:parent-style-name="Text_20_body" style:list-style-name="L109"/>
    <style:style style:name="P78" style:family="paragraph" style:parent-style-name="Text_20_body" style:list-style-name="L109">
      <style:paragraph-properties fo:margin-top="0cm" fo:margin-bottom="0cm" style:contextual-spacing="false"/>
    </style:style>
    <style:style style:name="P79" style:family="paragraph" style:parent-style-name="Text_20_body" style:list-style-name="L110"/>
    <style:style style:name="P80" style:family="paragraph" style:parent-style-name="Text_20_body" style:list-style-name="L123">
      <style:paragraph-properties fo:margin-top="0cm" fo:margin-bottom="0cm" style:contextual-spacing="false"/>
    </style:style>
    <style:style style:name="P81" style:family="paragraph" style:parent-style-name="Text_20_body" style:list-style-name="L131"/>
    <style:style style:name="P82" style:family="paragraph" style:parent-style-name="Text_20_body" style:list-style-name="L132"/>
    <style:style style:name="P83" style:family="paragraph" style:parent-style-name="Text_20_body" style:list-style-name="L133"/>
    <style:style style:name="P84" style:family="paragraph" style:parent-style-name="Text_20_body" style:list-style-name="L141">
      <style:paragraph-properties fo:margin-top="0cm" fo:margin-bottom="0cm" style:contextual-spacing="false"/>
    </style:style>
    <style:style style:name="P85" style:family="paragraph" style:parent-style-name="Text_20_body" style:list-style-name="L142"/>
    <style:style style:name="P86" style:family="paragraph" style:parent-style-name="Text_20_body" style:list-style-name="L142">
      <style:paragraph-properties fo:margin-top="0cm" fo:margin-bottom="0cm" style:contextual-spacing="false"/>
    </style:style>
    <style:style style:name="P87" style:family="paragraph" style:parent-style-name="Text_20_body" style:list-style-name="L148"/>
    <style:style style:name="P88" style:family="paragraph" style:parent-style-name="Text_20_body" style:list-style-name="L148">
      <style:paragraph-properties fo:margin-top="0cm" fo:margin-bottom="0cm" style:contextual-spacing="false"/>
    </style:style>
    <style:style style:name="P89" style:family="paragraph" style:parent-style-name="Text_20_body" style:list-style-name="L149"/>
    <style:style style:name="P90" style:family="paragraph" style:parent-style-name="Text_20_body" style:list-style-name="L149">
      <style:paragraph-properties fo:margin-top="0cm" fo:margin-bottom="0cm" style:contextual-spacing="false"/>
    </style:style>
    <style:style style:name="P91" style:family="paragraph" style:parent-style-name="Text_20_body" style:list-style-name="L154"/>
    <style:style style:name="P92" style:family="paragraph" style:parent-style-name="Text_20_body" style:list-style-name="L154">
      <style:paragraph-properties fo:margin-top="0cm" fo:margin-bottom="0cm" style:contextual-spacing="false"/>
    </style:style>
    <style:style style:name="P93" style:family="paragraph" style:parent-style-name="Text_20_body" style:list-style-name="L155"/>
    <style:style style:name="P94" style:family="paragraph" style:parent-style-name="Text_20_body" style:list-style-name="L155">
      <style:paragraph-properties fo:margin-top="0cm" fo:margin-bottom="0cm" style:contextual-spacing="false"/>
    </style:style>
    <style:style style:name="P95" style:family="paragraph" style:parent-style-name="Text_20_body" style:list-style-name="L166"/>
    <style:style style:name="P96" style:family="paragraph" style:parent-style-name="Text_20_body" style:list-style-name="L166">
      <style:paragraph-properties fo:margin-top="0cm" fo:margin-bottom="0cm" style:contextual-spacing="false"/>
    </style:style>
    <style:style style:name="P97" style:family="paragraph" style:parent-style-name="Text_20_body" style:list-style-name="L169"/>
    <style:style style:name="P98" style:family="paragraph" style:parent-style-name="Text_20_body" style:list-style-name="L169">
      <style:paragraph-properties fo:margin-top="0cm" fo:margin-bottom="0cm" style:contextual-spacing="false"/>
    </style:style>
    <style:style style:name="P99" style:family="paragraph" style:parent-style-name="Text_20_body" style:list-style-name="L170"/>
    <style:style style:name="P100" style:family="paragraph" style:parent-style-name="Text_20_body" style:list-style-name="L170">
      <style:paragraph-properties fo:margin-top="0cm" fo:margin-bottom="0cm" style:contextual-spacing="false"/>
    </style:style>
    <style:style style:name="P101" style:family="paragraph" style:parent-style-name="Text_20_body" style:list-style-name="L171"/>
    <style:style style:name="P102" style:family="paragraph" style:parent-style-name="Text_20_body" style:list-style-name="L172"/>
    <style:style style:name="P103" style:family="paragraph" style:parent-style-name="Text_20_body" style:list-style-name="L173"/>
    <style:style style:name="P104" style:family="paragraph" style:parent-style-name="Text_20_body" style:list-style-name="L173">
      <style:paragraph-properties fo:margin-top="0cm" fo:margin-bottom="0cm" style:contextual-spacing="false"/>
    </style:style>
    <style:style style:name="P105" style:family="paragraph" style:parent-style-name="Text_20_body" style:list-style-name="L175"/>
    <style:style style:name="P106" style:family="paragraph" style:parent-style-name="Text_20_body" style:list-style-name="L175">
      <style:paragraph-properties fo:margin-top="0cm" fo:margin-bottom="0cm" style:contextual-spacing="false"/>
    </style:style>
    <style:style style:name="P107" style:family="paragraph" style:parent-style-name="Text_20_body" style:list-style-name="L176">
      <style:paragraph-properties fo:margin-top="0cm" fo:margin-bottom="0cm" style:contextual-spacing="false"/>
    </style:style>
    <style:style style:name="P108" style:family="paragraph" style:parent-style-name="Text_20_body" style:list-style-name="L177">
      <style:paragraph-properties fo:margin-top="0cm" fo:margin-bottom="0cm" style:contextual-spacing="false"/>
    </style:style>
    <style:style style:name="P109" style:family="paragraph" style:parent-style-name="Text_20_body" style:list-style-name="L178">
      <style:paragraph-properties fo:margin-top="0cm" fo:margin-bottom="0cm" style:contextual-spacing="false"/>
    </style:style>
    <style:style style:name="P110" style:family="paragraph" style:parent-style-name="Text_20_body" style:list-style-name="L182"/>
    <style:style style:name="P111" style:family="paragraph" style:parent-style-name="Text_20_body" style:list-style-name="L182">
      <style:paragraph-properties fo:margin-top="0cm" fo:margin-bottom="0cm" style:contextual-spacing="false"/>
    </style:style>
    <style:style style:name="P112" style:family="paragraph" style:parent-style-name="Text_20_body" style:list-style-name="L183"/>
    <style:style style:name="P113" style:family="paragraph" style:parent-style-name="Text_20_body" style:list-style-name="L183">
      <style:paragraph-properties fo:margin-top="0cm" fo:margin-bottom="0cm" style:contextual-spacing="false"/>
    </style:style>
    <style:style style:name="P114" style:family="paragraph" style:parent-style-name="Text_20_body" style:list-style-name="L193"/>
    <style:style style:name="P115" style:family="paragraph" style:parent-style-name="Text_20_body" style:list-style-name="L194">
      <style:paragraph-properties fo:margin-top="0cm" fo:margin-bottom="0cm" style:contextual-spacing="false"/>
    </style:style>
    <style:style style:name="P116" style:family="paragraph" style:parent-style-name="Text_20_body" style:list-style-name="L195"/>
    <style:style style:name="P117" style:family="paragraph" style:parent-style-name="Text_20_body" style:list-style-name="L195">
      <style:paragraph-properties fo:margin-top="0cm" fo:margin-bottom="0cm" style:contextual-spacing="false"/>
    </style:style>
    <style:style style:name="P118" style:family="paragraph" style:parent-style-name="Text_20_body" style:list-style-name="L201"/>
    <style:style style:name="P119" style:family="paragraph" style:parent-style-name="Text_20_body" style:list-style-name="L201">
      <style:paragraph-properties fo:margin-top="0cm" fo:margin-bottom="0cm" style:contextual-spacing="false"/>
    </style:style>
    <style:style style:name="P120" style:family="paragraph" style:parent-style-name="Text_20_body" style:list-style-name="L203"/>
    <style:style style:name="P121" style:family="paragraph" style:parent-style-name="Text_20_body" style:list-style-name="L203">
      <style:paragraph-properties fo:margin-top="0cm" fo:margin-bottom="0cm" style:contextual-spacing="false"/>
    </style:style>
    <style:style style:name="P122" style:family="paragraph" style:parent-style-name="Text_20_body" style:list-style-name="L204"/>
    <style:style style:name="P123" style:family="paragraph" style:parent-style-name="Text_20_body" style:list-style-name="L204">
      <style:paragraph-properties fo:margin-top="0cm" fo:margin-bottom="0cm" style:contextual-spacing="false"/>
    </style:style>
    <style:style style:name="P124" style:family="paragraph" style:parent-style-name="Text_20_body" style:list-style-name="L207">
      <style:paragraph-properties fo:margin-top="0cm" fo:margin-bottom="0cm" style:contextual-spacing="false"/>
    </style:style>
    <style:style style:name="P125" style:family="paragraph" style:parent-style-name="Text_20_body" style:list-style-name="L211">
      <style:paragraph-properties fo:margin-top="0cm" fo:margin-bottom="0cm" style:contextual-spacing="false"/>
    </style:style>
    <style:style style:name="P126" style:family="paragraph" style:parent-style-name="Text_20_body" style:list-style-name="L213"/>
    <style:style style:name="P127" style:family="paragraph" style:parent-style-name="Text_20_body" style:list-style-name="L213">
      <style:paragraph-properties fo:margin-top="0cm" fo:margin-bottom="0cm" style:contextual-spacing="false"/>
    </style:style>
    <style:style style:name="P128" style:family="paragraph" style:parent-style-name="Text_20_body" style:list-style-name="L214"/>
    <style:style style:name="P129" style:family="paragraph" style:parent-style-name="Text_20_body" style:list-style-name="L214">
      <style:paragraph-properties fo:margin-top="0cm" fo:margin-bottom="0cm" style:contextual-spacing="false"/>
    </style:style>
    <style:style style:name="P130" style:family="paragraph" style:parent-style-name="Text_20_body" style:list-style-name="L225"/>
    <style:style style:name="P131" style:family="paragraph" style:parent-style-name="Text_20_body" style:list-style-name="L225">
      <style:paragraph-properties fo:margin-top="0cm" fo:margin-bottom="0cm" style:contextual-spacing="false"/>
    </style:style>
    <style:style style:name="P132" style:family="paragraph" style:parent-style-name="Text_20_body" style:list-style-name="L227"/>
    <style:style style:name="P133" style:family="paragraph" style:parent-style-name="Text_20_body" style:list-style-name="L227">
      <style:paragraph-properties fo:margin-top="0cm" fo:margin-bottom="0cm" style:contextual-spacing="false"/>
    </style:style>
    <style:style style:name="P134" style:family="paragraph" style:parent-style-name="Text_20_body" style:list-style-name="L228"/>
    <style:style style:name="P135" style:family="paragraph" style:parent-style-name="Text_20_body" style:list-style-name="L228">
      <style:paragraph-properties fo:margin-top="0cm" fo:margin-bottom="0cm" style:contextual-spacing="false"/>
    </style:style>
    <style:style style:name="P136" style:family="paragraph" style:parent-style-name="Text_20_body" style:list-style-name="L239"/>
    <style:style style:name="P137" style:family="paragraph" style:parent-style-name="Text_20_body" style:list-style-name="L239">
      <style:paragraph-properties fo:margin-top="0cm" fo:margin-bottom="0cm" style:contextual-spacing="false"/>
    </style:style>
    <style:style style:name="P138" style:family="paragraph" style:parent-style-name="Text_20_body" style:list-style-name="L259"/>
    <style:style style:name="P139" style:family="paragraph" style:parent-style-name="Text_20_body" style:list-style-name="L259">
      <style:paragraph-properties fo:margin-top="0cm" fo:margin-bottom="0cm" style:contextual-spacing="false"/>
    </style:style>
    <style:style style:name="P140" style:family="paragraph" style:parent-style-name="Text_20_body" style:list-style-name="L1">
      <style:paragraph-properties fo:margin-top="0cm" fo:margin-bottom="0cm" style:contextual-spacing="false"/>
      <style:text-properties fo:language="es" fo:country="MX"/>
    </style:style>
    <style:style style:name="P141" style:family="paragraph" style:parent-style-name="Text_20_body" style:list-style-name="L1">
      <style:text-properties fo:language="es" fo:country="MX"/>
    </style:style>
    <style:style style:name="P142" style:family="paragraph" style:parent-style-name="Text_20_body" style:list-style-name="L2">
      <style:paragraph-properties fo:margin-top="0cm" fo:margin-bottom="0cm" style:contextual-spacing="false"/>
      <style:text-properties fo:language="es" fo:country="MX"/>
    </style:style>
    <style:style style:name="P143" style:family="paragraph" style:parent-style-name="Text_20_body" style:list-style-name="L2">
      <style:text-properties fo:language="es" fo:country="MX"/>
    </style:style>
    <style:style style:name="P144" style:family="paragraph" style:parent-style-name="Text_20_body" style:list-style-name="L3">
      <style:paragraph-properties fo:margin-top="0cm" fo:margin-bottom="0cm" style:contextual-spacing="false"/>
      <style:text-properties fo:language="es" fo:country="MX"/>
    </style:style>
    <style:style style:name="P145" style:family="paragraph" style:parent-style-name="Text_20_body" style:list-style-name="L3">
      <style:text-properties fo:language="es" fo:country="MX"/>
    </style:style>
    <style:style style:name="P146" style:family="paragraph" style:parent-style-name="Text_20_body" style:list-style-name="L4">
      <style:paragraph-properties fo:margin-top="0cm" fo:margin-bottom="0cm" style:contextual-spacing="false"/>
      <style:text-properties fo:language="es" fo:country="MX"/>
    </style:style>
    <style:style style:name="P147" style:family="paragraph" style:parent-style-name="Text_20_body" style:list-style-name="L4">
      <style:text-properties fo:language="es" fo:country="MX"/>
    </style:style>
    <style:style style:name="P148" style:family="paragraph" style:parent-style-name="Text_20_body" style:list-style-name="L5">
      <style:paragraph-properties fo:margin-top="0cm" fo:margin-bottom="0cm" style:contextual-spacing="false"/>
      <style:text-properties fo:language="es" fo:country="MX"/>
    </style:style>
    <style:style style:name="P149" style:family="paragraph" style:parent-style-name="Text_20_body" style:list-style-name="L5">
      <style:text-properties fo:language="es" fo:country="MX"/>
    </style:style>
    <style:style style:name="P150" style:family="paragraph" style:parent-style-name="Text_20_body" style:list-style-name="L6">
      <style:paragraph-properties fo:margin-top="0cm" fo:margin-bottom="0cm" style:contextual-spacing="false"/>
      <style:text-properties fo:language="es" fo:country="MX"/>
    </style:style>
    <style:style style:name="P151" style:family="paragraph" style:parent-style-name="Text_20_body" style:list-style-name="L6">
      <style:text-properties fo:language="es" fo:country="MX"/>
    </style:style>
    <style:style style:name="P152" style:family="paragraph" style:parent-style-name="Text_20_body" style:list-style-name="L7">
      <style:paragraph-properties fo:margin-top="0cm" fo:margin-bottom="0cm" style:contextual-spacing="false"/>
      <style:text-properties fo:language="es" fo:country="MX"/>
    </style:style>
    <style:style style:name="P153" style:family="paragraph" style:parent-style-name="Text_20_body" style:list-style-name="L7">
      <style:text-properties fo:language="es" fo:country="MX"/>
    </style:style>
    <style:style style:name="P154" style:family="paragraph" style:parent-style-name="Text_20_body" style:list-style-name="L8">
      <style:paragraph-properties fo:margin-top="0cm" fo:margin-bottom="0cm" style:contextual-spacing="false"/>
      <style:text-properties fo:language="es" fo:country="MX"/>
    </style:style>
    <style:style style:name="P155" style:family="paragraph" style:parent-style-name="Text_20_body" style:list-style-name="L8">
      <style:text-properties fo:language="es" fo:country="MX"/>
    </style:style>
    <style:style style:name="P156" style:family="paragraph" style:parent-style-name="Text_20_body" style:list-style-name="L9">
      <style:paragraph-properties fo:margin-top="0cm" fo:margin-bottom="0cm" style:contextual-spacing="false"/>
      <style:text-properties fo:language="es" fo:country="MX"/>
    </style:style>
    <style:style style:name="P157" style:family="paragraph" style:parent-style-name="Text_20_body" style:list-style-name="L9">
      <style:text-properties fo:language="es" fo:country="MX"/>
    </style:style>
    <style:style style:name="P158" style:family="paragraph" style:parent-style-name="Text_20_body" style:list-style-name="L10">
      <style:paragraph-properties fo:margin-top="0cm" fo:margin-bottom="0cm" style:contextual-spacing="false"/>
      <style:text-properties fo:language="es" fo:country="MX"/>
    </style:style>
    <style:style style:name="P159" style:family="paragraph" style:parent-style-name="Text_20_body" style:list-style-name="L10">
      <style:text-properties fo:language="es" fo:country="MX"/>
    </style:style>
    <style:style style:name="P160" style:family="paragraph" style:parent-style-name="Text_20_body" style:list-style-name="L11">
      <style:paragraph-properties fo:margin-top="0cm" fo:margin-bottom="0cm" style:contextual-spacing="false"/>
      <style:text-properties fo:language="es" fo:country="MX"/>
    </style:style>
    <style:style style:name="P161" style:family="paragraph" style:parent-style-name="Text_20_body" style:list-style-name="L11">
      <style:text-properties fo:language="es" fo:country="MX"/>
    </style:style>
    <style:style style:name="P162" style:family="paragraph" style:parent-style-name="Text_20_body" style:list-style-name="L12">
      <style:paragraph-properties fo:margin-top="0cm" fo:margin-bottom="0cm" style:contextual-spacing="false"/>
      <style:text-properties fo:language="es" fo:country="MX"/>
    </style:style>
    <style:style style:name="P163" style:family="paragraph" style:parent-style-name="Text_20_body" style:list-style-name="L12">
      <style:text-properties fo:language="es" fo:country="MX"/>
    </style:style>
    <style:style style:name="P164" style:family="paragraph" style:parent-style-name="Text_20_body">
      <style:text-properties fo:language="es" fo:country="MX"/>
    </style:style>
    <style:style style:name="P165" style:family="paragraph" style:parent-style-name="Text_20_body" style:list-style-name="L13">
      <style:paragraph-properties fo:margin-top="0cm" fo:margin-bottom="0cm" style:contextual-spacing="false"/>
      <style:text-properties fo:language="es" fo:country="MX"/>
    </style:style>
    <style:style style:name="P166" style:family="paragraph" style:parent-style-name="Text_20_body" style:list-style-name="L13">
      <style:text-properties fo:language="es" fo:country="MX"/>
    </style:style>
    <style:style style:name="P167" style:family="paragraph" style:parent-style-name="Text_20_body" style:list-style-name="L14">
      <style:paragraph-properties fo:margin-top="0cm" fo:margin-bottom="0cm" style:contextual-spacing="false"/>
      <style:text-properties fo:language="es" fo:country="MX"/>
    </style:style>
    <style:style style:name="P168" style:family="paragraph" style:parent-style-name="Text_20_body" style:list-style-name="L14">
      <style:text-properties fo:language="es" fo:country="MX"/>
    </style:style>
    <style:style style:name="P169" style:family="paragraph" style:parent-style-name="Text_20_body" style:list-style-name="L15">
      <style:paragraph-properties fo:margin-top="0cm" fo:margin-bottom="0cm" style:contextual-spacing="false"/>
      <style:text-properties fo:language="es" fo:country="MX"/>
    </style:style>
    <style:style style:name="P170" style:family="paragraph" style:parent-style-name="Text_20_body" style:list-style-name="L15">
      <style:text-properties fo:language="es" fo:country="MX"/>
    </style:style>
    <style:style style:name="P171" style:family="paragraph" style:parent-style-name="Text_20_body" style:list-style-name="L16">
      <style:paragraph-properties fo:margin-top="0cm" fo:margin-bottom="0cm" style:contextual-spacing="false"/>
      <style:text-properties fo:language="es" fo:country="MX"/>
    </style:style>
    <style:style style:name="P172" style:family="paragraph" style:parent-style-name="Text_20_body" style:list-style-name="L16">
      <style:text-properties fo:language="es" fo:country="MX"/>
    </style:style>
    <style:style style:name="P173" style:family="paragraph" style:parent-style-name="Text_20_body" style:list-style-name="L19">
      <style:paragraph-properties fo:margin-top="0cm" fo:margin-bottom="0cm" style:contextual-spacing="false"/>
      <style:text-properties fo:language="es" fo:country="MX"/>
    </style:style>
    <style:style style:name="P174" style:family="paragraph" style:parent-style-name="Text_20_body" style:list-style-name="L19">
      <style:text-properties fo:language="es" fo:country="MX"/>
    </style:style>
    <style:style style:name="P175" style:family="paragraph" style:parent-style-name="Text_20_body" style:list-style-name="L20">
      <style:paragraph-properties fo:margin-top="0cm" fo:margin-bottom="0cm" style:contextual-spacing="false"/>
      <style:text-properties fo:language="es" fo:country="MX"/>
    </style:style>
    <style:style style:name="P176" style:family="paragraph" style:parent-style-name="Text_20_body" style:list-style-name="L20">
      <style:text-properties fo:language="es" fo:country="MX"/>
    </style:style>
    <style:style style:name="P177" style:family="paragraph" style:parent-style-name="Text_20_body" style:list-style-name="L21">
      <style:paragraph-properties fo:margin-top="0cm" fo:margin-bottom="0cm" style:contextual-spacing="false"/>
      <style:text-properties fo:language="es" fo:country="MX"/>
    </style:style>
    <style:style style:name="P178" style:family="paragraph" style:parent-style-name="Text_20_body" style:list-style-name="L21">
      <style:text-properties fo:language="es" fo:country="MX"/>
    </style:style>
    <style:style style:name="P179" style:family="paragraph" style:parent-style-name="Text_20_body" style:list-style-name="L22">
      <style:paragraph-properties fo:margin-top="0cm" fo:margin-bottom="0cm" style:contextual-spacing="false"/>
      <style:text-properties fo:language="es" fo:country="MX"/>
    </style:style>
    <style:style style:name="P180" style:family="paragraph" style:parent-style-name="Text_20_body" style:list-style-name="L22">
      <style:text-properties fo:language="es" fo:country="MX"/>
    </style:style>
    <style:style style:name="P181" style:family="paragraph" style:parent-style-name="Text_20_body" style:list-style-name="L23">
      <style:paragraph-properties fo:margin-top="0cm" fo:margin-bottom="0cm" style:contextual-spacing="false"/>
      <style:text-properties fo:language="es" fo:country="MX"/>
    </style:style>
    <style:style style:name="P182" style:family="paragraph" style:parent-style-name="Text_20_body" style:list-style-name="L24">
      <style:paragraph-properties fo:margin-top="0cm" fo:margin-bottom="0cm" style:contextual-spacing="false"/>
      <style:text-properties fo:language="es" fo:country="MX"/>
    </style:style>
    <style:style style:name="P183" style:family="paragraph" style:parent-style-name="Text_20_body" style:list-style-name="L25">
      <style:paragraph-properties fo:margin-top="0cm" fo:margin-bottom="0cm" style:contextual-spacing="false"/>
      <style:text-properties fo:language="es" fo:country="MX"/>
    </style:style>
    <style:style style:name="P184" style:family="paragraph" style:parent-style-name="Text_20_body" style:list-style-name="L26">
      <style:paragraph-properties fo:margin-top="0cm" fo:margin-bottom="0cm" style:contextual-spacing="false"/>
      <style:text-properties fo:language="es" fo:country="MX"/>
    </style:style>
    <style:style style:name="P185" style:family="paragraph" style:parent-style-name="Text_20_body" style:list-style-name="L26">
      <style:text-properties fo:language="es" fo:country="MX"/>
    </style:style>
    <style:style style:name="P186" style:family="paragraph" style:parent-style-name="Text_20_body" style:list-style-name="L27">
      <style:paragraph-properties fo:margin-top="0cm" fo:margin-bottom="0cm" style:contextual-spacing="false"/>
      <style:text-properties fo:language="es" fo:country="MX"/>
    </style:style>
    <style:style style:name="P187" style:family="paragraph" style:parent-style-name="Text_20_body" style:list-style-name="L27">
      <style:text-properties fo:language="es" fo:country="MX"/>
    </style:style>
    <style:style style:name="P188" style:family="paragraph" style:parent-style-name="Text_20_body" style:list-style-name="L28">
      <style:text-properties fo:language="es" fo:country="MX"/>
    </style:style>
    <style:style style:name="P189" style:family="paragraph" style:parent-style-name="Text_20_body" style:list-style-name="L29">
      <style:text-properties fo:language="es" fo:country="MX"/>
    </style:style>
    <style:style style:name="P190" style:family="paragraph" style:parent-style-name="Text_20_body" style:list-style-name="L30">
      <style:text-properties fo:language="es" fo:country="MX"/>
    </style:style>
    <style:style style:name="P191" style:family="paragraph" style:parent-style-name="Text_20_body" style:list-style-name="L31">
      <style:paragraph-properties fo:margin-top="0cm" fo:margin-bottom="0cm" style:contextual-spacing="false"/>
      <style:text-properties fo:language="es" fo:country="MX"/>
    </style:style>
    <style:style style:name="P192" style:family="paragraph" style:parent-style-name="Text_20_body" style:list-style-name="L31">
      <style:text-properties fo:language="es" fo:country="MX"/>
    </style:style>
    <style:style style:name="P193" style:family="paragraph" style:parent-style-name="Text_20_body" style:list-style-name="L32">
      <style:paragraph-properties fo:margin-top="0cm" fo:margin-bottom="0cm" style:contextual-spacing="false"/>
      <style:text-properties fo:language="es" fo:country="MX"/>
    </style:style>
    <style:style style:name="P194" style:family="paragraph" style:parent-style-name="Text_20_body" style:list-style-name="L32">
      <style:text-properties fo:language="es" fo:country="MX"/>
    </style:style>
    <style:style style:name="P195" style:family="paragraph" style:parent-style-name="Text_20_body" style:list-style-name="L33">
      <style:paragraph-properties fo:margin-top="0cm" fo:margin-bottom="0cm" style:contextual-spacing="false"/>
      <style:text-properties fo:language="es" fo:country="MX"/>
    </style:style>
    <style:style style:name="P196" style:family="paragraph" style:parent-style-name="Text_20_body" style:list-style-name="L33">
      <style:text-properties fo:language="es" fo:country="MX"/>
    </style:style>
    <style:style style:name="P197" style:family="paragraph" style:parent-style-name="Text_20_body" style:list-style-name="L35">
      <style:paragraph-properties fo:margin-top="0cm" fo:margin-bottom="0cm" style:contextual-spacing="false"/>
      <style:text-properties fo:language="es" fo:country="MX"/>
    </style:style>
    <style:style style:name="P198" style:family="paragraph" style:parent-style-name="Text_20_body" style:list-style-name="L35">
      <style:text-properties fo:language="es" fo:country="MX"/>
    </style:style>
    <style:style style:name="P199" style:family="paragraph" style:parent-style-name="Text_20_body" style:list-style-name="L36">
      <style:paragraph-properties fo:margin-top="0cm" fo:margin-bottom="0cm" style:contextual-spacing="false"/>
      <style:text-properties fo:language="es" fo:country="MX"/>
    </style:style>
    <style:style style:name="P200" style:family="paragraph" style:parent-style-name="Text_20_body" style:list-style-name="L36">
      <style:text-properties fo:language="es" fo:country="MX"/>
    </style:style>
    <style:style style:name="P201" style:family="paragraph" style:parent-style-name="Text_20_body" style:list-style-name="L38">
      <style:paragraph-properties fo:margin-top="0cm" fo:margin-bottom="0cm" style:contextual-spacing="false"/>
      <style:text-properties fo:language="es" fo:country="MX"/>
    </style:style>
    <style:style style:name="P202" style:family="paragraph" style:parent-style-name="Text_20_body" style:list-style-name="L38">
      <style:text-properties fo:language="es" fo:country="MX"/>
    </style:style>
    <style:style style:name="P203" style:family="paragraph" style:parent-style-name="Text_20_body" style:list-style-name="L40">
      <style:paragraph-properties fo:margin-top="0cm" fo:margin-bottom="0cm" style:contextual-spacing="false"/>
      <style:text-properties fo:language="es" fo:country="MX"/>
    </style:style>
    <style:style style:name="P204" style:family="paragraph" style:parent-style-name="Text_20_body" style:list-style-name="L40">
      <style:text-properties fo:language="es" fo:country="MX"/>
    </style:style>
    <style:style style:name="P205" style:family="paragraph" style:parent-style-name="Text_20_body" style:list-style-name="L42">
      <style:paragraph-properties fo:margin-top="0cm" fo:margin-bottom="0cm" style:contextual-spacing="false"/>
      <style:text-properties fo:language="es" fo:country="MX"/>
    </style:style>
    <style:style style:name="P206" style:family="paragraph" style:parent-style-name="Text_20_body" style:list-style-name="L42">
      <style:text-properties fo:language="es" fo:country="MX"/>
    </style:style>
    <style:style style:name="P207" style:family="paragraph" style:parent-style-name="Text_20_body" style:list-style-name="L43">
      <style:paragraph-properties fo:margin-top="0cm" fo:margin-bottom="0cm" style:contextual-spacing="false"/>
      <style:text-properties fo:language="es" fo:country="MX"/>
    </style:style>
    <style:style style:name="P208" style:family="paragraph" style:parent-style-name="Text_20_body" style:list-style-name="L43">
      <style:text-properties fo:language="es" fo:country="MX"/>
    </style:style>
    <style:style style:name="P209" style:family="paragraph" style:parent-style-name="Text_20_body" style:list-style-name="L44">
      <style:paragraph-properties fo:margin-top="0cm" fo:margin-bottom="0cm" style:contextual-spacing="false"/>
      <style:text-properties fo:language="es" fo:country="MX"/>
    </style:style>
    <style:style style:name="P210" style:family="paragraph" style:parent-style-name="Text_20_body" style:list-style-name="L44">
      <style:text-properties fo:language="es" fo:country="MX"/>
    </style:style>
    <style:style style:name="P211" style:family="paragraph" style:parent-style-name="Text_20_body" style:list-style-name="L45">
      <style:paragraph-properties fo:margin-top="0cm" fo:margin-bottom="0cm" style:contextual-spacing="false"/>
      <style:text-properties fo:language="es" fo:country="MX"/>
    </style:style>
    <style:style style:name="P212" style:family="paragraph" style:parent-style-name="Text_20_body" style:list-style-name="L45">
      <style:text-properties fo:language="es" fo:country="MX"/>
    </style:style>
    <style:style style:name="P213" style:family="paragraph" style:parent-style-name="Text_20_body" style:list-style-name="L46">
      <style:paragraph-properties fo:margin-top="0cm" fo:margin-bottom="0cm" style:contextual-spacing="false"/>
      <style:text-properties fo:language="es" fo:country="MX"/>
    </style:style>
    <style:style style:name="P214" style:family="paragraph" style:parent-style-name="Text_20_body" style:list-style-name="L46">
      <style:text-properties fo:language="es" fo:country="MX"/>
    </style:style>
    <style:style style:name="P215" style:family="paragraph" style:parent-style-name="Text_20_body" style:list-style-name="L47">
      <style:paragraph-properties fo:margin-top="0cm" fo:margin-bottom="0cm" style:contextual-spacing="false"/>
      <style:text-properties fo:language="es" fo:country="MX"/>
    </style:style>
    <style:style style:name="P216" style:family="paragraph" style:parent-style-name="Text_20_body" style:list-style-name="L47">
      <style:text-properties fo:language="es" fo:country="MX"/>
    </style:style>
    <style:style style:name="P217" style:family="paragraph" style:parent-style-name="Text_20_body" style:list-style-name="L48">
      <style:paragraph-properties fo:margin-top="0cm" fo:margin-bottom="0cm" style:contextual-spacing="false"/>
      <style:text-properties fo:language="es" fo:country="MX"/>
    </style:style>
    <style:style style:name="P218" style:family="paragraph" style:parent-style-name="Text_20_body" style:list-style-name="L48">
      <style:text-properties fo:language="es" fo:country="MX"/>
    </style:style>
    <style:style style:name="P219" style:family="paragraph" style:parent-style-name="Text_20_body" style:list-style-name="L49">
      <style:paragraph-properties fo:margin-top="0cm" fo:margin-bottom="0cm" style:contextual-spacing="false"/>
      <style:text-properties fo:language="es" fo:country="MX"/>
    </style:style>
    <style:style style:name="P220" style:family="paragraph" style:parent-style-name="Text_20_body" style:list-style-name="L49">
      <style:text-properties fo:language="es" fo:country="MX"/>
    </style:style>
    <style:style style:name="P221" style:family="paragraph" style:parent-style-name="Text_20_body" style:list-style-name="L50">
      <style:paragraph-properties fo:margin-top="0cm" fo:margin-bottom="0cm" style:contextual-spacing="false"/>
      <style:text-properties fo:language="es" fo:country="MX"/>
    </style:style>
    <style:style style:name="P222" style:family="paragraph" style:parent-style-name="Text_20_body" style:list-style-name="L50">
      <style:text-properties fo:language="es" fo:country="MX"/>
    </style:style>
    <style:style style:name="P223" style:family="paragraph" style:parent-style-name="Text_20_body" style:list-style-name="L51">
      <style:paragraph-properties fo:margin-top="0cm" fo:margin-bottom="0cm" style:contextual-spacing="false"/>
      <style:text-properties fo:language="es" fo:country="MX"/>
    </style:style>
    <style:style style:name="P224" style:family="paragraph" style:parent-style-name="Text_20_body" style:list-style-name="L51">
      <style:text-properties fo:language="es" fo:country="MX"/>
    </style:style>
    <style:style style:name="P225" style:family="paragraph" style:parent-style-name="Text_20_body" style:list-style-name="L52">
      <style:paragraph-properties fo:margin-top="0cm" fo:margin-bottom="0cm" style:contextual-spacing="false"/>
      <style:text-properties fo:language="es" fo:country="MX"/>
    </style:style>
    <style:style style:name="P226" style:family="paragraph" style:parent-style-name="Text_20_body" style:list-style-name="L53">
      <style:paragraph-properties fo:margin-top="0cm" fo:margin-bottom="0cm" style:contextual-spacing="false"/>
      <style:text-properties fo:language="es" fo:country="MX"/>
    </style:style>
    <style:style style:name="P227" style:family="paragraph" style:parent-style-name="Text_20_body" style:list-style-name="L53">
      <style:text-properties fo:language="es" fo:country="MX"/>
    </style:style>
    <style:style style:name="P228" style:family="paragraph" style:parent-style-name="Text_20_body" style:list-style-name="L54">
      <style:paragraph-properties fo:margin-top="0cm" fo:margin-bottom="0cm" style:contextual-spacing="false"/>
      <style:text-properties fo:language="es" fo:country="MX"/>
    </style:style>
    <style:style style:name="P229" style:family="paragraph" style:parent-style-name="Text_20_body" style:list-style-name="L54">
      <style:text-properties fo:language="es" fo:country="MX"/>
    </style:style>
    <style:style style:name="P230" style:family="paragraph" style:parent-style-name="Text_20_body" style:list-style-name="L55">
      <style:paragraph-properties fo:margin-top="0cm" fo:margin-bottom="0cm" style:contextual-spacing="false"/>
      <style:text-properties fo:language="es" fo:country="MX"/>
    </style:style>
    <style:style style:name="P231" style:family="paragraph" style:parent-style-name="Text_20_body" style:list-style-name="L55">
      <style:text-properties fo:language="es" fo:country="MX"/>
    </style:style>
    <style:style style:name="P232" style:family="paragraph" style:parent-style-name="Text_20_body" style:list-style-name="L59">
      <style:paragraph-properties fo:margin-top="0cm" fo:margin-bottom="0cm" style:contextual-spacing="false"/>
      <style:text-properties fo:language="es" fo:country="MX"/>
    </style:style>
    <style:style style:name="P233" style:family="paragraph" style:parent-style-name="Text_20_body" style:list-style-name="L59">
      <style:text-properties fo:language="es" fo:country="MX"/>
    </style:style>
    <style:style style:name="P234" style:family="paragraph" style:parent-style-name="Text_20_body" style:list-style-name="L60">
      <style:paragraph-properties fo:margin-top="0cm" fo:margin-bottom="0cm" style:contextual-spacing="false"/>
      <style:text-properties fo:language="es" fo:country="MX"/>
    </style:style>
    <style:style style:name="P235" style:family="paragraph" style:parent-style-name="Text_20_body" style:list-style-name="L61">
      <style:paragraph-properties fo:margin-top="0cm" fo:margin-bottom="0cm" style:contextual-spacing="false"/>
      <style:text-properties fo:language="es" fo:country="MX"/>
    </style:style>
    <style:style style:name="P236" style:family="paragraph" style:parent-style-name="Text_20_body" style:list-style-name="L61">
      <style:text-properties fo:language="es" fo:country="MX"/>
    </style:style>
    <style:style style:name="P237" style:family="paragraph" style:parent-style-name="Text_20_body" style:list-style-name="L63">
      <style:paragraph-properties fo:margin-top="0cm" fo:margin-bottom="0cm" style:contextual-spacing="false"/>
      <style:text-properties fo:language="es" fo:country="MX"/>
    </style:style>
    <style:style style:name="P238" style:family="paragraph" style:parent-style-name="Text_20_body" style:list-style-name="L63">
      <style:text-properties fo:language="es" fo:country="MX"/>
    </style:style>
    <style:style style:name="P239" style:family="paragraph" style:parent-style-name="Text_20_body" style:list-style-name="L65">
      <style:paragraph-properties fo:margin-top="0cm" fo:margin-bottom="0cm" style:contextual-spacing="false"/>
      <style:text-properties fo:language="es" fo:country="MX"/>
    </style:style>
    <style:style style:name="P240" style:family="paragraph" style:parent-style-name="Text_20_body" style:list-style-name="L65">
      <style:text-properties fo:language="es" fo:country="MX"/>
    </style:style>
    <style:style style:name="P241" style:family="paragraph" style:parent-style-name="Text_20_body" style:list-style-name="L66">
      <style:paragraph-properties fo:margin-top="0cm" fo:margin-bottom="0cm" style:contextual-spacing="false"/>
      <style:text-properties fo:language="es" fo:country="MX"/>
    </style:style>
    <style:style style:name="P242" style:family="paragraph" style:parent-style-name="Text_20_body" style:list-style-name="L66">
      <style:text-properties fo:language="es" fo:country="MX"/>
    </style:style>
    <style:style style:name="P243" style:family="paragraph" style:parent-style-name="Text_20_body" style:list-style-name="L69">
      <style:paragraph-properties fo:margin-top="0cm" fo:margin-bottom="0cm" style:contextual-spacing="false"/>
      <style:text-properties fo:language="es" fo:country="MX"/>
    </style:style>
    <style:style style:name="P244" style:family="paragraph" style:parent-style-name="Text_20_body" style:list-style-name="L69">
      <style:text-properties fo:language="es" fo:country="MX"/>
    </style:style>
    <style:style style:name="P245" style:family="paragraph" style:parent-style-name="Text_20_body" style:list-style-name="L70">
      <style:paragraph-properties fo:margin-top="0cm" fo:margin-bottom="0cm" style:contextual-spacing="false"/>
      <style:text-properties fo:language="es" fo:country="MX"/>
    </style:style>
    <style:style style:name="P246" style:family="paragraph" style:parent-style-name="Text_20_body" style:list-style-name="L70">
      <style:text-properties fo:language="es" fo:country="MX"/>
    </style:style>
    <style:style style:name="P247" style:family="paragraph" style:parent-style-name="Text_20_body" style:list-style-name="L71">
      <style:paragraph-properties fo:margin-top="0cm" fo:margin-bottom="0cm" style:contextual-spacing="false"/>
      <style:text-properties fo:language="es" fo:country="MX"/>
    </style:style>
    <style:style style:name="P248" style:family="paragraph" style:parent-style-name="Text_20_body" style:list-style-name="L71">
      <style:text-properties fo:language="es" fo:country="MX"/>
    </style:style>
    <style:style style:name="P249" style:family="paragraph" style:parent-style-name="Text_20_body" style:list-style-name="L72">
      <style:paragraph-properties fo:margin-top="0cm" fo:margin-bottom="0cm" style:contextual-spacing="false"/>
      <style:text-properties fo:language="es" fo:country="MX"/>
    </style:style>
    <style:style style:name="P250" style:family="paragraph" style:parent-style-name="Text_20_body" style:list-style-name="L72">
      <style:text-properties fo:language="es" fo:country="MX"/>
    </style:style>
    <style:style style:name="P251" style:family="paragraph" style:parent-style-name="Text_20_body" style:list-style-name="L73">
      <style:paragraph-properties fo:margin-top="0cm" fo:margin-bottom="0cm" style:contextual-spacing="false"/>
      <style:text-properties fo:language="es" fo:country="MX"/>
    </style:style>
    <style:style style:name="P252" style:family="paragraph" style:parent-style-name="Text_20_body" style:list-style-name="L73">
      <style:text-properties fo:language="es" fo:country="MX"/>
    </style:style>
    <style:style style:name="P253" style:family="paragraph" style:parent-style-name="Text_20_body" style:list-style-name="L74">
      <style:paragraph-properties fo:margin-top="0cm" fo:margin-bottom="0cm" style:contextual-spacing="false"/>
      <style:text-properties fo:language="es" fo:country="MX"/>
    </style:style>
    <style:style style:name="P254" style:family="paragraph" style:parent-style-name="Text_20_body" style:list-style-name="L74">
      <style:text-properties fo:language="es" fo:country="MX"/>
    </style:style>
    <style:style style:name="P255" style:family="paragraph" style:parent-style-name="Text_20_body" style:list-style-name="L75">
      <style:text-properties fo:language="es" fo:country="MX"/>
    </style:style>
    <style:style style:name="P256" style:family="paragraph" style:parent-style-name="Text_20_body" style:list-style-name="L76">
      <style:paragraph-properties fo:margin-top="0cm" fo:margin-bottom="0cm" style:contextual-spacing="false"/>
      <style:text-properties fo:language="es" fo:country="MX"/>
    </style:style>
    <style:style style:name="P257" style:family="paragraph" style:parent-style-name="Text_20_body" style:list-style-name="L76">
      <style:text-properties fo:language="es" fo:country="MX"/>
    </style:style>
    <style:style style:name="P258" style:family="paragraph" style:parent-style-name="Text_20_body" style:list-style-name="L77">
      <style:paragraph-properties fo:margin-top="0cm" fo:margin-bottom="0cm" style:contextual-spacing="false"/>
      <style:text-properties fo:language="es" fo:country="MX"/>
    </style:style>
    <style:style style:name="P259" style:family="paragraph" style:parent-style-name="Text_20_body" style:list-style-name="L77">
      <style:text-properties fo:language="es" fo:country="MX"/>
    </style:style>
    <style:style style:name="P260" style:family="paragraph" style:parent-style-name="Text_20_body" style:list-style-name="L78">
      <style:paragraph-properties fo:margin-top="0cm" fo:margin-bottom="0cm" style:contextual-spacing="false"/>
      <style:text-properties fo:language="es" fo:country="MX"/>
    </style:style>
    <style:style style:name="P261" style:family="paragraph" style:parent-style-name="Text_20_body" style:list-style-name="L78">
      <style:text-properties fo:language="es" fo:country="MX"/>
    </style:style>
    <style:style style:name="P262" style:family="paragraph" style:parent-style-name="Text_20_body" style:list-style-name="L79">
      <style:text-properties fo:language="es" fo:country="MX"/>
    </style:style>
    <style:style style:name="P263" style:family="paragraph" style:parent-style-name="Text_20_body" style:list-style-name="L80">
      <style:paragraph-properties fo:margin-top="0cm" fo:margin-bottom="0cm" style:contextual-spacing="false"/>
      <style:text-properties fo:language="es" fo:country="MX"/>
    </style:style>
    <style:style style:name="P264" style:family="paragraph" style:parent-style-name="Text_20_body" style:list-style-name="L80">
      <style:text-properties fo:language="es" fo:country="MX"/>
    </style:style>
    <style:style style:name="P265" style:family="paragraph" style:parent-style-name="Text_20_body" style:list-style-name="L81">
      <style:paragraph-properties fo:margin-top="0cm" fo:margin-bottom="0cm" style:contextual-spacing="false"/>
      <style:text-properties fo:language="es" fo:country="MX"/>
    </style:style>
    <style:style style:name="P266" style:family="paragraph" style:parent-style-name="Text_20_body" style:list-style-name="L81">
      <style:text-properties fo:language="es" fo:country="MX"/>
    </style:style>
    <style:style style:name="P267" style:family="paragraph" style:parent-style-name="Text_20_body" style:list-style-name="L82">
      <style:paragraph-properties fo:margin-top="0cm" fo:margin-bottom="0cm" style:contextual-spacing="false"/>
      <style:text-properties fo:language="es" fo:country="MX"/>
    </style:style>
    <style:style style:name="P268" style:family="paragraph" style:parent-style-name="Text_20_body" style:list-style-name="L82">
      <style:text-properties fo:language="es" fo:country="MX"/>
    </style:style>
    <style:style style:name="P269" style:family="paragraph" style:parent-style-name="Text_20_body" style:list-style-name="L83">
      <style:paragraph-properties fo:margin-top="0cm" fo:margin-bottom="0cm" style:contextual-spacing="false"/>
      <style:text-properties fo:language="es" fo:country="MX"/>
    </style:style>
    <style:style style:name="P270" style:family="paragraph" style:parent-style-name="Text_20_body" style:list-style-name="L83">
      <style:text-properties fo:language="es" fo:country="MX"/>
    </style:style>
    <style:style style:name="P271" style:family="paragraph" style:parent-style-name="Text_20_body" style:list-style-name="L84">
      <style:paragraph-properties fo:margin-top="0cm" fo:margin-bottom="0cm" style:contextual-spacing="false"/>
      <style:text-properties fo:language="es" fo:country="MX"/>
    </style:style>
    <style:style style:name="P272" style:family="paragraph" style:parent-style-name="Text_20_body" style:list-style-name="L84">
      <style:text-properties fo:language="es" fo:country="MX"/>
    </style:style>
    <style:style style:name="P273" style:family="paragraph" style:parent-style-name="Text_20_body" style:list-style-name="L85">
      <style:paragraph-properties fo:margin-top="0cm" fo:margin-bottom="0cm" style:contextual-spacing="false"/>
      <style:text-properties fo:language="es" fo:country="MX"/>
    </style:style>
    <style:style style:name="P274" style:family="paragraph" style:parent-style-name="Text_20_body" style:list-style-name="L85">
      <style:text-properties fo:language="es" fo:country="MX"/>
    </style:style>
    <style:style style:name="P275" style:family="paragraph" style:parent-style-name="Text_20_body" style:list-style-name="L86">
      <style:paragraph-properties fo:margin-top="0cm" fo:margin-bottom="0cm" style:contextual-spacing="false"/>
      <style:text-properties fo:language="es" fo:country="MX"/>
    </style:style>
    <style:style style:name="P276" style:family="paragraph" style:parent-style-name="Text_20_body" style:list-style-name="L86">
      <style:text-properties fo:language="es" fo:country="MX"/>
    </style:style>
    <style:style style:name="P277" style:family="paragraph" style:parent-style-name="Text_20_body" style:list-style-name="L87">
      <style:paragraph-properties fo:margin-top="0cm" fo:margin-bottom="0cm" style:contextual-spacing="false"/>
      <style:text-properties fo:language="es" fo:country="MX"/>
    </style:style>
    <style:style style:name="P278" style:family="paragraph" style:parent-style-name="Text_20_body" style:list-style-name="L87">
      <style:text-properties fo:language="es" fo:country="MX"/>
    </style:style>
    <style:style style:name="P279" style:family="paragraph" style:parent-style-name="Text_20_body" style:list-style-name="L88">
      <style:paragraph-properties fo:margin-top="0cm" fo:margin-bottom="0cm" style:contextual-spacing="false"/>
      <style:text-properties fo:language="es" fo:country="MX"/>
    </style:style>
    <style:style style:name="P280" style:family="paragraph" style:parent-style-name="Text_20_body" style:list-style-name="L88">
      <style:text-properties fo:language="es" fo:country="MX"/>
    </style:style>
    <style:style style:name="P281" style:family="paragraph" style:parent-style-name="Text_20_body" style:list-style-name="L89">
      <style:paragraph-properties fo:margin-top="0cm" fo:margin-bottom="0cm" style:contextual-spacing="false"/>
      <style:text-properties fo:language="es" fo:country="MX"/>
    </style:style>
    <style:style style:name="P282" style:family="paragraph" style:parent-style-name="Text_20_body" style:list-style-name="L89">
      <style:text-properties fo:language="es" fo:country="MX"/>
    </style:style>
    <style:style style:name="P283" style:family="paragraph" style:parent-style-name="Text_20_body" style:list-style-name="L90">
      <style:paragraph-properties fo:margin-top="0cm" fo:margin-bottom="0cm" style:contextual-spacing="false"/>
      <style:text-properties fo:language="es" fo:country="MX"/>
    </style:style>
    <style:style style:name="P284" style:family="paragraph" style:parent-style-name="Text_20_body" style:list-style-name="L90">
      <style:text-properties fo:language="es" fo:country="MX"/>
    </style:style>
    <style:style style:name="P285" style:family="paragraph" style:parent-style-name="Text_20_body" style:list-style-name="L91">
      <style:paragraph-properties fo:margin-top="0cm" fo:margin-bottom="0cm" style:contextual-spacing="false"/>
      <style:text-properties fo:language="es" fo:country="MX"/>
    </style:style>
    <style:style style:name="P286" style:family="paragraph" style:parent-style-name="Text_20_body" style:list-style-name="L91">
      <style:text-properties fo:language="es" fo:country="MX"/>
    </style:style>
    <style:style style:name="P287" style:family="paragraph" style:parent-style-name="Text_20_body" style:list-style-name="L93">
      <style:paragraph-properties fo:margin-top="0cm" fo:margin-bottom="0cm" style:contextual-spacing="false"/>
      <style:text-properties fo:language="es" fo:country="MX"/>
    </style:style>
    <style:style style:name="P288" style:family="paragraph" style:parent-style-name="Text_20_body" style:list-style-name="L93">
      <style:text-properties fo:language="es" fo:country="MX"/>
    </style:style>
    <style:style style:name="P289" style:family="paragraph" style:parent-style-name="Text_20_body" style:list-style-name="L94">
      <style:paragraph-properties fo:margin-top="0cm" fo:margin-bottom="0cm" style:contextual-spacing="false"/>
      <style:text-properties fo:language="es" fo:country="MX"/>
    </style:style>
    <style:style style:name="P290" style:family="paragraph" style:parent-style-name="Text_20_body" style:list-style-name="L94">
      <style:text-properties fo:language="es" fo:country="MX"/>
    </style:style>
    <style:style style:name="P291" style:family="paragraph" style:parent-style-name="Text_20_body" style:list-style-name="L95">
      <style:paragraph-properties fo:margin-top="0cm" fo:margin-bottom="0cm" style:contextual-spacing="false"/>
      <style:text-properties fo:language="es" fo:country="MX"/>
    </style:style>
    <style:style style:name="P292" style:family="paragraph" style:parent-style-name="Text_20_body" style:list-style-name="L95">
      <style:text-properties fo:language="es" fo:country="MX"/>
    </style:style>
    <style:style style:name="P293" style:family="paragraph" style:parent-style-name="Text_20_body" style:list-style-name="L96">
      <style:paragraph-properties fo:margin-top="0cm" fo:margin-bottom="0cm" style:contextual-spacing="false"/>
      <style:text-properties fo:language="es" fo:country="MX"/>
    </style:style>
    <style:style style:name="P294" style:family="paragraph" style:parent-style-name="Text_20_body" style:list-style-name="L96">
      <style:text-properties fo:language="es" fo:country="MX"/>
    </style:style>
    <style:style style:name="P295" style:family="paragraph" style:parent-style-name="Text_20_body" style:list-style-name="L97">
      <style:paragraph-properties fo:margin-top="0cm" fo:margin-bottom="0cm" style:contextual-spacing="false"/>
      <style:text-properties fo:language="es" fo:country="MX"/>
    </style:style>
    <style:style style:name="P296" style:family="paragraph" style:parent-style-name="Text_20_body" style:list-style-name="L97">
      <style:text-properties fo:language="es" fo:country="MX"/>
    </style:style>
    <style:style style:name="P297" style:family="paragraph" style:parent-style-name="Text_20_body" style:list-style-name="L98">
      <style:paragraph-properties fo:margin-top="0cm" fo:margin-bottom="0cm" style:contextual-spacing="false"/>
      <style:text-properties fo:language="es" fo:country="MX"/>
    </style:style>
    <style:style style:name="P298" style:family="paragraph" style:parent-style-name="Text_20_body" style:list-style-name="L98">
      <style:text-properties fo:language="es" fo:country="MX"/>
    </style:style>
    <style:style style:name="P299" style:family="paragraph" style:parent-style-name="Text_20_body" style:list-style-name="L103">
      <style:paragraph-properties fo:margin-top="0cm" fo:margin-bottom="0cm" style:contextual-spacing="false"/>
      <style:text-properties fo:language="es" fo:country="MX"/>
    </style:style>
    <style:style style:name="P300" style:family="paragraph" style:parent-style-name="Text_20_body" style:list-style-name="L103">
      <style:text-properties fo:language="es" fo:country="MX"/>
    </style:style>
    <style:style style:name="P301" style:family="paragraph" style:parent-style-name="Text_20_body" style:list-style-name="L105">
      <style:paragraph-properties fo:margin-top="0cm" fo:margin-bottom="0cm" style:contextual-spacing="false"/>
      <style:text-properties fo:language="es" fo:country="MX"/>
    </style:style>
    <style:style style:name="P302" style:family="paragraph" style:parent-style-name="Text_20_body" style:list-style-name="L105">
      <style:text-properties fo:language="es" fo:country="MX"/>
    </style:style>
    <style:style style:name="P303" style:family="paragraph" style:parent-style-name="Text_20_body" style:list-style-name="L106">
      <style:paragraph-properties fo:margin-top="0cm" fo:margin-bottom="0cm" style:contextual-spacing="false"/>
      <style:text-properties fo:language="es" fo:country="MX"/>
    </style:style>
    <style:style style:name="P304" style:family="paragraph" style:parent-style-name="Text_20_body" style:list-style-name="L106">
      <style:text-properties fo:language="es" fo:country="MX"/>
    </style:style>
    <style:style style:name="P305" style:family="paragraph" style:parent-style-name="Text_20_body" style:list-style-name="L107">
      <style:paragraph-properties fo:margin-top="0cm" fo:margin-bottom="0cm" style:contextual-spacing="false"/>
      <style:text-properties fo:language="es" fo:country="MX"/>
    </style:style>
    <style:style style:name="P306" style:family="paragraph" style:parent-style-name="Text_20_body" style:list-style-name="L107">
      <style:text-properties fo:language="es" fo:country="MX"/>
    </style:style>
    <style:style style:name="P307" style:family="paragraph" style:parent-style-name="Text_20_body" style:list-style-name="L108">
      <style:paragraph-properties fo:margin-top="0cm" fo:margin-bottom="0cm" style:contextual-spacing="false"/>
      <style:text-properties fo:language="es" fo:country="MX"/>
    </style:style>
    <style:style style:name="P308" style:family="paragraph" style:parent-style-name="Text_20_body" style:list-style-name="L108">
      <style:text-properties fo:language="es" fo:country="MX"/>
    </style:style>
    <style:style style:name="P309" style:family="paragraph" style:parent-style-name="Text_20_body" style:list-style-name="L110">
      <style:paragraph-properties fo:margin-top="0cm" fo:margin-bottom="0cm" style:contextual-spacing="false"/>
      <style:text-properties fo:language="es" fo:country="MX"/>
    </style:style>
    <style:style style:name="P310" style:family="paragraph" style:parent-style-name="Text_20_body" style:list-style-name="L111">
      <style:paragraph-properties fo:margin-top="0cm" fo:margin-bottom="0cm" style:contextual-spacing="false"/>
      <style:text-properties fo:language="es" fo:country="MX"/>
    </style:style>
    <style:style style:name="P311" style:family="paragraph" style:parent-style-name="Text_20_body" style:list-style-name="L111">
      <style:text-properties fo:language="es" fo:country="MX"/>
    </style:style>
    <style:style style:name="P312" style:family="paragraph" style:parent-style-name="Text_20_body" style:list-style-name="L112">
      <style:paragraph-properties fo:margin-top="0cm" fo:margin-bottom="0cm" style:contextual-spacing="false"/>
      <style:text-properties fo:language="es" fo:country="MX"/>
    </style:style>
    <style:style style:name="P313" style:family="paragraph" style:parent-style-name="Text_20_body" style:list-style-name="L112">
      <style:text-properties fo:language="es" fo:country="MX"/>
    </style:style>
    <style:style style:name="P314" style:family="paragraph" style:parent-style-name="Text_20_body" style:list-style-name="L113">
      <style:paragraph-properties fo:margin-top="0cm" fo:margin-bottom="0cm" style:contextual-spacing="false"/>
      <style:text-properties fo:language="es" fo:country="MX"/>
    </style:style>
    <style:style style:name="P315" style:family="paragraph" style:parent-style-name="Text_20_body" style:list-style-name="L113">
      <style:text-properties fo:language="es" fo:country="MX"/>
    </style:style>
    <style:style style:name="P316" style:family="paragraph" style:parent-style-name="Text_20_body" style:list-style-name="L114">
      <style:text-properties fo:language="es" fo:country="MX"/>
    </style:style>
    <style:style style:name="P317" style:family="paragraph" style:parent-style-name="Text_20_body" style:list-style-name="L115">
      <style:paragraph-properties fo:margin-top="0cm" fo:margin-bottom="0cm" style:contextual-spacing="false"/>
      <style:text-properties fo:language="es" fo:country="MX"/>
    </style:style>
    <style:style style:name="P318" style:family="paragraph" style:parent-style-name="Text_20_body" style:list-style-name="L115">
      <style:text-properties fo:language="es" fo:country="MX"/>
    </style:style>
    <style:style style:name="P319" style:family="paragraph" style:parent-style-name="Text_20_body" style:list-style-name="L116">
      <style:paragraph-properties fo:margin-top="0cm" fo:margin-bottom="0cm" style:contextual-spacing="false"/>
      <style:text-properties fo:language="es" fo:country="MX"/>
    </style:style>
    <style:style style:name="P320" style:family="paragraph" style:parent-style-name="Text_20_body" style:list-style-name="L116">
      <style:text-properties fo:language="es" fo:country="MX"/>
    </style:style>
    <style:style style:name="P321" style:family="paragraph" style:parent-style-name="Text_20_body" style:list-style-name="L117">
      <style:paragraph-properties fo:margin-top="0cm" fo:margin-bottom="0cm" style:contextual-spacing="false"/>
      <style:text-properties fo:language="es" fo:country="MX"/>
    </style:style>
    <style:style style:name="P322" style:family="paragraph" style:parent-style-name="Text_20_body" style:list-style-name="L117">
      <style:text-properties fo:language="es" fo:country="MX"/>
    </style:style>
    <style:style style:name="P323" style:family="paragraph" style:parent-style-name="Text_20_body" style:list-style-name="L118">
      <style:paragraph-properties fo:margin-top="0cm" fo:margin-bottom="0cm" style:contextual-spacing="false"/>
      <style:text-properties fo:language="es" fo:country="MX"/>
    </style:style>
    <style:style style:name="P324" style:family="paragraph" style:parent-style-name="Text_20_body" style:list-style-name="L118">
      <style:text-properties fo:language="es" fo:country="MX"/>
    </style:style>
    <style:style style:name="P325" style:family="paragraph" style:parent-style-name="Text_20_body" style:list-style-name="L119">
      <style:paragraph-properties fo:margin-top="0cm" fo:margin-bottom="0cm" style:contextual-spacing="false"/>
      <style:text-properties fo:language="es" fo:country="MX"/>
    </style:style>
    <style:style style:name="P326" style:family="paragraph" style:parent-style-name="Text_20_body" style:list-style-name="L119">
      <style:text-properties fo:language="es" fo:country="MX"/>
    </style:style>
    <style:style style:name="P327" style:family="paragraph" style:parent-style-name="Text_20_body" style:list-style-name="L120">
      <style:paragraph-properties fo:margin-top="0cm" fo:margin-bottom="0cm" style:contextual-spacing="false"/>
      <style:text-properties fo:language="es" fo:country="MX"/>
    </style:style>
    <style:style style:name="P328" style:family="paragraph" style:parent-style-name="Text_20_body" style:list-style-name="L120">
      <style:text-properties fo:language="es" fo:country="MX"/>
    </style:style>
    <style:style style:name="P329" style:family="paragraph" style:parent-style-name="Text_20_body" style:list-style-name="L121">
      <style:paragraph-properties fo:margin-top="0cm" fo:margin-bottom="0cm" style:contextual-spacing="false"/>
      <style:text-properties fo:language="es" fo:country="MX"/>
    </style:style>
    <style:style style:name="P330" style:family="paragraph" style:parent-style-name="Text_20_body" style:list-style-name="L121">
      <style:text-properties fo:language="es" fo:country="MX"/>
    </style:style>
    <style:style style:name="P331" style:family="paragraph" style:parent-style-name="Text_20_body" style:list-style-name="L122">
      <style:paragraph-properties fo:margin-top="0cm" fo:margin-bottom="0cm" style:contextual-spacing="false"/>
      <style:text-properties fo:language="es" fo:country="MX"/>
    </style:style>
    <style:style style:name="P332" style:family="paragraph" style:parent-style-name="Text_20_body" style:list-style-name="L122">
      <style:text-properties fo:language="es" fo:country="MX"/>
    </style:style>
    <style:style style:name="P333" style:family="paragraph" style:parent-style-name="Text_20_body" style:list-style-name="L123">
      <style:paragraph-properties fo:margin-top="0cm" fo:margin-bottom="0cm" style:contextual-spacing="false"/>
      <style:text-properties fo:language="es" fo:country="MX"/>
    </style:style>
    <style:style style:name="P334" style:family="paragraph" style:parent-style-name="Text_20_body" style:list-style-name="L123">
      <style:text-properties fo:language="es" fo:country="MX"/>
    </style:style>
    <style:style style:name="P335" style:family="paragraph" style:parent-style-name="Text_20_body" style:list-style-name="L124">
      <style:paragraph-properties fo:margin-top="0cm" fo:margin-bottom="0cm" style:contextual-spacing="false"/>
      <style:text-properties fo:language="es" fo:country="MX"/>
    </style:style>
    <style:style style:name="P336" style:family="paragraph" style:parent-style-name="Text_20_body" style:list-style-name="L124">
      <style:text-properties fo:language="es" fo:country="MX"/>
    </style:style>
    <style:style style:name="P337" style:family="paragraph" style:parent-style-name="Text_20_body" style:list-style-name="L125">
      <style:paragraph-properties fo:margin-top="0cm" fo:margin-bottom="0cm" style:contextual-spacing="false"/>
      <style:text-properties fo:language="es" fo:country="MX"/>
    </style:style>
    <style:style style:name="P338" style:family="paragraph" style:parent-style-name="Text_20_body" style:list-style-name="L125">
      <style:text-properties fo:language="es" fo:country="MX"/>
    </style:style>
    <style:style style:name="P339" style:family="paragraph" style:parent-style-name="Text_20_body" style:list-style-name="L127">
      <style:paragraph-properties fo:margin-top="0cm" fo:margin-bottom="0cm" style:contextual-spacing="false"/>
      <style:text-properties fo:language="es" fo:country="MX"/>
    </style:style>
    <style:style style:name="P340" style:family="paragraph" style:parent-style-name="Text_20_body" style:list-style-name="L127">
      <style:text-properties fo:language="es" fo:country="MX"/>
    </style:style>
    <style:style style:name="P341" style:family="paragraph" style:parent-style-name="Text_20_body" style:list-style-name="L128">
      <style:paragraph-properties fo:margin-top="0cm" fo:margin-bottom="0cm" style:contextual-spacing="false"/>
      <style:text-properties fo:language="es" fo:country="MX"/>
    </style:style>
    <style:style style:name="P342" style:family="paragraph" style:parent-style-name="Text_20_body" style:list-style-name="L128">
      <style:text-properties fo:language="es" fo:country="MX"/>
    </style:style>
    <style:style style:name="P343" style:family="paragraph" style:parent-style-name="Text_20_body" style:list-style-name="L129">
      <style:paragraph-properties fo:margin-top="0cm" fo:margin-bottom="0cm" style:contextual-spacing="false"/>
      <style:text-properties fo:language="es" fo:country="MX"/>
    </style:style>
    <style:style style:name="P344" style:family="paragraph" style:parent-style-name="Text_20_body" style:list-style-name="L129">
      <style:text-properties fo:language="es" fo:country="MX"/>
    </style:style>
    <style:style style:name="P345" style:family="paragraph" style:parent-style-name="Text_20_body" style:list-style-name="L130">
      <style:paragraph-properties fo:margin-top="0cm" fo:margin-bottom="0cm" style:contextual-spacing="false"/>
      <style:text-properties fo:language="es" fo:country="MX"/>
    </style:style>
    <style:style style:name="P346" style:family="paragraph" style:parent-style-name="Text_20_body" style:list-style-name="L130">
      <style:text-properties fo:language="es" fo:country="MX"/>
    </style:style>
    <style:style style:name="P347" style:family="paragraph" style:parent-style-name="Text_20_body" style:list-style-name="L131">
      <style:paragraph-properties fo:margin-top="0cm" fo:margin-bottom="0cm" style:contextual-spacing="false"/>
      <style:text-properties fo:language="es" fo:country="MX"/>
    </style:style>
    <style:style style:name="P348" style:family="paragraph" style:parent-style-name="Text_20_body" style:list-style-name="L132">
      <style:paragraph-properties fo:margin-top="0cm" fo:margin-bottom="0cm" style:contextual-spacing="false"/>
      <style:text-properties fo:language="es" fo:country="MX"/>
    </style:style>
    <style:style style:name="P349" style:family="paragraph" style:parent-style-name="Text_20_body" style:list-style-name="L133">
      <style:paragraph-properties fo:margin-top="0cm" fo:margin-bottom="0cm" style:contextual-spacing="false"/>
      <style:text-properties fo:language="es" fo:country="MX"/>
    </style:style>
    <style:style style:name="P350" style:family="paragraph" style:parent-style-name="Text_20_body" style:list-style-name="L134">
      <style:paragraph-properties fo:margin-top="0cm" fo:margin-bottom="0cm" style:contextual-spacing="false"/>
      <style:text-properties fo:language="es" fo:country="MX"/>
    </style:style>
    <style:style style:name="P351" style:family="paragraph" style:parent-style-name="Text_20_body" style:list-style-name="L134">
      <style:text-properties fo:language="es" fo:country="MX"/>
    </style:style>
    <style:style style:name="P352" style:family="paragraph" style:parent-style-name="Text_20_body" style:list-style-name="L135">
      <style:paragraph-properties fo:margin-top="0cm" fo:margin-bottom="0cm" style:contextual-spacing="false"/>
      <style:text-properties fo:language="es" fo:country="MX"/>
    </style:style>
    <style:style style:name="P353" style:family="paragraph" style:parent-style-name="Text_20_body" style:list-style-name="L135">
      <style:text-properties fo:language="es" fo:country="MX"/>
    </style:style>
    <style:style style:name="P354" style:family="paragraph" style:parent-style-name="Text_20_body" style:list-style-name="L136">
      <style:paragraph-properties fo:margin-top="0cm" fo:margin-bottom="0cm" style:contextual-spacing="false"/>
      <style:text-properties fo:language="es" fo:country="MX"/>
    </style:style>
    <style:style style:name="P355" style:family="paragraph" style:parent-style-name="Text_20_body" style:list-style-name="L136">
      <style:text-properties fo:language="es" fo:country="MX"/>
    </style:style>
    <style:style style:name="P356" style:family="paragraph" style:parent-style-name="Text_20_body" style:list-style-name="L137">
      <style:paragraph-properties fo:margin-top="0cm" fo:margin-bottom="0cm" style:contextual-spacing="false"/>
      <style:text-properties fo:language="es" fo:country="MX"/>
    </style:style>
    <style:style style:name="P357" style:family="paragraph" style:parent-style-name="Text_20_body" style:list-style-name="L137">
      <style:text-properties fo:language="es" fo:country="MX"/>
    </style:style>
    <style:style style:name="P358" style:family="paragraph" style:parent-style-name="Text_20_body" style:list-style-name="L138">
      <style:paragraph-properties fo:margin-top="0cm" fo:margin-bottom="0cm" style:contextual-spacing="false"/>
      <style:text-properties fo:language="es" fo:country="MX"/>
    </style:style>
    <style:style style:name="P359" style:family="paragraph" style:parent-style-name="Text_20_body" style:list-style-name="L138">
      <style:text-properties fo:language="es" fo:country="MX"/>
    </style:style>
    <style:style style:name="P360" style:family="paragraph" style:parent-style-name="Text_20_body" style:list-style-name="L139">
      <style:paragraph-properties fo:margin-top="0cm" fo:margin-bottom="0cm" style:contextual-spacing="false"/>
      <style:text-properties fo:language="es" fo:country="MX"/>
    </style:style>
    <style:style style:name="P361" style:family="paragraph" style:parent-style-name="Text_20_body" style:list-style-name="L139">
      <style:text-properties fo:language="es" fo:country="MX"/>
    </style:style>
    <style:style style:name="P362" style:family="paragraph" style:parent-style-name="Text_20_body" style:list-style-name="L140">
      <style:paragraph-properties fo:margin-top="0cm" fo:margin-bottom="0cm" style:contextual-spacing="false"/>
      <style:text-properties fo:language="es" fo:country="MX"/>
    </style:style>
    <style:style style:name="P363" style:family="paragraph" style:parent-style-name="Text_20_body" style:list-style-name="L140">
      <style:text-properties fo:language="es" fo:country="MX"/>
    </style:style>
    <style:style style:name="P364" style:family="paragraph" style:parent-style-name="Text_20_body" style:list-style-name="L143">
      <style:paragraph-properties fo:margin-top="0cm" fo:margin-bottom="0cm" style:contextual-spacing="false"/>
      <style:text-properties fo:language="es" fo:country="MX"/>
    </style:style>
    <style:style style:name="P365" style:family="paragraph" style:parent-style-name="Text_20_body" style:list-style-name="L143">
      <style:text-properties fo:language="es" fo:country="MX"/>
    </style:style>
    <style:style style:name="P366" style:family="paragraph" style:parent-style-name="Text_20_body" style:list-style-name="L144">
      <style:paragraph-properties fo:margin-top="0cm" fo:margin-bottom="0cm" style:contextual-spacing="false"/>
      <style:text-properties fo:language="es" fo:country="MX"/>
    </style:style>
    <style:style style:name="P367" style:family="paragraph" style:parent-style-name="Text_20_body" style:list-style-name="L144">
      <style:text-properties fo:language="es" fo:country="MX"/>
    </style:style>
    <style:style style:name="P368" style:family="paragraph" style:parent-style-name="Text_20_body" style:list-style-name="L145">
      <style:paragraph-properties fo:margin-top="0cm" fo:margin-bottom="0cm" style:contextual-spacing="false"/>
      <style:text-properties fo:language="es" fo:country="MX"/>
    </style:style>
    <style:style style:name="P369" style:family="paragraph" style:parent-style-name="Text_20_body" style:list-style-name="L145">
      <style:text-properties fo:language="es" fo:country="MX"/>
    </style:style>
    <style:style style:name="P370" style:family="paragraph" style:parent-style-name="Text_20_body" style:list-style-name="L146">
      <style:paragraph-properties fo:margin-top="0cm" fo:margin-bottom="0cm" style:contextual-spacing="false"/>
      <style:text-properties fo:language="es" fo:country="MX"/>
    </style:style>
    <style:style style:name="P371" style:family="paragraph" style:parent-style-name="Text_20_body" style:list-style-name="L146">
      <style:text-properties fo:language="es" fo:country="MX"/>
    </style:style>
    <style:style style:name="P372" style:family="paragraph" style:parent-style-name="Text_20_body" style:list-style-name="L147">
      <style:paragraph-properties fo:margin-top="0cm" fo:margin-bottom="0cm" style:contextual-spacing="false"/>
      <style:text-properties fo:language="es" fo:country="MX"/>
    </style:style>
    <style:style style:name="P373" style:family="paragraph" style:parent-style-name="Text_20_body" style:list-style-name="L147">
      <style:text-properties fo:language="es" fo:country="MX"/>
    </style:style>
    <style:style style:name="P374" style:family="paragraph" style:parent-style-name="Text_20_body" style:list-style-name="L150">
      <style:paragraph-properties fo:margin-top="0cm" fo:margin-bottom="0cm" style:contextual-spacing="false"/>
      <style:text-properties fo:language="es" fo:country="MX"/>
    </style:style>
    <style:style style:name="P375" style:family="paragraph" style:parent-style-name="Text_20_body" style:list-style-name="L150">
      <style:text-properties fo:language="es" fo:country="MX"/>
    </style:style>
    <style:style style:name="P376" style:family="paragraph" style:parent-style-name="Text_20_body" style:list-style-name="L151">
      <style:paragraph-properties fo:margin-top="0cm" fo:margin-bottom="0cm" style:contextual-spacing="false"/>
      <style:text-properties fo:language="es" fo:country="MX"/>
    </style:style>
    <style:style style:name="P377" style:family="paragraph" style:parent-style-name="Text_20_body" style:list-style-name="L151">
      <style:text-properties fo:language="es" fo:country="MX"/>
    </style:style>
    <style:style style:name="P378" style:family="paragraph" style:parent-style-name="Text_20_body" style:list-style-name="L152">
      <style:paragraph-properties fo:margin-top="0cm" fo:margin-bottom="0cm" style:contextual-spacing="false"/>
      <style:text-properties fo:language="es" fo:country="MX"/>
    </style:style>
    <style:style style:name="P379" style:family="paragraph" style:parent-style-name="Text_20_body" style:list-style-name="L152">
      <style:text-properties fo:language="es" fo:country="MX"/>
    </style:style>
    <style:style style:name="P380" style:family="paragraph" style:parent-style-name="Text_20_body" style:list-style-name="L153">
      <style:paragraph-properties fo:margin-top="0cm" fo:margin-bottom="0cm" style:contextual-spacing="false"/>
      <style:text-properties fo:language="es" fo:country="MX"/>
    </style:style>
    <style:style style:name="P381" style:family="paragraph" style:parent-style-name="Text_20_body" style:list-style-name="L153">
      <style:text-properties fo:language="es" fo:country="MX"/>
    </style:style>
    <style:style style:name="P382" style:family="paragraph" style:parent-style-name="Text_20_body" style:list-style-name="L156">
      <style:paragraph-properties fo:margin-top="0cm" fo:margin-bottom="0cm" style:contextual-spacing="false"/>
      <style:text-properties fo:language="es" fo:country="MX"/>
    </style:style>
    <style:style style:name="P383" style:family="paragraph" style:parent-style-name="Text_20_body" style:list-style-name="L156">
      <style:text-properties fo:language="es" fo:country="MX"/>
    </style:style>
    <style:style style:name="P384" style:family="paragraph" style:parent-style-name="Text_20_body" style:list-style-name="L157">
      <style:paragraph-properties fo:margin-top="0cm" fo:margin-bottom="0cm" style:contextual-spacing="false"/>
      <style:text-properties fo:language="es" fo:country="MX"/>
    </style:style>
    <style:style style:name="P385" style:family="paragraph" style:parent-style-name="Text_20_body" style:list-style-name="L157">
      <style:text-properties fo:language="es" fo:country="MX"/>
    </style:style>
    <style:style style:name="P386" style:family="paragraph" style:parent-style-name="Text_20_body" style:list-style-name="L158">
      <style:paragraph-properties fo:margin-top="0cm" fo:margin-bottom="0cm" style:contextual-spacing="false"/>
      <style:text-properties fo:language="es" fo:country="MX"/>
    </style:style>
    <style:style style:name="P387" style:family="paragraph" style:parent-style-name="Text_20_body" style:list-style-name="L158">
      <style:text-properties fo:language="es" fo:country="MX"/>
    </style:style>
    <style:style style:name="P388" style:family="paragraph" style:parent-style-name="Text_20_body" style:list-style-name="L159">
      <style:text-properties fo:language="es" fo:country="MX"/>
    </style:style>
    <style:style style:name="P389" style:family="paragraph" style:parent-style-name="Text_20_body" style:list-style-name="L160">
      <style:text-properties fo:language="es" fo:country="MX"/>
    </style:style>
    <style:style style:name="P390" style:family="paragraph" style:parent-style-name="Text_20_body" style:list-style-name="L161">
      <style:text-properties fo:language="es" fo:country="MX"/>
    </style:style>
    <style:style style:name="P391" style:family="paragraph" style:parent-style-name="Text_20_body" style:list-style-name="L162">
      <style:text-properties fo:language="es" fo:country="MX"/>
    </style:style>
    <style:style style:name="P392" style:family="paragraph" style:parent-style-name="Text_20_body" style:list-style-name="L163">
      <style:text-properties fo:language="es" fo:country="MX"/>
    </style:style>
    <style:style style:name="P393" style:family="paragraph" style:parent-style-name="Text_20_body" style:list-style-name="L164">
      <style:text-properties fo:language="es" fo:country="MX"/>
    </style:style>
    <style:style style:name="P394" style:family="paragraph" style:parent-style-name="Text_20_body" style:list-style-name="L165">
      <style:text-properties fo:language="es" fo:country="MX"/>
    </style:style>
    <style:style style:name="P395" style:family="paragraph" style:parent-style-name="Text_20_body" style:list-style-name="L167">
      <style:paragraph-properties fo:margin-top="0cm" fo:margin-bottom="0cm" style:contextual-spacing="false"/>
      <style:text-properties fo:language="es" fo:country="MX"/>
    </style:style>
    <style:style style:name="P396" style:family="paragraph" style:parent-style-name="Text_20_body" style:list-style-name="L167">
      <style:text-properties fo:language="es" fo:country="MX"/>
    </style:style>
    <style:style style:name="P397" style:family="paragraph" style:parent-style-name="Text_20_body" style:list-style-name="L168">
      <style:paragraph-properties fo:margin-top="0cm" fo:margin-bottom="0cm" style:contextual-spacing="false"/>
      <style:text-properties fo:language="es" fo:country="MX"/>
    </style:style>
    <style:style style:name="P398" style:family="paragraph" style:parent-style-name="Text_20_body" style:list-style-name="L168">
      <style:text-properties fo:language="es" fo:country="MX"/>
    </style:style>
    <style:style style:name="P399" style:family="paragraph" style:parent-style-name="Text_20_body" style:list-style-name="L171">
      <style:paragraph-properties fo:margin-top="0cm" fo:margin-bottom="0cm" style:contextual-spacing="false"/>
      <style:text-properties fo:language="es" fo:country="MX"/>
    </style:style>
    <style:style style:name="P400" style:family="paragraph" style:parent-style-name="Text_20_body" style:list-style-name="L172">
      <style:paragraph-properties fo:margin-top="0cm" fo:margin-bottom="0cm" style:contextual-spacing="false"/>
      <style:text-properties fo:language="es" fo:country="MX"/>
    </style:style>
    <style:style style:name="P401" style:family="paragraph" style:parent-style-name="Text_20_body" style:list-style-name="L174">
      <style:paragraph-properties fo:margin-top="0cm" fo:margin-bottom="0cm" style:contextual-spacing="false"/>
      <style:text-properties fo:language="es" fo:country="MX"/>
    </style:style>
    <style:style style:name="P402" style:family="paragraph" style:parent-style-name="Text_20_body" style:list-style-name="L174">
      <style:text-properties fo:language="es" fo:country="MX"/>
    </style:style>
    <style:style style:name="P403" style:family="paragraph" style:parent-style-name="Text_20_body" style:list-style-name="L176">
      <style:paragraph-properties fo:margin-top="0cm" fo:margin-bottom="0cm" style:contextual-spacing="false"/>
      <style:text-properties fo:language="es" fo:country="MX"/>
    </style:style>
    <style:style style:name="P404" style:family="paragraph" style:parent-style-name="Text_20_body" style:list-style-name="L176">
      <style:text-properties fo:language="es" fo:country="MX"/>
    </style:style>
    <style:style style:name="P405" style:family="paragraph" style:parent-style-name="Text_20_body" style:list-style-name="L177">
      <style:paragraph-properties fo:margin-top="0cm" fo:margin-bottom="0cm" style:contextual-spacing="false"/>
      <style:text-properties fo:language="es" fo:country="MX"/>
    </style:style>
    <style:style style:name="P406" style:family="paragraph" style:parent-style-name="Text_20_body" style:list-style-name="L177">
      <style:text-properties fo:language="es" fo:country="MX"/>
    </style:style>
    <style:style style:name="P407" style:family="paragraph" style:parent-style-name="Text_20_body" style:list-style-name="L178">
      <style:paragraph-properties fo:margin-top="0cm" fo:margin-bottom="0cm" style:contextual-spacing="false"/>
      <style:text-properties fo:language="es" fo:country="MX"/>
    </style:style>
    <style:style style:name="P408" style:family="paragraph" style:parent-style-name="Text_20_body" style:list-style-name="L178">
      <style:text-properties fo:language="es" fo:country="MX"/>
    </style:style>
    <style:style style:name="P409" style:family="paragraph" style:parent-style-name="Text_20_body" style:list-style-name="L179">
      <style:paragraph-properties fo:margin-top="0cm" fo:margin-bottom="0cm" style:contextual-spacing="false"/>
      <style:text-properties fo:language="es" fo:country="MX"/>
    </style:style>
    <style:style style:name="P410" style:family="paragraph" style:parent-style-name="Text_20_body" style:list-style-name="L179">
      <style:text-properties fo:language="es" fo:country="MX"/>
    </style:style>
    <style:style style:name="P411" style:family="paragraph" style:parent-style-name="Text_20_body" style:list-style-name="L180">
      <style:paragraph-properties fo:margin-top="0cm" fo:margin-bottom="0cm" style:contextual-spacing="false"/>
      <style:text-properties fo:language="es" fo:country="MX"/>
    </style:style>
    <style:style style:name="P412" style:family="paragraph" style:parent-style-name="Text_20_body" style:list-style-name="L180">
      <style:text-properties fo:language="es" fo:country="MX"/>
    </style:style>
    <style:style style:name="P413" style:family="paragraph" style:parent-style-name="Text_20_body" style:list-style-name="L184">
      <style:paragraph-properties fo:margin-top="0cm" fo:margin-bottom="0cm" style:contextual-spacing="false"/>
      <style:text-properties fo:language="es" fo:country="MX"/>
    </style:style>
    <style:style style:name="P414" style:family="paragraph" style:parent-style-name="Text_20_body" style:list-style-name="L184">
      <style:text-properties fo:language="es" fo:country="MX"/>
    </style:style>
    <style:style style:name="P415" style:family="paragraph" style:parent-style-name="Text_20_body" style:list-style-name="L185">
      <style:paragraph-properties fo:margin-top="0cm" fo:margin-bottom="0cm" style:contextual-spacing="false"/>
      <style:text-properties fo:language="es" fo:country="MX"/>
    </style:style>
    <style:style style:name="P416" style:family="paragraph" style:parent-style-name="Text_20_body" style:list-style-name="L185">
      <style:text-properties fo:language="es" fo:country="MX"/>
    </style:style>
    <style:style style:name="P417" style:family="paragraph" style:parent-style-name="Text_20_body" style:list-style-name="L186">
      <style:paragraph-properties fo:margin-top="0cm" fo:margin-bottom="0cm" style:contextual-spacing="false"/>
      <style:text-properties fo:language="es" fo:country="MX"/>
    </style:style>
    <style:style style:name="P418" style:family="paragraph" style:parent-style-name="Text_20_body" style:list-style-name="L186">
      <style:text-properties fo:language="es" fo:country="MX"/>
    </style:style>
    <style:style style:name="P419" style:family="paragraph" style:parent-style-name="Text_20_body" style:list-style-name="L187">
      <style:paragraph-properties fo:margin-top="0cm" fo:margin-bottom="0cm" style:contextual-spacing="false"/>
      <style:text-properties fo:language="es" fo:country="MX"/>
    </style:style>
    <style:style style:name="P420" style:family="paragraph" style:parent-style-name="Text_20_body" style:list-style-name="L187">
      <style:text-properties fo:language="es" fo:country="MX"/>
    </style:style>
    <style:style style:name="P421" style:family="paragraph" style:parent-style-name="Text_20_body" style:list-style-name="L188">
      <style:paragraph-properties fo:margin-top="0cm" fo:margin-bottom="0cm" style:contextual-spacing="false"/>
      <style:text-properties fo:language="es" fo:country="MX"/>
    </style:style>
    <style:style style:name="P422" style:family="paragraph" style:parent-style-name="Text_20_body" style:list-style-name="L188">
      <style:text-properties fo:language="es" fo:country="MX"/>
    </style:style>
    <style:style style:name="P423" style:family="paragraph" style:parent-style-name="Text_20_body" style:list-style-name="L189">
      <style:paragraph-properties fo:margin-top="0cm" fo:margin-bottom="0cm" style:contextual-spacing="false"/>
      <style:text-properties fo:language="es" fo:country="MX"/>
    </style:style>
    <style:style style:name="P424" style:family="paragraph" style:parent-style-name="Text_20_body" style:list-style-name="L189">
      <style:text-properties fo:language="es" fo:country="MX"/>
    </style:style>
    <style:style style:name="P425" style:family="paragraph" style:parent-style-name="Text_20_body" style:list-style-name="L190">
      <style:text-properties fo:language="es" fo:country="MX"/>
    </style:style>
    <style:style style:name="P426" style:family="paragraph" style:parent-style-name="Text_20_body" style:list-style-name="L191">
      <style:text-properties fo:language="es" fo:country="MX"/>
    </style:style>
    <style:style style:name="P427" style:family="paragraph" style:parent-style-name="Text_20_body" style:list-style-name="L192">
      <style:paragraph-properties fo:margin-top="0cm" fo:margin-bottom="0cm" style:contextual-spacing="false"/>
      <style:text-properties fo:language="es" fo:country="MX"/>
    </style:style>
    <style:style style:name="P428" style:family="paragraph" style:parent-style-name="Text_20_body" style:list-style-name="L192">
      <style:text-properties fo:language="es" fo:country="MX"/>
    </style:style>
    <style:style style:name="P429" style:family="paragraph" style:parent-style-name="Text_20_body" style:list-style-name="L193">
      <style:paragraph-properties fo:margin-top="0cm" fo:margin-bottom="0cm" style:contextual-spacing="false"/>
      <style:text-properties fo:language="es" fo:country="MX"/>
    </style:style>
    <style:style style:name="P430" style:family="paragraph" style:parent-style-name="Text_20_body" style:list-style-name="L194">
      <style:paragraph-properties fo:margin-top="0cm" fo:margin-bottom="0cm" style:contextual-spacing="false"/>
      <style:text-properties fo:language="es" fo:country="MX"/>
    </style:style>
    <style:style style:name="P431" style:family="paragraph" style:parent-style-name="Text_20_body" style:list-style-name="L194">
      <style:text-properties fo:language="es" fo:country="MX"/>
    </style:style>
    <style:style style:name="P432" style:family="paragraph" style:parent-style-name="Text_20_body" style:list-style-name="L196">
      <style:paragraph-properties fo:margin-top="0cm" fo:margin-bottom="0cm" style:contextual-spacing="false"/>
      <style:text-properties fo:language="es" fo:country="MX"/>
    </style:style>
    <style:style style:name="P433" style:family="paragraph" style:parent-style-name="Text_20_body" style:list-style-name="L196">
      <style:text-properties fo:language="es" fo:country="MX"/>
    </style:style>
    <style:style style:name="P434" style:family="paragraph" style:parent-style-name="Text_20_body" style:list-style-name="L197">
      <style:text-properties fo:language="es" fo:country="MX"/>
    </style:style>
    <style:style style:name="P435" style:family="paragraph" style:parent-style-name="Text_20_body" style:list-style-name="L198">
      <style:paragraph-properties fo:margin-top="0cm" fo:margin-bottom="0cm" style:contextual-spacing="false"/>
      <style:text-properties fo:language="es" fo:country="MX"/>
    </style:style>
    <style:style style:name="P436" style:family="paragraph" style:parent-style-name="Text_20_body" style:list-style-name="L198">
      <style:text-properties fo:language="es" fo:country="MX"/>
    </style:style>
    <style:style style:name="P437" style:family="paragraph" style:parent-style-name="Text_20_body" style:list-style-name="L199">
      <style:paragraph-properties fo:margin-top="0cm" fo:margin-bottom="0cm" style:contextual-spacing="false"/>
      <style:text-properties fo:language="es" fo:country="MX"/>
    </style:style>
    <style:style style:name="P438" style:family="paragraph" style:parent-style-name="Text_20_body" style:list-style-name="L199">
      <style:text-properties fo:language="es" fo:country="MX"/>
    </style:style>
    <style:style style:name="P439" style:family="paragraph" style:parent-style-name="Text_20_body" style:list-style-name="L200">
      <style:paragraph-properties fo:margin-top="0cm" fo:margin-bottom="0cm" style:contextual-spacing="false"/>
      <style:text-properties fo:language="es" fo:country="MX"/>
    </style:style>
    <style:style style:name="P440" style:family="paragraph" style:parent-style-name="Text_20_body" style:list-style-name="L200">
      <style:text-properties fo:language="es" fo:country="MX"/>
    </style:style>
    <style:style style:name="P441" style:family="paragraph" style:parent-style-name="Text_20_body" style:list-style-name="L205">
      <style:paragraph-properties fo:margin-top="0cm" fo:margin-bottom="0cm" style:contextual-spacing="false"/>
      <style:text-properties fo:language="es" fo:country="MX"/>
    </style:style>
    <style:style style:name="P442" style:family="paragraph" style:parent-style-name="Text_20_body" style:list-style-name="L205">
      <style:text-properties fo:language="es" fo:country="MX"/>
    </style:style>
    <style:style style:name="P443" style:family="paragraph" style:parent-style-name="Text_20_body" style:list-style-name="L206">
      <style:paragraph-properties fo:margin-top="0cm" fo:margin-bottom="0cm" style:contextual-spacing="false"/>
      <style:text-properties fo:language="es" fo:country="MX"/>
    </style:style>
    <style:style style:name="P444" style:family="paragraph" style:parent-style-name="Text_20_body" style:list-style-name="L206">
      <style:text-properties fo:language="es" fo:country="MX"/>
    </style:style>
    <style:style style:name="P445" style:family="paragraph" style:parent-style-name="Text_20_body" style:list-style-name="L207">
      <style:text-properties fo:language="es" fo:country="MX"/>
    </style:style>
    <style:style style:name="P446" style:family="paragraph" style:parent-style-name="Text_20_body" style:list-style-name="L208">
      <style:paragraph-properties fo:margin-top="0cm" fo:margin-bottom="0cm" style:contextual-spacing="false"/>
      <style:text-properties fo:language="es" fo:country="MX"/>
    </style:style>
    <style:style style:name="P447" style:family="paragraph" style:parent-style-name="Text_20_body" style:list-style-name="L208">
      <style:text-properties fo:language="es" fo:country="MX"/>
    </style:style>
    <style:style style:name="P448" style:family="paragraph" style:parent-style-name="Text_20_body" style:list-style-name="L209">
      <style:paragraph-properties fo:margin-top="0cm" fo:margin-bottom="0cm" style:contextual-spacing="false"/>
      <style:text-properties fo:language="es" fo:country="MX"/>
    </style:style>
    <style:style style:name="P449" style:family="paragraph" style:parent-style-name="Text_20_body" style:list-style-name="L209">
      <style:text-properties fo:language="es" fo:country="MX"/>
    </style:style>
    <style:style style:name="P450" style:family="paragraph" style:parent-style-name="Text_20_body" style:list-style-name="L210">
      <style:paragraph-properties fo:margin-top="0cm" fo:margin-bottom="0cm" style:contextual-spacing="false"/>
      <style:text-properties fo:language="es" fo:country="MX"/>
    </style:style>
    <style:style style:name="P451" style:family="paragraph" style:parent-style-name="Text_20_body" style:list-style-name="L210">
      <style:text-properties fo:language="es" fo:country="MX"/>
    </style:style>
    <style:style style:name="P452" style:family="paragraph" style:parent-style-name="Text_20_body" style:list-style-name="L211">
      <style:paragraph-properties fo:margin-top="0cm" fo:margin-bottom="0cm" style:contextual-spacing="false"/>
      <style:text-properties fo:language="es" fo:country="MX"/>
    </style:style>
    <style:style style:name="P453" style:family="paragraph" style:parent-style-name="Text_20_body" style:list-style-name="L211">
      <style:text-properties fo:language="es" fo:country="MX"/>
    </style:style>
    <style:style style:name="P454" style:family="paragraph" style:parent-style-name="Text_20_body" style:list-style-name="L212">
      <style:paragraph-properties fo:margin-top="0cm" fo:margin-bottom="0cm" style:contextual-spacing="false"/>
      <style:text-properties fo:language="es" fo:country="MX"/>
    </style:style>
    <style:style style:name="P455" style:family="paragraph" style:parent-style-name="Text_20_body" style:list-style-name="L212">
      <style:text-properties fo:language="es" fo:country="MX"/>
    </style:style>
    <style:style style:name="P456" style:family="paragraph" style:parent-style-name="Text_20_body" style:list-style-name="L215">
      <style:paragraph-properties fo:margin-top="0cm" fo:margin-bottom="0cm" style:contextual-spacing="false"/>
      <style:text-properties fo:language="es" fo:country="MX"/>
    </style:style>
    <style:style style:name="P457" style:family="paragraph" style:parent-style-name="Text_20_body" style:list-style-name="L215">
      <style:text-properties fo:language="es" fo:country="MX"/>
    </style:style>
    <style:style style:name="P458" style:family="paragraph" style:parent-style-name="Text_20_body" style:list-style-name="L216">
      <style:paragraph-properties fo:margin-top="0cm" fo:margin-bottom="0cm" style:contextual-spacing="false"/>
      <style:text-properties fo:language="es" fo:country="MX"/>
    </style:style>
    <style:style style:name="P459" style:family="paragraph" style:parent-style-name="Text_20_body" style:list-style-name="L216">
      <style:text-properties fo:language="es" fo:country="MX"/>
    </style:style>
    <style:style style:name="P460" style:family="paragraph" style:parent-style-name="Text_20_body" style:list-style-name="L217">
      <style:paragraph-properties fo:margin-top="0cm" fo:margin-bottom="0cm" style:contextual-spacing="false"/>
      <style:text-properties fo:language="es" fo:country="MX"/>
    </style:style>
    <style:style style:name="P461" style:family="paragraph" style:parent-style-name="Text_20_body" style:list-style-name="L217">
      <style:text-properties fo:language="es" fo:country="MX"/>
    </style:style>
    <style:style style:name="P462" style:family="paragraph" style:parent-style-name="Text_20_body" style:list-style-name="L218">
      <style:paragraph-properties fo:margin-top="0cm" fo:margin-bottom="0cm" style:contextual-spacing="false"/>
      <style:text-properties fo:language="es" fo:country="MX"/>
    </style:style>
    <style:style style:name="P463" style:family="paragraph" style:parent-style-name="Text_20_body" style:list-style-name="L218">
      <style:text-properties fo:language="es" fo:country="MX"/>
    </style:style>
    <style:style style:name="P464" style:family="paragraph" style:parent-style-name="Text_20_body" style:list-style-name="L219">
      <style:paragraph-properties fo:margin-top="0cm" fo:margin-bottom="0cm" style:contextual-spacing="false"/>
      <style:text-properties fo:language="es" fo:country="MX"/>
    </style:style>
    <style:style style:name="P465" style:family="paragraph" style:parent-style-name="Text_20_body" style:list-style-name="L219">
      <style:text-properties fo:language="es" fo:country="MX"/>
    </style:style>
    <style:style style:name="P466" style:family="paragraph" style:parent-style-name="Text_20_body" style:list-style-name="L220">
      <style:paragraph-properties fo:margin-top="0cm" fo:margin-bottom="0cm" style:contextual-spacing="false"/>
      <style:text-properties fo:language="es" fo:country="MX"/>
    </style:style>
    <style:style style:name="P467" style:family="paragraph" style:parent-style-name="Text_20_body" style:list-style-name="L220">
      <style:text-properties fo:language="es" fo:country="MX"/>
    </style:style>
    <style:style style:name="P468" style:family="paragraph" style:parent-style-name="Text_20_body" style:list-style-name="L221">
      <style:paragraph-properties fo:margin-top="0cm" fo:margin-bottom="0cm" style:contextual-spacing="false"/>
      <style:text-properties fo:language="es" fo:country="MX"/>
    </style:style>
    <style:style style:name="P469" style:family="paragraph" style:parent-style-name="Text_20_body" style:list-style-name="L221">
      <style:text-properties fo:language="es" fo:country="MX"/>
    </style:style>
    <style:style style:name="P470" style:family="paragraph" style:parent-style-name="Text_20_body" style:list-style-name="L222">
      <style:paragraph-properties fo:margin-top="0cm" fo:margin-bottom="0cm" style:contextual-spacing="false"/>
      <style:text-properties fo:language="es" fo:country="MX"/>
    </style:style>
    <style:style style:name="P471" style:family="paragraph" style:parent-style-name="Text_20_body" style:list-style-name="L222">
      <style:text-properties fo:language="es" fo:country="MX"/>
    </style:style>
    <style:style style:name="P472" style:family="paragraph" style:parent-style-name="Text_20_body" style:list-style-name="L223">
      <style:paragraph-properties fo:margin-top="0cm" fo:margin-bottom="0cm" style:contextual-spacing="false"/>
      <style:text-properties fo:language="es" fo:country="MX"/>
    </style:style>
    <style:style style:name="P473" style:family="paragraph" style:parent-style-name="Text_20_body" style:list-style-name="L223">
      <style:text-properties fo:language="es" fo:country="MX"/>
    </style:style>
    <style:style style:name="P474" style:family="paragraph" style:parent-style-name="Text_20_body" style:list-style-name="L224">
      <style:paragraph-properties fo:margin-top="0cm" fo:margin-bottom="0cm" style:contextual-spacing="false"/>
      <style:text-properties fo:language="es" fo:country="MX"/>
    </style:style>
    <style:style style:name="P475" style:family="paragraph" style:parent-style-name="Text_20_body" style:list-style-name="L224">
      <style:text-properties fo:language="es" fo:country="MX"/>
    </style:style>
    <style:style style:name="P476" style:family="paragraph" style:parent-style-name="Text_20_body" style:list-style-name="L229">
      <style:paragraph-properties fo:margin-top="0cm" fo:margin-bottom="0cm" style:contextual-spacing="false"/>
      <style:text-properties fo:language="es" fo:country="MX"/>
    </style:style>
    <style:style style:name="P477" style:family="paragraph" style:parent-style-name="Text_20_body" style:list-style-name="L229">
      <style:text-properties fo:language="es" fo:country="MX"/>
    </style:style>
    <style:style style:name="P478" style:family="paragraph" style:parent-style-name="Text_20_body" style:list-style-name="L230">
      <style:text-properties fo:language="es" fo:country="MX"/>
    </style:style>
    <style:style style:name="P479" style:family="paragraph" style:parent-style-name="Text_20_body" style:list-style-name="L231">
      <style:paragraph-properties fo:margin-top="0cm" fo:margin-bottom="0cm" style:contextual-spacing="false"/>
      <style:text-properties fo:language="es" fo:country="MX"/>
    </style:style>
    <style:style style:name="P480" style:family="paragraph" style:parent-style-name="Text_20_body" style:list-style-name="L231">
      <style:text-properties fo:language="es" fo:country="MX"/>
    </style:style>
    <style:style style:name="P481" style:family="paragraph" style:parent-style-name="Text_20_body" style:list-style-name="L232">
      <style:paragraph-properties fo:margin-top="0cm" fo:margin-bottom="0cm" style:contextual-spacing="false"/>
      <style:text-properties fo:language="es" fo:country="MX"/>
    </style:style>
    <style:style style:name="P482" style:family="paragraph" style:parent-style-name="Text_20_body" style:list-style-name="L232">
      <style:text-properties fo:language="es" fo:country="MX"/>
    </style:style>
    <style:style style:name="P483" style:family="paragraph" style:parent-style-name="Text_20_body" style:list-style-name="L233">
      <style:text-properties fo:language="es" fo:country="MX"/>
    </style:style>
    <style:style style:name="P484" style:family="paragraph" style:parent-style-name="Text_20_body" style:list-style-name="L234">
      <style:text-properties fo:language="es" fo:country="MX"/>
    </style:style>
    <style:style style:name="P485" style:family="paragraph" style:parent-style-name="Text_20_body" style:list-style-name="L235">
      <style:text-properties fo:language="es" fo:country="MX"/>
    </style:style>
    <style:style style:name="P486" style:family="paragraph" style:parent-style-name="Text_20_body" style:list-style-name="L236">
      <style:text-properties fo:language="es" fo:country="MX"/>
    </style:style>
    <style:style style:name="P487" style:family="paragraph" style:parent-style-name="Text_20_body" style:list-style-name="L237">
      <style:paragraph-properties fo:margin-top="0cm" fo:margin-bottom="0cm" style:contextual-spacing="false"/>
      <style:text-properties fo:language="es" fo:country="MX"/>
    </style:style>
    <style:style style:name="P488" style:family="paragraph" style:parent-style-name="Text_20_body" style:list-style-name="L237">
      <style:text-properties fo:language="es" fo:country="MX"/>
    </style:style>
    <style:style style:name="P489" style:family="paragraph" style:parent-style-name="Text_20_body" style:list-style-name="L238">
      <style:paragraph-properties fo:margin-top="0cm" fo:margin-bottom="0cm" style:contextual-spacing="false"/>
      <style:text-properties fo:language="es" fo:country="MX"/>
    </style:style>
    <style:style style:name="P490" style:family="paragraph" style:parent-style-name="Text_20_body" style:list-style-name="L238">
      <style:text-properties fo:language="es" fo:country="MX"/>
    </style:style>
    <style:style style:name="P491" style:family="paragraph" style:parent-style-name="Text_20_body" style:list-style-name="L240">
      <style:paragraph-properties fo:margin-top="0cm" fo:margin-bottom="0cm" style:contextual-spacing="false"/>
      <style:text-properties fo:language="es" fo:country="MX"/>
    </style:style>
    <style:style style:name="P492" style:family="paragraph" style:parent-style-name="Text_20_body" style:list-style-name="L240">
      <style:text-properties fo:language="es" fo:country="MX"/>
    </style:style>
    <style:style style:name="P493" style:family="paragraph" style:parent-style-name="Text_20_body" style:list-style-name="L241">
      <style:text-properties fo:language="es" fo:country="MX"/>
    </style:style>
    <style:style style:name="P494" style:family="paragraph" style:parent-style-name="Text_20_body" style:list-style-name="L242">
      <style:text-properties fo:language="es" fo:country="MX"/>
    </style:style>
    <style:style style:name="P495" style:family="paragraph" style:parent-style-name="Text_20_body" style:list-style-name="L243">
      <style:text-properties fo:language="es" fo:country="MX"/>
    </style:style>
    <style:style style:name="P496" style:family="paragraph" style:parent-style-name="Text_20_body" style:list-style-name="L244">
      <style:text-properties fo:language="es" fo:country="MX"/>
    </style:style>
    <style:style style:name="P497" style:family="paragraph" style:parent-style-name="Text_20_body" style:list-style-name="L245">
      <style:paragraph-properties fo:margin-top="0cm" fo:margin-bottom="0cm" style:contextual-spacing="false"/>
      <style:text-properties fo:language="es" fo:country="MX"/>
    </style:style>
    <style:style style:name="P498" style:family="paragraph" style:parent-style-name="Text_20_body" style:list-style-name="L245">
      <style:text-properties fo:language="es" fo:country="MX"/>
    </style:style>
    <style:style style:name="P499" style:family="paragraph" style:parent-style-name="Text_20_body" style:list-style-name="L246">
      <style:paragraph-properties fo:margin-top="0cm" fo:margin-bottom="0cm" style:contextual-spacing="false"/>
      <style:text-properties fo:language="es" fo:country="MX"/>
    </style:style>
    <style:style style:name="P500" style:family="paragraph" style:parent-style-name="Text_20_body" style:list-style-name="L246">
      <style:text-properties fo:language="es" fo:country="MX"/>
    </style:style>
    <style:style style:name="P501" style:family="paragraph" style:parent-style-name="Text_20_body" style:list-style-name="L247">
      <style:paragraph-properties fo:margin-top="0cm" fo:margin-bottom="0cm" style:contextual-spacing="false"/>
      <style:text-properties fo:language="es" fo:country="MX"/>
    </style:style>
    <style:style style:name="P502" style:family="paragraph" style:parent-style-name="Text_20_body" style:list-style-name="L247">
      <style:text-properties fo:language="es" fo:country="MX"/>
    </style:style>
    <style:style style:name="P503" style:family="paragraph" style:parent-style-name="Text_20_body" style:list-style-name="L248">
      <style:paragraph-properties fo:margin-top="0cm" fo:margin-bottom="0cm" style:contextual-spacing="false"/>
      <style:text-properties fo:language="es" fo:country="MX"/>
    </style:style>
    <style:style style:name="P504" style:family="paragraph" style:parent-style-name="Text_20_body" style:list-style-name="L248">
      <style:text-properties fo:language="es" fo:country="MX"/>
    </style:style>
    <style:style style:name="P505" style:family="paragraph" style:parent-style-name="Text_20_body" style:list-style-name="L249">
      <style:text-properties fo:language="es" fo:country="MX"/>
    </style:style>
    <style:style style:name="P506" style:family="paragraph" style:parent-style-name="Text_20_body" style:list-style-name="L250">
      <style:paragraph-properties fo:margin-top="0cm" fo:margin-bottom="0cm" style:contextual-spacing="false"/>
      <style:text-properties fo:language="es" fo:country="MX"/>
    </style:style>
    <style:style style:name="P507" style:family="paragraph" style:parent-style-name="Text_20_body" style:list-style-name="L250">
      <style:text-properties fo:language="es" fo:country="MX"/>
    </style:style>
    <style:style style:name="P508" style:family="paragraph" style:parent-style-name="Text_20_body" style:list-style-name="L251">
      <style:paragraph-properties fo:margin-top="0cm" fo:margin-bottom="0cm" style:contextual-spacing="false"/>
      <style:text-properties fo:language="es" fo:country="MX"/>
    </style:style>
    <style:style style:name="P509" style:family="paragraph" style:parent-style-name="Text_20_body" style:list-style-name="L251">
      <style:text-properties fo:language="es" fo:country="MX"/>
    </style:style>
    <style:style style:name="P510" style:family="paragraph" style:parent-style-name="Text_20_body" style:list-style-name="L252">
      <style:paragraph-properties fo:margin-top="0cm" fo:margin-bottom="0cm" style:contextual-spacing="false"/>
      <style:text-properties fo:language="es" fo:country="MX"/>
    </style:style>
    <style:style style:name="P511" style:family="paragraph" style:parent-style-name="Text_20_body" style:list-style-name="L252">
      <style:text-properties fo:language="es" fo:country="MX"/>
    </style:style>
    <style:style style:name="P512" style:family="paragraph" style:parent-style-name="Text_20_body" style:list-style-name="L253">
      <style:paragraph-properties fo:margin-top="0cm" fo:margin-bottom="0cm" style:contextual-spacing="false"/>
      <style:text-properties fo:language="es" fo:country="MX"/>
    </style:style>
    <style:style style:name="P513" style:family="paragraph" style:parent-style-name="Text_20_body" style:list-style-name="L253">
      <style:text-properties fo:language="es" fo:country="MX"/>
    </style:style>
    <style:style style:name="P514" style:family="paragraph" style:parent-style-name="Text_20_body" style:list-style-name="L254">
      <style:text-properties fo:language="es" fo:country="MX"/>
    </style:style>
    <style:style style:name="P515" style:family="paragraph" style:parent-style-name="Text_20_body" style:list-style-name="L255">
      <style:text-properties fo:language="es" fo:country="MX"/>
    </style:style>
    <style:style style:name="P516" style:family="paragraph" style:parent-style-name="Text_20_body" style:list-style-name="L256">
      <style:paragraph-properties fo:margin-top="0cm" fo:margin-bottom="0cm" style:contextual-spacing="false"/>
      <style:text-properties fo:language="es" fo:country="MX"/>
    </style:style>
    <style:style style:name="P517" style:family="paragraph" style:parent-style-name="Text_20_body" style:list-style-name="L256">
      <style:text-properties fo:language="es" fo:country="MX"/>
    </style:style>
    <style:style style:name="P518" style:family="paragraph" style:parent-style-name="Text_20_body" style:list-style-name="L257">
      <style:text-properties fo:language="es" fo:country="MX"/>
    </style:style>
    <style:style style:name="P519" style:family="paragraph" style:parent-style-name="Text_20_body" style:list-style-name="L260">
      <style:paragraph-properties fo:margin-top="0cm" fo:margin-bottom="0cm" style:contextual-spacing="false"/>
      <style:text-properties fo:language="es" fo:country="MX"/>
    </style:style>
    <style:style style:name="P520" style:family="paragraph" style:parent-style-name="Text_20_body" style:list-style-name="L260">
      <style:text-properties fo:language="es" fo:country="MX"/>
    </style:style>
    <style:style style:name="P521" style:family="paragraph" style:parent-style-name="Text_20_body" style:list-style-name="L261">
      <style:text-properties fo:language="es" fo:country="MX"/>
    </style:style>
    <style:style style:name="P522" style:family="paragraph" style:parent-style-name="Text_20_body" style:list-style-name="L262">
      <style:text-properties fo:language="es" fo:country="MX"/>
    </style:style>
    <style:style style:name="T1" style:family="text">
      <style:text-properties fo:color="#abb2bf" loext:opacity="100%" style:font-name="var font-mono" fo:background-color="transparent" loext:char-shading-value="0"/>
    </style:style>
    <style:style style:name="T2" style:family="text">
      <style:text-properties officeooo:rsid="00038234"/>
    </style:style>
    <style:style style:name="T3" style:family="text">
      <style:text-properties officeooo:rsid="0006c675"/>
    </style:style>
    <style:style style:name="T4" style:family="text">
      <style:text-properties officeooo:rsid="00084453"/>
    </style:style>
    <style:style style:name="T5" style:family="text">
      <style:text-properties officeooo:rsid="00098440"/>
    </style:style>
    <style:style style:name="T6" style:family="text">
      <style:text-properties officeooo:rsid="000b6cc8"/>
    </style:style>
    <style:style style:name="T7" style:family="text">
      <style:text-properties officeooo:rsid="000c17ca"/>
    </style:style>
    <style:style style:name="T8" style:family="text">
      <style:text-properties officeooo:rsid="000f1e84"/>
    </style:style>
    <style:style style:name="T9" style:family="text">
      <style:text-properties officeooo:rsid="001065df"/>
    </style:style>
    <style:style style:name="T10" style:family="text">
      <style:text-properties style:font-name="var font-mono" fo:background-color="transparent" loext:char-shading-value="0"/>
    </style:style>
    <style:style style:name="T11" style:family="text">
      <style:text-properties fo:color="#c9211e" loext:opacity="100%" style:font-name="var font-mono" fo:background-color="transparent" loext:char-shading-value="0"/>
    </style:style>
    <style:style style:name="T12" style:family="text">
      <style:text-properties fo:color="#000000" loext:opacity="100%" style:font-name="var font-mono" fo:background-color="transparent" loext:char-shading-value="0"/>
    </style:style>
    <style:style style:name="T13" style:family="text">
      <style:text-properties fo:color="#000000" loext:opacity="100%" style:font-name="var font-mono" fo:language="es" fo:country="MX" fo:background-color="transparent" loext:char-shading-value="0"/>
    </style:style>
    <style:style style:name="T14" style:family="text">
      <style:text-properties fo:language="es" fo:country="MX"/>
    </style:style>
    <style:style style:name="T15" style:family="text">
      <style:text-properties fo:language="es" fo:country="MX" officeooo:rsid="00098440"/>
    </style:style>
    <style:style style:name="T16" style:family="text">
      <style:text-properties fo:language="es" fo:country="MX" officeooo:rsid="0006c675"/>
    </style:style>
    <style:style style:name="T17" style:family="text">
      <style:text-properties fo:language="es" fo:country="MX" officeooo:rsid="0008445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table-of-content text:style-name="Sect1" text:protected="false" text:name="Tabla de contenido1">
        <text:table-of-content-source text:outline-level="2" text:use-outline-level="true" text:use-index-marks="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source>
        <text:index-body>
          <text:index-title text:style-name="Sect1" text:name="Tabla de contenido1_Head">
            <text:p text:style-name="Contents_20_Heading">Índice</text:p>
          </text:index-title>
          <text:p text:style-name="Contents_20_1">(Abre este documento en LibreOffice Writer y presiona F9 para actualizar el índice con los números de página reales.)</text:p>
        </text:index-body>
      </text:table-of-content>
      <text:h text:style-name="P4" text:outline-level="1">Capítulo 1: Bienvenido a Tu Libertad</text:h>
      <text:h text:style-name="P5" text:outline-level="2">Si Estás Leyendo Esto, Ya Has Dado El Primer Paso</text:h>
      <text:p text:style-name="P164">Déjame adivinar cómo llegaste aquí:</text:p>
      <text:p text:style-name="P164">Probablemente has pasado semanas—quizás meses—buscando respuestas. Has buscado en internet "cura para el tinnitus" a las 3 de la mañana. Has visitado médicos que te dijeron "aprende a vivir con ello" sin darte herramientas reales. Has probado suplementos, dietas, remedios caseros.</text:p>
      <text:p text:style-name="P164">Y el zumbido sigue ahí.</text:p>
      <text:p text:style-name="P164">Puede que sientas que el tinnitus ha secuestrado tu vida. Que controla si puedes dormir, concentrarte, disfrutar el silencio, o simplemente estar en paz.</text:p>
      <text:p text:style-name="Text_20_body"><text:span text:style-name="Strong_20_Emphasis"><text:span text:style-name="T14">Si ese eres tú, quiero que sepas tres cosas:</text:span></text:span></text:p>
      <text:p text:style-name="Text_20_body"><text:span text:style-name="Strong_20_Emphasis"><text:span text:style-name="T14">1. No estás solo.</text:span></text:span><text:span text:style-name="T14"> Entre 10-15% de la población mundial experimenta tinnitus crónico. [ <text:s text:c="3"/>McCormack et al., 2016]</text:span></text:p>
      <text:p text:style-name="Text_20_body"><text:span text:style-name="Strong_20_Emphasis"><text:span text:style-name="T14">2. No estás "loco" ni "exagerando".</text:span></text:span><text:span text:style-name="T14"> El sufrimiento que sientes es real. Tu cerebro ha aprendido a tratar el tinnitus como una alarma de peligro, y eso genera ansiedad, frustración e insomnio genuinos.</text:span></text:p>
      <text:p text:style-name="Text_20_body"><text:span text:style-name="Strong_20_Emphasis"><text:span text:style-name="T14">3. Hay una salida.</text:span></text:span><text:span text:style-name="T14"> No una "cura mágica" que silencie el sonido (cualquiera que te prometa eso te está mintiendo). Pero SÍ hay un camino comprobado científicamente para recuperar tu vida—incluso si el sonido permanece.</text:span></text:p>
      <text:p text:style-name="P7"/>
      <text:h text:style-name="P5" text:outline-level="2">Lo Que Este Libro NO Es</text:h>
      <text:p text:style-name="P164">Antes de seguir, necesito ser completamente honesto contigo sobre lo que NO vas a encontrar aquí:</text:p>
      <text:p text:style-name="Text_20_body"><text:span text:style-name="T14">❌ </text:span><text:span text:style-name="Strong_20_Emphasis"><text:span text:style-name="T14">No es una cura.</text:span></text:span><text:span text:style-name="T14"> Este libro no promete eliminar tu tinnitus. Si alguien te dice que tiene la cura universal para el tinnitus, está mintiendo o vendiendo algo sin evidencia.</text:span></text:p>
      <text:p text:style-name="Text_20_body"><text:span text:style-name="T14">❌ </text:span><text:span text:style-name="Strong_20_Emphasis"><text:span text:style-name="T14">No es un libro de suplementos mágicos.</text:span></text:span><text:span text:style-name="T14"> No te voy a vender extracto de ginkgo biloba, zinc, magnesio, o cualquier otro suplemento con evidencia débil o inexistente.</text:span></text:p>
      <text:p text:style-name="Text_20_body"><text:span text:style-name="T14">❌ </text:span><text:span text:style-name="Strong_20_Emphasis"><text:span text:style-name="T14">No es pseudociencia.</text:span></text:span><text:span text:style-name="T14"> Todo lo que leerás aquí está respaldado por décadas de investigación en Terapia Cognitivo-Conductual (TCC) y Terapia de Reentrenamiento del Tinnitus (TRT).</text:span></text:p>
      <text:p text:style-name="Text_20_body"><text:span text:style-name="T14">❌ </text:span><text:span text:style-name="Strong_20_Emphasis"><text:span text:style-name="T14">No es un libro para leer pasivamente.</text:span></text:span><text:span text:style-name="T14"> Si solo lees sin hacer los ejercicios, no funcionará. Este es un libro de ejercicios prácticos—requiere trabajo activo de tu parte.</text:span></text:p>
      <text:p text:style-name="P7"/>
      <text:h text:style-name="P5" text:outline-level="2"><text:soft-page-break/>Lo Que Este Libro SÍ Es</text:h>
      <text:p text:style-name="Text_20_body"><text:span text:style-name="T14">✅ </text:span><text:span text:style-name="Strong_20_Emphasis"><text:span text:style-name="T14">Un programa de 8 semanas basado en evidencia</text:span></text:span><text:span text:style-name="T14"> para reducir tu angustia y recuperar tu calidad de vida, incluso si el tinnitus permanece.</text:span></text:p>
      <text:p text:style-name="Text_20_body"><text:span text:style-name="T14">✅ </text:span><text:span text:style-name="Strong_20_Emphasis"><text:span text:style-name="T14">Una guía práctica con ejercicios específicos</text:span></text:span><text:span text:style-name="T14"> diseñados por décadas de investigación en TCC y TRT. No teoría abstracta—herramientas que usarás esta misma semana.</text:span></text:p>
      <text:p text:style-name="Text_20_body"><text:span text:style-name="T14">✅ </text:span><text:span text:style-name="Strong_20_Emphasis"><text:span text:style-name="T14">Un mapa para la habituación.</text:span></text:span><text:span text:style-name="T14"> La habituación es el proceso por el cual tu cerebro aprende a reclasificar el tinnitus de "señal de peligro" a "sonido neutro de fondo"—como el zumbido de un <text:s/>refrigerador o el ruido del tráfico.</text:span></text:p>
      <text:p text:style-name="Text_20_body"><text:span text:style-name="T14">✅ </text:span><text:span text:style-name="Strong_20_Emphasis"><text:span text:style-name="T14">Tu guía personal.</text:span></text:span><text:span text:style-name="T14"> Has sentido que nadie entiende lo que estás pasando. Este libro fue escrito por alguien que ha trabajado con cientos de personas exactamente en tu situación. Has sido visto. Y hay un camino de salida.</text:span></text:p>
      <text:p text:style-name="P7"/>
      <text:h text:style-name="P5" text:outline-level="2">La Promesa de Este Programa</text:h>
      <text:p text:style-name="P164">Si completas este programa de 8 semanas—y por "completar" quiero decir hacer los ejercicios, no solo leerlos—aquí está lo que es realista esperar:</text:p>
      <text:h text:style-name="Heading_20_3" text:outline-level="3"><text:span text:style-name="Strong_20_Emphasis"><text:span text:style-name="T14">Lo Que Probablemente VA a Pasar:</text:span></text:span></text:h>
      <text:p text:style-name="Text_20_body"><text:span text:style-name="T14">✅ </text:span><text:span text:style-name="Strong_20_Emphasis"><text:span text:style-name="T14">Tu nivel de angustia emocional se reducirá significativamente</text:span></text:span><text:span text:style-name="T14"> (estudios muestran reducciones del 40-60% en escalas de discapacidad por tinnitus) [ <text:s text:c="3"/>Hesser et al., 2011]</text:span></text:p>
      <text:p text:style-name="Text_20_body"><text:span text:style-name="T14">✅ </text:span><text:span text:style-name="Strong_20_Emphasis"><text:span text:style-name="T14">Dormirás mejor.</text:span></text:span><text:span text:style-name="T14"> No perfectamente todas las noches, pero sin que el tinnitus sea tu carcelero nocturno.</text:span></text:p>
      <text:p text:style-name="Text_20_body"><text:span text:style-name="T14">✅ </text:span><text:span text:style-name="Strong_20_Emphasis"><text:span text:style-name="T14">Recuperarás actividades que has estado evitando</text:span></text:span><text:span text:style-name="T14"> (lectura, conversaciones tranquilas, estar en silencio).</text:span></text:p>
      <text:p text:style-name="Text_20_body"><text:span text:style-name="T14">✅ </text:span><text:span text:style-name="Strong_20_Emphasis"><text:span text:style-name="T14">Dejarás de entrar en pánico</text:span></text:span><text:span text:style-name="T14"> cada vez que notes el zumbido.</text:span></text:p>
      <text:p text:style-name="Text_20_body"><text:span text:style-name="T14">✅ </text:span><text:span text:style-name="Strong_20_Emphasis"><text:span text:style-name="T14">Tendrás herramientas concretas</text:span></text:span><text:span text:style-name="T14"> para manejar los picos inevitables del tinnitus.</text:span></text:p>
      <text:h text:style-name="Heading_20_3" text:outline-level="3"><text:span text:style-name="Strong_20_Emphasis"><text:span text:style-name="T14">Lo Que Probablemente NO Va a Pasar:</text:span></text:span></text:h>
      <text:p text:style-name="Text_20_body"><text:span text:style-name="T14">❌ </text:span><text:span text:style-name="Strong_20_Emphasis"><text:span text:style-name="T14">El volumen del tinnitus no desaparecerá.</text:span></text:span><text:span text:style-name="T14"> Puede fluctuar naturalmente (algunos días más fuerte, otros más suave), pero no esperes silencio total.</text:span></text:p>
      <text:p text:style-name="Text_20_body"><text:span text:style-name="T14">❌ </text:span><text:span text:style-name="Strong_20_Emphasis"><text:span text:style-name="T14">No será un proceso lineal.</text:span></text:span><text:span text:style-name="T14"> Tendrás días buenos y días difíciles. Eso es normal.</text:span></text:p>
      <text:p text:style-name="Text_20_body"><text:span text:style-name="T14">❌ </text:span><text:span text:style-name="Strong_20_Emphasis"><text:span text:style-name="T14">No sucederá sin esfuerzo.</text:span></text:span><text:span text:style-name="T14"> Necesitarás practicar consistentemente durante 8 semanas (y más allá para mantenimiento).</text:span></text:p>
      <text:p text:style-name="Text_20_body"><text:span text:style-name="Strong_20_Emphasis"><text:span text:style-name="T14">¿Puedes aceptar esa promesa realista?</text:span></text:span></text:p>
      <text:p text:style-name="P164">Si la respuesta es "sí," entonces estás listo para comenzar.</text:p>
      <text:p text:style-name="P164"><text:soft-page-break/>Si la respuesta es "no, solo aceptaré una cura total," te entiendo—pero este libro no es para ti. Todavía.</text:p>
      <text:p text:style-name="P7"/>
      <text:h text:style-name="P5" text:outline-level="2">Cómo Funciona Este Programa (Las 4 Partes)</text:h>
      <text:p text:style-name="P164">Este libro de ejercicios está dividido en 4 partes que cubren 8 semanas:</text:p>
      <text:h text:style-name="Heading_20_3" text:outline-level="3"><text:span text:style-name="Strong_20_Emphasis"><text:span text:style-name="T14">PARTE I: Comprensión y Desmitificación (Semana 1 - Caps 1-3)</text:span></text:span></text:h>
      <text:p text:style-name="Text_20_body"><text:span text:style-name="Strong_20_Emphasis"><text:span text:style-name="T14">Objetivo:</text:span></text:span><text:span text:style-name="T14"> Entender qué es el tinnitus, por qué tu cerebro reacciona así, y desmentir los mitos que te mantienen atrapado.</text:span></text:p>
      <text:p text:style-name="Text_20_body"><text:span text:style-name="Strong_20_Emphasis"><text:span text:style-name="T14">Tiempo estimado:</text:span></text:span><text:span text:style-name="T14"> 3-4 días de lectura (20-30 min/día)</text:span></text:p>
      <text:p text:style-name="Text_20_body"><text:span text:style-name="Strong_20_Emphasis"><text:span text:style-name="T14">Tu tarea:</text:span></text:span><text:span text:style-name="T14"> Leer, absorber, y completar tu evaluación inicial.</text:span></text:p>
      <text:p text:style-name="P7"/>
      <text:h text:style-name="Heading_20_3" text:outline-level="3"><text:span text:style-name="Strong_20_Emphasis"><text:span text:style-name="T14">PARTE II: Control Sensorial (Semana 2 - Caps 4-6)</text:span></text:span></text:h>
      <text:p text:style-name="Text_20_body"><text:span text:style-name="Strong_20_Emphasis"><text:span text:style-name="T14">Objetivo:</text:span></text:span><text:span text:style-name="T14"> Aprender herramientas inmediatas de alivio—atención plena básica, enmascaramiento inteligente, y manejo de factores agravantes.</text:span></text:p>
      <text:p text:style-name="Text_20_body"><text:span text:style-name="Strong_20_Emphasis"><text:span text:style-name="T14">Tiempo estimado:</text:span></text:span><text:span text:style-name="T14"> 7-10 días de lectura + práctica (30-40 min/día)</text:span></text:p>
      <text:p text:style-name="Text_20_body"><text:span text:style-name="Strong_20_Emphasis"><text:span text:style-name="T14">Tu tarea:</text:span></text:span><text:span text:style-name="T14"> Practicar ejercicios de respiración, experimentar con sonido ambiental, identificar tus factores agravantes.</text:span></text:p>
      <text:p text:style-name="P7"/>
      <text:h text:style-name="Heading_20_3" text:outline-level="3"><text:span text:style-name="Strong_20_Emphasis"><text:span text:style-name="T14">PARTE III: Reestructuración Cognitiva (Semanas 3-5 - Caps 7-9)</text:span></text:span></text:h>
      <text:p text:style-name="Text_20_body"><text:span text:style-name="Strong_20_Emphasis"><text:span text:style-name="T14">Objetivo:</text:span></text:span><text:span text:style-name="T14"> El corazón del programa—cambiar tu respuesta al tinnitus usando TCC. Aquí es donde sucede la transformación real.</text:span></text:p>
      <text:p text:style-name="Text_20_body"><text:span text:style-name="Strong_20_Emphasis"><text:span text:style-name="T14">Tiempo estimado:</text:span></text:span><text:span text:style-name="T14"> 3 semanas de práctica intensiva (45-60 min/día)</text:span></text:p>
      <text:p text:style-name="Text_20_body"><text:span text:style-name="Strong_20_Emphasis"><text:span text:style-name="T14">Tu tarea:</text:span></text:span></text:p>
      <text:list text:style-name="L13">
        <text:list-item>
          <text:p text:style-name="P165">Semana 3: Mapear tu patrón de pánico (Modelo ABC) </text:p>
        </text:list-item>
        <text:list-item>
          <text:p text:style-name="P165">Semana 4: Desafiar tus pensamientos catastróficos </text:p>
        </text:list-item>
        <text:list-item>
          <text:p text:style-name="P166">Semana 5: Exposición gradual a situaciones evitadas </text:p>
        </text:list-item>
      </text:list>
      <text:p text:style-name="P7"/>
      <text:h text:style-name="Heading_20_3" text:outline-level="3"><text:span text:style-name="Strong_20_Emphasis"><text:span text:style-name="T14">PARTE IV: Integración y Mantenimiento (Semanas 6-8 - Caps 10-12)</text:span></text:span></text:h>
      <text:p text:style-name="Text_20_body"><text:span text:style-name="Strong_20_Emphasis"><text:span text:style-name="T14">Objetivo:</text:span></text:span><text:span text:style-name="T14"> Consolidar tu progreso, recuperar tus noches, manejar los picos futuros, y crear tu plan de mantenimiento de por vida.</text:span></text:p>
      <text:p text:style-name="Text_20_body"><text:span text:style-name="Strong_20_Emphasis"><text:span text:style-name="T14">Tiempo estimado:</text:span></text:span><text:span text:style-name="T14"> 3 semanas de consolidación (30-45 min/día)</text:span></text:p>
      <text:p text:style-name="Text_20_body"><text:soft-page-break/><text:span text:style-name="Strong_20_Emphasis"><text:span text:style-name="T14">Tu tarea:</text:span></text:span></text:p>
      <text:list text:style-name="L14">
        <text:list-item>
          <text:p text:style-name="P167">Semana 6: Aplicar estrategias de sueño + continuar exposición </text:p>
        </text:list-item>
        <text:list-item>
          <text:p text:style-name="P167">Semana 7: Medir tu progreso + crear tu Kit de Emergencia </text:p>
        </text:list-item>
        <text:list-item>
          <text:p text:style-name="P168">Semana 8: Completar tu Escalera + Plan de Mantenimiento </text:p>
        </text:list-item>
      </text:list>
      <text:p text:style-name="P7"/>
      <text:h text:style-name="P5" text:outline-level="2">Cómo Usar Este Libro (Instrucciones Críticas)</text:h>
      <text:h text:style-name="Heading_20_3" text:outline-level="3"><text:span text:style-name="Strong_20_Emphasis"><text:span text:style-name="T14">Regla #1: Sigue El Orden</text:span></text:span></text:h>
      <text:p text:style-name="Text_20_body"><text:span text:style-name="Strong_20_Emphasis"><text:span text:style-name="T14">No saltes capítulos.</text:span></text:span><text:span text:style-name="T14"> Cada capítulo construye sobre el anterior.</text:span></text:p>
      <text:p text:style-name="P164">No vayas directo al Cap 10 (sueño) si no has hecho el Cap 7-8 (TCC básica). No funcionará.</text:p>
      <text:p text:style-name="P7"/>
      <text:h text:style-name="Heading_20_3" text:outline-level="3"><text:span text:style-name="Strong_20_Emphasis"><text:span text:style-name="T14">Regla #2: Haz Los Ejercicios</text:span></text:span></text:h>
      <text:p text:style-name="Text_20_body"><text:span text:style-name="Strong_20_Emphasis"><text:span text:style-name="T14">Este no es un libro de autoayuda para leer en el sofá.</text:span></text:span></text:p>
      <text:p text:style-name="P164">Es un libro de ejercicios prácticos. Si no llenas las tablas, si no practicas las exposiciones, si no usas las herramientas... no verás resultados.</text:p>
      <text:p text:style-name="Text_20_body"><text:span text:style-name="Strong_20_Emphasis"><text:span text:style-name="T14">Analogía:</text:span></text:span><text:span text:style-name="T14"> Es como comprar un libro de ejercicios físicos y solo leerlo sin hacer una sola lagartija. Tu cuerpo no cambiará. Tu respuesta al tinnitus tampoco.</text:span></text:p>
      <text:p text:style-name="P7"/>
      <text:h text:style-name="Heading_20_3" text:outline-level="3"><text:span text:style-name="Strong_20_Emphasis"><text:span text:style-name="T14">Regla #3: Dale Tiempo</text:span></text:span></text:h>
      <text:p text:style-name="Text_20_body"><text:span text:style-name="Strong_20_Emphasis"><text:span text:style-name="T14">El programa dura 8 semanas por una razón.</text:span></text:span></text:p>
      <text:p text:style-name="P164">La habituación es un proceso de reaprendizaje cerebral que toma tiempo. No esperes cambios mágicos en 3 días.</text:p>
      <text:p text:style-name="Text_20_body"><text:span text:style-name="Strong_20_Emphasis"><text:span text:style-name="T14">La mayoría de las personas empiezan a notar mejoras significativas entre las Semanas 4-6.</text:span></text:span></text:p>
      <text:p text:style-name="P164">Si llegas a la Semana 3 y piensas "esto no funciona," recuerda: le estás pidiendo a tu cerebro que reescriba una respuesta automática que ha practicado durante meses. Sé paciente.</text:p>
      <text:p text:style-name="P7"/>
      <text:h text:style-name="Heading_20_3" text:outline-level="3"><text:span text:style-name="Strong_20_Emphasis"><text:span text:style-name="T14">Regla #4: Sé Honesto Contigo Mismo</text:span></text:span></text:h>
      <text:p text:style-name="Text_20_body"><text:span text:style-name="Strong_20_Emphasis"><text:span text:style-name="T14">Este programa requiere honestidad brutal.</text:span></text:span></text:p>
      <text:p text:style-name="P164">Cuando llenes los ejercicios, no escribas lo que "suena bien" o lo que "deberías" sentir. Escribe lo que REALMENTE piensas y sientes.</text:p>
      <text:p text:style-name="P164">Nadie más que tú verá este libro de ejercicios. No hay respuestas "correctas" o "incorrectas." Solo hay TU verdad.</text:p>
      <text:p text:style-name="P7"><text:soft-page-break/></text:p>
      <text:h text:style-name="Heading_20_3" text:outline-level="3"><text:span text:style-name="Strong_20_Emphasis"><text:span text:style-name="T14">Regla #5: Busca Apoyo Profesional Si Lo Necesitas</text:span></text:span></text:h>
      <text:p text:style-name="Text_20_body"><text:span text:style-name="Strong_20_Emphasis"><text:span text:style-name="T14">Este libro de ejercicios es poderoso, pero no reemplaza atención médica o psicológica profesional.</text:span></text:span></text:p>
      <text:p text:style-name="Text_20_body"><text:span text:style-name="Strong_20_Emphasis"><text:span text:style-name="T14">Busca ayuda inmediata si:</text:span></text:span></text:p>
      <text:list text:style-name="L15">
        <text:list-item>
          <text:p text:style-name="P169">Tienes pensamientos suicidas o de autolesión </text:p>
        </text:list-item>
        <text:list-item>
          <text:p text:style-name="P169">Tu tinnitus apareció súbitamente con pérdida auditiva severa (emergencia médica) </text:p>
        </text:list-item>
        <text:list-item>
          <text:p text:style-name="P169">Tienes tinnitus pulsátil (late con tu corazón) sin diagnóstico </text:p>
        </text:list-item>
        <text:list-item>
          <text:p text:style-name="P170">Tu depresión o ansiedad es tan severa que no puedes funcionar día a día </text:p>
        </text:list-item>
      </text:list>
      <text:p text:style-name="Text_20_body"><text:span text:style-name="Strong_20_Emphasis"><text:span text:style-name="T14">Este programa funciona MEJOR cuando se combina con:</text:span></text:span></text:p>
      <text:list text:style-name="L16">
        <text:list-item>
          <text:p text:style-name="P171">Evaluación médica completa (descartar causas tratables) </text:p>
        </text:list-item>
        <text:list-item>
          <text:p text:style-name="P171">Terapia individual con un psicólogo especializado en TCC (si tienes acceso) </text:p>
        </text:list-item>
        <text:list-item>
          <text:p text:style-name="P172">Grupo de apoyo para tinnitus (moderado profesionalmente) </text:p>
        </text:list-item>
      </text:list>
      <text:p text:style-name="P7"/>
      <text:h text:style-name="P5" text:outline-level="2">Tu Compromiso (Antes de Seguir)</text:h>
      <text:p text:style-name="P164">Antes de pasar al Capítulo 2, necesito que hagas un compromiso contigo mismo.</text:p>
      <text:p text:style-name="P164">Lee esto en voz alta si estás solo:</text:p>
      <text:p text:style-name="P7"/>
      <text:p text:style-name="Text_20_body"><text:span text:style-name="Strong_20_Emphasis"><text:span text:style-name="T14">"Me comprometo a completar este programa de 8 semanas.</text:span></text:span></text:p>
      <text:p text:style-name="Text_20_body"><text:span text:style-name="Strong_20_Emphasis"><text:span text:style-name="T14">Entiendo que no es una cura mágica, sino un proceso de trabajo activo.</text:span></text:span></text:p>
      <text:p text:style-name="Text_20_body"><text:span text:style-name="Strong_20_Emphasis"><text:span text:style-name="T14">Entiendo que el tinnitus puede no desaparecer, pero mi relación con él puede cambiar completamente.</text:span></text:span></text:p>
      <text:p text:style-name="Text_20_body"><text:span text:style-name="Strong_20_Emphasis"><text:span text:style-name="T14">Me comprometo a hacer los ejercicios, incluso cuando sea incómodo.</text:span></text:span></text:p>
      <text:p text:style-name="Text_20_body"><text:span text:style-name="Strong_20_Emphasis"><text:span text:style-name="T14">Me comprometo a ser honesto conmigo mismo sobre mi progreso.</text:span></text:span></text:p>
      <text:p text:style-name="Text_20_body"><text:span text:style-name="Strong_20_Emphasis"><text:span text:style-name="T14">Me comprometo a ser compasivo conmigo mismo en los días difíciles.</text:span></text:span></text:p>
      <text:p text:style-name="Text_20_body"><text:span text:style-name="Strong_20_Emphasis"><text:span text:style-name="T14">Y me comprometo a NO abandonar antes de la Semana 6, que es cuando la mayoría de las personas ven resultados significativos."</text:span></text:span></text:p>
      <text:p text:style-name="P7"/>
      <text:p text:style-name="Text_20_body"><text:span text:style-name="Strong_20_Emphasis"><text:span text:style-name="T14">Firma (o escribe tu nombre):</text:span></text:span><text:span text:style-name="T14"> _____________________________</text:span></text:p>
      <text:p text:style-name="Text_20_body"><text:span text:style-name="Strong_20_Emphasis"><text:span text:style-name="T14">Fecha de inicio:</text:span></text:span><text:span text:style-name="T14"> _____________________________</text:span></text:p>
      <text:p text:style-name="Text_20_body"><text:span text:style-name="Strong_20_Emphasis"><text:span text:style-name="T14">Fecha proyectada de finalización (8 semanas después):</text:span></text:span><text:span text:style-name="T14"> _____________________________</text:span></text:p>
      <text:p text:style-name="P7"/>
      <text:h text:style-name="P5" text:outline-level="2"><text:soft-page-break/>Qué Esperar En Las Próximas Páginas</text:h>
      <text:p text:style-name="Text_20_body"><text:span text:style-name="Strong_20_Emphasis"><text:span text:style-name="T14">Capítulo 2:</text:span></text:span><text:span text:style-name="T14"> Vas a entender QUÉ es el tinnitus realmente—no la jerga médica complicada, sino una explicación clara de por qué tu cerebro está generando este sonido y por qué reacciona con pánico.</text:span></text:p>
      <text:p text:style-name="Text_20_body"><text:span text:style-name="Strong_20_Emphasis"><text:span text:style-name="T14">Capítulo 3:</text:span></text:span><text:span text:style-name="T14"> Vamos a desmentir los mitos más peligrosos sobre el tinnitus—esas creencias falsas que te mantienen atrapado en la desesperanza.</text:span></text:p>
      <text:p text:style-name="Text_20_body"><text:span text:style-name="Strong_20_Emphasis"><text:span text:style-name="T14">Después de completar los Caps 1-3 (3-4 días),</text:span></text:span><text:span text:style-name="T14"> tendrás una base sólida de comprensión. Y entonces empezaremos con las herramientas prácticas en la Semana 2.</text:span></text:p>
      <text:p text:style-name="P7"/>
      <text:h text:style-name="P5" text:outline-level="2">Una Última Cosa Antes de Empezar</text:h>
      <text:p text:style-name="P164">Sé que estás cansado.</text:p>
      <text:p text:style-name="P164">Cansado de buscar respuestas. Cansado de no dormir. Cansado de que nadie entienda.</text:p>
      <text:p text:style-name="P164">Y sé que parte de ti no cree completamente que este libro pueda ayudarte.</text:p>
      <text:p text:style-name="Text_20_body"><text:span text:style-name="Strong_20_Emphasis"><text:span text:style-name="T14">Eso está bien. No necesitas creer todavía.</text:span></text:span></text:p>
      <text:p text:style-name="P164">Solo necesitas estar dispuesto a intentarlo.</text:p>
      <text:p text:style-name="Text_20_body"><text:span text:style-name="Strong_20_Emphasis"><text:span text:style-name="T14">Dame 8 semanas. Haz los ejercicios. Y luego decide.</text:span></text:span></text:p>
      <text:p text:style-name="P164">Si al final de la Semana 8 no has visto NINGUNA reducción en tu angustia, habrás aprendido algo valioso sobre ti mismo y sobre el proceso.</text:p>
      <text:p text:style-name="P164">Pero mi apuesta—basada en décadas de investigación y cientos de pacientes—es que SÍ verás un cambio.</text:p>
      <text:p text:style-name="Text_20_body"><text:span text:style-name="Strong_20_Emphasis"><text:span text:style-name="T14">No en el volumen del sonido.</text:span></text:span></text:p>
      <text:p text:style-name="Text_20_body"><text:span text:style-name="Strong_20_Emphasis"><text:span text:style-name="T14">Sino en tu libertad.</text:span></text:span></text:p>
      <text:p text:style-name="P164">Libertad de la batalla mental. Libertad del miedo constante. Libertad de vivir tu vida.</text:p>
      <text:p text:style-name="P164">Esa libertad está esperándote.</text:p>
      <text:p text:style-name="Text_20_body"><text:span text:style-name="Strong_20_Emphasis"><text:span text:style-name="T14">Ahora, pasa la página y empecemos.</text:span></text:span></text:p>
      <text:p text:style-name="P7"/>
      <text:h text:style-name="P5" text:outline-level="2">Resumen del Capítulo 1</text:h>
      <text:p text:style-name="Text_20_body"><text:span text:style-name="T14">✅ </text:span><text:span text:style-name="Strong_20_Emphasis"><text:span text:style-name="T14">Entendiste:</text:span></text:span><text:span text:style-name="T14"> Este es un programa de 8 semanas basado en TCC y TRT, no una "cura mágica"</text:span></text:p>
      <text:p text:style-name="Text_20_body"><text:span text:style-name="T14">✅ </text:span><text:span text:style-name="Strong_20_Emphasis"><text:span text:style-name="T14">Aceptaste:</text:span></text:span><text:span text:style-name="T14"> La promesa realista—reducción de angustia significativa, incluso si el sonido permanece</text:span></text:p>
      <text:p text:style-name="Text_20_body"><text:span text:style-name="T14">✅ </text:span><text:span text:style-name="Strong_20_Emphasis"><text:span text:style-name="T14">Conociste:</text:span></text:span><text:span text:style-name="T14"> La estructura de 4 partes del programa (Semanas 1-8)</text:span></text:p>
      <text:p text:style-name="Text_20_body"><text:soft-page-break/><text:span text:style-name="T14">✅ </text:span><text:span text:style-name="Strong_20_Emphasis"><text:span text:style-name="T14">Te comprometiste:</text:span></text:span><text:span text:style-name="T14"> A completar el programa con honestidad y paciencia</text:span></text:p>
      <text:p text:style-name="Text_20_body"><text:span text:style-name="T14">✅ </text:span><text:span text:style-name="Strong_20_Emphasis"><text:span text:style-name="T14">Próximo paso:</text:span></text:span><text:span text:style-name="T14"> Capítulo 2 - Entender qué es el tinnitus y por qué tu cerebro reacciona así</text:span></text:p>
      <text:p text:style-name="P164"/>
      <text:p text:style-name="P164"/>
      <text:h text:style-name="P6" text:outline-level="3"><text:s/>Referencias del Capítulo 1</text:h>
      <text:list text:style-name="L17">
        <text:list-item>
          <text:p text:style-name="P10"><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list-item>
        <text:list-item>
          <text:p text:style-name="P10"><text:span text:style-name="T14">McCormack, A., Edmondson-Jones, M., Somerset, S., &amp; Hall, D. (2016). A systematic review of the reporting of tinnitus prevalence and severity. </text:span><text:span text:style-name="Emphasis"><text:span text:style-name="T14">Hearing Research, 337</text:span></text:span><text:span text:style-name="T14">, 70–79. </text:span><text:a xlink:type="simple" xlink:href="https://doi.org/10.1016/j.heares.2016.05.009" text:style-name="Internet_20_link" text:visited-style-name="Visited_20_Internet_20_Link"><text:span text:style-name="T14">https://doi.org/10.1016/j.heares.2016.05.009</text:span></text:a></text:p>
          <text:p text:style-name="P21"/>
        </text:list-item>
      </text:list>
      <text:h text:style-name="P3" text:outline-level="1">Capítulo 2: Entendiendo Tu Tinnitus</text:h>
      <text:h text:style-name="P5" text:outline-level="2">Por Qué Necesitas Saber Esto</text:h>
      <text:p text:style-name="P164">Probablemente llegaste a este libro buscando soluciones, no explicaciones.</text:p>
      <text:p text:style-name="P164">"No me importa POR QUÉ tengo este zumbido," dirás. "Solo quiero que desaparezca."</text:p>
      <text:p text:style-name="P164">Te entiendo completamente.</text:p>
      <text:p text:style-name="Text_20_body"><text:span text:style-name="T14">Pero aquí está el problema: </text:span><text:span text:style-name="Strong_20_Emphasis"><text:span text:style-name="T14">si no entiendes QUÉ es el tinnitus y POR QUÉ tu cerebro reacciona con tanto pánico, las herramientas de los siguientes capítulos no tendrán sentido para ti.</text:span></text:span></text:p>
      <text:p text:style-name="P164">Sería como tratar de arreglar un auto sin entender cómo funciona el motor. Podrías seguir las instrucciones mecánicamente, pero no comprenderías por qué funcionan.</text:p>
      <text:p text:style-name="Text_20_body"><text:span text:style-name="Strong_20_Emphasis"><text:span text:style-name="T14">Este capítulo te dará ese entendimiento fundamental.</text:span></text:span></text:p>
      <text:p text:style-name="P164">No voy a sumergirte en neurobiología compleja ni en terminología médica incomprensible. (Si quieres profundizar en los aspectos neurofisiológicos del tinnitus, ese podría ser tema de otro libro—aquí nos quedaremos con lo esencial que necesitas saber para recuperar tu vida).</text:p>
      <text:p text:style-name="P164">Lo que SÍ vas a aprender en los próximos 15-20 minutos:</text:p>
      <text:list text:style-name="L18">
        <text:list-item>
          <text:p text:style-name="P40"><text:span text:style-name="Strong_20_Emphasis"><text:span text:style-name="T14">Qué es el tinnitus realmente</text:span></text:span><text:span text:style-name="T14"> (y qué NO es) </text:span></text:p>
        </text:list-item>
        <text:list-item>
          <text:p text:style-name="P40"><text:span text:style-name="Strong_20_Emphasis"><text:span text:style-name="T14">Por qué tu cerebro lo genera</text:span></text:span><text:span text:style-name="T14"> (incluso si no hay un sonido "real") </text:span></text:p>
        </text:list-item>
        <text:list-item>
          <text:p text:style-name="P40"><text:span text:style-name="Strong_20_Emphasis"><text:span text:style-name="T14">Por qué algunas personas sufren intensamente mientras otras apenas lo notan</text:span></text:span><text:span text:style-name="T14"> </text:span></text:p>
        </text:list-item>
        <text:list-item>
          <text:p text:style-name="P40"><text:span text:style-name="Strong_20_Emphasis"><text:span text:style-name="T14">Cuándo necesitas atención médica urgente</text:span></text:span><text:span text:style-name="T14"> (banderas rojas) </text:span></text:p>
        </text:list-item>
        <text:list-item>
          <text:p text:style-name="P39"><text:span text:style-name="Strong_20_Emphasis"><text:span text:style-name="T14">Tu Cuestionario de Angustia Inicial</text:span></text:span><text:span text:style-name="T14"> (tu línea base para medir progreso) </text:span></text:p>
        </text:list-item>
      </text:list>
      <text:p text:style-name="P7"/>
      <text:h text:style-name="P5" text:outline-level="2">Qué Es El Tinnitus (La Explicación Simple)</text:h>
      <text:p text:style-name="Text_20_body"><text:span text:style-name="Strong_20_Emphasis"><text:span text:style-name="T14">Tinnitus</text:span></text:span><text:span text:style-name="T14"> es la percepción de un sonido que no tiene una fuente externa.</text:span></text:p>
      <text:p text:style-name="P164">Puede sonar como:</text:p>
      <text:list text:style-name="L19">
        <text:list-item>
          <text:p text:style-name="P173">Un zumbido o pitido agudo </text:p>
        </text:list-item>
        <text:list-item>
          <text:p text:style-name="P173">Un silbido constante </text:p>
        </text:list-item>
        <text:list-item>
          <text:p text:style-name="P173">Un rugido grave como motor lejano </text:p>
        </text:list-item>
        <text:list-item>
          <text:p text:style-name="P173">Un chirrido de grillos </text:p>
        </text:list-item>
        <text:list-item>
          <text:p text:style-name="P173">Un sonido pulsátil (que late con tu corazón) </text:p>
        </text:list-item>
        <text:list-item>
          <text:p text:style-name="P174">Múltiples sonidos simultáneos </text:p>
        </text:list-item>
      </text:list>
      <text:p text:style-name="Text_20_body"><text:span text:style-name="Strong_20_Emphasis"><text:span text:style-name="T14">Punto crítico #1:</text:span></text:span><text:span text:style-name="T14"> El sonido ES real para ti. No estás "imaginándolo" ni "inventándolo." Tu cerebro está generando una señal auditiva genuina.</text:span></text:p>
      <text:p text:style-name="Text_20_body"><text:soft-page-break/><text:span text:style-name="Strong_20_Emphasis"><text:span text:style-name="T14">Punto crítico #2:</text:span></text:span><text:span text:style-name="T14"> El tinnitus NO es una enfermedad. Es un SÍNTOMA—una señal de que algo en tu sistema auditivo o en tu cerebro ha cambiado.</text:span></text:p>
      <text:p text:style-name="P7"/>
      <text:h text:style-name="P5" text:outline-level="2">Los Dos Tipos Principales de Tinnitus</text:h>
      <text:h text:style-name="Heading_20_3" text:outline-level="3"><text:span text:style-name="Strong_20_Emphasis"><text:span text:style-name="T14">Tinnitus Subjetivo (95% de los casos)</text:span></text:span></text:h>
      <text:p text:style-name="Text_20_body"><text:span text:style-name="Strong_20_Emphasis"><text:span text:style-name="T14">Definición:</text:span></text:span><text:span text:style-name="T14"> Solo TÚ puedes escucharlo. No hay una fuente física de sonido que un médico pueda detectar con instrumentos.</text:span></text:p>
      <text:p text:style-name="Text_20_body"><text:span text:style-name="Strong_20_Emphasis"><text:span text:style-name="T14">Causas más comunes:</text:span></text:span></text:p>
      <text:list text:style-name="L20">
        <text:list-item>
          <text:p text:style-name="P175">Exposición a ruido fuerte (daño a células ciliadas del oído interno) </text:p>
        </text:list-item>
        <text:list-item>
          <text:p text:style-name="P175">Pérdida auditiva relacionada con la edad (presbiacusia) </text:p>
        </text:list-item>
        <text:list-item>
          <text:p text:style-name="P175">Acumulación de cerumen (cera) bloqueando el canal auditivo </text:p>
        </text:list-item>
        <text:list-item>
          <text:p text:style-name="P175">Ciertos medicamentos (ototóxicos) </text:p>
        </text:list-item>
        <text:list-item>
          <text:p text:style-name="P175">Trastornos de la articulación temporomandibular (ATM) </text:p>
        </text:list-item>
        <text:list-item>
          <text:p text:style-name="P175">Estrés y ansiedad extremos </text:p>
        </text:list-item>
        <text:list-item>
          <text:p text:style-name="P175">Lesión craneal o cervical </text:p>
        </text:list-item>
        <text:list-item>
          <text:p text:style-name="P176">Y muchas veces... causa desconocida </text:p>
        </text:list-item>
      </text:list>
      <text:p text:style-name="Text_20_body"><text:span text:style-name="Strong_20_Emphasis"><text:span text:style-name="T14">Lo importante:</text:span></text:span><text:span text:style-name="T14"> En el tinnitus subjetivo, el sonido se origina en tu CEREBRO, no en tu oído. Más sobre esto en un momento.</text:span></text:p>
      <text:p text:style-name="P7"/>
      <text:h text:style-name="Heading_20_3" text:outline-level="3"><text:span text:style-name="Strong_20_Emphasis"><text:span text:style-name="T14">Tinnitus Objetivo (5% de los casos)</text:span></text:span></text:h>
      <text:p text:style-name="Text_20_body"><text:span text:style-name="Strong_20_Emphasis"><text:span text:style-name="T14">Definición:</text:span></text:span><text:span text:style-name="T14"> El médico PUEDE escucharlo usando un estetoscopio. Hay una fuente física real de sonido dentro de tu cuerpo.</text:span></text:p>
      <text:p text:style-name="Text_20_body"><text:span text:style-name="Strong_20_Emphasis"><text:span text:style-name="T14">Causas más comunes:</text:span></text:span></text:p>
      <text:list text:style-name="L21">
        <text:list-item>
          <text:p text:style-name="P177">Flujo sanguíneo turbulento en vasos cerca del oído </text:p>
        </text:list-item>
        <text:list-item>
          <text:p text:style-name="P177">Espasmos musculares en el oído medio </text:p>
        </text:list-item>
        <text:list-item>
          <text:p text:style-name="P178">Disfunción de la trompa de Eustaquio </text:p>
        </text:list-item>
      </text:list>
      <text:p text:style-name="Text_20_body"><text:span text:style-name="Strong_20_Emphasis"><text:span text:style-name="T14">Lo importante:</text:span></text:span><text:span text:style-name="T14"> El tinnitus objetivo casi siempre tiene una causa médica TRATABLE. Si tu tinnitus es objetivo (pulsátil, coincide con tu latido, etc.), necesitas evaluación médica completa.</text:span></text:p>
      <text:p text:style-name="P7"/>
      <text:h text:style-name="P5" text:outline-level="2">Por Qué Tu Cerebro Genera El Sonido (La Parte Fascinante)</text:h>
      <text:p text:style-name="P164">Aquí está el descubrimiento que cambió todo lo que sabemos sobre el tinnitus:</text:p>
      <text:p text:style-name="Text_20_body"><text:span text:style-name="Strong_20_Emphasis"><text:span text:style-name="T14">El tinnitus NO es principalmente un problema del oído. Es un problema del CEREBRO.</text:span></text:span></text:p>
      <text:p text:style-name="P164"><text:soft-page-break/>Déjame explicar esto con una analogía:</text:p>
      <text:h text:style-name="Heading_20_3" text:outline-level="3"><text:span text:style-name="Strong_20_Emphasis"><text:span text:style-name="T14">La Analogía del Miembro Fantasma</text:span></text:span></text:h>
      <text:p text:style-name="P164">Cuando una persona pierde un brazo, muchas veces sigue sintiendo ese brazo—incluso dolor en ese brazo que ya no existe.</text:p>
      <text:p text:style-name="P164">¿Por qué? Porque el cerebro tiene un "mapa" del cuerpo. Cuando falta información de una parte del cuerpo, el cerebro intenta "llenar el vacío" generando sensaciones fantasma.</text:p>
      <text:p text:style-name="Text_20_body"><text:span text:style-name="Strong_20_Emphasis"><text:span text:style-name="T14">El tinnitus funciona exactamente igual, pero con el sonido.</text:span></text:span></text:p>
      <text:p text:style-name="P7"/>
      <text:h text:style-name="Heading_20_3" text:outline-level="3"><text:span text:style-name="Strong_20_Emphasis"><text:span text:style-name="T14">Qué Sucede En Tu Sistema Auditivo:</text:span></text:span></text:h>
      <text:p text:style-name="Text_20_body"><text:span text:style-name="Strong_20_Emphasis"><text:span text:style-name="T14">PASO 1: Algo daña o reduce la entrada de sonido al cerebro</text:span></text:span></text:p>
      <text:p text:style-name="P164">Puede ser:</text:p>
      <text:list text:style-name="L22">
        <text:list-item>
          <text:p text:style-name="P179">Daño a las células ciliadas del oído interno (por ruido, edad, etc.) </text:p>
        </text:list-item>
        <text:list-item>
          <text:p text:style-name="P179">Bloqueo del canal auditivo (cerumen) </text:p>
        </text:list-item>
        <text:list-item>
          <text:p text:style-name="P180">Pérdida auditiva (aunque sea leve y no la notes conscientemente) </text:p>
        </text:list-item>
      </text:list>
      <text:p text:style-name="Text_20_body"><text:span text:style-name="Strong_20_Emphasis"><text:span text:style-name="T14">PASO 2: Tu cerebro nota que falta información</text:span></text:span></text:p>
      <text:p text:style-name="P164">Tu cerebro está diseñado para monitorear constantemente tu entorno auditivo. Cuando deja de recibir la cantidad "normal" de señales auditivas, detecta ese silencio como anormal.</text:p>
      <text:p text:style-name="Text_20_body"><text:span text:style-name="Strong_20_Emphasis"><text:span text:style-name="T14">PASO 3: Tu cerebro intenta "llenar el vacío"</text:span></text:span></text:p>
      <text:p text:style-name="P164">Para compensar la falta de entrada, las neuronas en tu corteza auditiva se vuelven HIPERACTIVAS. Empiezan a disparar señales espontáneamente.</text:p>
      <text:p text:style-name="Text_20_body"><text:span text:style-name="Strong_20_Emphasis"><text:span text:style-name="T14">Resultado:</text:span></text:span><text:span text:style-name="T14"> Percibes un sonido que no existe fuera de tu cabeza. Eso es el tinnitus.</text:span></text:p>
      <text:p text:style-name="Text_20_body"><text:span text:style-name="Strong_20_Emphasis"><text:span text:style-name="T14">Punto crítico:</text:span></text:span><text:span text:style-name="T14"> El tinnitus es el cerebro tratando de "ayudar." Es una respuesta adaptativa que salió mal. [ <text:s text:c="3"/>Jastreboff &amp; Hazell, 1993]</text:span></text:p>
      <text:p text:style-name="P7"/>
      <text:h text:style-name="P5" text:outline-level="2">Por Qué El Tinnitus Se Convierte En Sufrimiento (O No)</text:h>
      <text:p text:style-name="P164">Aquí está el descubrimiento más importante de los últimos 30 años:</text:p>
      <text:p text:style-name="Text_20_body"><text:span text:style-name="Strong_20_Emphasis"><text:span text:style-name="T14">El volumen del tinnitus NO predice el nivel de sufrimiento.</text:span></text:span></text:p>
      <text:p text:style-name="P164">Déjame repetir eso porque es contraintuitivo:</text:p>
      <text:p text:style-name="Text_20_body"><text:span text:style-name="Strong_20_Emphasis"><text:span text:style-name="T14">Dos personas pueden tener el mismo volumen de tinnitus. Una está desesperada, la otra apenas lo nota.</text:span></text:span></text:p>
      <text:p text:style-name="P164">¿Por qué?</text:p>
      <text:p text:style-name="P7"><text:soft-page-break/></text:p>
      <text:h text:style-name="Heading_20_3" text:outline-level="3"><text:span text:style-name="Strong_20_Emphasis"><text:span text:style-name="T14">El Modelo de Tres Sistemas</text:span></text:span></text:h>
      <text:p text:style-name="P164">Tu respuesta al tinnitus involucra tres sistemas cerebrales:</text:p>
      <text:p text:style-name="Text_20_body"><text:span text:style-name="Strong_20_Emphasis"><text:span text:style-name="T14">1. Sistema Auditivo (Percepción)</text:span></text:span></text:p>
      <text:list text:style-name="L23">
        <text:list-item>
          <text:p text:style-name="P181">Detecta el sonido </text:p>
        </text:list-item>
        <text:list-item>
          <text:p text:style-name="P181">Determina sus características (tono, volumen) </text:p>
        </text:list-item>
        <text:list-item>
          <text:p text:style-name="P41"><text:span text:style-name="Strong_20_Emphasis"><text:span text:style-name="T14">Esto es lo que NO puedes controlar directamente</text:span></text:span><text:span text:style-name="T14"> </text:span></text:p>
        </text:list-item>
      </text:list>
      <text:p text:style-name="Text_20_body"><text:span text:style-name="Strong_20_Emphasis"><text:span text:style-name="T14">2. Sistema Límbico (Emoción)</text:span></text:span></text:p>
      <text:list text:style-name="L24">
        <text:list-item>
          <text:p text:style-name="P182">Evalúa si el sonido es "peligroso" o "neutral" </text:p>
        </text:list-item>
        <text:list-item>
          <text:p text:style-name="P182">Genera la respuesta emocional (miedo, frustración, pánico) </text:p>
        </text:list-item>
        <text:list-item>
          <text:p text:style-name="P42"><text:span text:style-name="Strong_20_Emphasis"><text:span text:style-name="T14">Esto es lo que la TCC cambia directamente</text:span></text:span><text:span text:style-name="T14"> </text:span></text:p>
        </text:list-item>
      </text:list>
      <text:p text:style-name="Text_20_body"><text:span text:style-name="Strong_20_Emphasis"><text:span text:style-name="T14">3. Sistema Nervioso Autónomo (Reacción Física)</text:span></text:span></text:p>
      <text:list text:style-name="L25">
        <text:list-item>
          <text:p text:style-name="P183">Controla tu respuesta de estrés (ritmo cardíaco, tensión muscular, insomnio) </text:p>
        </text:list-item>
        <text:list-item>
          <text:p text:style-name="P183">Se activa cuando el Sistema Límbico marca el sonido como "peligro" </text:p>
        </text:list-item>
        <text:list-item>
          <text:p text:style-name="P43"><text:span text:style-name="Strong_20_Emphasis"><text:span text:style-name="T14">Esto cambia automáticamente cuando cambias el Sistema Límbico</text:span></text:span><text:span text:style-name="T14"> </text:span></text:p>
        </text:list-item>
      </text:list>
      <text:p text:style-name="P7"/>
      <text:h text:style-name="Heading_20_3" text:outline-level="3"><text:span text:style-name="Strong_20_Emphasis"><text:span text:style-name="T14">La Ecuación del Sufrimiento:</text:span></text:span></text:h>
      <text:p text:style-name="Text_20_body"><text:span text:style-name="Strong_20_Emphasis"><text:span text:style-name="T14">Tinnitus NOTORIO = Señal Auditiva + Etiqueta de "PELIGRO" del Sistema Límbico</text:span></text:span></text:p>
      <text:p text:style-name="Text_20_body"><text:span text:style-name="Strong_20_Emphasis"><text:span text:style-name="T14">Tinnitus IGNORADO = Señal Auditiva + Etiqueta de "NEUTRAL" del Sistema Límbico</text:span></text:span></text:p>
      <text:p text:style-name="Text_20_body"><text:span text:style-name="Strong_20_Emphasis"><text:span text:style-name="T14">Ejemplo del mundo real:</text:span></text:span></text:p>
      <text:p text:style-name="P164">Imagina que estás leyendo en una biblioteca silenciosa. El aire acondicionado hace un zumbido constante de fondo.</text:p>
      <text:p text:style-name="Text_20_body"><text:span text:style-name="Strong_20_Emphasis"><text:span text:style-name="T14">¿Lo notas?</text:span></text:span><text:span text:style-name="T14"> Probablemente no, a menos que te lo señale.</text:span></text:p>
      <text:p text:style-name="Text_20_body"><text:span text:style-name="Strong_20_Emphasis"><text:span text:style-name="T14">¿Por qué no?</text:span></text:span><text:span text:style-name="T14"> Porque tu Sistema Límbico lo clasificó como "sonido neutral sin importancia." Tu cerebro lo filtró automáticamente.</text:span></text:p>
      <text:p text:style-name="Text_20_body"><text:span text:style-name="Strong_20_Emphasis"><text:span text:style-name="T14">Eso es exactamente lo que queremos lograr con el tinnitus.</text:span></text:span></text:p>
      <text:p text:style-name="P164">No silenciar el sonido (no podemos), sino enseñarle a tu Sistema Límbico a reclasificarlo de "PELIGRO" a "<text:span text:style-name="T3">NEUTRAL</text:span>." [ <text:s text:c="3"/>Jastreboff &amp; Jastreboff, 2000]</text:p>
      <text:p text:style-name="P7"/>
      <text:h text:style-name="P5" text:outline-level="2">Por Qué Tu Cerebro Clasificó El Tinnitus Como "Peligro"</text:h>
      <text:p text:style-name="P164">Tu cerebro no es tonto. No clasificó el tinnitus como amenaza sin razón.</text:p>
      <text:p text:style-name="P164"><text:soft-page-break/>Probablemente sucedió algo así:</text:p>
      <text:p text:style-name="Text_20_body"><text:span text:style-name="Strong_20_Emphasis"><text:span text:style-name="T14">1. El tinnitus apareció súbitamente</text:span></text:span><text:span text:style-name="T14"> (o empeoró de repente)</text:span></text:p>
      <text:p text:style-name="Text_20_body"><text:span text:style-name="Strong_20_Emphasis"><text:span text:style-name="T14">2. Tu mente racional buscó explicaciones:</text:span></text:span></text:p>
      <text:list text:style-name="L26">
        <text:list-item>
          <text:p text:style-name="P184">"¿Me estoy quedando sordo?" </text:p>
        </text:list-item>
        <text:list-item>
          <text:p text:style-name="P184">"¿Es un tumor cerebral?" </text:p>
        </text:list-item>
        <text:list-item>
          <text:p text:style-name="P185">"¿Voy a tener esto para siempre?" </text:p>
        </text:list-item>
      </text:list>
      <text:p text:style-name="Text_20_body"><text:span text:style-name="Strong_20_Emphasis"><text:span text:style-name="T14">3. Entraste en pánico</text:span></text:span><text:span text:style-name="T14"> (respuesta emocional comprensible)</text:span></text:p>
      <text:p text:style-name="Text_20_body"><text:span text:style-name="Strong_20_Emphasis"><text:span text:style-name="T14">4. Tu Sistema Límbico aprendió:</text:span></text:span><text:span text:style-name="T14"> "Sonido = Peligro = Necesito monitorearlo constantemente"</text:span></text:p>
      <text:p text:style-name="Text_20_body"><text:span text:style-name="Strong_20_Emphasis"><text:span text:style-name="T14">5. Se formó un círculo vicioso:</text:span></text:span></text:p>
      <text:p text:style-name="P164">Notas el sonido → Pánico → El pánico aumenta tu atención al sonido → Notas el sonido más → Más pánico</text:p>
      <text:p text:style-name="Text_20_body"><text:span text:style-name="Strong_20_Emphasis"><text:span text:style-name="T14">Resultado:</text:span></text:span><text:span text:style-name="T14"> Después de semanas o meses, tu cerebro está en modo "hipervigilancia auditiva." Está escaneando constantemente por la "amenaza." [ <text:s text:c="3"/>Searchfield, 2014 - Marco ecológico del tinnitus e hipervigilancia auditiva]</text:span></text:p>
      <text:p text:style-name="P7"/>
      <text:h text:style-name="P5" text:outline-level="2">La Buena Noticia (Que Cambia Todo)</text:h>
      <text:p text:style-name="Text_20_body"><text:span text:style-name="Strong_20_Emphasis"><text:span text:style-name="T14">Lo que tu cerebro aprendió, puede </text:span></text:span><text:span text:style-name="Strong_20_Emphasis"><text:span text:style-name="T16">desa</text:span></text:span><text:span text:style-name="Strong_20_Emphasis"><text:span text:style-name="T14">prenderlo.</text:span></text:span></text:p>
      <text:p text:style-name="P164">La clasificación de "PELIGRO" <text:span text:style-name="T3">no</text:span> es permanente. Es plástica, <text:span text:style-name="T3">p</text:span>uede cambiar.</text:p>
      <text:p text:style-name="P164">Y eso es exactamente lo que haremos en las Semanas 3-5 de este programa.</text:p>
      <text:p text:style-name="P164">Vamos a usar herramientas de TCC para:</text:p>
      <text:list text:style-name="L27">
        <text:list-item>
          <text:p text:style-name="P186">Identificar el momento exacto en que tu cerebro dispara la alarma de "peligro" </text:p>
        </text:list-item>
        <text:list-item>
          <text:p text:style-name="P186">Cuestionar esa alarma con evidencia </text:p>
        </text:list-item>
        <text:list-item>
          <text:p text:style-name="P186">Reemplazarla con una respuesta más realista y calmante </text:p>
        </text:list-item>
        <text:list-item>
          <text:p text:style-name="P187">Practicar esa nueva respuesta hasta que se vuelva automática </text:p>
        </text:list-item>
      </text:list>
      <text:p text:style-name="Text_20_body"><text:span text:style-name="Strong_20_Emphasis"><text:span text:style-name="T14">Cuando eso suceda, el tinnitus seguirá estando ahí (la Señal Auditiva no desaparece).</text:span></text:span></text:p>
      <text:p text:style-name="Text_20_body"><text:span text:style-name="Strong_20_Emphasis"><text:span text:style-name="T14">Pero dejará de importar (porque el Sistema Límbico ya no lo marca como amenaza).</text:span></text:span></text:p>
      <text:p text:style-name="P164">Eso es la habituación.</text:p>
      <text:p text:style-name="P7"/>
      <text:h text:style-name="P5" text:outline-level="2">Cuándo Necesitas Atención Médica URGENTE</text:h>
      <text:p text:style-name="P164">Antes de seguir, necesito asegurarme de que no hay una causa médica tratable o peligrosa detrás de tu tinnitus.</text:p>
      <text:p text:style-name="Text_20_body"><text:soft-page-break/><text:span text:style-name="Strong_20_Emphasis"><text:span text:style-name="T14">Busca evaluación médica INMEDIATA si tienes:</text:span></text:span></text:p>
      <text:p text:style-name="Text_20_body"><text:span text:style-name="T14">🚨 </text:span><text:span text:style-name="Strong_20_Emphasis"><text:span text:style-name="T14">Banderas Rojas (Acude a urgencias o llama a tu médico HOY):</text:span></text:span></text:p>
      <text:list text:style-name="L28">
        <text:list-item>
          <text:p text:style-name="P188"><text:s/>Tinnitus que apareció SÚBITAMENTE con pérdida auditiva severa en un oído (puede ser pérdida auditiva súbita—emergencia médica)</text:p>
        </text:list-item>
        <text:list-item>
          <text:p text:style-name="P188"><text:s/>Tinnitus pulsátil (late con tu corazón) acompañado de dolor de cabeza intenso o cambios visuales</text:p>
        </text:list-item>
        <text:list-item>
          <text:p text:style-name="P188"><text:s/>Tinnitus con mareo intenso, vómito, o dificultad para caminar</text:p>
        </text:list-item>
        <text:list-item>
          <text:p text:style-name="P188"><text:s/>Tinnitus después de un golpe fuerte en la cabeza</text:p>
        </text:list-item>
        <text:list-item>
          <text:p text:style-name="P188"><text:s/>Tinnitus con debilidad facial o dificultad para hablar</text:p>
        </text:list-item>
      </text:list>
      <text:p text:style-name="P7"/>
      <text:p text:style-name="Text_20_body"><text:span text:style-name="T14">⚠️ </text:span><text:span text:style-name="Strong_20_Emphasis"><text:span text:style-name="T14">Evaluación Médica Necesaria (Agenda cita en 1-2 semanas):</text:span></text:span></text:p>
      <text:list text:style-name="L29">
        <text:list-item>
          <text:p text:style-name="P189">Tinnitus pulsátil persistente (incluso sin otros síntomas)</text:p>
        </text:list-item>
        <text:list-item>
          <text:p text:style-name="P189">Tinnitus solo en UN oído que dura más de 1-2 semanas</text:p>
        </text:list-item>
        <text:list-item>
          <text:p text:style-name="P189">Tinnitus con sensación de oído tapado que no mejora</text:p>
        </text:list-item>
        <text:list-item>
          <text:p text:style-name="P189">Pérdida auditiva que notas claramente</text:p>
        </text:list-item>
        <text:list-item>
          <text:p text:style-name="P189">Tinnitus después de empezar un medicamento nuevo</text:p>
        </text:list-item>
        <text:list-item>
          <text:p text:style-name="P189">Tinnitus con dolor de mandíbula o dificultad para abrir la boca (posible ATM)</text:p>
        </text:list-item>
      </text:list>
      <text:p text:style-name="P7"/>
      <text:p text:style-name="Text_20_body"><text:span text:style-name="T14">✅ </text:span><text:span text:style-name="Strong_20_Emphasis"><text:span text:style-name="T14">Probablemente Seguro Para Trabajar Con Este Libro (Pero Confirma Con Tu Médico):</text:span></text:span></text:p>
      <text:list text:style-name="L30">
        <text:list-item>
          <text:p text:style-name="P190">Tinnitus bilateral (ambos oídos) sin pérdida auditiva notable</text:p>
        </text:list-item>
        <text:list-item>
          <text:p text:style-name="P190">Tinnitus que empeoró gradualmente por estrés o ansiedad</text:p>
        </text:list-item>
        <text:list-item>
          <text:p text:style-name="P190">Tinnitus después de exposición a ruido fuerte (concierto, etc.) que no mejora en 48 horas</text:p>
        </text:list-item>
        <text:list-item>
          <text:p text:style-name="P190">Tinnitus que has tenido durante meses/años y ya fue evaluado médicamente</text:p>
        </text:list-item>
      </text:list>
      <text:p text:style-name="P7"/>
      <text:p text:style-name="Text_20_body"><text:span text:style-name="Strong_20_Emphasis"><text:span text:style-name="T14">Nota Importante:</text:span></text:span><text:span text:style-name="T14"> Incluso si tu tinnitus está en la categoría "probablemente seguro," es recomendable que un otorrinolaringólogo o audiólogo lo evalúe al menos una vez para:</text:span></text:p>
      <text:list text:style-name="L31">
        <text:list-item>
          <text:p text:style-name="P191">Descartar causas tratables (cerumen, infección, problemas de ATM, etc.) </text:p>
        </text:list-item>
        <text:list-item>
          <text:p text:style-name="P191">Realizar una audiometría (prueba de audición) </text:p>
        </text:list-item>
        <text:list-item>
          <text:p text:style-name="P191">Revisar tus medicamentos actuales </text:p>
        </text:list-item>
        <text:list-item>
          <text:p text:style-name="P192">Discutir opciones de tratamiento médico complementarias a este programa </text:p>
        </text:list-item>
      </text:list>
      <text:p text:style-name="Text_20_body"><text:span text:style-name="Strong_20_Emphasis"><text:span text:style-name="T14">Este libro NO reemplaza esa evaluación.</text:span></text:span></text:p>
      <text:p text:style-name="P7"/>
      <text:h text:style-name="P5" text:outline-level="2"><text:soft-page-break/>Tu Cuestionario de Angustia Inicial (Tu Línea Base)</text:h>
      <text:p text:style-name="P164">Ahora que entiendes qué es el tinnitus, es momento de medir tu punto de partida.</text:p>
      <text:p text:style-name="Text_20_body"><text:span text:style-name="Strong_20_Emphasis"><text:span text:style-name="T14">¿Por qué es importante?</text:span></text:span></text:p>
      <text:p text:style-name="P164">Porque en la Semana 7 (Capítulo 11), vas a llenar este MISMO cuestionario otra vez. Y ahí verás tu progreso real, medido objetivamente.</text:p>
      <text:p text:style-name="Text_20_body"><text:span text:style-name="Strong_20_Emphasis"><text:span text:style-name="T14">La mayoría de las personas no recuerdan con precisión "qué tan mal" estaban al inicio.</text:span></text:span><text:span text:style-name="T14"> Su cerebro minimiza el progreso. Este cuestionario evita eso.</text:span></text:p>
      <text:p text:style-name="P7"/>
      <text:h text:style-name="Heading_20_3" text:outline-level="3"><text:span text:style-name="Strong_20_Emphasis"><text:span text:style-name="T14">Cuestionario de Discapacidad por Tinnitus (Inicial)</text:span></text:span></text:h>
      <text:p text:style-name="Text_20_body"><text:span text:style-name="Strong_20_Emphasis"><text:span text:style-name="T14">Instrucciones:</text:span></text:span></text:p>
      <text:list text:style-name="L32">
        <text:list-item>
          <text:p text:style-name="P44"><text:span text:style-name="T14">Responde basándote en las </text:span><text:span text:style-name="Strong_20_Emphasis"><text:span text:style-name="T14">últimas 2 semanas</text:span></text:span><text:span text:style-name="T14"> </text:span></text:p>
        </text:list-item>
        <text:list-item>
          <text:p text:style-name="P193">Sé completamente honesto (nadie más verá esto) </text:p>
        </text:list-item>
        <text:list-item>
          <text:p text:style-name="P194">No hay respuestas "correctas" o "incorrectas" </text:p>
        </text:list-item>
      </text:list>
      <text:p text:style-name="Text_20_body"><text:span text:style-name="Strong_20_Emphasis"><text:span text:style-name="T14">Escala:</text:span></text:span></text:p>
      <text:list text:style-name="L33">
        <text:list-item>
          <text:p text:style-name="P195">0 = No hay problema </text:p>
        </text:list-item>
        <text:list-item>
          <text:p text:style-name="P195">1 = Problema leve </text:p>
        </text:list-item>
        <text:list-item>
          <text:p text:style-name="P195">2 = Problema moderado </text:p>
        </text:list-item>
        <text:list-item>
          <text:p text:style-name="P195">3 = Problema severo </text:p>
        </text:list-item>
        <text:list-item>
          <text:p text:style-name="P196">4 = Problema muy severo </text:p>
        </text:list-item>
      </text:list>
      <text:p text:style-name="P7"/>
      <table:table table:name="Tabla15" table:style-name="Tabla15">
        <table:table-column table:style-name="Tabla15.A"/>
        <table:table-column table:style-name="Tabla15.B"/>
        <table:table-header-rows>
          <table:table-row>
            <table:table-cell table:style-name="Tabla15.A1" office:value-type="string">
              <text:p text:style-name="Table_20_Heading"><text:span text:style-name="Strong_20_Emphasis"><text:span text:style-name="T14">Pregunta</text:span></text:span></text:p>
            </table:table-cell>
            <table:table-cell table:style-name="Tabla15.A1" office:value-type="string">
              <text:p text:style-name="Table_20_Heading"><text:span text:style-name="Strong_20_Emphasis"><text:span text:style-name="T14">Puntuación (0-4)</text:span></text:span></text:p>
            </table:table-cell>
          </table:table-row>
        </table:table-header-rows>
        <table:table-row>
          <table:table-cell table:style-name="Tabla15.A1" office:value-type="string">
            <text:p text:style-name="Table_20_Contents"><text:span text:style-name="Strong_20_Emphasis"><text:span text:style-name="T14">A.</text:span></text:span><text:span text:style-name="T14"> ¿Qué tan difícil es dormir debido al tinnitu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B.</text:span></text:span><text:span text:style-name="T14"> ¿Cuánto interfiere el tinnitus con tu concentración en trabajo, lectura o tarea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C.</text:span></text:span><text:span text:style-name="T14"> ¿Cuánta frustración o enojo sientes debido al tinnitu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D.</text:span></text:span><text:span text:style-name="T14"> ¿Cuánto ha impactado el tinnitus tu vida social o actividades con familia/amigo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E.</text:span></text:span><text:span text:style-name="T14"> ¿Cuánto te preocupas por el futuro debido al tinnitu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F.</text:span></text:span><text:span text:style-name="T14"> ¿Qué tan difícil es relajarte o disfrutar momentos tranquilos debido al tinnitu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G.</text:span></text:span><text:span text:style-name="T14"> ¿Cuánto te sientes abrumado o desesperado por el tinnitus?</text:span></text:p>
          </table:table-cell>
          <table:table-cell table:style-name="Tabla15.A1" office:value-type="string">
            <text:p text:style-name="P35">/4</text:p>
          </table:table-cell>
        </table:table-row>
        <table:table-row>
          <table:table-cell table:style-name="Tabla15.A1" office:value-type="string">
            <text:p text:style-name="Table_20_Contents"><text:span text:style-name="Strong_20_Emphasis"><text:span text:style-name="T14">PUNTUACIÓN TOTAL</text:span></text:span><text:span text:style-name="T14"> (suma A+B+C+D+E+F+G)</text:span></text:p>
          </table:table-cell>
          <table:table-cell table:style-name="Tabla15.A1" office:value-type="string">
            <text:p text:style-name="Table_20_Contents"><text:span text:style-name="Strong_20_Emphasis"><text:span text:style-name="T14">/28</text:span></text:span></text:p>
          </table:table-cell>
        </table:table-row>
      </table:table>
      <text:p text:style-name="P7"/>
      <text:h text:style-name="Heading_20_3" text:outline-level="3"><text:span text:style-name="Strong_20_Emphasis"><text:span text:style-name="T14">Interpretación de Tu Puntuación Inicial:</text:span></text:span></text:h>
      <text:p text:style-name="Text_20_body"><text:span text:style-name="Strong_20_Emphasis"><text:span text:style-name="T14">0-7 puntos:</text:span></text:span><text:span text:style-name="T14"> Tinnitus leve. Impacto mínimo en tu vida diaria.</text:span></text:p>
      <text:p text:style-name="Text_20_body"><text:span text:style-name="Strong_20_Emphasis"><text:span text:style-name="T14">8-14 puntos:</text:span></text:span><text:span text:style-name="T14"> Tinnitus moderado. Causa molestia frecuente e interfiere con algunas actividades.</text:span></text:p>
      <text:p text:style-name="Text_20_body"><text:soft-page-break/><text:span text:style-name="Strong_20_Emphasis"><text:span text:style-name="T14">15-21 puntos:</text:span></text:span><text:span text:style-name="T14"> Tinnitus severo. Impacta significativamente tu calidad de vida y bienestar emocional.</text:span></text:p>
      <text:p text:style-name="Text_20_body"><text:span text:style-name="Strong_20_Emphasis"><text:span text:style-name="T14">22-28 puntos:</text:span></text:span><text:span text:style-name="T14"> Tinnitus muy severo. Causa sufrimiento intenso y afecta profundamente la mayoría de las áreas de tu vida.</text:span></text:p>
      <text:p text:style-name="P7"/>
      <text:p text:style-name="Text_20_body"><text:span text:style-name="Strong_20_Emphasis"><text:span text:style-name="T14">Escribe tu puntuación total aquí:</text:span></text:span></text:p>
      <text:p text:style-name="Text_20_body"><text:span text:style-name="Strong_20_Emphasis"><text:span text:style-name="T14">Mi Puntuación Inicial: _______ / 28</text:span></text:span></text:p>
      <text:p text:style-name="Text_20_body"><text:span text:style-name="Strong_20_Emphasis"><text:span text:style-name="T14">Fecha: _______________</text:span></text:span></text:p>
      <text:p text:style-name="P7"/>
      <text:p text:style-name="Text_20_body"><text:span text:style-name="Strong_20_Emphasis"><text:span text:style-name="T14">Guarda esta página.</text:span></text:span><text:span text:style-name="T14"> En el Capítulo 11 (Semana 7), volverás aquí para comparar tu progreso.</text:span></text:p>
      <text:p text:style-name="Text_20_body"><text:span text:style-name="Strong_20_Emphasis"><text:span text:style-name="T14">Meta realista:</text:span></text:span><text:span text:style-name="T14"> Reducción de 30-50% en tu puntuación total después de 8 semanas. [ <text:s text:c="3"/>Cima et al., 2012]</text:span></text:p>
      <text:p text:style-name="P7"/>
      <text:h text:style-name="P5" text:outline-level="2">Conceptos Clave Para Recordar</text:h>
      <text:p text:style-name="P164">Antes de pasar al Capítulo 3, asegúrate de que estos conceptos quedaron claros:</text:p>
      <text:p text:style-name="Text_20_body"><text:span text:style-name="T14">✅ </text:span><text:span text:style-name="Strong_20_Emphasis"><text:span text:style-name="T14">El tinnitus es una señal generada por el cerebro</text:span></text:span><text:span text:style-name="T14">, no un "sonido real" externo (en el 95% de los casos)</text:span></text:p>
      <text:p text:style-name="Text_20_body"><text:span text:style-name="T14">✅ </text:span><text:span text:style-name="Strong_20_Emphasis"><text:span text:style-name="T14">El volumen del tinnitus NO determina el sufrimiento.</text:span></text:span><text:span text:style-name="T14"> Lo que determina el sufrimiento es cómo tu Sistema Límbico CLASIFICA ese sonido.</text:span></text:p>
      <text:p text:style-name="Text_20_body"><text:span text:style-name="T14">✅ </text:span><text:span text:style-name="Strong_20_Emphasis"><text:span text:style-name="T14">Tu cerebro clasificó el tinnitus como "peligro" por razones comprensibles</text:span></text:span><text:span text:style-name="T14"> (novedad, incertidumbre, pánico inicial). Pero esa clasificación puede cambiar.</text:span></text:p>
      <text:p text:style-name="Text_20_body"><text:span text:style-name="T14">✅ </text:span><text:span text:style-name="Strong_20_Emphasis"><text:span text:style-name="T14">La habituación = Reclasificar el tinnitus de "peligro" a "neutral"</text:span></text:span><text:span text:style-name="T14"> para que tu cerebro lo filtre automáticamente.</text:span></text:p>
      <text:p text:style-name="Text_20_body"><text:span text:style-name="T14">✅ </text:span><text:span text:style-name="Strong_20_Emphasis"><text:span text:style-name="T14">Tienes tu puntuación inicial</text:span></text:span><text:span text:style-name="T14"> (línea base) para medir tu progreso objetivamente en la Semana 7.</text:span></text:p>
      <text:p text:style-name="P7"/>
      <text:h text:style-name="P5" text:outline-level="2"><text:s/>reflexión Final</text:h>
      <text:p text:style-name="P164">Puede que esta información te haya dado esperanza. O puede que te haya frustrado ("¿me estás diciendo que tengo que aprender a vivir con esto?").</text:p>
      <text:p text:style-name="P164">Ambas reacciones son válidas.</text:p>
      <text:p text:style-name="P164">Pero quiero que entiendas algo fundamental:</text:p>
      <text:p text:style-name="Text_20_body"><text:span text:style-name="Strong_20_Emphasis"><text:span text:style-name="T14">"Aprender a vivir con el tinnitus" NO significa resignación.</text:span></text:span></text:p>
      <text:p text:style-name="Text_20_body"><text:span text:style-name="Strong_20_Emphasis"><text:span text:style-name="T14">NO significa sufrir en silencio.</text:span></text:span></text:p>
      <text:p text:style-name="Text_20_body"><text:soft-page-break/><text:span text:style-name="Strong_20_Emphasis"><text:span text:style-name="T14">NO significa que tu vida será siempre limitada.</text:span></text:span></text:p>
      <text:p text:style-name="Text_20_body"><text:span text:style-name="Strong_20_Emphasis"><text:span text:style-name="T14">Significa algo mucho más poderoso:</text:span></text:span></text:p>
      <text:p text:style-name="P164">Significa enseñarle a tu cerebro que el sonido NO es una amenaza. Y cuando eso suceda, el sonido dejará de controlar tu vida.</text:p>
      <text:p text:style-name="Text_20_body"><text:span text:style-name="Strong_20_Emphasis"><text:span text:style-name="T14">Eso no es resignación. Es libertad.</text:span></text:span></text:p>
      <text:p text:style-name="P164">Y ahora que entiendes QUÉ es el tinnitus y POR QUÉ tu cerebro reacciona así, estás listo para desmentir los mitos peligrosos que podrían estar saboteando tu recuperación.</text:p>
      <text:p text:style-name="Text_20_body"><text:span text:style-name="Strong_20_Emphasis"><text:span text:style-name="T14">Eso es exactamente lo que haremos en el Capítulo 3.</text:span></text:span></text:p>
      <text:p text:style-name="P7"/>
      <text:h text:style-name="P5" text:outline-level="2">Resumen del Capítulo 2</text:h>
      <text:p text:style-name="Text_20_body"><text:span text:style-name="T14">✅ </text:span><text:span text:style-name="Strong_20_Emphasis"><text:span text:style-name="T14">Aprendiste:</text:span></text:span><text:span text:style-name="T14"> Qué es el tinnitus (señal generada por el cerebro, no sonido externo)</text:span></text:p>
      <text:p text:style-name="Text_20_body"><text:span text:style-name="T14">✅ </text:span><text:span text:style-name="Strong_20_Emphasis"><text:span text:style-name="T14">Entendiste:</text:span></text:span><text:span text:style-name="T14"> Por qué tu cerebro lo genera (hiperactividad compensatoria ante falta de entrada auditiva)</text:span></text:p>
      <text:p text:style-name="Text_20_body"><text:span text:style-name="T14">✅ </text:span><text:span text:style-name="Strong_20_Emphasis"><text:span text:style-name="T14">Descubriste:</text:span></text:span><text:span text:style-name="T14"> Por qué algunas personas sufren y otras no (Sistema Límbico clasifica como "peligro" vs "neutral")</text:span></text:p>
      <text:p text:style-name="Text_20_body"><text:span text:style-name="T14">✅ </text:span><text:span text:style-name="Strong_20_Emphasis"><text:span text:style-name="T14">Identificaste:</text:span></text:span><text:span text:style-name="T14"> Cuándo necesitas atención médica urgente (banderas rojas)</text:span></text:p>
      <text:p text:style-name="Text_20_body"><text:span text:style-name="T14">✅ </text:span><text:span text:style-name="Strong_20_Emphasis"><text:span text:style-name="T14">Mediste:</text:span></text:span><text:span text:style-name="T14"> Tu puntuación inicial de angustia (línea base para comparar en Semana 7)</text:span></text:p>
      <text:p text:style-name="Text_20_body"><text:span text:style-name="T14">✅ </text:span><text:span text:style-name="Strong_20_Emphasis"><text:span text:style-name="T14">Próximo paso:</text:span></text:span><text:span text:style-name="T14"> Capítulo 3 - Desmentir los 7 mitos más peligrosos sobre el tinnitus</text:span></text:p>
      <text:p text:style-name="P164"/>
      <text:h text:style-name="P6" text:outline-level="3"><text:s/>Referencias del Capítulo 2</text:h>
      <text:list text:style-name="L34">
        <text:list-item>
          <text:p text:style-name="P11"><text:span text:style-name="T14">Cima, R. F. F., Maes, I. H., Joore, M. A., Scheyen, D. J. W. M., El <text:s/>aie, A., Baguley, D. M., Anteunis, L. J. C., van Breukelen, G. J. P., &amp; Vlaeyen, J. W. S. (2012). Specialised treatment based on cognitive behaviour therapy versus usual care for tinnitus: A randomised controlled trial. </text:span><text:span text:style-name="Emphasis"><text:span text:style-name="T14">The Lancet, 379</text:span></text:span><text:span text:style-name="T14">(9830), 1951–1959. </text:span><text:a xlink:type="simple" xlink:href="https://doi.org/10.1016/S0140-6736(12)60469-3" text:style-name="Internet_20_link" text:visited-style-name="Visited_20_Internet_20_Link"><text:span text:style-name="T14">https://doi.org/10.1016/S0140-6736(12)60469-3</text:span></text:a></text:p>
        </text:list-item>
        <text:list-item>
          <text:p text:style-name="P11"><text:span text:style-name="T14">Jastreboff, P. J., &amp; Hazell, J. W. P. (1993). A neurophysiological approach to tinnitus: Clinical implications. </text:span><text:span text:style-name="Emphasis"><text:span text:style-name="T14">British Journal of Audiology, 27</text:span></text:span><text:span text:style-name="T14">(1), 7–17. </text:span><text:a xlink:type="simple" xlink:href="https://doi.org/10.3109/03005369309077884" text:style-name="Internet_20_link" text:visited-style-name="Visited_20_Internet_20_Link"><text:span text:style-name="T14">https://doi.org/10.3109/03005369309077884</text:span></text:a></text:p>
        </text:list-item>
        <text:list-item>
          <text:p text:style-name="P11"><text:span text:style-name="T14">Jastreboff, P. J., &amp; Jastreboff, M. M. (2000). Tinnitus retraining therapy (TRT) as a method for treatment of tinnitus and hyperacusis patients. </text:span><text:span text:style-name="Emphasis"><text:span text:style-name="T14">Journal of the American Academy of Audiology, 11</text:span></text:span><text:span text:style-name="T14">(3), 162–177.</text:span></text:p>
        </text:list-item>
        <text:list-item>
          <text:p text:style-name="P11"><text:span text:style-name="T14">Searchfield, G. D. (2014). Tinnitus what and where: An ecological framework. </text:span><text:span text:style-name="Emphasis"><text:span text:style-name="T14">Frontiers in Neurology, 5</text:span></text:span><text:span text:style-name="T14">, 271. </text:span><text:a xlink:type="simple" xlink:href="https://doi.org/10.3389/fneur.2014.00271" text:style-name="Internet_20_link" text:visited-style-name="Visited_20_Internet_20_Link"><text:span text:style-name="T14">https://doi.org/10.3389/fneur.2014.00271</text:span></text:a></text:p>
          <text:p text:style-name="P22"/>
        </text:list-item>
      </text:list>
      <text:h text:style-name="P3" text:outline-level="1">Capítulo 3: Cazando Los Mitos Que Te Mantienen Atrapado</text:h>
      <text:h text:style-name="P5" text:outline-level="2">Por Qué Los Mitos Son Tan Peligrosos</text:h>
      <text:p text:style-name="P164">Has leído el Capítulo 2. Ahora entiendes qué es el tinnitus y cómo funciona tu cerebro.</text:p>
      <text:p text:style-name="P164">Pero hay un problema:</text:p>
      <text:p text:style-name="Text_20_body"><text:span text:style-name="Strong_20_Emphasis"><text:span text:style-name="T14">Tu mente probablemente está llena de creencias falsas sobre el tinnitus</text:span></text:span><text:span text:style-name="T14"> que has absorbido de:</text:span></text:p>
      <text:list text:style-name="L35">
        <text:list-item>
          <text:p text:style-name="P197">Comentarios de médicos mal informados </text:p>
        </text:list-item>
        <text:list-item>
          <text:p text:style-name="P197">Foros de internet llenos de catastrofismo </text:p>
        </text:list-item>
        <text:list-item>
          <text:p text:style-name="P197">Familiares bienintencionados que "conocen a alguien que..." </text:p>
        </text:list-item>
        <text:list-item>
          <text:p text:style-name="P198">Tu propia mente tratando de dar sentido al zumbido </text:p>
        </text:list-item>
      </text:list>
      <text:p text:style-name="Text_20_body"><text:span text:style-name="T14">Estas creencias falsas—estos </text:span><text:span text:style-name="Strong_20_Emphasis"><text:span text:style-name="T14">mitos</text:span></text:span><text:span text:style-name="T14">—son más que simples ideas incorrectas.</text:span></text:p>
      <text:p text:style-name="Text_20_body"><text:span text:style-name="Strong_20_Emphasis"><text:span text:style-name="T14">Son las cadenas invisibles que te mantienen prisionero.</text:span></text:span></text:p>
      <text:p text:style-name="P164">Porque cuando crees un mito sobre el tinnitus, actúas basándote en ese mito. Y esas acciones <text:s/>refuerzan tu angustia, tu evitación, y tu desesperanza.</text:p>
      <text:p text:style-name="Text_20_body"><text:span text:style-name="Strong_20_Emphasis"><text:span text:style-name="T14">Ejemplo:</text:span></text:span></text:p>
      <text:p text:style-name="P164">Si crees el mito "el tinnitus siempre empeora con el tiempo," entonces:</text:p>
      <text:list text:style-name="L36">
        <text:list-item>
          <text:p text:style-name="P199">Vives con miedo constante al futuro </text:p>
        </text:list-item>
        <text:list-item>
          <text:p text:style-name="P199">Interpretas cualquier fluctuación como "el comienzo del fin" </text:p>
        </text:list-item>
        <text:list-item>
          <text:p text:style-name="P199">Abandonas planes a largo plazo </text:p>
        </text:list-item>
        <text:list-item>
          <text:p text:style-name="P200">Entras en pánico cada vez que el volumen sube temporalmente </text:p>
        </text:list-item>
      </text:list>
      <text:p text:style-name="Text_20_body"><text:span text:style-name="Strong_20_Emphasis"><text:span text:style-name="T14">Y ese pánico empeora tu percepción del tinnitus.</text:span></text:span><text:span text:style-name="T14"> El mito se convierte en profecía autocumplida.</text:span></text:p>
      <text:p text:style-name="P7"/>
      <text:h text:style-name="P5" text:outline-level="2">Los 7 Mitos Más Peligrosos (Y La Verdad Que Te Libera)</text:h>
      <text:p text:style-name="P164">En este capítulo vamos a desmantelar, uno por uno, los 7 mitos más destructivos sobre el tinnitus.</text:p>
      <text:p text:style-name="P164">Para cada mito, verás:</text:p>
      <text:list text:style-name="L37">
        <text:list-item>
          <text:p text:style-name="P46"><text:span text:style-name="Strong_20_Emphasis"><text:span text:style-name="T14">EL MITO:</text:span></text:span><text:span text:style-name="T14"> La creencia falsa </text:span></text:p>
        </text:list-item>
        <text:list-item>
          <text:p text:style-name="P46"><text:span text:style-name="Strong_20_Emphasis"><text:span text:style-name="T14">LA REALIDAD:</text:span></text:span><text:span text:style-name="T14"> Qué dice la evidencia científica </text:span></text:p>
        </text:list-item>
        <text:list-item>
          <text:p text:style-name="P45"><text:span text:style-name="Strong_20_Emphasis"><text:span text:style-name="T14">POR QUÉ IMPORTA:</text:span></text:span><text:span text:style-name="T14"> Cómo este mito sabotea tu recuperación </text:span></text:p>
        </text:list-item>
      </text:list>
      <text:p text:style-name="Text_20_body"><text:span text:style-name="Strong_20_Emphasis"><text:span text:style-name="T14">Prepárate. Algunos de estos mitos han estado en tu mente durante meses. Soltarlos puede ser incómodo.</text:span></text:span></text:p>
      <text:p text:style-name="Text_20_body"><text:soft-page-break/><text:span text:style-name="Strong_20_Emphasis"><text:span text:style-name="T14">Pero al final de este capítulo, habrás roto las cadenas mentales más fuertes que te ataban.</text:span></text:span></text:p>
      <text:p text:style-name="P7"/>
      <text:h text:style-name="P5" text:outline-level="2">MITO #1: "El Tinnitus Siempre Empeora Con El Tiempo"</text:h>
      <text:h text:style-name="Heading_20_3" text:outline-level="3"><text:span text:style-name="Strong_20_Emphasis"><text:span text:style-name="T14">LA REALIDAD:</text:span></text:span></text:h>
      <text:p text:style-name="Text_20_body"><text:span text:style-name="Strong_20_Emphasis"><text:span text:style-name="T14">Falso. El curso natural del tinnitus es extremadamente variable y en muchos casos mejora o se estabiliza.</text:span></text:span></text:p>
      <text:p text:style-name="P164">Los estudios de seguimiento a largo plazo muestran:</text:p>
      <text:p text:style-name="Text_20_body"><text:span text:style-name="T14">✅ </text:span><text:span text:style-name="Strong_20_Emphasis"><text:span text:style-name="T14">Aproximadamente 50-70% de las personas reportan que su tinnitus se mantiene IGUAL o MEJORA con el tiempo.</text:span></text:span><text:span text:style-name="T14"> [ <text:s text:c="3"/>Heller, 2003]</text:span></text:p>
      <text:p text:style-name="Text_20_body"><text:span text:style-name="T14">✅ </text:span><text:span text:style-name="Strong_20_Emphasis"><text:span text:style-name="T14">Solo 20-30% reportan empeoramiento progresivo</text:span></text:span><text:span text:style-name="T14">, y en muchos de esos casos el "empeoramiento" está relacionado con nueva exposición a ruido, problemas médicos adicionales, o aumento de estrés—NO es empeoramiento "automático."</text:span></text:p>
      <text:p text:style-name="Text_20_body"><text:span text:style-name="T14">✅ </text:span><text:span text:style-name="Strong_20_Emphasis"><text:span text:style-name="T14">El volumen percibido del tinnitus puede fluctuar día a día, semana a semana</text:span></text:span><text:span text:style-name="T14">, debido a factores temporales (estrés, sueño, dieta, fatiga). Estas fluctuaciones NO son evidencia de "empeoramiento permanente."</text:span></text:p>
      <text:p text:style-name="Text_20_body"><text:span text:style-name="T14">✅ </text:span><text:span text:style-name="Strong_20_Emphasis"><text:span text:style-name="T14">Con habituación (que es lo que este libro enseña), la MOLESTIA del tinnitus disminuye significativamente con el tiempo, incluso si el volumen percibido no cambia.</text:span></text:span><text:span text:style-name="T14"> [ <text:s text:c="3"/>Jastreboff &amp; Jastreboff, 2006]</text:span></text:p>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roba la esperanza.</text:span></text:span></text:p>
      <text:p text:style-name="P164">Si crees que el tinnitus inevitablemente empeorará, entonces:</text:p>
      <text:list text:style-name="L38">
        <text:list-item>
          <text:p text:style-name="P201">Vives en terror constante del futuro </text:p>
        </text:list-item>
        <text:list-item>
          <text:p text:style-name="P201">Interpretas cada pico temporal como "el comienzo del declive" </text:p>
        </text:list-item>
        <text:list-item>
          <text:p text:style-name="P201">No intentas herramientas de recuperación porque piensas "¿para qué, si solo va a empeorar?" </text:p>
        </text:list-item>
        <text:list-item>
          <text:p text:style-name="P202">Entras en pánico cada vez que notas el zumbido, lo cual AUMENTA tu percepción del volumen </text:p>
        </text:list-item>
      </text:list>
      <text:p text:style-name="Text_20_body"><text:span text:style-name="Strong_20_Emphasis"><text:span text:style-name="T14">La verdad te libera:</text:span></text:span></text:p>
      <text:p text:style-name="P164">El tinnitus NO es una sentencia de empeoramiento progresivo. Es un síntoma que puede estabilizarse, mejorar, o volverse completamente irrelevante con habituación.</text:p>
      <text:p text:style-name="Text_20_body"><text:span text:style-name="Strong_20_Emphasis"><text:span text:style-name="T14">Tu trabajo no es "detener el empeoramiento." Tu trabajo es cambiar tu RESPUESTA al sonido.</text:span></text:span></text:p>
      <text:p text:style-name="P7"/>
      <text:h text:style-name="P5" text:outline-level="2"><text:soft-page-break/>MITO #2: "Existe Una Cura Definitiva Que Los Médicos Te Ocultan"</text:h>
      <text:h text:style-name="Heading_20_3" text:outline-level="3"><text:span text:style-name="Strong_20_Emphasis"><text:span text:style-name="T14">LA REALIDAD:</text:span></text:span></text:h>
      <text:p text:style-name="Text_20_body"><text:span text:style-name="Strong_20_Emphasis"><text:span text:style-name="T14">Falso. No existe una cura universal oculta. Pero sí existen tratamientos efectivos para reducir la discapacidad causada por el tinnitus.</text:span></text:span></text:p>
      <text:p text:style-name="P164">La confusión viene de no entender la diferencia entre "cura" y "tratamiento efectivo":</text:p>
      <text:p text:style-name="Text_20_body"><text:span text:style-name="T14">❌ </text:span><text:span text:style-name="Strong_20_Emphasis"><text:span text:style-name="T14">Cura = Eliminar el sonido completamente</text:span></text:span><text:span text:style-name="T14"><text:line-break/>No existe para la mayoría de los casos de tinnitus crónico subjetivo.</text:span></text:p>
      <text:p text:style-name="Text_20_body"><text:span text:style-name="T14">✅ </text:span><text:span text:style-name="Strong_20_Emphasis"><text:span text:style-name="T14">Tratamiento efectivo = Reducir significativamente el sufrimiento y recuperar calidad de vida</text:span></text:span><text:span text:style-name="T14"><text:line-break/>SÍ existe, y está respaldado por décadas de investigación.</text:span></text:p>
      <text:p text:style-name="Text_20_body"><text:span text:style-name="Strong_20_Emphasis"><text:span text:style-name="T14">Los tratamientos con mejor evidencia científica son:</text:span></text:span></text:p>
      <text:list text:style-name="L39">
        <text:list-item>
          <text:p text:style-name="P48"><text:span text:style-name="Strong_20_Emphasis"><text:span text:style-name="T14">Terapia Cognitivo-Conductual (TCC)</text:span></text:span><text:span text:style-name="T14"> - Lo que este libro enseña. Reduce la discapacidad en 40-60%. [ <text:s text:c="3"/>Martinez-Devesa et al., 2010] </text:span></text:p>
        </text:list-item>
        <text:list-item>
          <text:p text:style-name="P48"><text:span text:style-name="Strong_20_Emphasis"><text:span text:style-name="T14">Terapia de Reentrenamiento del Tinnitus (TRT)</text:span></text:span><text:span text:style-name="T14"> - Combina consejería con sonido terapéutico. Efectividad del 70-80% según estudios. [ <text:s text:c="3"/>Jastreboff, 2015] </text:span></text:p>
        </text:list-item>
        <text:list-item>
          <text:p text:style-name="P48"><text:span text:style-name="Strong_20_Emphasis"><text:span text:style-name="T14">Tratamiento médico de causas subyacentes</text:span></text:span><text:span text:style-name="T14"> - Remover cerumen, tratar infecciones, ajustar medicamentos, manejar ATM, etc. Puede eliminar o reducir significativamente el tinnitus SI hay una causa tratable. </text:span></text:p>
        </text:list-item>
        <text:list-item>
          <text:p text:style-name="P47"><text:span text:style-name="Strong_20_Emphasis"><text:span text:style-name="T14">Dispositivos de enmascaramiento y audífonos</text:span></text:span><text:span text:style-name="T14"> - Para personas con pérdida auditiva, los audífonos pueden reducir la percepción del tinnitus al restaurar entrada auditiva. [ <text:s text:c="3"/>Shekhawat et al., 2013] </text:span></text:p>
        </text:list-item>
      </text:list>
      <text:p text:style-name="P7"/>
      <text:p text:style-name="Text_20_body"><text:span text:style-name="Strong_20_Emphasis"><text:span text:style-name="T14">¿Por qué no hay una "cura" universal?</text:span></text:span></text:p>
      <text:p text:style-name="P164">Porque el tinnitus NO es una sola enfermedad. Es un síntoma con docenas de causas diferentes. Es como pedir "la cura para el dolor de cabeza"—depende de la causa (tensión, migraña, tumor, deshidratación, etc.).</text:p>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mantiene en búsqueda eterna de la "píldora mágica."</text:span></text:span></text:p>
      <text:p text:style-name="P164">Si crees que existe una cura oculta, entonces:</text:p>
      <text:list text:style-name="L40">
        <text:list-item>
          <text:p text:style-name="P203">Gastas tiempo, dinero y energía en tratamientos sin evidencia </text:p>
        </text:list-item>
        <text:list-item>
          <text:p text:style-name="P203">Desconfías de tu médico ("me está ocultando algo") </text:p>
        </text:list-item>
        <text:list-item>
          <text:p text:style-name="P203">Rechazas tratamientos efectivos (como TCC) porque "solo tratan los síntomas, no la causa" </text:p>
        </text:list-item>
        <text:list-item>
          <text:p text:style-name="P204">Vives con resentimiento y conspiración </text:p>
        </text:list-item>
      </text:list>
      <text:p text:style-name="Text_20_body"><text:soft-page-break/><text:span text:style-name="Strong_20_Emphasis"><text:span text:style-name="T14">La verdad te libera:</text:span></text:span></text:p>
      <text:p text:style-name="P164">No hay cura universal porque el tinnitus es complejo. Pero SÍ hay caminos comprobados para recuperar tu vida. Y uno de esos caminos está en tus manos ahora mismo.</text:p>
      <text:p text:style-name="Text_20_body"><text:span text:style-name="Strong_20_Emphasis"><text:span text:style-name="T14">Tu trabajo no es "encontrar la cura secreta." Tu trabajo es aplicar lo que SÍ funciona.</text:span></text:span></text:p>
      <text:p text:style-name="P7"/>
      <text:h text:style-name="P5" text:outline-level="2">MITO #3: "Si Tengo Tinnitus, Nunca Volveré a Estar Bien"</text:h>
      <text:h text:style-name="Heading_20_3" text:outline-level="3"><text:span text:style-name="Strong_20_Emphasis"><text:span text:style-name="T14">LA REALIDAD:</text:span></text:span></text:h>
      <text:p text:style-name="Text_20_body"><text:span text:style-name="Strong_20_Emphasis"><text:span text:style-name="T14">Completamente falso. Millones de personas viven vidas plenas, felices y funcionales con tinnitus.</text:span></text:span></text:p>
      <text:p text:style-name="P164">Aquí están los hechos que destruyen este mito:</text:p>
      <text:p text:style-name="Text_20_body"><text:span text:style-name="T14">✅ </text:span><text:span text:style-name="Strong_20_Emphasis"><text:span text:style-name="T14">Aproximadamente 10-15% de la población adulta tiene tinnitus crónico.</text:span></text:span><text:span text:style-name="T14"> Eso es más de 750 millones de personas en el mundo. [ <text:s text:c="3"/>McCormack et al., 2016]</text:span></text:p>
      <text:p text:style-name="Text_20_body"><text:span text:style-name="T14">✅ </text:span><text:span text:style-name="Strong_20_Emphasis"><text:span text:style-name="T14">De esas personas, solo 20-25% reportan que el tinnitus afecta significativamente su calidad de vida.</text:span></text:span><text:span text:style-name="T14"> [ <text:s text:c="3"/>Davis &amp; El <text:s/>aie, 2000]</text:span></text:p>
      <text:p text:style-name="Text_20_body"><text:span text:style-name="Strong_20_Emphasis"><text:span text:style-name="T14">Eso significa que 75-80% de las personas con tinnitus crónico viven vidas normales.</text:span></text:span></text:p>
      <text:p text:style-name="Text_20_body"><text:span text:style-name="T14">✅ </text:span><text:span text:style-name="Strong_20_Emphasis"><text:span text:style-name="T14">Estudios de seguimiento muestran que después de TCC, 60-70% de las personas reportan que el tinnitus "ya no es un problema" en su vida diaria</text:span></text:span><text:span text:style-name="T14">, incluso si el sonido permanece. [ <text:s text:c="3"/>Hesser et al., 2011]</text:span></text:p>
      <text:p text:style-name="P7"/>
      <text:p text:style-name="Text_20_body"><text:span text:style-name="Strong_20_Emphasis"><text:span text:style-name="T14">Personas famosas que han hablado públicamente sobre tener tinnitus:</text:span></text:span></text:p>
      <text:list text:style-name="L41">
        <text:list-item>
          <text:p text:style-name="P50"><text:span text:style-name="Strong_20_Emphasis"><text:span text:style-name="T14">William Shatner</text:span></text:span><text:span text:style-name="T14"> (actor) - Ha tenido tinnitus desde 1960s </text:span></text:p>
        </text:list-item>
        <text:list-item>
          <text:p text:style-name="P50"><text:span text:style-name="Strong_20_Emphasis"><text:span text:style-name="T14">Barbara Streisand</text:span></text:span><text:span text:style-name="T14"> (cantante) - Tinnitus desde los 7 años </text:span></text:p>
        </text:list-item>
        <text:list-item>
          <text:p text:style-name="P50"><text:span text:style-name="Strong_20_Emphasis"><text:span text:style-name="T14">Chris Martin</text:span></text:span><text:span text:style-name="T14"> (Coldplay) - Ha tenido tinnitus por años </text:span></text:p>
        </text:list-item>
        <text:list-item>
          <text:p text:style-name="P50"><text:span text:style-name="Strong_20_Emphasis"><text:span text:style-name="T14">Pete Townshend</text:span></text:span><text:span text:style-name="T14"> (The Who) - Tinnitus severo, sigue tocando música </text:span></text:p>
        </text:list-item>
        <text:list-item>
          <text:p text:style-name="P49"><text:span text:style-name="Strong_20_Emphasis"><text:span text:style-name="T14">Eric Clapton</text:span></text:span><text:span text:style-name="T14"> (músico) - Tinnitus y pérdida auditiva, carrera activa </text:span></text:p>
        </text:list-item>
      </text:list>
      <text:p text:style-name="Text_20_body"><text:span text:style-name="Strong_20_Emphasis"><text:span text:style-name="T14">¿Están estas personas "destruidas" por el tinnitus?</text:span></text:span><text:span text:style-name="T14"> No. Tienen carreras exitosas, relaciones, vidas plenas.</text:span></text:p>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roba tu futuro.</text:span></text:span></text:p>
      <text:p text:style-name="P164">Si crees que "nunca volverás a estar bien," entonces:</text:p>
      <text:list text:style-name="L42">
        <text:list-item>
          <text:p text:style-name="P205">Abandonas metas y sueños </text:p>
        </text:list-item>
        <text:list-item>
          <text:p text:style-name="P205">Te aíslas socialmente ("¿para qué intentar?") </text:p>
        </text:list-item>
        <text:list-item>
          <text:p text:style-name="P205"><text:soft-page-break/>Dejas de buscar soluciones </text:p>
        </text:list-item>
        <text:list-item>
          <text:p text:style-name="P206">Entras en depresión profunda </text:p>
        </text:list-item>
      </text:list>
      <text:p text:style-name="Text_20_body"><text:span text:style-name="Strong_20_Emphasis"><text:span text:style-name="T14">La verdad te libera:</text:span></text:span></text:p>
      <text:p text:style-name="P164">Tener tinnitus NO significa que tu vida terminó. Significa que necesitas ajustar tu RESPUESTA al sonido. Y cuando lo hagas, tu vida puede ser tan plena como antes—o incluso más, porque habrás desarrollado resiliencia que muchos nunca tendrán.</text:p>
      <text:p text:style-name="Text_20_body"><text:span text:style-name="Strong_20_Emphasis"><text:span text:style-name="T14">Tu trabajo no es "volver a ser quien eras antes." Tu trabajo es descubrir quién puedes ser AHORA, con el tinnitus como parte de tu experiencia.</text:span></text:span></text:p>
      <text:p text:style-name="P7"/>
      <text:h text:style-name="P5" text:outline-level="2">MITO #4: "El Tinnitus Significa Que Me Estoy Quedando Sordo"</text:h>
      <text:h text:style-name="Heading_20_3" text:outline-level="3"><text:span text:style-name="Strong_20_Emphasis"><text:span text:style-name="T14">LA REALIDAD:</text:span></text:span></text:h>
      <text:p text:style-name="Text_20_body"><text:span text:style-name="Strong_20_Emphasis"><text:span text:style-name="T14">Falso en la mayoría de los casos. El tinnitus y la sordera son dos cosas diferentes.</text:span></text:span></text:p>
      <text:p text:style-name="P164">Aquí están los hechos:</text:p>
      <text:p text:style-name="Text_20_body"><text:span text:style-name="T14">✅ </text:span><text:span text:style-name="Strong_20_Emphasis"><text:span text:style-name="T14">Muchas personas con tinnitus tienen audición COMPLETAMENTE NORMAL.</text:span></text:span><text:span text:style-name="T14"> El tinnitus puede aparecer sin pérdida auditiva detectable en audiometría estándar. [ <text:s text:c="3"/>Sanchez et al., 2005]</text:span></text:p>
      <text:p text:style-name="Text_20_body"><text:span text:style-name="T14">✅ </text:span><text:span text:style-name="Strong_20_Emphasis"><text:span text:style-name="T14">Muchas personas con pérdida auditiva NO tienen tinnitus.</text:span></text:span><text:span text:style-name="T14"> Son condiciones relacionadas pero independientes.</text:span></text:p>
      <text:p text:style-name="Text_20_body"><text:span text:style-name="T14">✅ </text:span><text:span text:style-name="Strong_20_Emphasis"><text:span text:style-name="T14">El tinnitus NO causa sordera.</text:span></text:span><text:span text:style-name="T14"> Es un síntoma, no una enfermedad progresiva que daña tu audición.</text:span></text:p>
      <text:p text:style-name="Text_20_body"><text:span text:style-name="T14">✅ </text:span><text:span text:style-name="Strong_20_Emphasis"><text:span text:style-name="T14">SI tienes tinnitus Y pérdida auditiva juntos</text:span></text:span><text:span text:style-name="T14">, eso usualmente significa que ambos fueron causados por la misma cosa (exposición a ruido, edad, etc.)—pero uno no causó al otro.</text:span></text:p>
      <text:p text:style-name="P7"/>
      <text:p text:style-name="Text_20_body"><text:span text:style-name="Strong_20_Emphasis"><text:span text:style-name="T14">¿Cuándo SÍ debes preocuparte por pérdida auditiva?</text:span></text:span></text:p>
      <text:p text:style-name="P164">Busca evaluación médica si:</text:p>
      <text:list text:style-name="L43">
        <text:list-item>
          <text:p text:style-name="P207">Notas dificultad clara para escuchar conversaciones </text:p>
        </text:list-item>
        <text:list-item>
          <text:p text:style-name="P207">Pides que repitan frecuentemente </text:p>
        </text:list-item>
        <text:list-item>
          <text:p text:style-name="P207">Subes el volumen del TV más que antes </text:p>
        </text:list-item>
        <text:list-item>
          <text:p text:style-name="P208">Tienes tinnitus solo en UN oído con sensación de oído tapado </text:p>
        </text:list-item>
      </text:list>
      <text:p text:style-name="Text_20_body"><text:span text:style-name="Strong_20_Emphasis"><text:span text:style-name="T14">Pero incluso si tienes pérdida auditiva, eso NO significa que te quedarás completamente sordo.</text:span></text:span><text:span text:style-name="T14"> La mayoría de las pérdidas auditivas son estables o progresan muy lentamente.</text:span></text:p>
      <text:p text:style-name="P7"/>
      <text:h text:style-name="Heading_20_3" text:outline-level="3"><text:soft-page-break/><text:span text:style-name="Strong_20_Emphasis"><text:span text:style-name="T14">POR QUÉ IMPORTA:</text:span></text:span></text:h>
      <text:p text:style-name="Text_20_body"><text:span text:style-name="Strong_20_Emphasis"><text:span text:style-name="T14">Este mito genera pánico innecesario.</text:span></text:span></text:p>
      <text:p text:style-name="P164">Si crees que el tinnitus significa sordera inminente, entonces:</text:p>
      <text:list text:style-name="L44">
        <text:list-item>
          <text:p text:style-name="P209">Vives con terror constante de "perder tu audición" </text:p>
        </text:list-item>
        <text:list-item>
          <text:p text:style-name="P209">Evitas situaciones sociales por miedo a "no poder escuchar" </text:p>
        </text:list-item>
        <text:list-item>
          <text:p text:style-name="P209">Interpretas cualquier dificultad auditiva temporal (en ambientes ruidosos, que es NORMAL) como "empeoramiento" </text:p>
        </text:list-item>
        <text:list-item>
          <text:p text:style-name="P210">El pánico aumenta tu hipervigilancia auditiva, haciéndote notar MÁS el tinnitus </text:p>
        </text:list-item>
      </text:list>
      <text:p text:style-name="Text_20_body"><text:span text:style-name="Strong_20_Emphasis"><text:span text:style-name="T14">La verdad te libera:</text:span></text:span></text:p>
      <text:p text:style-name="P164">El tinnitus NO es un predictor de sordera futura. Es una señal de que algo en tu sistema auditivo cambió, pero no necesariamente significa pérdida progresiva de audición.</text:p>
      <text:p text:style-name="Text_20_body"><text:span text:style-name="Strong_20_Emphasis"><text:span text:style-name="T14">Tu trabajo no es "salvar tu audición restante." Tu trabajo es desactivar el pánico que este mito crea.</text:span></text:span></text:p>
      <text:p text:style-name="P7"/>
      <text:h text:style-name="P5" text:outline-level="2">MITO #5: "Necesito Enmascarar El Tinnitus 24/7 Para Sobrevivir"</text:h>
      <text:h text:style-name="Heading_20_3" text:outline-level="3"><text:span text:style-name="Strong_20_Emphasis"><text:span text:style-name="T14">LA REALIDAD:</text:span></text:span></text:h>
      <text:p text:style-name="Text_20_body"><text:span text:style-name="Strong_20_Emphasis"><text:span text:style-name="T14">Falso y contraproducente. El enmascaramiento constante a volumen alto <text:s/>refuerza la idea de que el tinnitus es una amenaza.</text:span></text:span></text:p>
      <text:p text:style-name="P164">Ya tocamos esto en el Capítulo 9, pero vale la pena repetirlo aquí porque es un mito extremadamente común:</text:p>
      <text:p text:style-name="Text_20_body"><text:span text:style-name="T14">❌ </text:span><text:span text:style-name="Strong_20_Emphasis"><text:span text:style-name="T14">Enmascaramiento a volumen TOTAL (borrar completamente el tinnitus) 24/7 = Evitación disfuncional</text:span></text:span></text:p>
      <text:p text:style-name="P164">Le dice a tu cerebro: "Este sonido es TAN peligroso que necesito eliminarlo constantemente."</text:p>
      <text:p text:style-name="P164">Resultado: Tu cerebro AUMENTA su sensibilidad al tinnitus. Cada vez que el enmascaramiento baja, el contraste se siente peor.</text:p>
      <text:p text:style-name="P7"/>
      <text:p text:style-name="Text_20_body"><text:span text:style-name="T14">✅ </text:span><text:span text:style-name="Strong_20_Emphasis"><text:span text:style-name="T14">Enmascaramiento a volumen PARCIAL (todavía puedes escuchar el tinnitus si prestas atención) usado estratégicamente = Herramienta funcional</text:span></text:span></text:p>
      <text:p text:style-name="P164">Se usa:</text:p>
      <text:list text:style-name="L45">
        <text:list-item>
          <text:p text:style-name="P211">Para facilitar el sueño (Capítulo 10) </text:p>
        </text:list-item>
        <text:list-item>
          <text:p text:style-name="P211">Para reducir contraste en momentos de alta concentración </text:p>
        </text:list-item>
        <text:list-item>
          <text:p text:style-name="P212">Como herramienta temporal mientras construyes habituación </text:p>
        </text:list-item>
      </text:list>
      <text:p text:style-name="P164"><text:soft-page-break/>Le dice a tu cerebro: "Estoy creando un ambiente cómodo, pero no tengo miedo del sonido."</text:p>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hace dependiente del sonido externo.</text:span></text:span></text:p>
      <text:p text:style-name="P164">Si crees que necesitas enmascarar 24/7:</text:p>
      <text:list text:style-name="L46">
        <text:list-item>
          <text:p text:style-name="P213">Nunca le das a tu cerebro la oportunidad de habituarse </text:p>
        </text:list-item>
        <text:list-item>
          <text:p text:style-name="P213">Vives con pánico cada vez que no puedes usar enmascaramiento (avión, reunión importante, quedarte sin baterías) </text:p>
        </text:list-item>
        <text:list-item>
          <text:p text:style-name="P213"><text:s/>refuerzas la clasificación de "peligro" del Sistema Límbico </text:p>
        </text:list-item>
        <text:list-item>
          <text:p text:style-name="P214">Gastas energía mental constante "huyendo" del sonido </text:p>
        </text:list-item>
      </text:list>
      <text:p text:style-name="Text_20_body"><text:span text:style-name="Strong_20_Emphasis"><text:span text:style-name="T14">La verdad te libera:</text:span></text:span></text:p>
      <text:p text:style-name="P164">El enmascaramiento inteligente (parcial, estratégico) es una herramienta útil. Pero la meta es que tu cerebro aprenda a filtrar el tinnitus naturalmente—igual que filtra el ruido del <text:s/>refrigerador.</text:p>
      <text:p text:style-name="Text_20_body"><text:span text:style-name="Strong_20_Emphasis"><text:span text:style-name="T14">Tu trabajo no es "borrar el sonido constantemente." Tu trabajo es enseñarle a tu cerebro que el sonido es seguro.</text:span></text:span></text:p>
      <text:p text:style-name="P7"/>
      <text:h text:style-name="P5" text:outline-level="2">MITO #6: "El Tinnitus Es 100% Psicológico / Es Solo Ansiedad"</text:h>
      <text:h text:style-name="Heading_20_3" text:outline-level="3"><text:span text:style-name="Strong_20_Emphasis"><text:span text:style-name="T14">LA REALIDAD:</text:span></text:span></text:h>
      <text:p text:style-name="Text_20_body"><text:span text:style-name="Strong_20_Emphasis"><text:span text:style-name="T14">Falso. El tinnitus NO es "solo ansiedad" ni "está en tu cabeza" en el sentido de ser imaginario.</text:span></text:span></text:p>
      <text:p text:style-name="P164">Este es un mito peligroso que va en la dirección opuesta de los otros, pero causa daño igualmente:</text:p>
      <text:p text:style-name="Text_20_body"><text:span text:style-name="T14">❌ </text:span><text:span text:style-name="Strong_20_Emphasis"><text:span text:style-name="T14">"El tinnitus es solo ansiedad"</text:span></text:span><text:span text:style-name="T14"> → Falso</text:span></text:p>
      <text:p text:style-name="P164">El tinnitus es una señal auditiva REAL generada por hiperactividad neuronal en el sistema auditivo. NO es imaginación. NO es "solo estrés."</text:p>
      <text:p text:style-name="Text_20_body"><text:span text:style-name="T14">✅ </text:span><text:span text:style-name="Strong_20_Emphasis"><text:span text:style-name="T14">"La ansiedad EMPEORA el tinnitus"</text:span></text:span><text:span text:style-name="T14"> → Verdadero</text:span></text:p>
      <text:p text:style-name="P164">La ansiedad:</text:p>
      <text:list text:style-name="L47">
        <text:list-item>
          <text:p text:style-name="P215">Aumenta tu hipervigilancia auditiva (notas más el sonido) </text:p>
        </text:list-item>
        <text:list-item>
          <text:p text:style-name="P215">Activa tu Sistema Nervioso Autónomo (tensión muscular, insomnio) </text:p>
        </text:list-item>
        <text:list-item>
          <text:p text:style-name="P216"><text:s/>refuerza la clasificación de "peligro" del Sistema Límbico </text:p>
        </text:list-item>
      </text:list>
      <text:p text:style-name="Text_20_body"><text:span text:style-name="Strong_20_Emphasis"><text:span text:style-name="T14">Pero la ansiedad no CAUSÓ el tinnitus originalmente.</text:span></text:span><text:span text:style-name="T14"> [ <text:s text:c="3"/>Andersson, 2002]</text:span></text:p>
      <text:p text:style-name="P7"/>
      <text:p text:style-name="Text_20_body"><text:span text:style-name="Strong_20_Emphasis"><text:span text:style-name="T14">Analogía útil:</text:span></text:span></text:p>
      <text:p text:style-name="P164"><text:soft-page-break/>Imagina que tienes una herida en el brazo. La herida es real—hay daño físico.</text:p>
      <text:p text:style-name="P164">Ahora imagina que cada vez que ves la herida, entras en pánico: "¿Se infectará? ¿Dejaré cicatriz? ¿Perderé el brazo?"</text:p>
      <text:p text:style-name="P164">Ese pánico:</text:p>
      <text:list text:style-name="L48">
        <text:list-item>
          <text:p text:style-name="P217">Aumenta tu dolor (la ansiedad baja tu umbral de dolor) </text:p>
        </text:list-item>
        <text:list-item>
          <text:p text:style-name="P217">Retrasa la sanación (el estrés afecta el sistema inmune) </text:p>
        </text:list-item>
        <text:list-item>
          <text:p text:style-name="P218">Te hace tocar constantemente la herida (empeorándola) </text:p>
        </text:list-item>
      </text:list>
      <text:p text:style-name="Text_20_body"><text:span text:style-name="Strong_20_Emphasis"><text:span text:style-name="T14">¿La herida es "solo ansiedad"?</text:span></text:span><text:span text:style-name="T14"> No. La herida es real.</text:span></text:p>
      <text:p text:style-name="Text_20_body"><text:span text:style-name="Strong_20_Emphasis"><text:span text:style-name="T14">¿La ansiedad empeora la herida?</text:span></text:span><text:span text:style-name="T14"> Absolutamente.</text:span></text:p>
      <text:p text:style-name="Text_20_body"><text:span text:style-name="Strong_20_Emphasis"><text:span text:style-name="T14">Eso es exactamente la relación entre tinnitus y ansiedad.</text:span></text:span></text:p>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hace sentir culpable e incomprendido.</text:span></text:span></text:p>
      <text:p text:style-name="P164">Si te dicen "es solo estrés, relájate":</text:p>
      <text:list text:style-name="L49">
        <text:list-item>
          <text:p text:style-name="P219">Te sientes invalidado ("¡el sonido es REAL!") </text:p>
        </text:list-item>
        <text:list-item>
          <text:p text:style-name="P219">Piensas que tu sufrimiento es tu "culpa" </text:p>
        </text:list-item>
        <text:list-item>
          <text:p text:style-name="P220">Rechazas tratamientos psicológicos efectivos (como TCC) por orgullo </text:p>
        </text:list-item>
      </text:list>
      <text:p text:style-name="Text_20_body"><text:span text:style-name="Strong_20_Emphasis"><text:span text:style-name="T14">La verdad te libera:</text:span></text:span></text:p>
      <text:p text:style-name="P164">El tinnitus es una señal real. Pero tu respuesta psicológica a esa señal determina cuánto sufres. Trabajar en esa respuesta (con TCC) NO significa que el tinnitus "estaba en tu cabeza." Significa que estás usando las herramientas más poderosas disponibles.</text:p>
      <text:p text:style-name="Text_20_body"><text:span text:style-name="Strong_20_Emphasis"><text:span text:style-name="T14">Tu trabajo no es "demostrar que el tinnitus es real." Tu trabajo es reducir el sufrimiento usando las herramientas que funcionan.</text:span></text:span></text:p>
      <text:p text:style-name="P7"/>
      <text:h text:style-name="P5" text:outline-level="2">MITO #7: "Si Ignoro El Tinnitus, Desaparecerá Solo"</text:h>
      <text:h text:style-name="Heading_20_3" text:outline-level="3"><text:span text:style-name="Strong_20_Emphasis"><text:span text:style-name="T14">LA REALIDAD:</text:span></text:span></text:h>
      <text:p text:style-name="Text_20_body"><text:span text:style-name="Strong_20_Emphasis"><text:span text:style-name="T14">Parcialmente falso. "Ignorar" suena simple, pero la habituación requiere trabajo activo—especialmente al inicio.</text:span></text:span></text:p>
      <text:p text:style-name="P164">Este mito es engañoso porque tiene un grano de verdad:</text:p>
      <text:p text:style-name="Text_20_body"><text:span text:style-name="T14">✅ </text:span><text:span text:style-name="Strong_20_Emphasis"><text:span text:style-name="T14">Verdad:</text:span></text:span><text:span text:style-name="T14"> Eventualmente, después de habituación, tu cerebro AUTOMÁTICAMENTE filtrará el tinnitus. En ese punto, sí "lo ignoras" sin esfuerzo consciente.</text:span></text:p>
      <text:p text:style-name="Text_20_body"><text:soft-page-break/><text:span text:style-name="T14">❌ </text:span><text:span text:style-name="Strong_20_Emphasis"><text:span text:style-name="T14">Falso:</text:span></text:span><text:span text:style-name="T14"> Puedes llegar a ese punto simplemente "decidiendo ignorarlo" desde el día 1, sin hacer ningún trabajo cognitivo o conductual.</text:span></text:p>
      <text:p text:style-name="P7"/>
      <text:p text:style-name="Text_20_body"><text:span text:style-name="Strong_20_Emphasis"><text:span text:style-name="T14">¿Por qué no puedes simplemente "ignorarlo"?</text:span></text:span></text:p>
      <text:p text:style-name="P164">Porque tu Sistema Límbico ya clasificó el tinnitus como "PELIGRO." Decirte "simplemente ignóralo" es como decirle a alguien con fobia a las arañas "simplemente ignora la araña."</text:p>
      <text:p text:style-name="Text_20_body"><text:span text:style-name="T14">No funciona así. Primero necesitas </text:span><text:span text:style-name="Strong_20_Emphasis"><text:span text:style-name="T14">desactivar la alarma de peligro.</text:span></text:span><text:span text:style-name="T14"> Y eso requiere trabajo activo (los Capítulos 7-9).</text:span></text:p>
      <text:p text:style-name="P7"/>
      <text:p text:style-name="Text_20_body"><text:span text:style-name="Strong_20_Emphasis"><text:span text:style-name="T14">La secuencia correcta es:</text:span></text:span></text:p>
      <text:p text:style-name="Text_20_body"><text:span text:style-name="Strong_20_Emphasis"><text:span text:style-name="T14">Semanas 1-5:</text:span></text:span><text:span text:style-name="T14"> Trabajo ACTIVO</text:span></text:p>
      <text:list text:style-name="L50">
        <text:list-item>
          <text:p text:style-name="P221">Mapear tu patrón de pánico (Cap 7) </text:p>
        </text:list-item>
        <text:list-item>
          <text:p text:style-name="P221">Desafiar tus Etiquetas de Alarma (Cap 8) </text:p>
        </text:list-item>
        <text:list-item>
          <text:p text:style-name="P221">Exposición gradual a situaciones evitadas (Cap 9) </text:p>
        </text:list-item>
        <text:list-item>
          <text:p text:style-name="P222">Aplicar herramientas conscientemente cada vez que notes el tinnitus </text:p>
        </text:list-item>
      </text:list>
      <text:p text:style-name="Text_20_body"><text:span text:style-name="Strong_20_Emphasis"><text:span text:style-name="T14">Semanas 6-8:</text:span></text:span><text:span text:style-name="T14"> Transición</text:span></text:p>
      <text:list text:style-name="L51">
        <text:list-item>
          <text:p text:style-name="P223">Las herramientas empiezan a volverse automáticas </text:p>
        </text:list-item>
        <text:list-item>
          <text:p text:style-name="P223">Necesitas menos esfuerzo consciente </text:p>
        </text:list-item>
        <text:list-item>
          <text:p text:style-name="P224">El tinnitus empieza a "desvanecerse" naturalmente </text:p>
        </text:list-item>
      </text:list>
      <text:p text:style-name="Text_20_body"><text:span text:style-name="Strong_20_Emphasis"><text:span text:style-name="T14">Mes 3+:</text:span></text:span><text:span text:style-name="T14"> Habituación consolidada</text:span></text:p>
      <text:list text:style-name="L52">
        <text:list-item>
          <text:p text:style-name="P225">Tu cerebro filtra el tinnitus automáticamente </text:p>
        </text:list-item>
        <text:list-item>
          <text:p text:style-name="P225">Pasas horas sin notarlo </text:p>
        </text:list-item>
        <text:list-item>
          <text:p text:style-name="P225">Cuando lo notas, no te molesta </text:p>
        </text:list-item>
        <text:list-item>
          <text:p text:style-name="P51"><text:span text:style-name="Strong_20_Emphasis"><text:span text:style-name="T14">En este punto, sí lo "ignoras" sin esfuerzo</text:span></text:span><text:span text:style-name="T14"> </text:span></text:p>
        </text:list-item>
      </text:list>
      <text:p text:style-name="P7"/>
      <text:h text:style-name="Heading_20_3" text:outline-level="3"><text:span text:style-name="Strong_20_Emphasis"><text:span text:style-name="T14">POR QUÉ IMPORTA:</text:span></text:span></text:h>
      <text:p text:style-name="Text_20_body"><text:span text:style-name="Strong_20_Emphasis"><text:span text:style-name="T14">Este mito te hace sentir que fracasaste.</text:span></text:span></text:p>
      <text:p text:style-name="P164">Si te dicen "simplemente ignóralo" y no puedes:</text:p>
      <text:list text:style-name="L53">
        <text:list-item>
          <text:p text:style-name="P226">Piensas que eres débil o que "lo estás haciendo mal" </text:p>
        </text:list-item>
        <text:list-item>
          <text:p text:style-name="P226">Abandonas cualquier esfuerzo ("si ignorar no funciona, nada funcionará") </text:p>
        </text:list-item>
        <text:list-item>
          <text:p text:style-name="P227">Te frustras cada vez que notas el sonido ("¿por qué no puedo simplemente ignorarlo?") </text:p>
        </text:list-item>
      </text:list>
      <text:p text:style-name="Text_20_body"><text:span text:style-name="Strong_20_Emphasis"><text:span text:style-name="T14">La verdad te libera:</text:span></text:span></text:p>
      <text:p text:style-name="P164">La habituación NO es "ignorar el sonido por frefuerza de voluntad." Es un proceso de reentrenamiento cerebral que requiere herramientas específicas al inicio, y DESPUÉS se vuelve automático.</text:p>
      <text:p text:style-name="Text_20_body"><text:soft-page-break/><text:span text:style-name="Strong_20_Emphasis"><text:span text:style-name="T14">Tu trabajo no es "ignorar el tinnitus ahora mismo." Tu trabajo es aplicar las herramientas que eventualmente permitirán que tu cerebro lo ignore automáticamente.</text:span></text:span></text:p>
      <text:p text:style-name="P7"/>
      <text:h text:style-name="P5" text:outline-level="2">Ejercicio: ¿Cuáles Mitos Has Creído?</text:h>
      <text:p text:style-name="P164">Ahora que hemos desmantelado los 7 mitos más peligrosos, es momento de revisar cuáles has estado creyendo.</text:p>
      <text:p text:style-name="Text_20_body"><text:span text:style-name="Strong_20_Emphasis"><text:span text:style-name="T14">Marca todos los mitos que has creído (o sigues creyendo parcialmente):</text:span></text:span></text:p>
      <text:p text:style-name="Text_20_body"><text:span text:style-name="T14">□ </text:span><text:span text:style-name="Strong_20_Emphasis"><text:span text:style-name="T14">Mito #1:</text:span></text:span><text:span text:style-name="T14"> "El tinnitus siempre empeora con el tiempo"</text:span></text:p>
      <text:p text:style-name="Text_20_body"><text:span text:style-name="T14">□ </text:span><text:span text:style-name="Strong_20_Emphasis"><text:span text:style-name="T14">Mito #2:</text:span></text:span><text:span text:style-name="T14"> "Existe una cura definitiva que los médicos me ocultan"</text:span></text:p>
      <text:p text:style-name="Text_20_body"><text:span text:style-name="T14">□ </text:span><text:span text:style-name="Strong_20_Emphasis"><text:span text:style-name="T14">Mito #3:</text:span></text:span><text:span text:style-name="T14"> "Si tengo tinnitus, nunca volveré a estar bien"</text:span></text:p>
      <text:p text:style-name="Text_20_body"><text:span text:style-name="T14">□ </text:span><text:span text:style-name="Strong_20_Emphasis"><text:span text:style-name="T14">Mito #4:</text:span></text:span><text:span text:style-name="T14"> "El tinnitus significa que me estoy quedando sordo"</text:span></text:p>
      <text:p text:style-name="Text_20_body"><text:span text:style-name="T14">□ </text:span><text:span text:style-name="Strong_20_Emphasis"><text:span text:style-name="T14">Mito #5:</text:span></text:span><text:span text:style-name="T14"> "Necesito enmascarar el tinnitus 24/7 para sobrevivir"</text:span></text:p>
      <text:p text:style-name="Text_20_body"><text:span text:style-name="T14">□ </text:span><text:span text:style-name="Strong_20_Emphasis"><text:span text:style-name="T14">Mito #6:</text:span></text:span><text:span text:style-name="T14"> "El tinnitus es 100% psicológico / es solo ansiedad"</text:span></text:p>
      <text:p text:style-name="Text_20_body"><text:span text:style-name="T14">□ </text:span><text:span text:style-name="Strong_20_Emphasis"><text:span text:style-name="T14">Mito #7:</text:span></text:span><text:span text:style-name="T14"> "Si ignoro el tinnitus, desaparecerá solo"</text:span></text:p>
      <text:p text:style-name="P7"/>
      <text:p text:style-name="Text_20_body"><text:span text:style-name="Strong_20_Emphasis"><text:span text:style-name="T14">¿Marcaste al menos 3?</text:span></text:span><text:span text:style-name="T14"> Es completamente normal. Estos mitos están por todas partes—en foros, en comentarios de médicos mal informados, en conversaciones con familiares.</text:span></text:p>
      <text:p text:style-name="Text_20_body"><text:span text:style-name="Strong_20_Emphasis"><text:span text:style-name="T14">Tu trabajo ahora es RECORDAR conscientemente la REALIDAD cada vez que uno de estos mitos aparezca en tu mente.</text:span></text:span></text:p>
      <text:p text:style-name="P7"/>
      <text:h text:style-name="P5" text:outline-level="2">La Verdad Que Reemplaza Los Mitos</text:h>
      <text:p text:style-name="P164">Ahora que hemos destruido los 7 mitos, necesitas una nueva narrativa—una verdad que reemplace las mentiras.</text:p>
      <text:p text:style-name="Text_20_body"><text:span text:style-name="Strong_20_Emphasis"><text:span text:style-name="T14">Aquí está la verdad comprobada científicamente sobre el tinnitus:</text:span></text:span></text:p>
      <text:p text:style-name="Text_20_body"><text:span text:style-name="T14">✅ </text:span><text:span text:style-name="Strong_20_Emphasis"><text:span text:style-name="T14">El tinnitus es una señal real generada por tu cerebro</text:span></text:span><text:span text:style-name="T14">, no imaginación ni locura.</text:span></text:p>
      <text:p text:style-name="Text_20_body"><text:span text:style-name="T14">✅ </text:span><text:span text:style-name="Strong_20_Emphasis"><text:span text:style-name="T14">El volumen del tinnitus NO determina tu sufrimiento.</text:span></text:span><text:span text:style-name="T14"> Lo que determina tu sufrimiento es cómo tu Sistema Límbico clasifica esa señal.</text:span></text:p>
      <text:p text:style-name="Text_20_body"><text:span text:style-name="T14">✅ </text:span><text:span text:style-name="Strong_20_Emphasis"><text:span text:style-name="T14">La clasificación de "peligro" puede cambiar.</text:span></text:span><text:span text:style-name="T14"> Eso se llama habituación, y es posible para la gran mayoría de las personas.</text:span></text:p>
      <text:p text:style-name="Text_20_body"><text:span text:style-name="T14">✅ </text:span><text:span text:style-name="Strong_20_Emphasis"><text:span text:style-name="T14">Con habituación, puedes vivir una vida plena y feliz</text:span></text:span><text:span text:style-name="T14">, incluso si el sonido permanece. Millones de personas lo hacen.</text:span></text:p>
      <text:p text:style-name="Text_20_body"><text:soft-page-break/><text:span text:style-name="T14">✅ </text:span><text:span text:style-name="Strong_20_Emphasis"><text:span text:style-name="T14">La habituación requiere herramientas específicas</text:span></text:span><text:span text:style-name="T14"> (TCC, exposición gradual, manejo de pensamientos), no solo "frefuerza de voluntad."</text:span></text:p>
      <text:p text:style-name="Text_20_body"><text:span text:style-name="T14">✅ </text:span><text:span text:style-name="Strong_20_Emphasis"><text:span text:style-name="T14">Existen tratamientos efectivos</text:span></text:span><text:span text:style-name="T14"> basados en décadas de investigación. No hay "cura mágica," pero sí hay caminos probados para recuperar tu libertad.</text:span></text:p>
      <text:p text:style-name="Text_20_body"><text:span text:style-name="T14">✅ </text:span><text:span text:style-name="Strong_20_Emphasis"><text:span text:style-name="T14">Tu futuro NO está determinado por el tinnitus.</text:span></text:span><text:span text:style-name="T14"> Tu futuro está determinado por cómo respondes al tinnitus.</text:span></text:p>
      <text:p text:style-name="P7"/>
      <text:p text:style-name="Text_20_body"><text:span text:style-name="Strong_20_Emphasis"><text:span text:style-name="T14">Escribe esta verdad en tus propias palabras:</text:span></text:span></text:p>
      <text:p text:style-name="Text_20_body"><text:span text:style-name="Strong_20_Emphasis"><text:span text:style-name="T14">Mi nueva narrativa sobre el tinnitus es:</text:span></text:span></text:p>
      <text:p text:style-name="P7"/>
      <text:p text:style-name="P7"/>
      <text:p text:style-name="P7"/>
      <text:p text:style-name="P7"/>
      <text:h text:style-name="P5" text:outline-level="2"><text:s/>reflexión Final</text:h>
      <text:p text:style-name="P164">Has llegado al final de la Semana 1 (Capítulos 1-3).</text:p>
      <text:p text:style-name="P164">En estos 3-4 días has:</text:p>
      <text:list text:style-name="L54">
        <text:list-item>
          <text:p text:style-name="P228">Hecho el compromiso de completar el programa (Cap 1) </text:p>
        </text:list-item>
        <text:list-item>
          <text:p text:style-name="P228">Entendido qué es el tinnitus y cómo funciona tu cerebro (Cap 2) </text:p>
        </text:list-item>
        <text:list-item>
          <text:p text:style-name="P228">Medido tu angustia inicial (Cap 2) </text:p>
        </text:list-item>
        <text:list-item>
          <text:p text:style-name="P229">Desmantelado los 7 mitos más peligrosos (Cap 3) </text:p>
        </text:list-item>
      </text:list>
      <text:p text:style-name="Text_20_body"><text:span text:style-name="Strong_20_Emphasis"><text:span text:style-name="T14">Eso es un trabajo enorme. Y lo hiciste.</text:span></text:span></text:p>
      <text:p text:style-name="P164">Ahora tienes una base sólida de comprensión. Ya no estás operando desde la ignorancia o el miedo basado en mitos.</text:p>
      <text:p text:style-name="Text_20_body"><text:span text:style-name="Strong_20_Emphasis"><text:span text:style-name="T14">En la Semana 2 (Capítulos 4-6), empezaremos con las herramientas prácticas:</text:span></text:span></text:p>
      <text:list text:style-name="L55">
        <text:list-item>
          <text:p text:style-name="P230">Atención plena básica para manejar la hipervigilancia.</text:p>
        </text:list-item>
        <text:list-item>
          <text:p text:style-name="P230">Enmascaramiento inteligente (no evitación) </text:p>
        </text:list-item>
        <text:list-item>
          <text:p text:style-name="P231">Identificación y manejo de factores agravantes </text:p>
        </text:list-item>
      </text:list>
      <text:p text:style-name="Text_20_body"><text:span text:style-name="Strong_20_Emphasis"><text:span text:style-name="T14">Estas serán herramientas de "alivio rápido"</text:span></text:span><text:span text:style-name="T14"> que usarás mientras construyes las herramientas más profundas de TCC en las Semanas 3-5.</text:span></text:p>
      <text:p text:style-name="Text_20_body"><text:span text:style-name="Strong_20_Emphasis"><text:span text:style-name="T14">Tómate 1-2 días para absorber lo aprendido antes de pasar al Capítulo 4.</text:span></text:span></text:p>
      <text:p text:style-name="P164">La habituación no se apresura. Se construye paso a paso.</text:p>
      <text:p text:style-name="P164">Y tú ya has dado los primeros pasos más importantes.</text:p>
      <text:p text:style-name="P7"/>
      <text:h text:style-name="P5" text:outline-level="2"><text:soft-page-break/>Resumen del Capítulo 3</text:h>
      <text:p text:style-name="Text_20_body"><text:span text:style-name="T14">✅ </text:span><text:span text:style-name="Strong_20_Emphasis"><text:span text:style-name="T14">Desmentiste:</text:span></text:span><text:span text:style-name="T14"> Los 7 mitos más peligrosos sobre el tinnitus</text:span></text:p>
      <text:p text:style-name="Text_20_body"><text:span text:style-name="T14">✅ </text:span><text:span text:style-name="Strong_20_Emphasis"><text:span text:style-name="T14">Entendiste:</text:span></text:span><text:span text:style-name="T14"> Por qué cada mito sabotea tu recuperación</text:span></text:p>
      <text:p text:style-name="Text_20_body"><text:span text:style-name="T14">✅ </text:span><text:span text:style-name="Strong_20_Emphasis"><text:span text:style-name="T14">Reemplazaste:</text:span></text:span><text:span text:style-name="T14"> Las mentiras con verdades basadas en evidencia científica</text:span></text:p>
      <text:p text:style-name="Text_20_body"><text:span text:style-name="T14">✅ </text:span><text:span text:style-name="Strong_20_Emphasis"><text:span text:style-name="T14">Identificaste:</text:span></text:span><text:span text:style-name="T14"> Cuáles mitos has estado creyendo (para poder cuestionarlos conscientemente)</text:span></text:p>
      <text:p text:style-name="Text_20_body"><text:span text:style-name="T14">✅ </text:span><text:span text:style-name="Strong_20_Emphasis"><text:span text:style-name="T14">Completaste:</text:span></text:span><text:span text:style-name="T14"> La Semana 1 del programa (fundamentos establecidos)</text:span></text:p>
      <text:p text:style-name="Text_20_body"><text:span text:style-name="T14">✅ </text:span><text:span text:style-name="Strong_20_Emphasis"><text:span text:style-name="T14">Próximo paso:</text:span></text:span><text:span text:style-name="T14"> Semana 2 - Capítulo 4: Herramientas de atención plena para manejar la hipervigilancia</text:span></text:p>
      <text:p text:style-name="P7"/>
      <text:h text:style-name="P6" text:outline-level="3"><text:s/>Referencias del Capítulo 3</text:h>
      <text:list text:style-name="L56">
        <text:list-item>
          <text:p text:style-name="P12"><text:span text:style-name="T14">Andersson, G. (2002). Psychological aspects of tinnitus and the application of cognitive-behavioral therapy. </text:span><text:span text:style-name="Emphasis"><text:span text:style-name="T14">Clinical Psychology Review, 22</text:span></text:span><text:span text:style-name="T14">(7), 977–990. </text:span><text:a xlink:type="simple" xlink:href="https://doi.org/10.1016/S0272-7358(01)00124-6" text:style-name="Internet_20_link" text:visited-style-name="Visited_20_Internet_20_Link"><text:span text:style-name="T14">https://doi.org/10.1016/S0272-7358(01)00124-6</text:span></text:a></text:p>
        </text:list-item>
        <text:list-item>
          <text:p text:style-name="P12"><text:span text:style-name="T14">Davis, A., &amp; El <text:s/>aie, A. (2000). Epidemiology of tinnitus. En R. S. Tyler (Ed.), </text:span><text:span text:style-name="Emphasis"><text:span text:style-name="T14">Tinnitus handbook</text:span></text:span><text:span text:style-name="T14"> (pp. 1–23). Singular Publishing.</text:span></text:p>
        </text:list-item>
        <text:list-item>
          <text:p text:style-name="P12"><text:span text:style-name="T14">Heller, A. J. (2003). Classification and epidemiology of tinnitus. </text:span><text:span text:style-name="Emphasis"><text:span text:style-name="T14">Otolaryngologic Clinics of North America, 36</text:span></text:span><text:span text:style-name="T14">(2), 239–248. </text:span><text:a xlink:type="simple" xlink:href="https://doi.org/10.1016/S0030-6665(02)00160-3" text:style-name="Internet_20_link" text:visited-style-name="Visited_20_Internet_20_Link"><text:span text:style-name="T14">https://doi.org/10.1016/S0030-6665(02)00160-3</text:span></text:a></text:p>
        </text:list-item>
        <text:list-item>
          <text:p text:style-name="P12"><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list-item>
        <text:list-item>
          <text:p text:style-name="P12"><text:span text:style-name="T14">Jastreboff, P. J. (2015). 25 years of tinnitus retraining therapy. </text:span><text:span text:style-name="Emphasis"><text:span text:style-name="T14">HNO, 63</text:span></text:span><text:span text:style-name="T14">(4), 307–311. </text:span><text:a xlink:type="simple" xlink:href="https://doi.org/10.1007/s00106-014-2979-5" text:style-name="Internet_20_link" text:visited-style-name="Visited_20_Internet_20_Link"><text:span text:style-name="T14">https://doi.org/10.1007/s00106-014-2979-</text:span><text:span text:style-name="T17">5</text:span></text:a></text:p>
        </text:list-item>
        <text:list-item>
          <text:p text:style-name="P12"><text:span text:style-name="T14">Jastreboff, P. J., &amp; Jastreboff, M. M. (2006). Tinnitus retraining therapy: A different view on tinnitus. </text:span><text:span text:style-name="Emphasis"><text:span text:style-name="T14">ORL: Journal for Oto-Rhino-Laryngology and Its Related Specialties, 68</text:span></text:span><text:span text:style-name="T14">(1), 23–30. </text:span><text:a xlink:type="simple" xlink:href="https://doi.org/10.1159/000090487" text:style-name="Internet_20_link" text:visited-style-name="Visited_20_Internet_20_Link"><text:span text:style-name="T14">https://doi.org/10.1159/000090487</text:span></text:a></text:p>
        </text:list-item>
        <text:list-item>
          <text:p text:style-name="P12"><text:span text:style-name="T14">Martinez-Devesa, P., Perera, R., Theodoulou, M., &amp; Waddell, A. (2010). Cognitive behavioural therapy for tinnitus. </text:span><text:span text:style-name="Emphasis"><text:span text:style-name="T14">Cochrane Database of Systematic Reviews, 9</text:span></text:span><text:span text:style-name="T14">, CD005233. </text:span><text:a xlink:type="simple" xlink:href="https://doi.org/10.1002/14651858.CD005233.pub3" text:style-name="Internet_20_link" text:visited-style-name="Visited_20_Internet_20_Link"><text:span text:style-name="T14">https://doi.org/10.1002/14651858.CD005233.pub3</text:span></text:a></text:p>
        </text:list-item>
        <text:list-item>
          <text:p text:style-name="P12"><text:span text:style-name="T14">McCormack, A., Edmondson-Jones, M., Somerset, S., &amp; Hall, D. (2016). A systematic review of the reporting of tinnitus prevalence and severity. </text:span><text:span text:style-name="Emphasis"><text:span text:style-name="T14">Hearing Research, 337</text:span></text:span><text:span text:style-name="T14">, 70–79. </text:span><text:a xlink:type="simple" xlink:href="https://doi.org/10.1016/j.heares.2016.05.009" text:style-name="Internet_20_link" text:visited-style-name="Visited_20_Internet_20_Link"><text:span text:style-name="T14">https://doi.org/10.1016/j.heares.2016.05.009</text:span></text:a></text:p>
        </text:list-item>
        <text:list-item>
          <text:p text:style-name="P12"><text:span text:style-name="T14">Sanchez, T. G., Medeiros, I. R., Levy, C. P., Ramalho, J. R., &amp; Bento, R. F. (2005). Tinnitus in normally hearing patients: Clinical aspects and repercussions. </text:span><text:span text:style-name="Emphasis"><text:span text:style-name="T14">Revista Brasileira de Otorrinolaringologia, 71</text:span></text:span><text:span text:style-name="T14">(4), 427–431. </text:span><text:a xlink:type="simple" xlink:href="https://doi.org/10.1016/S1808-8694(15)31185-8" text:style-name="Internet_20_link" text:visited-style-name="Visited_20_Internet_20_Link"><text:span text:style-name="T14">https://doi.org/10.1016/S1808-8694(15)31185-8</text:span></text:a></text:p>
        </text:list-item>
        <text:list-item>
          <text:p text:style-name="P12"><text:span text:style-name="T14">Shekhawat, G. S., Searchfield, G. D., &amp; Stinear, C. M. (2013). Role of hearing aids in tinnitus intervention: A scoping review. </text:span><text:span text:style-name="Emphasis"><text:span text:style-name="T14">Journal of the American Academy of Audiology, 24</text:span></text:span><text:span text:style-name="T14">(8), 747–762. </text:span><text:a xlink:type="simple" xlink:href="https://doi.org/10.3766/jaaa.24.8.11" text:style-name="Internet_20_link" text:visited-style-name="Visited_20_Internet_20_Link"><text:span text:style-name="T14">https://doi.org/10.3766/jaaa.24.8.11</text:span></text:a></text:p>
          <text:p text:style-name="P23"/>
        </text:list-item>
      </text:list>
      <text:h text:style-name="P3" text:outline-level="1">Capítulo 4: El Arte de Observar Sin Luchar</text:h>
      <text:h text:style-name="P5" text:outline-level="2">Bienvenido a la Semana 2</text:h>
      <text:p text:style-name="P164">Has completado la Semana 1 (Capítulos 1-3). Ya entiendes qué es el tinnitus, cómo funciona tu cerebro, y has desmantelado los mitos que te mantenían atrapado.</text:p>
      <text:p text:style-name="Text_20_body"><text:span text:style-name="Strong_20_Emphasis"><text:span text:style-name="T14">Ahora empieza el trabajo práctico.</text:span></text:span></text:p>
      <text:p text:style-name="P164">Durante la Semana 2 (Capítulos 4-6), vas a aprender herramientas de "alivio inmediato" que usarás mientras construyes las herramientas más profundas de TCC en las Semanas 3-5.</text:p>
      <text:p text:style-name="Text_20_body"><text:span text:style-name="Strong_20_Emphasis"><text:span text:style-name="T14">El Capítulo 4 te enseñará la habilidad más fundamental de todas: la atención plena.</text:span></text:span></text:p>
      <text:p text:style-name="P164">No, no vamos a convertirte en monje budista.</text:p>
      <text:p text:style-name="P164">No necesitas sentarte en posición de loto durante horas.</text:p>
      <text:p text:style-name="Text_20_body"><text:span text:style-name="T14">Lo que SÍ necesitas es aprender a </text:span><text:span text:style-name="Strong_20_Emphasis"><text:span text:style-name="T14">observar el tinnitus sin entrar en batalla mental cada vez que lo notas.</text:span></text:span></text:p>
      <text:p text:style-name="P164">Porque ahora mismo, cada vez que detectas el zumbido, tu mente hace esto:</text:p>
      <text:p text:style-name="P164">"Ahí está otra vez → ¿Por qué no desaparece? → Esto es insoportable → Necesito que pare → ¿Y si nunca para? → [PÁNICO]"</text:p>
      <text:p text:style-name="Text_20_body"><text:span text:style-name="Strong_20_Emphasis"><text:span text:style-name="T14">Ese diálogo interno constante es lo que convierte una señal auditiva en sufrimiento.</text:span></text:span></text:p>
      <text:p text:style-name="P164">Y la atención plena es la herramienta que rompe ese diálogo.</text:p>
      <text:p text:style-name="P7"/>
      <text:h text:style-name="P5" text:outline-level="2">La Historia de Javier</text:h>
      <text:p text:style-name="Text_20_body"><text:span text:style-name="Strong_20_Emphasis"><text:span text:style-name="T14">Javier, 34 años, programador:</text:span></text:span></text:p>
      <text:p text:style-name="P164">"Mi tinnitus empezó hace un año después de un concierto. Al principio, pensé que desaparecería en unos días. Pero no lo hizo.</text:p>
      <text:p text:style-name="P164">Y entonces empezó la batalla mental. Cada vez que notaba el zumbido—lo cual era constantemente—mi mente se disparaba: '¿Por qué yo? Esto va a arruinar mi vida. No puedo trabajar así. ¿Cómo voy a vivir con esto para siempre?'</text:p>
      <text:p text:style-name="P164">Mi terapeuta me enseñó algo que sonaba ridículamente simple: 'Deja de luchar contra el sonido. Solo obsérvalo.'</text:p>
      <text:p text:style-name="P164">Mi primera reacción fue enojo. '¿Observarlo? ¡El problema ES que lo observo constantemente!'</text:p>
      <text:p text:style-name="P164">Pero ella explicó la diferencia: 'No te estoy pidiendo que lo observes MÁS. Te estoy pidiendo que lo observes de forma DIFERENTE. Sin el comentario interno. Sin el juicio. Sin la historia.'</text:p>
      <text:p text:style-name="P164"><text:soft-page-break/>Empecé a practicar el ejercicio de este capítulo. Al principio fue frustrante—mi mente no dejaba de generar el diálogo catastrófico. Pero con práctica diaria durante 2 semanas, algo cambió.</text:p>
      <text:p text:style-name="P164">El zumbido seguía ahí. Pero el espacio entre 'noto el zumbido' y 'entro en pánico' se hizo más grande. Y en ese espacio, podía elegir: ¿voy a luchar, o simplemente voy a observar y regresar a lo que estaba haciendo?</text:p>
      <text:p text:style-name="P164">No fue magia. Fue práctica. Pero esa habilidad—ese espacio—fue el comienzo de mi libertad."</text:p>
      <text:p text:style-name="P7"/>
      <text:h text:style-name="P5" text:outline-level="2">Lo Que Vas a Lograr Esta Semana</text:h>
      <text:p text:style-name="P164">Al terminar los ejercicios de este capítulo (practicados durante 5-7 días), podrás:</text:p>
      <text:list text:style-name="L57">
        <text:list-item>
          <text:p text:style-name="P53"><text:span text:style-name="Strong_20_Emphasis"><text:span text:style-name="T14">Observar el tinnitus sin agregar juicio o catástrofe</text:span></text:span><text:span text:style-name="T14"> ("es solo un sonido" vs "esto es insoportable") </text:span></text:p>
        </text:list-item>
        <text:list-item>
          <text:p text:style-name="P53"><text:span text:style-name="Strong_20_Emphasis"><text:span text:style-name="T14">Reconocer cuándo tu mente está "luchando" contra el sonido</text:span></text:span><text:span text:style-name="T14"> (el primer paso para detener la lucha) </text:span></text:p>
        </text:list-item>
        <text:list-item>
          <text:p text:style-name="P53"><text:span text:style-name="Strong_20_Emphasis"><text:span text:style-name="T14">Redirigir tu atención conscientemente</text:span></text:span><text:span text:style-name="T14"> cuando la hipervigilancia auditiva te atrapa </text:span></text:p>
        </text:list-item>
        <text:list-item>
          <text:p text:style-name="P52"><text:span text:style-name="Strong_20_Emphasis"><text:span text:style-name="T14">Reducir tu reactividad emocional inmediata</text:span></text:span><text:span text:style-name="T14"> al tinnitus (el espacio entre estímulo y respuesta) </text:span></text:p>
        </text:list-item>
      </text:list>
      <text:p text:style-name="Text_20_body"><text:span text:style-name="Strong_20_Emphasis"><text:span text:style-name="T14">No esperamos que el tinnitus "desaparezca" o que dejes de notarlo completamente esta semana.</text:span></text:span></text:p>
      <text:p text:style-name="Text_20_body"><text:span text:style-name="Strong_20_Emphasis"><text:span text:style-name="T14">Esperamos que empieces a cambiar tu RELACIÓN con el sonido.</text:span></text:span></text:p>
      <text:p text:style-name="P7"/>
      <text:h text:style-name="P5" text:outline-level="2">Qué Es La Atención Plena (Sin La Jerga Espiritual)</text:h>
      <text:p text:style-name="Text_20_body"><text:span text:style-name="Strong_20_Emphasis"><text:span text:style-name="T14">Atención plena (mindfulness en inglés)</text:span></text:span><text:span text:style-name="T14"> suena como algo místico o religioso. No lo es.</text:span></text:p>
      <text:p text:style-name="Text_20_body"><text:span text:style-name="T14">Es simplemente: </text:span><text:span text:style-name="Strong_20_Emphasis"><text:span text:style-name="T14">La habilidad de prestar atención al momento presente, sin juzgarlo.</text:span></text:span></text:p>
      <text:p text:style-name="P164">Eso es todo.</text:p>
      <text:p text:style-name="P164">No requiere incienso, mantras, o creencias espirituales. Es una habilidad psicológica respaldada por décadas de investigación científica. [ Kabat-Zinn, 1990]</text:p>
      <text:p text:style-name="P7"/>
      <text:h text:style-name="Heading_20_3" text:outline-level="3"><text:span text:style-name="Strong_20_Emphasis"><text:span text:style-name="T14">Los Dos Componentes de la Atención Plena:</text:span></text:span></text:h>
      <text:p text:style-name="Text_20_body"><text:span text:style-name="Strong_20_Emphasis"><text:span text:style-name="T14">1. ATENCIÓN al momento presente</text:span></text:span><text:span text:style-name="T14"><text:line-break/>Notar qué está sucediendo AHORA (sensaciones, pensamientos, sonidos) sin distraerte con el pasado o el futuro.</text:span></text:p>
      <text:p text:style-name="Text_20_body"><text:span text:style-name="Strong_20_Emphasis"><text:span text:style-name="T14">2. SIN JUICIO</text:span></text:span><text:span text:style-name="T14"><text:line-break/>Observar sin agregar etiquetas de "bueno/malo," "debería/no debería," "soportable/insoportable."</text:span></text:p>
      <text:p text:style-name="P7"/>
      <text:h text:style-name="Heading_20_3" text:outline-level="3"><text:soft-page-break/><text:span text:style-name="Strong_20_Emphasis"><text:span text:style-name="T14">Aplicado al Tinnitus:</text:span></text:span></text:h>
      <text:p text:style-name="Text_20_body"><text:span text:style-name="Strong_20_Emphasis"><text:span text:style-name="T14">SIN atención plena:</text:span></text:span><text:span text:style-name="T14"><text:line-break/>"Noto el zumbido → [inmediatamente] → Esto es horrible, no puedo soportarlo, ¿por qué no desaparece?, mi vida está arruinada → [pánico, frustración, lucha mental]"</text:span></text:p>
      <text:p text:style-name="Text_20_body"><text:span text:style-name="Strong_20_Emphasis"><text:span text:style-name="T14">CON atención plena:</text:span></text:span><text:span text:style-name="T14"><text:line-break/>"Noto el zumbido → [pausa] → Es un sonido. Está presente. Mi mente quiere agregar una historia, pero voy a simplemente observar el sonido como es, sin luchar → [regreso mi atención a lo que estaba haciendo]"</text:span></text:p>
      <text:p text:style-name="Text_20_body"><text:span text:style-name="Strong_20_Emphasis"><text:span text:style-name="T14">¿Ves la diferencia?</text:span></text:span></text:p>
      <text:p text:style-name="P164">No es que el sonido desaparezca. Es que la REACCIÓN cambia.</text:p>
      <text:p text:style-name="P7"/>
      <text:h text:style-name="P5" text:outline-level="2">Por Qué La Atención Plena Funciona Para El Tinnitus</text:h>
      <text:p text:style-name="Text_20_body"><text:span text:style-name="T14">Recuerda el Capítulo 2: </text:span><text:span text:style-name="Strong_20_Emphasis"><text:span text:style-name="T14">Tu sufrimiento NO viene del sonido. Viene de cómo tu Sistema Límbico CLASIFICA ese sonido.</text:span></text:span></text:p>
      <text:p text:style-name="P164">Cada vez que notas el tinnitus y reaccionas con pánico, estás <text:s/>orzando la clasificación de "PELIGRO."</text:p>
      <text:p text:style-name="Text_20_body"><text:span text:style-name="Strong_20_Emphasis"><text:span text:style-name="T14">Tu cerebro aprende:</text:span></text:span><text:span text:style-name="T14"> "Cada vez que escucho este sonido, hay una amenaza. Necesito monitorear este sonido constantemente. ¡ALERTA MÁXIMA!"</text:span></text:p>
      <text:p text:style-name="Text_20_body"><text:span text:style-name="Strong_20_Emphasis"><text:span text:style-name="T14">Resultado:</text:span></text:span><text:span text:style-name="T14"> Hipervigilancia auditiva. Tu cerebro prioriza el tinnitus sobre todos los demás sonidos. Se vuelve imposible "no notarlo."</text:span></text:p>
      <text:p text:style-name="P7"/>
      <text:p text:style-name="Text_20_body"><text:span text:style-name="Strong_20_Emphasis"><text:span text:style-name="T14">La atención plena interrumpe este ciclo:</text:span></text:span></text:p>
      <text:p text:style-name="P164">Cuando observas el tinnitus SIN reaccionar con pánico, le estás enviando un mensaje diferente a tu Sistema Límbico:</text:p>
      <text:p text:style-name="P164">"Noto el sonido. Pero no estoy en peligro. No necesito hacer nada. Es solo una señal."</text:p>
      <text:p text:style-name="P164">Con práctica repetida (días, semanas), tu cerebro aprende:</text:p>
      <text:p text:style-name="P164">"Este sonido no requiere respuesta de emergencia. Puedo filtrarlo como filtro otros sonidos de fondo." [McKenna et al., 2014]</text:p>
      <text:p text:style-name="Text_20_body"><text:span text:style-name="Strong_20_Emphasis"><text:span text:style-name="T14">Eso es el comienzo de la habituación.</text:span></text:span></text:p>
      <text:p text:style-name="P7"/>
      <text:h text:style-name="P5" text:outline-level="2">El Enemigo: La Lucha Mental</text:h>
      <text:p text:style-name="P164">Antes de enseñarte a practicar atención plena, necesitas reconocer lo que estás haciendo AHORA—la lucha mental constante.</text:p>
      <text:p text:style-name="P164"><text:soft-page-break/>La lucha mental tiene muchas formas:</text:p>
      <text:p text:style-name="Text_20_body"><text:span text:style-name="T14">❌ </text:span><text:span text:style-name="Strong_20_Emphasis"><text:span text:style-name="T14">"¿Por qué no desaparece?"</text:span></text:span><text:span text:style-name="T14"> (Pregunta sin respuesta que genera frustración)</text:span></text:p>
      <text:p text:style-name="Text_20_body"><text:span text:style-name="T14">❌ </text:span><text:span text:style-name="Strong_20_Emphasis"><text:span text:style-name="T14">"Necesito que pare AHORA"</text:span></text:span><text:span text:style-name="T14"> (Urgencia que genera ansiedad)</text:span></text:p>
      <text:p text:style-name="Text_20_body"><text:span text:style-name="T14">❌ </text:span><text:span text:style-name="Strong_20_Emphasis"><text:span text:style-name="T14">"Esto es insoportable"</text:span></text:span><text:span text:style-name="T14"> (Juicio catastrófico que genera desesperanza)</text:span></text:p>
      <text:p text:style-name="Text_20_body"><text:span text:style-name="T14">❌ </text:span><text:span text:style-name="Strong_20_Emphasis"><text:span text:style-name="T14">"No debería tener esto"</text:span></text:span><text:span text:style-name="T14"> (Resistencia a la realidad)</text:span></text:p>
      <text:p text:style-name="Text_20_body"><text:span text:style-name="T14">❌ </text:span><text:span text:style-name="Strong_20_Emphasis"><text:span text:style-name="T14">"Si tan solo pudiera..."</text:span></text:span><text:span text:style-name="T14"> (Rumiación sobre soluciones imposibles)</text:span></text:p>
      <text:p text:style-name="Text_20_body"><text:span text:style-name="T14">❌ </text:span><text:span text:style-name="Strong_20_Emphasis"><text:span text:style-name="T14">Revisar constantemente "¿sigue ahí?"</text:span></text:span><text:span text:style-name="T14"> (Monitoreo obsesivo)</text:span></text:p>
      <text:p text:style-name="Text_20_body"><text:span text:style-name="T14">❌ </text:span><text:span text:style-name="Strong_20_Emphasis"><text:span text:style-name="T14">Comparar volumen de hoy vs ayer</text:span></text:span><text:span text:style-name="T14"> (Búsqueda de mejora que <text:s/>refuerza atención)</text:span></text:p>
      <text:p text:style-name="P7"/>
      <text:p text:style-name="Text_20_body"><text:span text:style-name="Strong_20_Emphasis"><text:span text:style-name="T14">Todas estas formas de lucha tienen algo en común:</text:span></text:span></text:p>
      <text:p text:style-name="Text_20_body"><text:span text:style-name="Strong_20_Emphasis"><text:span text:style-name="T14">Intentan cambiar, controlar, o eliminar el sonido.</text:span></text:span></text:p>
      <text:p text:style-name="Text_20_body"><text:span text:style-name="Strong_20_Emphasis"><text:span text:style-name="T14">Y como NO puedes controlar el sonido directamente, la lucha SIEMPRE fracasa.</text:span></text:span></text:p>
      <text:p text:style-name="Text_20_body"><text:span text:style-name="Strong_20_Emphasis"><text:span text:style-name="T14">Y cada fracaso </text:span></text:span><text:span text:style-name="Strong_20_Emphasis"><text:span text:style-name="T17">ref</text:span></text:span><text:span text:style-name="Strong_20_Emphasis"><text:span text:style-name="T14">refuerza tu sensación de impotencia y pánico.</text:span></text:span></text:p>
      <text:p text:style-name="P7"/>
      <text:h text:style-name="Heading_20_3" text:outline-level="3"><text:span text:style-name="Strong_20_Emphasis"><text:span text:style-name="T14">La Paradoja de la Lucha:</text:span></text:span></text:h>
      <text:p text:style-name="Text_20_body"><text:span text:style-name="Strong_20_Emphasis"><text:span text:style-name="T14">Mientras más luchas contra el tinnitus, más presente se vuelve.</text:span></text:span></text:p>
      <text:p text:style-name="P164">Es como el experimento clásico: "No pienses en un elefante rosa."</text:p>
      <text:p text:style-name="P164">¿Qué acabas de hacer? Pensar en un elefante rosa.</text:p>
      <text:p text:style-name="Text_20_body"><text:span text:style-name="Strong_20_Emphasis"><text:span text:style-name="T14">La supresión activa de un pensamiento o sensación AUMENTA su presencia.</text:span></text:span><text:span text:style-name="T14"> [Wegner et al., 1987]</text:span></text:p>
      <text:p text:style-name="Text_20_body"><text:span text:style-name="Strong_20_Emphasis"><text:span text:style-name="T14">Aplicado al tinnitus:</text:span></text:span></text:p>
      <text:p text:style-name="P164">"No debo prestarle atención" → Prestas más atención monitoreando si le estás prestando atención.</text:p>
      <text:p text:style-name="P164">"Necesito que desaparezca" → Revisas constantemente si ha desaparecido, notándolo más.</text:p>
      <text:p text:style-name="P7"/>
      <text:p text:style-name="Text_20_body"><text:span text:style-name="Strong_20_Emphasis"><text:span text:style-name="T14">La alternativa:</text:span></text:span></text:p>
      <text:p text:style-name="Text_20_body"><text:span text:style-name="Strong_20_Emphasis"><text:span text:style-name="T14">Dejar de luchar. Observar sin intentar cambiar.</text:span></text:span></text:p>
      <text:p text:style-name="P164">No es resignación. Es inteligencia estratégica.</text:p>
      <text:p text:style-name="P7"/>
      <text:h text:style-name="P5" text:outline-level="2">Ejercicio Fundamental: Observación de 3 Minutos</text:h>
      <text:p text:style-name="P164">Vamos a empezar con el ejercicio más simple pero más poderoso de atención plena para el tinnitus.</text:p>
      <text:p text:style-name="Text_20_body"><text:soft-page-break/><text:span text:style-name="Strong_20_Emphasis"><text:span text:style-name="T14">Duración:</text:span></text:span><text:span text:style-name="T14"> 3 minutos<text:line-break/></text:span><text:span text:style-name="Strong_20_Emphasis"><text:span text:style-name="T14">Frecuencia:</text:span></text:span><text:span text:style-name="T14"> 2 veces al día (mañana y noche)<text:line-break/></text:span><text:span text:style-name="Strong_20_Emphasis"><text:span text:style-name="T14">Duración del programa:</text:span></text:span><text:span text:style-name="T14"> 5-7 días esta semana</text:span></text:p>
      <text:p text:style-name="P7"/>
      <text:h text:style-name="Heading_20_3" text:outline-level="3"><text:span text:style-name="Strong_20_Emphasis"><text:span text:style-name="T14">Preparación:</text:span></text:span></text:h>
      <text:list text:style-name="L58">
        <text:list-item>
          <text:p text:style-name="P55"><text:span text:style-name="Strong_20_Emphasis"><text:span text:style-name="T14">Siéntate cómodamente</text:span></text:span><text:span text:style-name="T14"> en una silla o en tu cama (no te acuestes—es fácil quedarse dormido) </text:span></text:p>
        </text:list-item>
        <text:list-item>
          <text:p text:style-name="P55"><text:span text:style-name="Strong_20_Emphasis"><text:span text:style-name="T14">Pon un cronómetro de 3 minutos</text:span></text:span><text:span text:style-name="T14"> (usa tu teléfono) </text:span></text:p>
        </text:list-item>
        <text:list-item>
          <text:p text:style-name="P54"><text:span text:style-name="Strong_20_Emphasis"><text:span text:style-name="T14">Lugar tranquilo</text:span></text:span><text:span text:style-name="T14"> (no necesita ser silencio total, pero evita distracciones fuertes como TV o conversaciones) </text:span></text:p>
        </text:list-item>
      </text:list>
      <text:p text:style-name="P7"/>
      <text:h text:style-name="Heading_20_3" text:outline-level="3"><text:span text:style-name="Strong_20_Emphasis"><text:span text:style-name="T14">El Ejercicio (Paso a Paso):</text:span></text:span></text:h>
      <text:p text:style-name="Text_20_body"><text:span text:style-name="Strong_20_Emphasis"><text:span text:style-name="T14">MINUTO 1: Anclaje en la Respiración</text:span></text:span></text:p>
      <text:list text:style-name="L59">
        <text:list-item>
          <text:p text:style-name="P232">Cierra los ojos (opcional—si esto aumenta tu ansiedad, déjalos abiertos con mirada suave) </text:p>
        </text:list-item>
        <text:list-item>
          <text:p text:style-name="P232">Presta atención a tu respiración </text:p>
          <text:list>
            <text:list-item>
              <text:p text:style-name="P232">NO intentes cambiarla o controlarla </text:p>
            </text:list-item>
            <text:list-item>
              <text:p text:style-name="P232">Solo OBSERVA: ¿Dónde siento la respiración? (pecho, abdomen, nariz) </text:p>
            </text:list-item>
            <text:list-item>
              <text:p text:style-name="P232">Nota el ritmo natural: inhala... exhala... inhala... exhala... </text:p>
            </text:list-item>
          </text:list>
        </text:list-item>
        <text:list-item>
          <text:p text:style-name="P232">Tu mente DIVAGARÁ (es normal, es lo que hacen las mentes) </text:p>
          <text:list>
            <text:list-item>
              <text:p text:style-name="P232">Cuando notes que te distrajiste, simplemente: </text:p>
            </text:list-item>
            <text:list-item>
              <text:p text:style-name="P232">"Ah, me distraje" </text:p>
            </text:list-item>
            <text:list-item>
              <text:p text:style-name="P232">Regresa tu atención a la respiración </text:p>
            </text:list-item>
            <text:list-item>
              <text:p text:style-name="P233">Sin juzgarte, sin frustración </text:p>
            </text:list-item>
          </text:list>
        </text:list-item>
      </text:list>
      <text:p text:style-name="Text_20_body"><text:span text:style-name="Strong_20_Emphasis"><text:span text:style-name="T14">Objetivo:</text:span></text:span><text:span text:style-name="T14"> Practicar redirigir tu atención conscientemente.</text:span></text:p>
      <text:p text:style-name="P7"/>
      <text:p text:style-name="Text_20_body"><text:span text:style-name="Strong_20_Emphasis"><text:span text:style-name="T14">MINUTO 2: Observación del Tinnitus</text:span></text:span></text:p>
      <text:list text:style-name="L60">
        <text:list-item>
          <text:p text:style-name="P234">Ahora INTENCIONALMENTE dirige tu atención al tinnitus </text:p>
          <text:list>
            <text:list-item>
              <text:p text:style-name="P234">Sí, leíste bien. Vas a prestarle atención deliberadamente. </text:p>
            </text:list-item>
          </text:list>
        </text:list-item>
        <text:list-item>
          <text:p text:style-name="P234">Observa el sonido como si fueras un científico curioso: </text:p>
          <text:list>
            <text:list-item>
              <text:p text:style-name="P234">¿Dónde está ubicado? (¿cabeza, oído izquierdo, oído derecho?) </text:p>
            </text:list-item>
            <text:list-item>
              <text:p text:style-name="P234">¿Qué características tiene? (¿tono alto, bajo, zumbido, silbido?) </text:p>
            </text:list-item>
            <text:list-item>
              <text:p text:style-name="P234">¿Es constante o fluctúa? </text:p>
            </text:list-item>
            <text:list-item>
              <text:p text:style-name="P234">¿Tiene volumen estable o cambia? </text:p>
            </text:list-item>
          </text:list>
        </text:list-item>
        <text:list-item>
          <text:p text:style-name="P57"><text:span text:style-name="Strong_20_Emphasis"><text:span text:style-name="T14">CRÍTICO:</text:span></text:span><text:span text:style-name="T14"> Observa SIN agregar juicio </text:span></text:p>
          <text:list>
            <text:list-item>
              <text:p text:style-name="P234">Si tu mente dice: "Esto es horrible" → Nota: "Mi mente está juzgando" </text:p>
            </text:list-item>
            <text:list-item>
              <text:p text:style-name="P234">Si tu mente dice: "No puedo soportarlo" → Nota: "Mi mente está catastrofizando" </text:p>
            </text:list-item>
            <text:list-item>
              <text:p text:style-name="P234">Si tu mente dice: "¿Por qué no desaparece?" → Nota: "Mi mente está luchando" </text:p>
            </text:list-item>
          </text:list>
          <text:p text:style-name="P56"><text:span text:style-name="Strong_20_Emphasis"><text:span text:style-name="T14">Y luego regresa a la observación pura del sonido.</text:span></text:span><text:span text:style-name="T14"> </text:span></text:p>
        </text:list-item>
      </text:list>
      <text:p text:style-name="Text_20_body"><text:soft-page-break/><text:span text:style-name="Strong_20_Emphasis"><text:span text:style-name="T14">Objetivo:</text:span></text:span><text:span text:style-name="T14"> Separar el sonido (dato neutral) del juicio (tu reacción)</text:span></text:p>
      <text:p text:style-name="P7"/>
      <text:p text:style-name="Text_20_body"><text:span text:style-name="Strong_20_Emphasis"><text:span text:style-name="T14">MINUTO 3: Expansión de la Atención</text:span></text:span></text:p>
      <text:list text:style-name="L61">
        <text:list-item>
          <text:p text:style-name="P235">Mantén el tinnitus en tu campo de atención, pero EXPANDE tu atención para incluir otras sensaciones: </text:p>
          <text:list>
            <text:list-item>
              <text:p text:style-name="P235">La sensación de tus pies en el piso </text:p>
            </text:list-item>
            <text:list-item>
              <text:p text:style-name="P235">La sensación de tu espalda contra la silla </text:p>
            </text:list-item>
            <text:list-item>
              <text:p text:style-name="P235">Sonidos del ambiente (tráfico, aves, <text:s/>refrigerador) </text:p>
            </text:list-item>
            <text:list-item>
              <text:p text:style-name="P235">La sensación de tu respiración </text:p>
            </text:list-item>
          </text:list>
        </text:list-item>
        <text:list-item>
          <text:p text:style-name="P58"><text:span text:style-name="Strong_20_Emphasis"><text:span text:style-name="T14">El tinnitus sigue ahí.</text:span></text:span><text:span text:style-name="T14"> Pero ahora es UNO de varios elementos en tu campo de atención, no el ÚNICO. </text:span></text:p>
        </text:list-item>
        <text:list-item>
          <text:p text:style-name="P236">Practica sostener esta "atención amplia" hasta que suene el cronómetro. </text:p>
        </text:list-item>
      </text:list>
      <text:p text:style-name="Text_20_body"><text:span text:style-name="Strong_20_Emphasis"><text:span text:style-name="T14">Objetivo:</text:span></text:span><text:span text:style-name="T14"> Descentrar el tinnitus de tu foco único de atención.</text:span></text:p>
      <text:p text:style-name="P7"/>
      <text:h text:style-name="Heading_20_3" text:outline-level="3"><text:span text:style-name="Strong_20_Emphasis"><text:span text:style-name="T14">Después del Ejercicio:</text:span></text:span></text:h>
      <text:p text:style-name="P164">Cuando suene el cronómetro:</text:p>
      <text:list text:style-name="L62">
        <text:list-item>
          <text:p text:style-name="P60"><text:span text:style-name="Strong_20_Emphasis"><text:span text:style-name="T14">No analices inmediatamente "¿funcionó?"</text:span></text:span><text:span text:style-name="T14"><text:line-break/>La atención plena no es un truco mágico para hacer desaparecer el tinnitus en 3 minutos. </text:span></text:p>
        </text:list-item>
        <text:list-item>
          <text:p text:style-name="P60"><text:span text:style-name="Strong_20_Emphasis"><text:span text:style-name="T14">Simplemente nota:</text:span></text:span><text:span text:style-name="T14"> "Completé el ejercicio. Ahora regreso a mi día." </text:span></text:p>
        </text:list-item>
        <text:list-item>
          <text:p text:style-name="P59"><text:span text:style-name="Strong_20_Emphasis"><text:span text:style-name="T14">Registra tu experiencia</text:span></text:span><text:span text:style-name="T14"> en la tabla de abajo (toma 30 segundos) </text:span></text:p>
        </text:list-item>
      </text:list>
      <text:p text:style-name="P7"/>
      <text:h text:style-name="P5" text:outline-level="2">Registro de Práctica Semanal</text:h>
      <text:p text:style-name="P164">Llena esta tabla después de cada sesión de práctica:</text:p>
      <table:table table:name="Tabla16" table:style-name="Tabla16">
        <table:table-column table:style-name="Tabla16.A"/>
        <table:table-column table:style-name="Tabla16.B"/>
        <table:table-column table:style-name="Tabla16.C"/>
        <table:table-column table:style-name="Tabla16.D"/>
        <table:table-column table:style-name="Tabla16.E"/>
        <table:table-header-rows>
          <table:table-row table:style-name="Tabla16.1">
            <table:table-cell table:style-name="Tabla16.A1" office:value-type="string">
              <text:p text:style-name="Table_20_Heading"><text:span text:style-name="Strong_20_Emphasis"><text:span text:style-name="T14">Día</text:span></text:span></text:p>
            </table:table-cell>
            <table:table-cell table:style-name="Tabla16.A1" office:value-type="string">
              <text:p text:style-name="Table_20_Heading"><text:span text:style-name="Strong_20_Emphasis"><text:span text:style-name="T14">Hora</text:span></text:span></text:p>
            </table:table-cell>
            <table:table-cell table:style-name="Tabla16.A1" office:value-type="string">
              <text:p text:style-name="Table_20_Heading"><text:span text:style-name="Strong_20_Emphasis"><text:span text:style-name="T14">¿Completé los 3 minutos?</text:span></text:span></text:p>
            </table:table-cell>
            <table:table-cell table:style-name="Tabla16.A1" office:value-type="string">
              <text:p text:style-name="Table_20_Heading"><text:span text:style-name="Strong_20_Emphasis"><text:span text:style-name="T14">Nivel de dificultad (1-10)</text:span></text:span></text:p>
            </table:table-cell>
            <table:table-cell table:style-name="Tabla16.A1" office:value-type="string">
              <text:p text:style-name="Table_20_Heading"><text:span text:style-name="Strong_20_Emphasis"><text:span text:style-name="T14">Observación breve</text:span></text:span></text:p>
            </table:table-cell>
          </table:table-row>
        </table:table-header-rows>
        <table:table-row>
          <table:table-cell table:style-name="Tabla16.A1" office:value-type="string">
            <text:p text:style-name="P35">Día 1 - Mañana</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1 - Noche</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2 - Mañana</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2 - Noche</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3 - Mañana</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3 - Noche</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4 - Mañana</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4 - Noche</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table-cell table:style-name="Tabla16.A1" office:value-type="string">
            <text:p text:style-name="P35">Día 5 - Mañana</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row table:style-name="Tabla16.11">
          <table:table-cell table:style-name="Tabla16.A1" office:value-type="string">
            <text:p text:style-name="P35">Día 5 - Noche</text:p>
          </table:table-cell>
          <table:table-cell table:style-name="Tabla16.A1" office:value-type="string">
            <text:p text:style-name="P32"/>
          </table:table-cell>
          <table:table-cell table:style-name="Tabla16.A1" office:value-type="string">
            <text:p text:style-name="P36">Sí / No</text:p>
          </table:table-cell>
          <table:table-cell table:style-name="Tabla16.A1" office:value-type="string">
            <text:p text:style-name="P37">/10</text:p>
          </table:table-cell>
          <table:table-cell table:style-name="Tabla16.A1" office:value-type="string">
            <text:p text:style-name="P32"/>
          </table:table-cell>
        </table:table-row>
      </table:table>
      <text:p text:style-name="Text_20_body"><text:span text:style-name="Strong_20_Emphasis"><text:span text:style-name="T14">Meta mínima:</text:span></text:span><text:span text:style-name="T14"> 8 de 10 sesiones completadas esta semana.</text:span></text:p>
      <text:p text:style-name="P7"><text:soft-page-break/></text:p>
      <text:h text:style-name="P5" text:outline-level="2">Errores Comunes (Y Cómo Corregirlos)</text:h>
      <text:h text:style-name="Heading_20_3" text:outline-level="3"><text:span text:style-name="Strong_20_Emphasis"><text:span text:style-name="T14">Error #1: "No puedo dejar de pensar. Mi mente no se calla."</text:span></text:span></text:h>
      <text:p text:style-name="Text_20_body"><text:span text:style-name="Strong_20_Emphasis"><text:span text:style-name="T14">Corrección:</text:span></text:span><text:span text:style-name="T14"> Ese NO es el objetivo.</text:span></text:p>
      <text:p text:style-name="P164">El objetivo de la atención plena NO es "vaciar la mente" o "dejar de pensar."</text:p>
      <text:p text:style-name="Text_20_body"><text:span text:style-name="T14">El objetivo es </text:span><text:span text:style-name="Strong_20_Emphasis"><text:span text:style-name="T14">notar cuando tu mente se distrae, y redirigir tu atención conscientemente.</text:span></text:span></text:p>
      <text:p text:style-name="Text_20_body"><text:span text:style-name="Strong_20_Emphasis"><text:span text:style-name="T14">Analogía:</text:span></text:span><text:span text:style-name="T14"> Es como entrenar un cachorro. El cachorro se distrae 50 veces. Tu trabajo no es que el cachorro nunca se distraiga. Tu trabajo es traerlo de vuelta cada vez, con paciencia.</text:span></text:p>
      <text:p text:style-name="Text_20_body"><text:span text:style-name="Strong_20_Emphasis"><text:span text:style-name="T14">Cada vez que rediriges tu atención = Un "repetición" exitosa del ejercicio.</text:span></text:span></text:p>
      <text:p text:style-name="P164">Si redirigiste tu atención 20 veces en 3 minutos, eso significa que hiciste 20 repeticiones. ¡Excelente entrenamiento!</text:p>
      <text:p text:style-name="P7"/>
      <text:h text:style-name="Heading_20_3" text:outline-level="3"><text:span text:style-name="Strong_20_Emphasis"><text:span text:style-name="T14">Error #2: "Observar el tinnitus deliberadamente lo hace más fuerte."</text:span></text:span></text:h>
      <text:p text:style-name="Text_20_body"><text:span text:style-name="Strong_20_Emphasis"><text:span text:style-name="T14">Corrección:</text:span></text:span><text:span text:style-name="T14"> Sí, temporalmente puede parecer más presente.</text:span></text:p>
      <text:p text:style-name="P164">Esto se llama "efecto de atención selectiva"—cualquier cosa que observes deliberadamente se vuelve más notoria.</text:p>
      <text:p text:style-name="Text_20_body"><text:span text:style-name="Strong_20_Emphasis"><text:span text:style-name="T14">Pero eso NO es lo mismo que "volverse más fuerte permanentemente."</text:span></text:span></text:p>
      <text:p text:style-name="P164">Con práctica (días, semanas), sucede lo opuesto:</text:p>
      <text:p text:style-name="P164">Tu cerebro aprende: "Puedo prestar atención a este sonido sin entrar en pánico. No es una amenaza. Puedo dirigir mi atención hacia él y luego alejarla a voluntad."</text:p>
      <text:p text:style-name="Text_20_body"><text:span text:style-name="Strong_20_Emphasis"><text:span text:style-name="T14">Eso es control. Y el control reduce la ansiedad.</text:span></text:span></text:p>
      <text:p text:style-name="P7"/>
      <text:h text:style-name="Heading_20_3" text:outline-level="3"><text:span text:style-name="Strong_20_Emphasis"><text:span text:style-name="T14">Error #3: "Esto no funciona. Terminé el ejercicio y el tinnitus sigue ahí."</text:span></text:span></text:h>
      <text:p text:style-name="Text_20_body"><text:span text:style-name="Strong_20_Emphasis"><text:span text:style-name="T14">Corrección:</text:span></text:span><text:span text:style-name="T14"> Por supuesto que sigue ahí.</text:span></text:p>
      <text:p text:style-name="Text_20_body"><text:span text:style-name="Strong_20_Emphasis"><text:span text:style-name="T14">La atención plena NO es un truco para hacer desaparecer el sonido.</text:span></text:span></text:p>
      <text:p text:style-name="P164">Es una herramienta para cambiar tu RESPUESTA al sonido.</text:p>
      <text:p text:style-name="Text_20_body"><text:span text:style-name="Strong_20_Emphasis"><text:span text:style-name="T14">Pregúntate esto después de cada sesión:</text:span></text:span></text:p>
      <text:list text:style-name="L63">
        <text:list-item>
          <text:p text:style-name="P237">¿Pude observar el sonido sin agregar (tanto) juicio? </text:p>
        </text:list-item>
        <text:list-item>
          <text:p text:style-name="P237">¿Noté la diferencia entre el sonido y mi historia sobre el sonido? </text:p>
        </text:list-item>
        <text:list-item>
          <text:p text:style-name="P238">¿Practiqué redirigir mi atención voluntariamente? </text:p>
        </text:list-item>
      </text:list>
      <text:p text:style-name="Text_20_body"><text:soft-page-break/><text:span text:style-name="Strong_20_Emphasis"><text:span text:style-name="T14">Si la respuesta a cualquiera de esas preguntas es "sí," entonces SÍ funcionó.</text:span></text:span></text:p>
      <text:p text:style-name="P164">El resto viene con práctica acumulada.</text:p>
      <text:p text:style-name="P7"/>
      <text:h text:style-name="Heading_20_3" text:outline-level="3"><text:span text:style-name="Strong_20_Emphasis"><text:span text:style-name="T14">Error #4: "Solo puedo hacer esto en un ambiente controlado. En mi día normal, es imposible."</text:span></text:span></text:h>
      <text:p text:style-name="Text_20_body"><text:span text:style-name="Strong_20_Emphasis"><text:span text:style-name="T14">Corrección:</text:span></text:span><text:span text:style-name="T14"> Por ahora, está bien.</text:span></text:p>
      <text:p text:style-name="P164">Esta semana estamos construyendo la habilidad básica en un "laboratorio" (tu práctica de 3 minutos, 2 veces al día).</text:p>
      <text:p text:style-name="Text_20_body"><text:span text:style-name="Strong_20_Emphasis"><text:span text:style-name="T14">En las Semanas 3-5, aplicarás esta habilidad en situaciones reales</text:span></text:span><text:span text:style-name="T14"> usando el Modelo ABC y el Reemplazo Activo.</text:span></text:p>
      <text:p text:style-name="P164">Por ahora, solo construye el músculo. La aplicación viene después.</text:p>
      <text:p text:style-name="P7"/>
      <text:h text:style-name="P5" text:outline-level="2">Práctica Informal: Momentos de Atención Plena Durante El Día</text:h>
      <text:p text:style-name="P164">Además de tus 2 sesiones formales de 3 minutos, puedes practicar "micro-momentos" de atención plena durante el día:</text:p>
      <text:p text:style-name="Text_20_body"><text:span text:style-name="Strong_20_Emphasis"><text:span text:style-name="T14">Cuando notes el tinnitus en un momento cotidiano:</text:span></text:span></text:p>
      <text:list text:style-name="L64">
        <text:list-item>
          <text:p text:style-name="P62"><text:span text:style-name="Strong_20_Emphasis"><text:span text:style-name="T14">Pausa 5 segundos</text:span></text:span><text:span text:style-name="T14"> </text:span></text:p>
        </text:list-item>
        <text:list-item>
          <text:p text:style-name="P62"><text:span text:style-name="Strong_20_Emphasis"><text:span text:style-name="T14">Observa:</text:span></text:span><text:span text:style-name="T14"> "Ah, ahí está el sonido" </text:span></text:p>
        </text:list-item>
        <text:list-item>
          <text:p text:style-name="P62"><text:span text:style-name="Strong_20_Emphasis"><text:span text:style-name="T14">Nota tu reacción:</text:span></text:span><text:span text:style-name="T14"> "Mi mente quiere luchar / juzgar / catastrofizar" </text:span></text:p>
        </text:list-item>
        <text:list-item>
          <text:p text:style-name="P62"><text:span text:style-name="Strong_20_Emphasis"><text:span text:style-name="T14">Respira una vez profundo</text:span></text:span><text:span text:style-name="T14"> </text:span></text:p>
        </text:list-item>
        <text:list-item>
          <text:p text:style-name="P61"><text:span text:style-name="Strong_20_Emphasis"><text:span text:style-name="T14">Regresa tu atención a lo que estabas haciendo</text:span></text:span><text:span text:style-name="T14"> </text:span></text:p>
        </text:list-item>
      </text:list>
      <text:p text:style-name="Text_20_body"><text:span text:style-name="Strong_20_Emphasis"><text:span text:style-name="T14">Eso es todo. 5 segundos.</text:span></text:span></text:p>
      <text:p text:style-name="P164">No necesitas entrar en meditación profunda en medio de una reunión de trabajo.</text:p>
      <text:p text:style-name="Text_20_body"><text:span text:style-name="T14">Solo practica: </text:span><text:span text:style-name="Strong_20_Emphasis"><text:span text:style-name="T14">Notar → Observar → Redirigir.</text:span></text:span></text:p>
      <text:p text:style-name="P7"/>
      <text:p text:style-name="Text_20_body"><text:span text:style-name="Strong_20_Emphasis"><text:span text:style-name="T14">¿Cuántas veces al día?</text:span></text:span></text:p>
      <text:p text:style-name="P164">No hay número "correcto." Pero si puedes hacer esto 3-5 veces al día (además de tus 2 sesiones formales), estás construyendo el hábito rápidamente.</text:p>
      <text:p text:style-name="P7"/>
      <text:h text:style-name="P5" text:outline-level="2">La Ciencia Detrás De La Atención Plena</text:h>
      <text:p text:style-name="P164">Si eres escéptico sobre si "simplemente observar" puede cambiar algo, aquí están los hechos:</text:p>
      <text:p text:style-name="Text_20_body"><text:soft-page-break/><text:span text:style-name="Strong_20_Emphasis"><text:span text:style-name="T14">Estudios de neuroimagen muestran que la práctica de atención plena:</text:span></text:span></text:p>
      <text:p text:style-name="Text_20_body"><text:span text:style-name="T14">✅ </text:span><text:span text:style-name="Strong_20_Emphasis"><text:span text:style-name="T14">Reduce la actividad de la amígdala</text:span></text:span><text:span text:style-name="T14"> (el centro del miedo en el cerebro) [ Hölzel et al., 2010]</text:span></text:p>
      <text:p text:style-name="Text_20_body"><text:span text:style-name="T14">✅ </text:span><text:span text:style-name="Strong_20_Emphasis"><text:span text:style-name="T14">Aumenta la actividad en la corteza p rontal</text:span></text:span><text:span text:style-name="T14"> (el centro de control consciente que regula las emociones) [ Tang et al., 2015]</text:span></text:p>
      <text:p text:style-name="Text_20_body"><text:span text:style-name="T14">✅ </text:span><text:span text:style-name="Strong_20_Emphasis"><text:span text:style-name="T14">Reduce la conectividad entre la red de modo predeterminado</text:span></text:span><text:span text:style-name="T14"> (la red que genera rumiación y auto- erencia obsesiva) [ Brewer et al., 2011]</text:span></text:p>
      <text:p text:style-name="Text_20_body"><text:span text:style-name="Strong_20_Emphasis"><text:span text:style-name="T14">Aplicado al tinnitus:</text:span></text:span></text:p>
      <text:p text:style-name="Text_20_body"><text:span text:style-name="T14">✅ </text:span><text:span text:style-name="Strong_20_Emphasis"><text:span text:style-name="T14">Reduce la reactividad emocional</text:span></text:span><text:span text:style-name="T14"> al sonido (menos pánico inmediato)</text:span></text:p>
      <text:p text:style-name="Text_20_body"><text:span text:style-name="T14">✅ </text:span><text:span text:style-name="Strong_20_Emphasis"><text:span text:style-name="T14">Disminuye la hipervigilancia auditiva</text:span></text:span><text:span text:style-name="T14"> (el cerebro deja de monitorear constantemente)</text:span></text:p>
      <text:p text:style-name="Text_20_body"><text:span text:style-name="T14">✅ </text:span><text:span text:style-name="Strong_20_Emphasis"><text:span text:style-name="T14">Mejora significativamente la calidad de vida</text:span></text:span><text:span text:style-name="T14"> en pacientes con tinnitus crónico [ <text:s text:c="3"/>Gans et al., 2014]</text:span></text:p>
      <text:p text:style-name="Text_20_body"><text:span text:style-name="Strong_20_Emphasis"><text:span text:style-name="T14">Esto no es placebo. Es neuroplasticidad medible.</text:span></text:span></text:p>
      <text:p text:style-name="P7"/>
      <text:h text:style-name="P5" text:outline-level="2"><text:s/><text:span text:style-name="T5">Ref</text:span>reflexión Final</text:h>
      <text:p text:style-name="P164">La atención plena es contraintuitiva.</text:p>
      <text:p text:style-name="Text_20_body"><text:span text:style-name="T14">Tu instinto cuando algo te molesta es </text:span><text:span text:style-name="Strong_20_Emphasis"><text:span text:style-name="T14">alejarte, luchar, o eliminarlo.</text:span></text:span></text:p>
      <text:p text:style-name="Text_20_body"><text:span text:style-name="T14">La atención plena te pide hacer lo opuesto: </text:span><text:span text:style-name="Strong_20_Emphasis"><text:span text:style-name="T14">acercarte, observar, aceptar.</text:span></text:span></text:p>
      <text:p text:style-name="P164">Eso se siente raro—incluso aterrador—al principio.</text:p>
      <text:p text:style-name="P164">Pero aquí está la verdad profunda:</text:p>
      <text:p text:style-name="Text_20_body"><text:span text:style-name="Strong_20_Emphasis"><text:span text:style-name="T14">No puedes huir de un sonido que tu propio cerebro genera.</text:span></text:span></text:p>
      <text:p text:style-name="Text_20_body"><text:span text:style-name="Strong_20_Emphasis"><text:span text:style-name="T14">No puedes luchar contra una señal interna.</text:span></text:span></text:p>
      <text:p text:style-name="Text_20_body"><text:span text:style-name="Strong_20_Emphasis"><text:span text:style-name="T14">La única salida es a través.</text:span></text:span></text:p>
      <text:p text:style-name="P164">Y "a través" significa observar sin luchar. Aceptar sin resignación. Soltar el control que nunca tuviste.</text:p>
      <text:p text:style-name="Text_20_body"><text:span text:style-name="Strong_20_Emphasis"><text:span text:style-name="T14">Eso no es debilidad. Es sabiduría.</text:span></text:span></text:p>
      <text:p text:style-name="P164">Y con cada sesión de 3 minutos que completes esta semana, estás construyendo esa sabiduría, neurona por neurona.</text:p>
      <text:p text:style-name="Text_20_body"><text:span text:style-name="Strong_20_Emphasis"><text:span text:style-name="T14">El tinnitus no ha desaparecido. Pero has empezado a cambiar tu relación con él.</text:span></text:span></text:p>
      <text:p text:style-name="Text_20_body"><text:span text:style-name="Strong_20_Emphasis"><text:span text:style-name="T14">Y eso lo cambia todo.</text:span></text:span></text:p>
      <text:p text:style-name="P7"/>
      <text:h text:style-name="P5" text:outline-level="2"><text:soft-page-break/>Resumen del Capítulo 4</text:h>
      <text:p text:style-name="Text_20_body"><text:span text:style-name="T14">✅ </text:span><text:span text:style-name="Strong_20_Emphasis"><text:span text:style-name="T14">Aprendiste:</text:span></text:span><text:span text:style-name="T14"> Qué es la atención plena (observar el momento presente sin juicio)</text:span></text:p>
      <text:p text:style-name="Text_20_body"><text:span text:style-name="T14">✅ </text:span><text:span text:style-name="Strong_20_Emphasis"><text:span text:style-name="T14">Entendiste:</text:span></text:span><text:span text:style-name="T14"> Por qué la lucha mental contra el tinnitus empeora el sufrimiento</text:span></text:p>
      <text:p text:style-name="Text_20_body"><text:span text:style-name="T14">✅ </text:span><text:span text:style-name="Strong_20_Emphasis"><text:span text:style-name="T14">Practicaste:</text:span></text:span><text:span text:style-name="T14"> El ejercicio de Observación de 3 Minutos (2 veces al día)</text:span></text:p>
      <text:p text:style-name="Text_20_body"><text:span text:style-name="T14">✅ </text:span><text:span text:style-name="Strong_20_Emphasis"><text:span text:style-name="T14">Identificaste:</text:span></text:span><text:span text:style-name="T14"> Errores comunes y cómo corregirlos</text:span></text:p>
      <text:p text:style-name="Text_20_body"><text:span text:style-name="T14">✅ </text:span><text:span text:style-name="Strong_20_Emphasis"><text:span text:style-name="T14">Comenzaste:</text:span></text:span><text:span text:style-name="T14"> Tu registro de práctica semanal (meta: 8 de 10 sesiones)</text:span></text:p>
      <text:p text:style-name="Text_20_body"><text:span text:style-name="T14">✅ </text:span><text:span text:style-name="Strong_20_Emphasis"><text:span text:style-name="T14">Próximo paso:</text:span></text:span><text:span text:style-name="T14"> Capítulo 5 - Enmascaramiento inteligente y sonido terapéutico</text:span></text:p>
      <text:p text:style-name="P7"/>
      <text:p text:style-name="Text_20_body"><text:span text:style-name="Strong_20_Emphasis"><text:span text:style-name="T14"><text:s/>Referencias para investigar:</text:span></text:span></text:p>
      <text:list text:style-name="L65">
        <text:list-item>
          <text:p text:style-name="P239">[ <text:s text:c="3"/>Kabat-Zinn, 1990] </text:p>
        </text:list-item>
        <text:list-item>
          <text:p text:style-name="P239">[ <text:s text:c="3"/>McKenna et al., 2014] </text:p>
        </text:list-item>
        <text:list-item>
          <text:p text:style-name="P239">[ <text:s text:c="3"/>Wegner et al., 1987] </text:p>
        </text:list-item>
        <text:list-item>
          <text:p text:style-name="P239">[ <text:s text:c="3"/>Hölzel et al., 2010] </text:p>
        </text:list-item>
        <text:list-item>
          <text:p text:style-name="P239">[ <text:s text:c="3"/>Tang et al., 2015] </text:p>
        </text:list-item>
        <text:list-item>
          <text:p text:style-name="P239">[ <text:s text:c="3"/>Brewer et al., 2011] </text:p>
        </text:list-item>
        <text:list-item>
          <text:p text:style-name="P240">[ <text:s text:c="3"/>Gans et al., 2014] </text:p>
        </text:list-item>
      </text:list>
      <text:p text:style-name="P164"/>
      <text:h text:style-name="P6" text:outline-level="3"><text:s/>Referencias del Capítulo 4</text:h>
      <text:p text:style-name="Standard"><text:span text:style-name="T14">Brewer, J. A., Worhunsky, P. D., Gray, J. R., Tang, Y.-Y., Weber, J., &amp; Kober, H. (2011). Meditation experience is associated with differences in default mode network activity and connectivity. </text:span><text:span text:style-name="Emphasis"><text:span text:style-name="T14">Proceedings of the National Academy of Sciences, 108</text:span></text:span><text:span text:style-name="T14">(50), 20254–20259. https://doi.org/10.1073/pnas.1112029108</text:span></text:p>
      <text:p text:style-name="Standard"><text:span text:style-name="T14">Gans, J. J., O'Sullivan, P., &amp; Bircheff, V. (2014). Mindfulness based tinnitus stress reduction pilot study. </text:span><text:span text:style-name="Emphasis"><text:span text:style-name="T14">Mindfulness, 5</text:span></text:span><text:span text:style-name="T14">(3), 322–333. https://doi.org/10.1007/s12671-012-0184-4</text:span></text:p>
      <text:p text:style-name="Standard"><text:span text:style-name="T14">Hölzel, B. K., Carmody, J., Evans, K. C., Hoge, E. A., Dusek, J. A., Morgan, L., Pitman, R. K., &amp; Lazar, S. W. (2010). Stress reduction correlates with structural changes in the amygdala. </text:span><text:span text:style-name="Emphasis"><text:span text:style-name="T14">Social Cognitive and Affective Neuroscience, 5</text:span></text:span><text:span text:style-name="T14">(1), 11–17. https://doi.org/10.1093/scan/nsp034</text:span></text:p>
      <text:p text:style-name="Standard"><text:span text:style-name="T14">Kabat-Zinn, J. (1990). </text:span><text:span text:style-name="Emphasis"><text:span text:style-name="T14">Full catastrophe living: Using the wisdom of your body and mind to face stress, pain, and illness</text:span></text:span><text:span text:style-name="T14">. Delacorte.</text:span></text:p>
      <text:p text:style-name="Standard"><text:span text:style-name="T14">McKenna, L., Marks, E. M., Hallsworth, C. A., &amp; Schaette, R. (2017). Mindfulness-based cognitive therapy as a treatment for chronic tinnitus: A randomized controlled trial. </text:span><text:span text:style-name="Emphasis"><text:span text:style-name="T14">Psychotherapy and Psychosomatics, 86</text:span></text:span><text:span text:style-name="T14">(6), 351–361. https://doi.org/10.1159/000478267</text:span></text:p>
      <text:p text:style-name="Standard"><text:span text:style-name="T14">Tang, Y.-Y., Hölzel, B. K., &amp; Posner, M. I. (2015). The neuroscience of mindfulness meditation. </text:span><text:span text:style-name="Emphasis"><text:span text:style-name="T14">Nature Reviews Neuroscience, 16</text:span></text:span><text:span text:style-name="T14">(4), 213–225. https://doi.org/10.1038/nrn3916</text:span></text:p>
      <text:p text:style-name="Standard"><text:span text:style-name="T14">Wegner, D. M., Schneider, D. J., Carter, S. R., &amp; White, T. L. (1987). Paradoxical effects of thought suppression. </text:span><text:span text:style-name="Emphasis"><text:span text:style-name="T14">Journal of Personality and Social Psychology, 53</text:span></text:span><text:span text:style-name="T14">(1), 5–13. https://doi.org/10.1037/0022-3514.53.1.5</text:span></text:p>
      <text:h text:style-name="P3" text:outline-level="1">Capítulo 5: El Uso Inteligente del Sonido</text:h>
      <text:h text:style-name="P5" text:outline-level="2">La Herramienta Más Controvertida</text:h>
      <text:p text:style-name="P164">Si has buscado información sobre tinnitus en internet, probablemente has encontrado dos bandos completamente opuestos sobre el uso de sonido:</text:p>
      <text:p text:style-name="Text_20_body"><text:span text:style-name="Strong_20_Emphasis"><text:span text:style-name="T14">Bando A:</text:span></text:span><text:span text:style-name="T14"> "Necesitas enmascarar el tinnitus 24/7. Nunca dejes que tu cerebro lo escuche. Usa ruido blanco constantemente."</text:span></text:p>
      <text:p text:style-name="Text_20_body"><text:span text:style-name="Strong_20_Emphasis"><text:span text:style-name="T14">Bando B:</text:span></text:span><text:span text:style-name="T14"> "Enmascarar es evitación. Nunca uses sonido externo. Debes exponerte al tinnitus en silencio total para habituarte."</text:span></text:p>
      <text:p text:style-name="Text_20_body"><text:span text:style-name="Strong_20_Emphasis"><text:span text:style-name="T14">Ambos bandos están equivocados.</text:span></text:span></text:p>
      <text:p text:style-name="P164">La verdad, como suele ser, está en el punto medio inteligente.</text:p>
      <text:p text:style-name="Text_20_body"><text:span text:style-name="Strong_20_Emphasis"><text:span text:style-name="T14">El sonido ambiental es una herramienta legítima y poderosa cuando se usa correctamente.</text:span></text:span><text:span text:style-name="T14"> Pero cuando se usa incorrectamente, puede retrasar o sabotear tu habituación.</text:span></text:p>
      <text:p text:style-name="P164">En este capítulo aprenderás:</text:p>
      <text:list text:style-name="L66">
        <text:list-item>
          <text:p text:style-name="P241">Cuándo, cómo y por qué usar sonido ambiental </text:p>
        </text:list-item>
        <text:list-item>
          <text:p text:style-name="P241">La diferencia crítica entre enmascaramiento funcional y evitación disfuncional </text:p>
        </text:list-item>
        <text:list-item>
          <text:p text:style-name="P241">Qué tipos de sonido son más efectivos </text:p>
        </text:list-item>
        <text:list-item>
          <text:p text:style-name="P241">Cómo crear tu "biblioteca de sonidos personales" </text:p>
        </text:list-item>
        <text:list-item>
          <text:p text:style-name="P242">El plan de transición gradual para reducir dependencia </text:p>
        </text:list-item>
      </text:list>
      <text:p text:style-name="P7"/>
      <text:h text:style-name="P5" text:outline-level="2">La Historia de Carmen</text:h>
      <text:p text:style-name="Text_20_body"><text:span text:style-name="Strong_20_Emphasis"><text:span text:style-name="T14">Carmen, 44 años, maestra de primaria:</text:span></text:span></text:p>
      <text:p text:style-name="P164">"Cuando empezó mi tinnitus, entré en pánico. Busqué desesperadamente cualquier cosa que me diera alivio.</text:p>
      <text:p text:style-name="P164">Encontré una aplicación de ruido blanco y la puse a volumen ALTO. Por primera vez en semanas, no podía escuchar el zumbido. Sentí alivio inmediato.</text:p>
      <text:p text:style-name="P164">Empecé a usarla todo el tiempo. En casa, en el trabajo (con audífonos), para dormir, incluso en el carro. Si la batería de mi teléfono moría, entraba en pánico absoluto.</text:p>
      <text:p text:style-name="P164">Un día mi terapeuta me preguntó: '¿Qué pasaría si no pudieras usar tu aplicación por 24 horas?'</text:p>
      <text:p text:style-name="P164">Solo de pensarlo, sentí terror. Y ahí me di cuenta: me había vuelto adicta. El sonido no me estaba ayudando a habituarme—me estaba ayudando a EVITAR.</text:p>
      <text:p text:style-name="P164"><text:soft-page-break/>Ella me enseñó la diferencia entre enmascaramiento total (lo que yo hacía) y enmascaramiento parcial (lo que debía hacer).</text:p>
      <text:p text:style-name="P164">Empecé a bajar el volumen gradualmente. Al principio fue incómodo—podía escuchar el tinnitus otra vez. Pero combinado con las herramientas de atención plena del Capítulo 4, pude tolerarlo.</text:p>
      <text:p text:style-name="P164">Después de 3 semanas usando enmascaramiento parcial (solo en momentos específicos), algo sorprendente pasó: incluso SIN el sonido, el tinnitus me molestaba menos.</text:p>
      <text:p text:style-name="P164">¿Por qué? Porque mi cerebro había aprendido: 'No necesito borrar este sonido para estar a salvo. Puedo funcionar con él presente.'</text:p>
      <text:p text:style-name="P164">Ahora uso sonido ambiental estratégicamente—principalmente para dormir y para concentrarme en trabajo intenso. Pero ya no es mi muleta. Es mi herramienta."</text:p>
      <text:p text:style-name="P7"/>
      <text:h text:style-name="P5" text:outline-level="2">Lo Que Vas a Lograr Esta Semana</text:h>
      <text:p text:style-name="P164">Al terminar este capítulo y practicar durante 5-7 días, podrás:</text:p>
      <text:list text:style-name="L67">
        <text:list-item>
          <text:p text:style-name="P64"><text:span text:style-name="Strong_20_Emphasis"><text:span text:style-name="T14">Usar sonido ambiental de forma funcional</text:span></text:span><text:span text:style-name="T14"> (enmascaramiento parcial) sin crear dependencia </text:span></text:p>
        </text:list-item>
        <text:list-item>
          <text:p text:style-name="P64"><text:span text:style-name="Strong_20_Emphasis"><text:span text:style-name="T14">Identificar cuándo el sonido es útil vs cuándo es evitación</text:span></text:span><text:span text:style-name="T14"> </text:span></text:p>
        </text:list-item>
        <text:list-item>
          <text:p text:style-name="P64"><text:span text:style-name="Strong_20_Emphasis"><text:span text:style-name="T14">Crear tu biblioteca personal de sonidos</text:span></text:span><text:span text:style-name="T14"> que funcionan para ti </text:span></text:p>
        </text:list-item>
        <text:list-item>
          <text:p text:style-name="P64"><text:span text:style-name="Strong_20_Emphasis"><text:span text:style-name="T14">Establecer un plan de uso estratégico</text:span></text:span><text:span text:style-name="T14"> (cuándo sí, cuándo no) </text:span></text:p>
        </text:list-item>
        <text:list-item>
          <text:p text:style-name="P63"><text:span text:style-name="Strong_20_Emphasis"><text:span text:style-name="T14">Comenzar el proceso de "destete" gradual</text:span></text:span><text:span text:style-name="T14"> si actualmente usas enmascaramiento total </text:span></text:p>
        </text:list-item>
      </text:list>
      <text:p text:style-name="Text_20_body"><text:span text:style-name="Strong_20_Emphasis"><text:span text:style-name="T14">Esta semana NO vas a eliminar todo el sonido externo de tu vida.</text:span></text:span></text:p>
      <text:p text:style-name="Text_20_body"><text:span text:style-name="Strong_20_Emphasis"><text:span text:style-name="T14">Vas a aprender a usarlo como una HERRAMIENTA, no como una MULETA.</text:span></text:span></text:p>
      <text:p text:style-name="P7"/>
      <text:h text:style-name="P5" text:outline-level="2">La Distinción Fundamental: Funcional vs Disfuncional</text:h>
      <text:p text:style-name="P164">Ya tocamos este tema en el Capítulo 3 (Mito #5), pero es tan importante que necesitamos profundizar.</text:p>
      <text:p text:style-name="P7"/>
      <text:h text:style-name="Heading_20_3" text:outline-level="3"><text:span text:style-name="Strong_20_Emphasis"><text:span text:style-name="T14">ENMASCARAMIENTO DISFUNCIONAL (Evitación)</text:span></text:span></text:h>
      <text:p text:style-name="Text_20_body"><text:span text:style-name="Strong_20_Emphasis"><text:span text:style-name="T14">Características:</text:span></text:span></text:p>
      <text:p text:style-name="Text_20_body"><text:span text:style-name="T14">❌ </text:span><text:span text:style-name="Strong_20_Emphasis"><text:span text:style-name="T14">Volumen TOTAL</text:span></text:span><text:span text:style-name="T14"> - El sonido externo "borra" completamente el tinnitus</text:span></text:p>
      <text:p text:style-name="Text_20_body"><text:span text:style-name="T14">❌ </text:span><text:span text:style-name="Strong_20_Emphasis"><text:span text:style-name="T14">Uso constante 24/7</text:span></text:span><text:span text:style-name="T14"> - Nunca permites que tu cerebro experimente el tinnitus sin cobertura</text:span></text:p>
      <text:p text:style-name="Text_20_body"><text:span text:style-name="T14">❌ </text:span><text:span text:style-name="Strong_20_Emphasis"><text:span text:style-name="T14">Pánico cuando no está disponible</text:span></text:span><text:span text:style-name="T14"> - Dependencia emocional del sonido</text:span></text:p>
      <text:p text:style-name="Text_20_body"><text:span text:style-name="T14">❌ </text:span><text:span text:style-name="Strong_20_Emphasis"><text:span text:style-name="T14">Reemplaza el trabajo cognitivo</text:span></text:span><text:span text:style-name="T14"> - "Si no lo escucho, no necesito trabajar en mi respuesta"</text:span></text:p>
      <text:p text:style-name="P7"/>
      <text:p text:style-name="Text_20_body"><text:soft-page-break/><text:span text:style-name="Strong_20_Emphasis"><text:span text:style-name="T14">Mensaje que le envía a tu cerebro:</text:span></text:span></text:p>
      <text:p text:style-name="P164">"El tinnitus es TAN peligroso que necesito eliminarlo constantemente. No puedo funcionar si lo escucho."</text:p>
      <text:p text:style-name="Text_20_body"><text:span text:style-name="Strong_20_Emphasis"><text:span text:style-name="T14">Resultado:</text:span></text:span></text:p>
      <text:p text:style-name="P164">✗ Aumenta la sensibilidad de tu Sistema Límbico al tinnitus</text:p>
      <text:p text:style-name="P164">✗ Cuando el enmascaramiento se interrumpe, el contraste se siente PEOR</text:p>
      <text:p text:style-name="P164">✗ Tu cerebro nunca aprende a reclasificar el tinnitus como "neutral"</text:p>
      <text:p text:style-name="P164">✗ Creas dependencia psicológica del sonido externo</text:p>
      <text:p text:style-name="Text_20_body"><text:span text:style-name="T14">✗ </text:span><text:span text:style-name="Strong_20_Emphasis"><text:span text:style-name="T14">La habituación NO sucede</text:span></text:span></text:p>
      <text:p text:style-name="P7"/>
      <text:h text:style-name="Heading_20_3" text:outline-level="3"><text:span text:style-name="Strong_20_Emphasis"><text:span text:style-name="T14">ENMASCARAMIENTO FUNCIONAL (Herramienta)</text:span></text:span></text:h>
      <text:p text:style-name="Text_20_body"><text:span text:style-name="Strong_20_Emphasis"><text:span text:style-name="T14">Características:</text:span></text:span></text:p>
      <text:p text:style-name="Text_20_body"><text:span text:style-name="T14">✅ </text:span><text:span text:style-name="Strong_20_Emphasis"><text:span text:style-name="T14">Volumen PARCIAL</text:span></text:span><text:span text:style-name="T14"> - El sonido reduce el contraste, pero si prestas atención, TODAVÍA puedes escuchar tu tinnitus</text:span></text:p>
      <text:p text:style-name="Text_20_body"><text:span text:style-name="T14">✅ </text:span><text:span text:style-name="Strong_20_Emphasis"><text:span text:style-name="T14">Uso estratégico</text:span></text:span><text:span text:style-name="T14"> - Solo en situaciones específicas (sueño, concentración intensa, picos de ansiedad)</text:span></text:p>
      <text:p text:style-name="Text_20_body"><text:span text:style-name="T14">✅ </text:span><text:span text:style-name="Strong_20_Emphasis"><text:span text:style-name="T14">Calma sin dependencia</text:span></text:span><text:span text:style-name="T14"> - Te sientes cómodo con y sin el sonido</text:span></text:p>
      <text:p text:style-name="Text_20_body"><text:span text:style-name="T14">✅ </text:span><text:span text:style-name="Strong_20_Emphasis"><text:span text:style-name="T14">Complementa el trabajo cognitivo</text:span></text:span><text:span text:style-name="T14"> - Usas el sonido MIENTRAS practicas tus herramientas de TCC</text:span></text:p>
      <text:p text:style-name="P7"/>
      <text:p text:style-name="Text_20_body"><text:span text:style-name="Strong_20_Emphasis"><text:span text:style-name="T14">Mensaje que le envía a tu cerebro:</text:span></text:span></text:p>
      <text:p text:style-name="P164">"Estoy creando un ambiente más cómodo para funcionar. Pero no tengo miedo del tinnitus. Puedo manejarlo incluso cuando está presente."</text:p>
      <text:p text:style-name="Text_20_body"><text:span text:style-name="Strong_20_Emphasis"><text:span text:style-name="T14">Resultado:</text:span></text:span></text:p>
      <text:p text:style-name="P164">✓ Reduce el contraste sin aumentar la sensibilidad</text:p>
      <text:p text:style-name="P164">✓ Tu cerebro puede habituarse gradualmente</text:p>
      <text:p text:style-name="P164">✓ Facilita el sueño y la concentración sin crear dependencia</text:p>
      <text:p text:style-name="P164">✓ Puedes funcionar con o sin el sonido</text:p>
      <text:p text:style-name="Text_20_body"><text:span text:style-name="T14">✓ </text:span><text:span text:style-name="Strong_20_Emphasis"><text:span text:style-name="T14">La habituación SÍ sucede</text:span></text:span></text:p>
      <text:p text:style-name="P7"/>
      <text:h text:style-name="P5" text:outline-level="2"><text:soft-page-break/>Ejercicio: ¿Cómo Estás Usando El Sonido Ahora?</text:h>
      <text:p text:style-name="P164">Antes de seguir, evalúa honestamente tu uso actual de sonido ambiental.</text:p>
      <text:p text:style-name="Text_20_body"><text:span text:style-name="Strong_20_Emphasis"><text:span text:style-name="T14">Marca todas las que apliquen:</text:span></text:span></text:p>
      <text:p text:style-name="P164">□ Uso sonido/enmascaramiento a volumen lo suficientemente alto para NO escuchar mi tinnitus en absoluto</text:p>
      <text:p text:style-name="P164">□ Uso sonido/enmascaramiento más de 16 horas al día</text:p>
      <text:p text:style-name="P164">□ Entro en pánico o ansiedad severa si no puedo usar mi sonido (batería muerta, situación donde no puedo usar audífonos, etc.)</text:p>
      <text:p text:style-name="P164">□ Evito activamente el silencio porque "no puedo soportar escuchar el tinnitus"</text:p>
      <text:p text:style-name="P164">□ Subo el volumen del sonido cada vez que noto que el tinnitus "se escucha a través"</text:p>
      <text:p text:style-name="P164">□ Uso sonido para evitar hacer el trabajo cognitivo/emocional con el tinnitus</text:p>
      <text:p text:style-name="P7"/>
      <text:p text:style-name="Text_20_body"><text:span text:style-name="Strong_20_Emphasis"><text:span text:style-name="T14">Si marcaste 3 o más casillas:</text:span></text:span></text:p>
      <text:p text:style-name="Text_20_body"><text:span text:style-name="T14">Tu uso actual es probablemente </text:span><text:span text:style-name="Strong_20_Emphasis"><text:span text:style-name="T14">disfuncional</text:span></text:span><text:span text:style-name="T14"> (evitación). Esta semana trabajarás en transicionar a uso funcional.</text:span></text:p>
      <text:p text:style-name="Text_20_body"><text:span text:style-name="Strong_20_Emphasis"><text:span text:style-name="T14">Si marcaste 1-2 casillas:</text:span></text:span></text:p>
      <text:p text:style-name="P164">Estás en la zona gris. Algunas conductas son funcionales, otras no. Esta semana afinarás tu uso.</text:p>
      <text:p text:style-name="Text_20_body"><text:span text:style-name="Strong_20_Emphasis"><text:span text:style-name="T14">Si marcaste 0 casillas:</text:span></text:span></text:p>
      <text:p text:style-name="P164">Excelente. Tu uso es funcional, o no usas sonido en absoluto (también está bien si has estado manejándolo sin enmascaramiento).</text:p>
      <text:p text:style-name="P7"/>
      <text:h text:style-name="P5" text:outline-level="2">Los Principios del Enmascaramiento Funcional</text:h>
      <text:p text:style-name="P164">Si vas a usar sonido ambiental, estos son los principios NO negociables:</text:p>
      <text:p text:style-name="P7"/>
      <text:h text:style-name="Heading_20_3" text:outline-level="3"><text:span text:style-name="Strong_20_Emphasis"><text:span text:style-name="T14">Principio #1: Volumen al "Punto de Mezcla"</text:span></text:span></text:h>
      <text:p text:style-name="Text_20_body"><text:span text:style-name="Strong_20_Emphasis"><text:span text:style-name="T14">El sonido debe estar a un nivel donde se "mezcla" con el tinnitus, pero NO lo borra completamente.</text:span></text:span></text:p>
      <text:p text:style-name="Text_20_body"><text:span text:style-name="Strong_20_Emphasis"><text:span text:style-name="T14">Prueba práctica:</text:span></text:span></text:p>
      <text:p text:style-name="P164">Pon tu sonido ambiental. Ahora:</text:p>
      <text:list text:style-name="L68">
        <text:list-item>
          <text:p text:style-name="P66"><text:span text:style-name="T14">¿Puedes escuchar tu tinnitus si prestas atención deliberadamente? </text:span><text:span text:style-name="Strong_20_Emphasis"><text:span text:style-name="T14">SÍ</text:span></text:span><text:span text:style-name="T14"> = Volumen correcto ✓ </text:span></text:p>
        </text:list-item>
        <text:list-item>
          <text:p text:style-name="P65"><text:span text:style-name="T14">¿El tinnitus desapareció completamente? </text:span><text:span text:style-name="Strong_20_Emphasis"><text:span text:style-name="T14">NO</text:span></text:span><text:span text:style-name="T14"> = Volumen demasiado alto ✗ </text:span></text:p>
        </text:list-item>
      </text:list>
      <text:p text:style-name="Text_20_body"><text:soft-page-break/><text:span text:style-name="Strong_20_Emphasis"><text:span text:style-name="T14">La regla:</text:span></text:span><text:span text:style-name="T14"> Si tienes que "buscar" tu tinnitus para escucharlo, el volumen es perfecto.</text:span></text:p>
      <text:p text:style-name="P7"/>
      <text:h text:style-name="Heading_20_3" text:outline-level="3"><text:span text:style-name="Strong_20_Emphasis"><text:span text:style-name="T14">Principio #2: Uso Situacional, No Constante</text:span></text:span></text:h>
      <text:p text:style-name="Text_20_body"><text:span text:style-name="Strong_20_Emphasis"><text:span text:style-name="T14">El sonido se usa en situaciones específicas donde facilita una función, no como cobertura constante.</text:span></text:span></text:p>
      <text:p text:style-name="Text_20_body"><text:span text:style-name="Strong_20_Emphasis"><text:span text:style-name="T14">Situaciones apropiadas para usar sonido:</text:span></text:span></text:p>
      <text:p text:style-name="Text_20_body"><text:span text:style-name="T14">✅ </text:span><text:span text:style-name="Strong_20_Emphasis"><text:span text:style-name="T14">Para dormir</text:span></text:span><text:span text:style-name="T14"> - El sonido facilita el inicio del sueño y reduce la ansiedad nocturna (Capítulo 10 profundiza en esto)</text:span></text:p>
      <text:p text:style-name="Text_20_body"><text:span text:style-name="T14">✅ </text:span><text:span text:style-name="Strong_20_Emphasis"><text:span text:style-name="T14">Para concentración intensa</text:span></text:span><text:span text:style-name="T14"> - Trabajo que requiere enfoque profundo (escribir reportes, programar, estudiar)</text:span></text:p>
      <text:p text:style-name="Text_20_body"><text:span text:style-name="T14">✅ </text:span><text:span text:style-name="Strong_20_Emphasis"><text:span text:style-name="T14">Durante picos de ansiedad agudos</text:span></text:span><text:span text:style-name="T14"> - Parte de tu Kit de Emergencia (Capítulo 11)</text:span></text:p>
      <text:p text:style-name="Text_20_body"><text:span text:style-name="T14">✅ </text:span><text:span text:style-name="Strong_20_Emphasis"><text:span text:style-name="T14">En ambientes muy silenciosos temporales</text:span></text:span><text:span text:style-name="T14"> - Biblioteca, sala de espera donde el silencio aumenta el contraste</text:span></text:p>
      <text:p text:style-name="P7"/>
      <text:p text:style-name="Text_20_body"><text:span text:style-name="Strong_20_Emphasis"><text:span text:style-name="T14">Situaciones donde NO debes usar sonido:</text:span></text:span></text:p>
      <text:p text:style-name="Text_20_body"><text:span text:style-name="T14">❌ </text:span><text:span text:style-name="Strong_20_Emphasis"><text:span text:style-name="T14">Conversaciones normales</text:span></text:span><text:span text:style-name="T14"> - No necesitas enmascaramiento para hablar con familia/amigos</text:span></text:p>
      <text:p text:style-name="Text_20_body"><text:span text:style-name="T14">❌ </text:span><text:span text:style-name="Strong_20_Emphasis"><text:span text:style-name="T14">Tareas rutinarias</text:span></text:span><text:span text:style-name="T14"> - Cocinar, caminar, hacer mandados, ver TV</text:span></text:p>
      <text:p text:style-name="Text_20_body"><text:span text:style-name="T14">❌ </text:span><text:span text:style-name="Strong_20_Emphasis"><text:span text:style-name="T14">Todo el día en el trabajo</text:span></text:span><text:span text:style-name="T14"> - Solo úsalo en momentos de máxima concentración</text:span></text:p>
      <text:p text:style-name="Text_20_body"><text:span text:style-name="T14">❌ </text:span><text:span text:style-name="Strong_20_Emphasis"><text:span text:style-name="T14">Como "prevención" de notar el tinnitus</text:span></text:span><text:span text:style-name="T14"> - Esto es evitación</text:span></text:p>
      <text:p text:style-name="P7"/>
      <text:h text:style-name="Heading_20_3" text:outline-level="3"><text:span text:style-name="Strong_20_Emphasis"><text:span text:style-name="T14">Principio #3: Combinación con Trabajo Cognitivo</text:span></text:span></text:h>
      <text:p text:style-name="Text_20_body"><text:span text:style-name="Strong_20_Emphasis"><text:span text:style-name="T14">El sonido NO reemplaza tu trabajo de TCC. Lo complementa.</text:span></text:span></text:p>
      <text:p text:style-name="Text_20_body"><text:span text:style-name="Strong_20_Emphasis"><text:span text:style-name="T14">Ejemplo correcto:</text:span></text:span></text:p>
      <text:p text:style-name="P164">Estás trabajando en tu computadora. El tinnitus te distrae. Pones sonido ambiental suave (volumen parcial).</text:p>
      <text:p text:style-name="P164">→ Notas que el tinnitus todavía está presente pero menos prominente</text:p>
      <text:p text:style-name="P164">→ Usas tu Etiqueta Alternativa del Cap 8: "Es solo un sonido. Puedo concentrarme."</text:p>
      <text:p text:style-name="P164">→ Rediriges tu atención a tu trabajo</text:p>
      <text:p text:style-name="Text_20_body"><text:span text:style-name="T14">→ </text:span><text:span text:style-name="Strong_20_Emphasis"><text:span text:style-name="T14">Sonido + Trabajo cognitivo = Funcional</text:span></text:span></text:p>
      <text:p text:style-name="P7"/>
      <text:p text:style-name="Text_20_body"><text:span text:style-name="Strong_20_Emphasis"><text:span text:style-name="T14">Ejemplo incorrecto:</text:span></text:span></text:p>
      <text:p text:style-name="P164"><text:soft-page-break/>Estás trabajando. El tinnitus te distrae. Pones sonido ambiental alto (volumen total).</text:p>
      <text:p text:style-name="P164">→ Ya no escuchas el tinnitus en absoluto</text:p>
      <text:p text:style-name="P164">→ "Problema resuelto. No necesito pensar en ello."</text:p>
      <text:p text:style-name="P164">→ Tres horas después, quitas el sonido y el tinnitus "regresa" con frefuerza</text:p>
      <text:p text:style-name="P164">→ Entras en pánico: "¿Por qué sigue ahí?"</text:p>
      <text:p text:style-name="Text_20_body"><text:span text:style-name="T14">→ </text:span><text:span text:style-name="Strong_20_Emphasis"><text:span text:style-name="T14">Sonido sin trabajo cognitivo = Disfuncional</text:span></text:span></text:p>
      <text:p text:style-name="P7"/>
      <text:h text:style-name="Heading_20_3" text:outline-level="3"><text:span text:style-name="Strong_20_Emphasis"><text:span text:style-name="T14">Principio #4: Plan de Destete Gradual</text:span></text:span></text:h>
      <text:p text:style-name="Text_20_body"><text:span text:style-name="Strong_20_Emphasis"><text:span text:style-name="T14">El objetivo a largo plazo es reducir tu dependencia del sonido, NO eliminarlo por completo necesariamente.</text:span></text:span></text:p>
      <text:p text:style-name="P164">Está bien usar sonido para dormir indefinidamente (muchas personas sin tinnitus lo hacen).</text:p>
      <text:p text:style-name="P164">NO está bien necesitar sonido 24/7 para funcionar.</text:p>
      <text:p text:style-name="Text_20_body"><text:span text:style-name="Strong_20_Emphasis"><text:span text:style-name="T14">Progresión ideal (3-6 meses):</text:span></text:span></text:p>
      <text:p text:style-name="Text_20_body"><text:span text:style-name="Strong_20_Emphasis"><text:span text:style-name="T14">Mes 1-2:</text:span></text:span><text:span text:style-name="T14"> Usa enmascaramiento parcial cuando lo necesites (sin culpa)</text:span></text:p>
      <text:p text:style-name="Text_20_body"><text:span text:style-name="Strong_20_Emphasis"><text:span text:style-name="T14">Mes 3-4:</text:span></text:span><text:span text:style-name="T14"> Reduce gradualmente las horas diarias</text:span></text:p>
      <text:list text:style-name="L69">
        <text:list-item>
          <text:p text:style-name="P243">Si usabas 16 horas/día → Reduce a 12 horas/día </text:p>
        </text:list-item>
        <text:list-item>
          <text:p text:style-name="P244">Si usabas 24/7 → Reduce a 18 horas/día </text:p>
        </text:list-item>
      </text:list>
      <text:p text:style-name="Text_20_body"><text:span text:style-name="Strong_20_Emphasis"><text:span text:style-name="T14">Mes 5-6:</text:span></text:span><text:span text:style-name="T14"> Usa solo en situaciones estratégicas (sueño, trabajo intenso, picos)</text:span></text:p>
      <text:p text:style-name="Text_20_body"><text:span text:style-name="Strong_20_Emphasis"><text:span text:style-name="T14">Mes 6+:</text:span></text:span><text:span text:style-name="T14"> Mantén uso estratégico o prueba semanas sin sonido para ver tu progreso</text:span></text:p>
      <text:p text:style-name="P7"/>
      <text:h text:style-name="P5" text:outline-level="2">Tipos de Sonido Más Efectivos</text:h>
      <text:p text:style-name="P164">No todos los sonidos son igualmente efectivos para enmascaramiento funcional.</text:p>
      <text:p text:style-name="P164">Aquí está lo que funciona mejor según la investigación y la experiencia clínica:</text:p>
      <text:p text:style-name="P7"/>
      <text:h text:style-name="Heading_20_3" text:outline-level="3"><text:span text:style-name="Strong_20_Emphasis"><text:span text:style-name="T14">1. Ruido Blanco y Ruido Rosa</text:span></text:span></text:h>
      <text:p text:style-name="Text_20_body"><text:span text:style-name="Strong_20_Emphasis"><text:span text:style-name="T14">Ruido Blanco:</text:span></text:span></text:p>
      <text:list text:style-name="L70">
        <text:list-item>
          <text:p text:style-name="P245">Contiene todas las frecuencias audibles en igual intensidad </text:p>
        </text:list-item>
        <text:list-item>
          <text:p text:style-name="P245">Suena como "estática" de TV o radio </text:p>
        </text:list-item>
        <text:list-item>
          <text:p text:style-name="P245">Muy efectivo para bloquear sonidos intermitentes </text:p>
        </text:list-item>
        <text:list-item>
          <text:p text:style-name="P246">Puede ser demasiado "áspero" para algunas personas </text:p>
        </text:list-item>
      </text:list>
      <text:p text:style-name="Text_20_body"><text:soft-page-break/><text:span text:style-name="Strong_20_Emphasis"><text:span text:style-name="T14">Ruido Rosa:</text:span></text:span></text:p>
      <text:list text:style-name="L71">
        <text:list-item>
          <text:p text:style-name="P247">Similar al blanco, pero con frecuencias bajas más fuertes </text:p>
        </text:list-item>
        <text:list-item>
          <text:p text:style-name="P247">Suena más "suave" y "natural" que el blanco </text:p>
        </text:list-item>
        <text:list-item>
          <text:p text:style-name="P248">Muchas personas lo encuentran más agradable para uso prolongado </text:p>
        </text:list-item>
      </text:list>
      <text:p text:style-name="Text_20_body"><text:span text:style-name="Strong_20_Emphasis"><text:span text:style-name="T14">Cuándo usarlos:</text:span></text:span></text:p>
      <text:list text:style-name="L72">
        <text:list-item>
          <text:p text:style-name="P249">Sueño (especialmente si tu tinnitus es de tono alto/agudo) </text:p>
        </text:list-item>
        <text:list-item>
          <text:p text:style-name="P249">Concentración en ambientes ruidosos </text:p>
        </text:list-item>
        <text:list-item>
          <text:p text:style-name="P250">Primera opción si no sabes qué sonido probar </text:p>
        </text:list-item>
      </text:list>
      <text:p text:style-name="P7"/>
      <text:h text:style-name="Heading_20_3" text:outline-level="3"><text:span text:style-name="Strong_20_Emphasis"><text:span text:style-name="T14">2. Sonidos de la Naturaleza</text:span></text:span></text:h>
      <text:p text:style-name="Text_20_body"><text:span text:style-name="Strong_20_Emphasis"><text:span text:style-name="T14">Opciones populares:</text:span></text:span></text:p>
      <text:list text:style-name="L73">
        <text:list-item>
          <text:p text:style-name="P251">Lluvia suave o tormenta </text:p>
        </text:list-item>
        <text:list-item>
          <text:p text:style-name="P251">Olas del mar / playa </text:p>
        </text:list-item>
        <text:list-item>
          <text:p text:style-name="P251">Río o arroyo </text:p>
        </text:list-item>
        <text:list-item>
          <text:p text:style-name="P251">Bosque / pájaros / grillos </text:p>
        </text:list-item>
        <text:list-item>
          <text:p text:style-name="P252">Viento suave </text:p>
        </text:list-item>
      </text:list>
      <text:p text:style-name="Text_20_body"><text:span text:style-name="Strong_20_Emphasis"><text:span text:style-name="T14">Ventajas:</text:span></text:span></text:p>
      <text:list text:style-name="L74">
        <text:list-item>
          <text:p text:style-name="P253">Más "agradables" que el ruido blanco </text:p>
        </text:list-item>
        <text:list-item>
          <text:p text:style-name="P253">Menos "mecánicos" </text:p>
        </text:list-item>
        <text:list-item>
          <text:p text:style-name="P254">Ayudan con la relajación </text:p>
        </text:list-item>
      </text:list>
      <text:p text:style-name="Text_20_body"><text:span text:style-name="Strong_20_Emphasis"><text:span text:style-name="T14">Desventajas:</text:span></text:span></text:p>
      <text:list text:style-name="L75">
        <text:list-item>
          <text:p text:style-name="P255">Si los loops son cortos (menos de 30 minutos), tu cerebro detecta la repetición y se distrae </text:p>
        </text:list-item>
      </text:list>
      <text:p text:style-name="Text_20_body"><text:span text:style-name="Strong_20_Emphasis"><text:span text:style-name="T14">Cuándo usarlos:</text:span></text:span></text:p>
      <text:list text:style-name="L76">
        <text:list-item>
          <text:p text:style-name="P256">Sueño (si p ieres sonidos "naturales" sobre ruido blanco) </text:p>
        </text:list-item>
        <text:list-item>
          <text:p text:style-name="P256">Relajación deliberada </text:p>
        </text:list-item>
        <text:list-item>
          <text:p text:style-name="P257">Momentos de alta ansiedad </text:p>
        </text:list-item>
      </text:list>
      <text:p text:style-name="P7"/>
      <text:h text:style-name="Heading_20_3" text:outline-level="3"><text:span text:style-name="Strong_20_Emphasis"><text:span text:style-name="T14">3. Sonidos de Ambiente / ASMR</text:span></text:span></text:h>
      <text:p text:style-name="Text_20_body"><text:span text:style-name="Strong_20_Emphasis"><text:span text:style-name="T14">Opciones:</text:span></text:span></text:p>
      <text:list text:style-name="L77">
        <text:list-item>
          <text:p text:style-name="P258">Cafetería con murmullo de fondo </text:p>
        </text:list-item>
        <text:list-item>
          <text:p text:style-name="P258">Biblioteca silenciosa con páginas pasando </text:p>
        </text:list-item>
        <text:list-item>
          <text:p text:style-name="P258">Chimenea crepitando </text:p>
        </text:list-item>
        <text:list-item>
          <text:p text:style-name="P259">Ventilador o aire acondicionado </text:p>
        </text:list-item>
      </text:list>
      <text:p text:style-name="Text_20_body"><text:span text:style-name="Strong_20_Emphasis"><text:span text:style-name="T14">Ventajas:</text:span></text:span></text:p>
      <text:list text:style-name="L78">
        <text:list-item>
          <text:p text:style-name="P260"><text:soft-page-break/>Muy efectivos para concentración (simulan ambiente de trabajo) </text:p>
        </text:list-item>
        <text:list-item>
          <text:p text:style-name="P261">Algunos encuentran estos sonidos "reconfortantes" </text:p>
        </text:list-item>
      </text:list>
      <text:p text:style-name="Text_20_body"><text:span text:style-name="Strong_20_Emphasis"><text:span text:style-name="T14">Desventajas:</text:span></text:span></text:p>
      <text:list text:style-name="L79">
        <text:list-item>
          <text:p text:style-name="P262">Pueden ser distractores para algunas personas </text:p>
        </text:list-item>
      </text:list>
      <text:p text:style-name="Text_20_body"><text:span text:style-name="Strong_20_Emphasis"><text:span text:style-name="T14">Cuándo usarlos:</text:span></text:span></text:p>
      <text:list text:style-name="L80">
        <text:list-item>
          <text:p text:style-name="P263">Trabajo/estudio </text:p>
        </text:list-item>
        <text:list-item>
          <text:p text:style-name="P264">Tareas que requieren concentración moderada </text:p>
        </text:list-item>
      </text:list>
      <text:p text:style-name="P7"/>
      <text:h text:style-name="Heading_20_3" text:outline-level="3"><text:span text:style-name="Strong_20_Emphasis"><text:span text:style-name="T14">4. Música Instrumental Suave</text:span></text:span></text:h>
      <text:p text:style-name="Text_20_body"><text:span text:style-name="Strong_20_Emphasis"><text:span text:style-name="T14">Opciones:</text:span></text:span></text:p>
      <text:list text:style-name="L81">
        <text:list-item>
          <text:p text:style-name="P265">Música clásica lenta (Satie, Debussy, Bach) </text:p>
        </text:list-item>
        <text:list-item>
          <text:p text:style-name="P265">Música ambiental / electrónica suave (Brian Eno, Sigur Rós) </text:p>
        </text:list-item>
        <text:list-item>
          <text:p text:style-name="P265">Piano solo </text:p>
        </text:list-item>
        <text:list-item>
          <text:p text:style-name="P266">Guitarra acústica </text:p>
        </text:list-item>
      </text:list>
      <text:p text:style-name="Text_20_body"><text:span text:style-name="Strong_20_Emphasis"><text:span text:style-name="T14">Ventajas:</text:span></text:span></text:p>
      <text:list text:style-name="L82">
        <text:list-item>
          <text:p text:style-name="P267">Emocionalmente reconfortante </text:p>
        </text:list-item>
        <text:list-item>
          <text:p text:style-name="P268">Puede reducir ansiedad </text:p>
        </text:list-item>
      </text:list>
      <text:p text:style-name="Text_20_body"><text:span text:style-name="Strong_20_Emphasis"><text:span text:style-name="T14">Desventajas:</text:span></text:span></text:p>
      <text:list text:style-name="L83">
        <text:list-item>
          <text:p text:style-name="P269">La música tiene estructura—tu cerebro presta atención activa </text:p>
        </text:list-item>
        <text:list-item>
          <text:p text:style-name="P270">No es ideal para sueño (mantiene tu cerebro algo activado) </text:p>
        </text:list-item>
      </text:list>
      <text:p text:style-name="Text_20_body"><text:span text:style-name="Strong_20_Emphasis"><text:span text:style-name="T14">Cuándo usarla:</text:span></text:span></text:p>
      <text:list text:style-name="L84">
        <text:list-item>
          <text:p text:style-name="P271">Tareas creativas (escribir, dibujar, cocinar) </text:p>
        </text:list-item>
        <text:list-item>
          <text:p text:style-name="P271">Momentos de relajación deliberada </text:p>
        </text:list-item>
        <text:list-item>
          <text:p text:style-name="P272">NO para dormir (a menos que uses piezas muy minimalistas) </text:p>
        </text:list-item>
      </text:list>
      <text:p text:style-name="P7"/>
      <text:h text:style-name="Heading_20_3" text:outline-level="3"><text:span text:style-name="Strong_20_Emphasis"><text:span text:style-name="T14">5. Sonidos Personalizados (Terapia de Sonido)</text:span></text:span></text:h>
      <text:p text:style-name="P164">Algunos audiólogos especializados en tinnitus pueden crear "sonidos personalizados" que coinciden con la frecuencia de tu tinnitus.</text:p>
      <text:p text:style-name="Text_20_body"><text:span text:style-name="Strong_20_Emphasis"><text:span text:style-name="T14">Ventajas:</text:span></text:span></text:p>
      <text:list text:style-name="L85">
        <text:list-item>
          <text:p text:style-name="P273">Teóricamente más efectivos porque están ajustados a tu tinnitus específico </text:p>
        </text:list-item>
        <text:list-item>
          <text:p text:style-name="P274">Usados en protocolos de TRT formales </text:p>
        </text:list-item>
      </text:list>
      <text:p text:style-name="Text_20_body"><text:span text:style-name="Strong_20_Emphasis"><text:span text:style-name="T14">Desventajas:</text:span></text:span></text:p>
      <text:list text:style-name="L86">
        <text:list-item>
          <text:p text:style-name="P275">Requieren consulta con especialista </text:p>
        </text:list-item>
        <text:list-item>
          <text:p text:style-name="P275"><text:soft-page-break/>Más costosos que soluciones genéricas </text:p>
        </text:list-item>
        <text:list-item>
          <text:p text:style-name="P276">Evidencia mixta sobre si son superiores al ruido blanco genérico [ <text:s text:c="3"/>Hobson et al., 2012] </text:p>
        </text:list-item>
      </text:list>
      <text:p text:style-name="Text_20_body"><text:span text:style-name="Strong_20_Emphasis"><text:span text:style-name="T14">Cuándo considerarlos:</text:span></text:span></text:p>
      <text:list text:style-name="L87">
        <text:list-item>
          <text:p text:style-name="P277">Si has probado sonidos genéricos sin éxito </text:p>
        </text:list-item>
        <text:list-item>
          <text:p text:style-name="P277">Si estás trabajando con un audiólogo certificado en TRT </text:p>
        </text:list-item>
        <text:list-item>
          <text:p text:style-name="P278">Si tienes acceso a este servicio </text:p>
        </text:list-item>
      </text:list>
      <text:p text:style-name="P7"/>
      <text:h text:style-name="P5" text:outline-level="2">Ejercicio: Crea Tu Biblioteca de Sonidos Personal</text:h>
      <text:p text:style-name="P164">Esta semana vas a experimentar con diferentes tipos de sonido para descubrir qué funciona mejor para ti.</text:p>
      <text:p text:style-name="Text_20_body"><text:span text:style-name="Strong_20_Emphasis"><text:span text:style-name="T14">No hay una respuesta "correcta"—lo que funciona varía por persona.</text:span></text:span></text:p>
      <text:p text:style-name="P7"/>
      <text:h text:style-name="Heading_20_3" text:outline-level="3"><text:span text:style-name="Strong_20_Emphasis"><text:span text:style-name="T14">Paso 1: Descarga/Identifica 4-5 Sonidos Diferentes</text:span></text:span></text:h>
      <text:p text:style-name="Text_20_body"><text:span text:style-name="Strong_20_Emphasis"><text:span text:style-name="T14">Opciones gratuitas:</text:span></text:span></text:p>
      <text:p text:style-name="Text_20_body"><text:span text:style-name="Strong_20_Emphasis"><text:span text:style-name="T14">Aplicaciones móviles:</text:span></text:span></text:p>
      <text:list text:style-name="L88">
        <text:list-item>
          <text:p text:style-name="P279">myNoise (iOS/Android) - Gran variedad, controles avanzados </text:p>
        </text:list-item>
        <text:list-item>
          <text:p text:style-name="P279">Relax Melodies (iOS/Android) - Combina múltiples sonidos </text:p>
        </text:list-item>
        <text:list-item>
          <text:p text:style-name="P279">White Noise Lite (iOS/Android) - Biblioteca extensa </text:p>
        </text:list-item>
        <text:list-item>
          <text:p text:style-name="P280">YouTube - Busca "8 hours white noise" / "rain sounds for sleeping" </text:p>
        </text:list-item>
      </text:list>
      <text:p text:style-name="Text_20_body"><text:span text:style-name="Strong_20_Emphasis"><text:span text:style-name="T14">Sitios web:</text:span></text:span></text:p>
      <text:list text:style-name="L89">
        <text:list-item>
          <text:p text:style-name="P281">mynoise.net - Generadores de sonido personalizables </text:p>
        </text:list-item>
        <text:list-item>
          <text:p text:style-name="P282">asoftmurmur.com - Mezclador simple de sonidos de naturaleza </text:p>
        </text:list-item>
      </text:list>
      <text:p text:style-name="P7"/>
      <text:p text:style-name="Text_20_body"><text:span text:style-name="Strong_20_Emphasis"><text:span text:style-name="T14">Selecciona al menos:</text:span></text:span></text:p>
      <text:list text:style-name="L90">
        <text:list-item>
          <text:p text:style-name="P283">1 ruido blanco o rosa </text:p>
        </text:list-item>
        <text:list-item>
          <text:p text:style-name="P283">2 sonidos de naturaleza diferentes </text:p>
        </text:list-item>
        <text:list-item>
          <text:p text:style-name="P283">1 sonido ambiental </text:p>
        </text:list-item>
        <text:list-item>
          <text:p text:style-name="P284">1 opcional (música, ASMR, lo que quieras probar) </text:p>
        </text:list-item>
      </text:list>
      <text:p text:style-name="P7"/>
      <text:h text:style-name="Heading_20_3" text:outline-level="3"><text:span text:style-name="Strong_20_Emphasis"><text:span text:style-name="T14">Paso 2: Prueba Cada Sonido Durante 24 Horas</text:span></text:span></text:h>
      <text:p text:style-name="Text_20_body"><text:span text:style-name="Strong_20_Emphasis"><text:span text:style-name="T14">Día 1:</text:span></text:span><text:span text:style-name="T14"> Prueba el Sonido A<text:line-break/></text:span><text:span text:style-name="Strong_20_Emphasis"><text:span text:style-name="T14">Día 2:</text:span></text:span><text:span text:style-name="T14"> Prueba el Sonido B<text:line-break/></text:span><text:span text:style-name="Strong_20_Emphasis"><text:span text:style-name="T14">Día 3:</text:span></text:span><text:span text:style-name="T14"> Prueba el Sonido C<text:line-break/></text:span><text:soft-page-break/><text:span text:style-name="Strong_20_Emphasis"><text:span text:style-name="T14">Día 4:</text:span></text:span><text:span text:style-name="T14"> Prueba el Sonido D<text:line-break/></text:span><text:span text:style-name="Strong_20_Emphasis"><text:span text:style-name="T14">Día 5:</text:span></text:span><text:span text:style-name="T14"> Prueba el Sonido E (opcional)</text:span></text:p>
      <text:p text:style-name="Text_20_body"><text:span text:style-name="Strong_20_Emphasis"><text:span text:style-name="T14">Durante cada día de prueba:</text:span></text:span></text:p>
      <text:list text:style-name="L91">
        <text:list-item>
          <text:p text:style-name="P285">Usa ese sonido en AL MENOS 2 situaciones: </text:p>
          <text:list>
            <text:list-item>
              <text:p text:style-name="P285">Una situación de concentración (trabajo/estudio) </text:p>
            </text:list-item>
            <text:list-item>
              <text:p text:style-name="P285">Una situación de relajación (antes de dormir, descanso) </text:p>
            </text:list-item>
          </text:list>
        </text:list-item>
        <text:list-item>
          <text:p text:style-name="P285">Ajusta el volumen al "punto de mezcla" (todavía puedes escuchar tu tinnitus si prestas atención) </text:p>
        </text:list-item>
        <text:list-item>
          <text:p text:style-name="P286">Registra tu experiencia en la tabla de abajo </text:p>
        </text:list-item>
      </text:list>
      <text:p text:style-name="P7"/>
      <text:h text:style-name="Heading_20_3" text:outline-level="3"><text:span text:style-name="Strong_20_Emphasis"><text:span text:style-name="T14">Tabla de Evaluación de Sonidos</text:span></text:span></text:h>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header-rows>
          <table:table-row>
            <table:table-cell table:style-name="Tabla17.A1" office:value-type="string">
              <text:p text:style-name="Table_20_Heading"><text:span text:style-name="Strong_20_Emphasis"><text:span text:style-name="T14">Sonido</text:span></text:span></text:p>
            </table:table-cell>
            <table:table-cell table:style-name="Tabla17.A1" office:value-type="string">
              <text:p text:style-name="Table_20_Heading"><text:span text:style-name="Strong_20_Emphasis"><text:span text:style-name="T14">Situación de Uso</text:span></text:span></text:p>
            </table:table-cell>
            <table:table-cell table:style-name="Tabla17.A1" office:value-type="string">
              <text:p text:style-name="Table_20_Heading"><text:span text:style-name="Strong_20_Emphasis"><text:span text:style-name="T14">¿Redujo el contraste del tinnitus?</text:span></text:span></text:p>
            </table:table-cell>
            <table:table-cell table:style-name="Tabla17.A1" office:value-type="string">
              <text:p text:style-name="Table_20_Heading"><text:span text:style-name="Strong_20_Emphasis"><text:span text:style-name="T14">¿Lo encontré agradable/tolerable?</text:span></text:span></text:p>
            </table:table-cell>
            <table:table-cell table:style-name="Tabla17.A1" office:value-type="string">
              <text:p text:style-name="Table_20_Heading"><text:span text:style-name="Strong_20_Emphasis"><text:span text:style-name="T14">¿Me ayudó a funcionar mejor?</text:span></text:span></text:p>
            </table:table-cell>
            <table:table-cell table:style-name="Tabla17.A1" office:value-type="string">
              <text:p text:style-name="Table_20_Heading"><text:span text:style-name="Strong_20_Emphasis"><text:span text:style-name="T14">Calificación (1-10)</text:span></text:span></text:p>
            </table:table-cell>
          </table:table-row>
        </table:table-header-rows>
        <table:table-row>
          <table:table-cell table:style-name="Tabla17.A1" office:value-type="string">
            <text:p text:style-name="P36">Ruido blanco</text:p>
          </table:table-cell>
          <table:table-cell table:style-name="Tabla17.A1" office:value-type="string">
            <text:p text:style-name="P36">Trabajo / Sueñ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7">/10</text:p>
          </table:table-cell>
        </table:table-row>
        <table:table-row>
          <table:table-cell table:style-name="Tabla17.A1" office:value-type="string">
            <text:p text:style-name="P36">Lluvia</text:p>
          </table:table-cell>
          <table:table-cell table:style-name="Tabla17.A1" office:value-type="string">
            <text:p text:style-name="P36">Trabajo / Sueñ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7">/10</text:p>
          </table:table-cell>
        </table:table-row>
        <table:table-row>
          <table:table-cell table:style-name="Tabla17.A1" office:value-type="string">
            <text:p text:style-name="P36">Olas del mar</text:p>
          </table:table-cell>
          <table:table-cell table:style-name="Tabla17.A1" office:value-type="string">
            <text:p text:style-name="P36">Trabajo / Sueñ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7">/10</text:p>
          </table:table-cell>
        </table:table-row>
        <table:table-row>
          <table:table-cell table:style-name="Tabla17.A1" office:value-type="string">
            <text:p text:style-name="P36">Cafetería</text:p>
          </table:table-cell>
          <table:table-cell table:style-name="Tabla17.A1" office:value-type="string">
            <text:p text:style-name="P36">Trabajo / Sueñ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7">/10</text:p>
          </table:table-cell>
        </table:table-row>
        <table:table-row>
          <table:table-cell table:style-name="Tabla17.A1" office:value-type="string">
            <text:p text:style-name="P36">[Tu elección]</text:p>
          </table:table-cell>
          <table:table-cell table:style-name="Tabla17.A1" office:value-type="string">
            <text:p text:style-name="P36">Trabajo / Sueñ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6">Sí / No</text:p>
          </table:table-cell>
          <table:table-cell table:style-name="Tabla17.A1" office:value-type="string">
            <text:p text:style-name="P37">/10</text:p>
          </table:table-cell>
        </table:table-row>
      </table:table>
      <text:p text:style-name="P7"/>
      <text:p text:style-name="Text_20_body"><text:span text:style-name="Strong_20_Emphasis"><text:span text:style-name="T14">Al final de la semana:</text:span></text:span></text:p>
      <text:p text:style-name="Text_20_body"><text:span text:style-name="Strong_20_Emphasis"><text:span text:style-name="T14">Mis 2 sonidos favoritos son:</text:span></text:span></text:p>
      <text:list text:style-name="L92">
        <text:list-item>
          <text:p text:style-name="P8"/>
        </text:list-item>
        <text:list-item>
          <text:p text:style-name="P8"/>
        </text:list-item>
      </text:list>
      <text:p text:style-name="Text_20_body"><text:span text:style-name="Strong_20_Emphasis"><text:span text:style-name="T14">Los usaré estratégicamente para:</text:span></text:span><text:span text:style-name="T14"> (marca situaciones)</text:span></text:p>
      <text:p text:style-name="P164">□ Dormir<text:line-break/>□ Concentración en trabajo<text:line-break/>□ Momentos de alta ansiedad<text:line-break/>□ Ambientes muy silenciosos</text:p>
      <text:p text:style-name="P7"/>
      <text:h text:style-name="P5" text:outline-level="2"><text:soft-page-break/>Plan de Transición: Del Enmascaramiento Total al Parcial</text:h>
      <text:p text:style-name="P164">Si actualmente usas enmascaramiento total (volumen alto que borra el tinnitus completamente), necesitas un plan para transicionar gradualmente al enmascaramiento parcial.</text:p>
      <text:p text:style-name="Text_20_body"><text:span text:style-name="Strong_20_Emphasis"><text:span text:style-name="T14">Este plan toma 2-3 semanas. No lo apresures.</text:span></text:span></text:p>
      <text:p text:style-name="P7"/>
      <text:h text:style-name="Heading_20_3" text:outline-level="3"><text:span text:style-name="Strong_20_Emphasis"><text:span text:style-name="T14">Semana 1: Mapeo y Reducción Inicial</text:span></text:span></text:h>
      <text:p text:style-name="Text_20_body"><text:span text:style-name="Strong_20_Emphasis"><text:span text:style-name="T14">Días 1-2:</text:span></text:span></text:p>
      <text:list text:style-name="L93">
        <text:list-item>
          <text:p text:style-name="P287">Registra cuántas horas al día usas enmascaramiento actualmente: _______ horas </text:p>
        </text:list-item>
        <text:list-item>
          <text:p text:style-name="P288">Registra el volumen actual (escala de tu dispositivo): _______ / _______ </text:p>
        </text:list-item>
      </text:list>
      <text:p text:style-name="P7"/>
      <text:p text:style-name="Text_20_body"><text:span text:style-name="Strong_20_Emphasis"><text:span text:style-name="T14">Días 3-7:</text:span></text:span></text:p>
      <text:p text:style-name="Text_20_body"><text:span text:style-name="Strong_20_Emphasis"><text:span text:style-name="T14">Objetivo:</text:span></text:span><text:span text:style-name="T14"> Reducir el volumen en 20-30%</text:span></text:p>
      <text:p text:style-name="P164">Si tu volumen actual es 80/100 → Reduce a 60/100<text:line-break/>Si es 60/100 → Reduce a 45/100</text:p>
      <text:p text:style-name="Text_20_body"><text:span text:style-name="Strong_20_Emphasis"><text:span text:style-name="T14">Qué esperar:</text:span></text:span></text:p>
      <text:list text:style-name="L94">
        <text:list-item>
          <text:p text:style-name="P289">Los primeros 1-2 días serán incómodos—notarás el tinnitus más </text:p>
        </text:list-item>
        <text:list-item>
          <text:p text:style-name="P289">Usa tu herramienta de Atención Plena del Cap 4 cuando notes el aumento </text:p>
        </text:list-item>
        <text:list-item>
          <text:p text:style-name="P290">Usa tu Etiqueta Alternativa: "Estoy enseñándole a mi cerebro que el sonido no es peligroso" </text:p>
        </text:list-item>
      </text:list>
      <text:p text:style-name="Text_20_body"><text:span text:style-name="Strong_20_Emphasis"><text:span text:style-name="T14">Si la ansiedad es intolerable (8-9/10):</text:span></text:span><text:span text:style-name="T14"> Sube el volumen 10% y mantén ahí por 3-4 días antes de volver a bajar</text:span></text:p>
      <text:p text:style-name="P7"/>
      <text:h text:style-name="Heading_20_3" text:outline-level="3"><text:span text:style-name="Strong_20_Emphasis"><text:span text:style-name="T14">Semana 2: Consolidación y Espacios de Silencio</text:span></text:span></text:h>
      <text:p text:style-name="Text_20_body"><text:span text:style-name="Strong_20_Emphasis"><text:span text:style-name="T14">Días 8-14:</text:span></text:span></text:p>
      <text:p text:style-name="Text_20_body"><text:span text:style-name="Strong_20_Emphasis"><text:span text:style-name="T14">Objetivo:</text:span></text:span><text:span text:style-name="T14"> Mantener el nuevo volumen + introducir "ventanas de silencio"</text:span></text:p>
      <text:p text:style-name="Text_20_body"><text:span text:style-name="Strong_20_Emphasis"><text:span text:style-name="T14">Ventanas de silencio:</text:span></text:span></text:p>
      <text:p text:style-name="P164">Elige 2-3 momentos al día donde apagarás el enmascaramiento completamente por 10-15 minutos:</text:p>
      <text:list text:style-name="L95">
        <text:list-item>
          <text:p text:style-name="P291">Durante una tarea simple (lavar platos, doblar ropa) </text:p>
        </text:list-item>
        <text:list-item>
          <text:p text:style-name="P291">Durante una caminata corta </text:p>
        </text:list-item>
        <text:list-item>
          <text:p text:style-name="P292">Durante una comida </text:p>
        </text:list-item>
      </text:list>
      <text:p text:style-name="Text_20_body"><text:span text:style-name="Strong_20_Emphasis"><text:span text:style-name="T14">Qué esperar:</text:span></text:span></text:p>
      <text:list text:style-name="L96">
        <text:list-item>
          <text:p text:style-name="P293">Tu cerebro notará el cambio—eso es normal </text:p>
        </text:list-item>
        <text:list-item>
          <text:p text:style-name="P293">Practica tu Observación de 3 Minutos del Cap 4 durante estas ventanas </text:p>
        </text:list-item>
        <text:list-item>
          <text:p text:style-name="P294"><text:soft-page-break/>NO conviertas esto en una "prueba" de si puedes soportarlo—es simplemente práctica de exposición gradual </text:p>
        </text:list-item>
      </text:list>
      <text:p text:style-name="P7"/>
      <text:h text:style-name="Heading_20_3" text:outline-level="3"><text:span text:style-name="Strong_20_Emphasis"><text:span text:style-name="T14">Semana 3: Uso Estratégico</text:span></text:span></text:h>
      <text:p text:style-name="Text_20_body"><text:span text:style-name="Strong_20_Emphasis"><text:span text:style-name="T14">Días 15-21:</text:span></text:span></text:p>
      <text:p text:style-name="Text_20_body"><text:span text:style-name="Strong_20_Emphasis"><text:span text:style-name="T14">Objetivo:</text:span></text:span><text:span text:style-name="T14"> Transicionar a uso solo en situaciones específicas</text:span></text:p>
      <text:p text:style-name="Text_20_body"><text:span text:style-name="Strong_20_Emphasis"><text:span text:style-name="T14">Nuevas reglas:</text:span></text:span></text:p>
      <text:p text:style-name="P164">✅ Usa enmascaramiento (volumen parcial) para:</text:p>
      <text:list text:style-name="L97">
        <text:list-item>
          <text:p text:style-name="P295">Dormir </text:p>
        </text:list-item>
        <text:list-item>
          <text:p text:style-name="P295">Trabajo de concentración intensa </text:p>
        </text:list-item>
        <text:list-item>
          <text:p text:style-name="P296">Picos de ansiedad </text:p>
        </text:list-item>
      </text:list>
      <text:p text:style-name="P164">❌ NO uses enmascaramiento para:</text:p>
      <text:list text:style-name="L98">
        <text:list-item>
          <text:p text:style-name="P297">Tareas rutinarias del hogar </text:p>
        </text:list-item>
        <text:list-item>
          <text:p text:style-name="P297">Ver TV o leer por placer </text:p>
        </text:list-item>
        <text:list-item>
          <text:p text:style-name="P297">Conversaciones </text:p>
        </text:list-item>
        <text:list-item>
          <text:p text:style-name="P298">Caminar/ejercicio </text:p>
        </text:list-item>
      </text:list>
      <text:p text:style-name="P7"/>
      <text:p text:style-name="Text_20_body"><text:span text:style-name="Strong_20_Emphasis"><text:span text:style-name="T14">Si en cualquier momento del plan sientes que retrocediste:</text:span></text:span></text:p>
      <text:p text:style-name="Text_20_body"><text:span text:style-name="Strong_20_Emphasis"><text:span text:style-name="T14">No te castigues.</text:span></text:span><text:span text:style-name="T14"> El progreso no es lineal.</text:span></text:p>
      <text:p text:style-name="P164">Simplemente regresa al paso anterior durante 3-4 días, luego intenta avanzar otra vez.</text:p>
      <text:p text:style-name="P7"/>
      <text:h text:style-name="P5" text:outline-level="2">Dispositivos y Consideraciones Prácticas</text:h>
      <text:h text:style-name="Heading_20_3" text:outline-level="3"><text:span text:style-name="Strong_20_Emphasis"><text:span text:style-name="T14">Opciones de Hardware:</text:span></text:span></text:h>
      <text:p text:style-name="Text_20_body"><text:span text:style-name="Strong_20_Emphasis"><text:span text:style-name="T14">1. Teléfono con aplicación (más común)</text:span></text:span></text:p>
      <text:list text:style-name="L99">
        <text:list-item>
          <text:p text:style-name="P68"><text:span text:style-name="Strong_20_Emphasis"><text:span text:style-name="T14">Ventaja:</text:span></text:span><text:span text:style-name="T14"> Portátil, gratis/barato, gran variedad de sonidos </text:span></text:p>
        </text:list-item>
        <text:list-item>
          <text:p text:style-name="P67"><text:span text:style-name="Strong_20_Emphasis"><text:span text:style-name="T14">Desventaja:</text:span></text:span><text:span text:style-name="T14"> Notificaciones pueden interrumpir, batería limitada </text:span></text:p>
        </text:list-item>
      </text:list>
      <text:p text:style-name="Text_20_body"><text:span text:style-name="Strong_20_Emphasis"><text:span text:style-name="T14">Recomendación:</text:span></text:span><text:span text:style-name="T14"> Usa modo "No Molestar" cuando uses aplicaciones de sonido</text:span></text:p>
      <text:p text:style-name="P7"/>
      <text:p text:style-name="Text_20_body"><text:span text:style-name="Strong_20_Emphasis"><text:span text:style-name="T14">2. Máquinas de ruido blanco dedicadas</text:span></text:span></text:p>
      <text:list text:style-name="L100">
        <text:list-item>
          <text:p text:style-name="P70"><text:span text:style-name="Strong_20_Emphasis"><text:span text:style-name="T14">Ventaja:</text:span></text:span><text:span text:style-name="T14"> Sin interrupciones, diseñadas específicamente para este propósito </text:span></text:p>
        </text:list-item>
        <text:list-item>
          <text:p text:style-name="P69"><text:span text:style-name="Strong_20_Emphasis"><text:span text:style-name="T14">Desventaja:</text:span></text:span><text:span text:style-name="T14"> Menos portátiles, costo adicional ($30-100 USD) </text:span></text:p>
        </text:list-item>
      </text:list>
      <text:p text:style-name="Text_20_body"><text:soft-page-break/><text:span text:style-name="Strong_20_Emphasis"><text:span text:style-name="T14">Recomendación:</text:span></text:span><text:span text:style-name="T14"> Útil si usas sonido para dormir y no quieres depender del teléfono</text:span></text:p>
      <text:p text:style-name="P7"/>
      <text:p text:style-name="Text_20_body"><text:span text:style-name="Strong_20_Emphasis"><text:span text:style-name="T14">3. Audífonos/Auriculares</text:span></text:span></text:p>
      <text:list text:style-name="L101">
        <text:list-item>
          <text:p text:style-name="P72"><text:span text:style-name="Strong_20_Emphasis"><text:span text:style-name="T14">Ventaja:</text:span></text:span><text:span text:style-name="T14"> Sonido directo, portátil </text:span></text:p>
        </text:list-item>
        <text:list-item>
          <text:p text:style-name="P71"><text:span text:style-name="Strong_20_Emphasis"><text:span text:style-name="T14">Desventaja:</text:span></text:span><text:span text:style-name="T14"> Uso prolongado puede causar incomodidad </text:span></text:p>
        </text:list-item>
      </text:list>
      <text:p text:style-name="Text_20_body"><text:span text:style-name="Strong_20_Emphasis"><text:span text:style-name="T14">ADVERTENCIA IMPORTANTE:</text:span></text:span><text:span text:style-name="T14"> NO uses audífonos con volumen alto durante horas. Esto puede dañar tu audición. [ <text:s text:c="3"/>WHO, 2019]</text:span></text:p>
      <text:p text:style-name="P7"/>
      <text:p text:style-name="Text_20_body"><text:span text:style-name="Strong_20_Emphasis"><text:span text:style-name="T14">4. Altavoces/Bocinas</text:span></text:span></text:p>
      <text:list text:style-name="L102">
        <text:list-item>
          <text:p text:style-name="P74"><text:span text:style-name="Strong_20_Emphasis"><text:span text:style-name="T14">Ventaja:</text:span></text:span><text:span text:style-name="T14"> Sonido ambiental natural, no requiere usar audífonos </text:span></text:p>
        </text:list-item>
        <text:list-item>
          <text:p text:style-name="P73"><text:span text:style-name="Strong_20_Emphasis"><text:span text:style-name="T14">Desventaja:</text:span></text:span><text:span text:style-name="T14"> Menos control preciso de volumen </text:span></text:p>
        </text:list-item>
      </text:list>
      <text:p text:style-name="Text_20_body"><text:span text:style-name="Strong_20_Emphasis"><text:span text:style-name="T14">Recomendación:</text:span></text:span><text:span text:style-name="T14"> Ideal para uso nocturno o en casa</text:span></text:p>
      <text:p text:style-name="P7"/>
      <text:h text:style-name="P5" text:outline-level="2">Errores Comunes (Y Cómo Evitarlos)</text:h>
      <text:h text:style-name="Heading_20_3" text:outline-level="3"><text:span text:style-name="Strong_20_Emphasis"><text:span text:style-name="T14">Error #1: "Bajé el volumen y el tinnitus se siente MÁS fuerte que antes"</text:span></text:span></text:h>
      <text:p text:style-name="Text_20_body"><text:span text:style-name="Strong_20_Emphasis"><text:span text:style-name="T14">Corrección:</text:span></text:span><text:span text:style-name="T14"> Es el "efecto de contraste."</text:span></text:p>
      <text:p text:style-name="P164">Después de días/semanas de enmascaramiento total, tu cerebro perdió su "calibración" para el tinnitus sin cobertura.</text:p>
      <text:p text:style-name="Text_20_body"><text:span text:style-name="Strong_20_Emphasis"><text:span text:style-name="T14">Es temporal.</text:span></text:span><text:span text:style-name="T14"> Después de 3-5 días con volumen parcial, tu cerebro se reajusta.</text:span></text:p>
      <text:p text:style-name="P7"/>
      <text:h text:style-name="Heading_20_3" text:outline-level="3"><text:span text:style-name="Strong_20_Emphasis"><text:span text:style-name="T14">Error #2: "Uso sonido todo el día pero sigo la regla del volumen parcial. ¿Eso está bien?"</text:span></text:span></text:h>
      <text:p text:style-name="Text_20_body"><text:span text:style-name="Strong_20_Emphasis"><text:span text:style-name="T14">Corrección:</text:span></text:span><text:span text:style-name="T14"> Mejor que usar volumen total, pero todavía es demasiado.</text:span></text:p>
      <text:p text:style-name="P164">Usar sonido 16+ horas al día, incluso a volumen parcial, le dice a tu cerebro: "Necesito esta herramienta constantemente para funcionar."</text:p>
      <text:p text:style-name="Text_20_body"><text:span text:style-name="Strong_20_Emphasis"><text:span text:style-name="T14">Meta:</text:span></text:span><text:span text:style-name="T14"> Reduce gradualmente las horas de uso (plan de transición arriba).</text:span></text:p>
      <text:p text:style-name="P7"/>
      <text:h text:style-name="Heading_20_3" text:outline-level="3"><text:span text:style-name="Strong_20_Emphasis"><text:span text:style-name="T14">Error #3: "Probé ruido blanco y me dio dolor de cabeza / me irritó"</text:span></text:span></text:h>
      <text:p text:style-name="Text_20_body"><text:span text:style-name="Strong_20_Emphasis"><text:span text:style-name="T14">Corrección:</text:span></text:span><text:span text:style-name="T14"> No todos los sonidos funcionan para todas las personas.</text:span></text:p>
      <text:p text:style-name="P164">Si el ruido blanco te molesta, prueba:</text:p>
      <text:list text:style-name="L103">
        <text:list-item>
          <text:p text:style-name="P299"><text:soft-page-break/>Ruido rosa (más suave) </text:p>
        </text:list-item>
        <text:list-item>
          <text:p text:style-name="P299">Sonidos de naturaleza </text:p>
        </text:list-item>
        <text:list-item>
          <text:p text:style-name="P300">Sonidos ambientales </text:p>
        </text:list-item>
      </text:list>
      <text:p text:style-name="Text_20_body"><text:span text:style-name="Strong_20_Emphasis"><text:span text:style-name="T14">NO fuerces un sonido que te causa incomodidad.</text:span></text:span></text:p>
      <text:p text:style-name="P7"/>
      <text:h text:style-name="Heading_20_3" text:outline-level="3"><text:span text:style-name="Strong_20_Emphasis"><text:span text:style-name="T14">Error #4: "El sonido funcionó los primeros días, ahora mi cerebro lo 'ignora' y escucho el tinnitus otra vez"</text:span></text:span></text:h>
      <text:p text:style-name="Text_20_body"><text:span text:style-name="Strong_20_Emphasis"><text:span text:style-name="T14">Corrección:</text:span></text:span><text:span text:style-name="T14"> Eso NO es un problema. </text:span><text:span text:style-name="Strong_20_Emphasis"><text:span text:style-name="T14">¡Es habituación en acción!</text:span></text:span></text:p>
      <text:p text:style-name="P164">Tu cerebro está aprendiendo a filtrar AMBOS sonidos (el enmascaramiento Y el tinnitus) como "ruido de fondo no importante."</text:p>
      <text:p text:style-name="Text_20_body"><text:span text:style-name="Strong_20_Emphasis"><text:span text:style-name="T14">Ese es exactamente el objetivo.</text:span></text:span></text:p>
      <text:p text:style-name="P164">No subas el volumen para "recuperar el efecto." Mantén el volumen donde está o incluso bájalo más.</text:p>
      <text:p text:style-name="P7"/>
      <text:h text:style-name="P5" text:outline-level="2"><text:s/><text:span text:style-name="T9">R</text:span>eflexión Final</text:h>
      <text:p text:style-name="P164">El sonido ambiental es una de las herramientas más útiles—y más mal utilizadas—para el tinnitus.</text:p>
      <text:p text:style-name="P164">Cuando se usa correctamente (volumen parcial, situaciones específicas, combinado con trabajo cognitivo), facilita tu camino hacia la habituación.</text:p>
      <text:p text:style-name="P164">Cuando se usa incorrectamente (volumen total, uso constante, sin trabajo cognitivo), se convierte en una muleta que te mantiene dependiente y evita que tu cerebro se habitúe.</text:p>
      <text:p text:style-name="Text_20_body"><text:span text:style-name="Strong_20_Emphasis"><text:span text:style-name="T14">La diferencia entre herramienta y muleta no es el sonido en sí.</text:span></text:span></text:p>
      <text:p text:style-name="Text_20_body"><text:span text:style-name="Strong_20_Emphasis"><text:span text:style-name="T14">Es tu INTENCIÓN y tu USO.</text:span></text:span></text:p>
      <text:p text:style-name="P164">Esta semana has aprendido esa diferencia. Has creado tu biblioteca de sonidos. Has comenzado (o continuado) a usar el sonido de forma inteligente.</text:p>
      <text:p text:style-name="Text_20_body"><text:span text:style-name="Strong_20_Emphasis"><text:span text:style-name="T14">El sonido es tu aliado temporal en el camino hacia la habituación.</text:span></text:span></text:p>
      <text:p text:style-name="Text_20_body"><text:span text:style-name="Strong_20_Emphasis"><text:span text:style-name="T14">Pero la habituación misma—esa viene de las herramientas cognitivas que aprenderás en las próximas semanas.</text:span></text:span></text:p>
      <text:p text:style-name="P164">El sonido te da espacio para respirar mientras construyes esas herramientas.</text:p>
      <text:p text:style-name="P164">Úsalo con inteligencia. Sin culpa. Pero sin dependencia.</text:p>
      <text:p text:style-name="P7"/>
      <text:h text:style-name="P5" text:outline-level="2"><text:soft-page-break/>Resumen del Capítulo 5</text:h>
      <text:p text:style-name="Text_20_body"><text:span text:style-name="T14">✅ </text:span><text:span text:style-name="Strong_20_Emphasis"><text:span text:style-name="T14">Aprendiste:</text:span></text:span><text:span text:style-name="T14"> La diferencia entre enmascaramiento funcional (herramienta) y disfuncional (evitación)</text:span></text:p>
      <text:p text:style-name="Text_20_body"><text:span text:style-name="T14">✅ </text:span><text:span text:style-name="Strong_20_Emphasis"><text:span text:style-name="T14">Entendiste:</text:span></text:span><text:span text:style-name="T14"> Los 4 principios del enmascaramiento funcional (volumen parcial, uso situacional, combinado con TCC, destete gradual)</text:span></text:p>
      <text:p text:style-name="Text_20_body"><text:span text:style-name="T14">✅ </text:span><text:span text:style-name="Strong_20_Emphasis"><text:span text:style-name="T14">Experimentaste:</text:span></text:span><text:span text:style-name="T14"> Con 4-5 tipos diferentes de sonido para crear tu biblioteca personal</text:span></text:p>
      <text:p text:style-name="Text_20_body"><text:span text:style-name="T14">✅ </text:span><text:span text:style-name="Strong_20_Emphasis"><text:span text:style-name="T14">Identificaste:</text:span></text:span><text:span text:style-name="T14"> Tus 2 sonidos favoritos y las situaciones donde los usarás</text:span></text:p>
      <text:p text:style-name="Text_20_body"><text:span text:style-name="T14">✅ </text:span><text:span text:style-name="Strong_20_Emphasis"><text:span text:style-name="T14">Comenzaste:</text:span></text:span><text:span text:style-name="T14"> El plan de transición de enmascaramiento total a parcial (si aplicaba)</text:span></text:p>
      <text:p text:style-name="Text_20_body"><text:span text:style-name="T14">✅ </text:span><text:span text:style-name="Strong_20_Emphasis"><text:span text:style-name="T14">Próximo paso:</text:span></text:span><text:span text:style-name="T14"> Capítulo 6 - Identificación y manejo de factores agravantes del tinnitus</text:span></text:p>
      <text:p text:style-name="P7"/>
      <text:h text:style-name="P6" text:outline-level="3">Referencias del Capítulo 5</text:h>
      <text:list text:style-name="L270">
        <text:list-item>
          <text:p text:style-name="P20"><text:span text:style-name="T14">Henry, J. A., Zaugg, T. L., Myers, P. J., &amp; Schechter, M. A. (2008). The role of audiological evaluation in progressive audiologic tinnitus management. </text:span><text:span text:style-name="Emphasis"><text:span text:style-name="T14">Trends in Amplification, 12</text:span></text:span><text:span text:style-name="T14">(3), 170–187. </text:span><text:a xlink:type="simple" xlink:href="https://doi.org/10.1177/1084713808319832" text:style-name="Internet_20_link" text:visited-style-name="Visited_20_Internet_20_Link"><text:span text:style-name="T14">https://doi.org/10.1177/1084713808319832</text:span></text:a></text:p>
        </text:list-item>
        <text:list-item>
          <text:p text:style-name="P20"><text:span text:style-name="T14">Hobson, J., Chisholm, E., &amp; El <text:s/>aie, A. (2012). Sound therapy (masking) in the management of tinnitus in adults. </text:span><text:span text:style-name="Emphasis"><text:span text:style-name="T14">Cochrane Database of Systematic Reviews, 11</text:span></text:span><text:span text:style-name="T14">, CD006371. </text:span><text:a xlink:type="simple" xlink:href="https://doi.org/10.1002/14651858.CD006371.pub3" text:style-name="Internet_20_link" text:visited-style-name="Visited_20_Internet_20_Link"><text:span text:style-name="T14">https://doi.org/10.1002/14651858.CD006371.pub3</text:span></text:a></text:p>
        </text:list-item>
        <text:list-item>
          <text:p text:style-name="P20"><text:span text:style-name="T14">Jastreboff, P. J. (2015). 25 years of tinnitus retraining therapy. </text:span><text:span text:style-name="Emphasis"><text:span text:style-name="T14">HNO, 63</text:span></text:span><text:span text:style-name="T14">(4), 307–311. </text:span><text:a xlink:type="simple" xlink:href="https://doi.org/10.1007/s00106-014-2979-" text:style-name="Internet_20_link" text:visited-style-name="Visited_20_Internet_20_Link"><text:span text:style-name="T14">https://doi.org/10.1007/s00106-014-2979-</text:span></text:a></text:p>
        </text:list-item>
      </text:list>
      <text:p text:style-name="P24"/>
      <text:list text:continue-numbering="true" text:style-name="L270">
        <text:list-item>
          <text:p text:style-name="P20"><text:span text:style-name="T14">World Health Organization. (2019). </text:span><text:span text:style-name="Emphasis"><text:span text:style-name="T14">WHO guidelines on risk reduction of cognitive decline and dementia</text:span></text:span><text:span text:style-name="T14">. World Health Organization. https://www.who.int/publications/i/item/9789241550543</text:span></text:p>
        </text:list-item>
      </text:list>
      <text:h text:style-name="P3" text:outline-level="1">Capítulo 6: Identificando y Manejando Tus Factores Agravantes</text:h>
      <text:h text:style-name="P5" text:outline-level="2">El Detective de Tu Propio Tinnitus</text:h>
      <text:p text:style-name="P164">Has completado los Capítulos 4 y 5. Ya sabes cómo observar el tinnitus sin luchar (atención plena) y cómo usar el sonido ambiental inteligentemente (enmascaramiento funcional).</text:p>
      <text:p text:style-name="Text_20_body"><text:span text:style-name="Strong_20_Emphasis"><text:span text:style-name="T14">Ahora viene una pregunta crítica que probablemente te has hecho cientos de veces:</text:span></text:span></text:p>
      <text:p text:style-name="Text_20_body"><text:span text:style-name="Strong_20_Emphasis"><text:span text:style-name="T14">"¿Por qué algunos días mi tinnitus está más fuerte que otros?"</text:span></text:span></text:p>
      <text:p text:style-name="P164">Puede que hayas notado patrones:</text:p>
      <text:list text:style-name="L105">
        <text:list-item>
          <text:p text:style-name="P301">Después de tomar café, el zumbido parece más intenso </text:p>
        </text:list-item>
        <text:list-item>
          <text:p text:style-name="P301">Cuando estás estresado en el trabajo, el volumen sube </text:p>
        </text:list-item>
        <text:list-item>
          <text:p text:style-name="P301">Después de una mala noche de sueño, es insoportable </text:p>
        </text:list-item>
        <text:list-item>
          <text:p text:style-name="P302">Cuando comes ciertos alimentos, empeora </text:p>
        </text:list-item>
      </text:list>
      <text:p text:style-name="Text_20_body"><text:span text:style-name="Strong_20_Emphasis"><text:span text:style-name="T14">Estos son tus "factores agravantes"—variables que intensifican temporalmente tu percepción del tinnitus.</text:span></text:span></text:p>
      <text:p text:style-name="Text_20_body"><text:span text:style-name="T14">Aquí está lo importante: </text:span><text:span text:style-name="Strong_20_Emphasis"><text:span text:style-name="T14">La mayoría de estos factores están bajo tu control.</text:span></text:span></text:p>
      <text:p text:style-name="P164">En este capítulo (el último de la Semana 2) aprenderás a:</text:p>
      <text:list text:style-name="L106">
        <text:list-item>
          <text:p text:style-name="P303">Identificar sistemáticamente TUS factores agravantes personales </text:p>
        </text:list-item>
        <text:list-item>
          <text:p text:style-name="P303">Separar los factores reales de los mitos populares </text:p>
        </text:list-item>
        <text:list-item>
          <text:p text:style-name="P303">Hacer cambios estratégicos (no drásticos) en tu vida </text:p>
        </text:list-item>
        <text:list-item>
          <text:p text:style-name="P303">Saber cuándo consultar especialistas adicionales </text:p>
        </text:list-item>
        <text:list-item>
          <text:p text:style-name="P304">Crear tu "Plan de Control de Factores" personalizado </text:p>
        </text:list-item>
      </text:list>
      <text:p text:style-name="Text_20_body"><text:span text:style-name="Strong_20_Emphasis"><text:span text:style-name="T14">Este NO es un capítulo sobre dietas milagrosas o restricciones extremas.</text:span></text:span></text:p>
      <text:p text:style-name="Text_20_body"><text:span text:style-name="Strong_20_Emphasis"><text:span text:style-name="T14">Es un capítulo sobre investigación personal científica para identificar qué variables TÚ puedes controlar.</text:span></text:span></text:p>
      <text:p text:style-name="P7"/>
      <text:h text:style-name="P5" text:outline-level="2">La Historia de Andrés</text:h>
      <text:p text:style-name="Text_20_body"><text:span text:style-name="Strong_20_Emphasis"><text:span text:style-name="T14">Andrés, 50 años, dentista:</text:span></text:span></text:p>
      <text:p text:style-name="P164">"Mi tinnitus era completamente impredecible. O eso pensaba.</text:p>
      <text:p text:style-name="P164">Algunos días era apenas perceptible. Otros días era tan fuerte que no podía concentrarme en mis pacientes. No veía ningún patrón.</text:p>
      <text:p text:style-name="P164">Mi audiólogo me sugirió llevar un 'diario de tinnitus' durante 2 semanas, registrando:</text:p>
      <text:list text:style-name="L107">
        <text:list-item>
          <text:p text:style-name="P305"><text:soft-page-break/>Nivel del tinnitus cada día (escala 1-10) </text:p>
        </text:list-item>
        <text:list-item>
          <text:p text:style-name="P305">Qué comí y bebí </text:p>
        </text:list-item>
        <text:list-item>
          <text:p text:style-name="P305">Cuánto dormí </text:p>
        </text:list-item>
        <text:list-item>
          <text:p text:style-name="P305">Nivel de estrés </text:p>
        </text:list-item>
        <text:list-item>
          <text:p text:style-name="P306">Actividad física </text:p>
        </text:list-item>
      </text:list>
      <text:p text:style-name="P164">Al principio pensé que era una pérdida de tiempo. '¿Cómo va a ayudar esto?'</text:p>
      <text:p text:style-name="P164">Pero después de 2 semanas, los patrones eran innegables:</text:p>
      <text:p text:style-name="Text_20_body"><text:span text:style-name="Strong_20_Emphasis"><text:span text:style-name="T14">Día que tomaba más de 2 cafés:</text:span></text:span><text:span text:style-name="T14"> Tinnitus 7-8/10 </text:span><text:span text:style-name="Strong_20_Emphasis"><text:span text:style-name="T14">Día que dormía menos de 6 horas:</text:span></text:span><text:span text:style-name="T14"> Tinnitus 7-9/10 </text:span><text:span text:style-name="Strong_20_Emphasis"><text:span text:style-name="T14">Día después de trabajar en posturas tensas (inclinado sobre pacientes durante horas):</text:span></text:span><text:span text:style-name="T14"> Tinnitus 6-7/10 </text:span><text:span text:style-name="Strong_20_Emphasis"><text:span text:style-name="T14">Día que hacía ejercicio moderado:</text:span></text:span><text:span text:style-name="T14"> Tinnitus 4-5/10</text:span></text:p>
      <text:p text:style-name="P164">No podía creerlo. Mi tinnitus NO era aleatorio. Tenía factores identificables.</text:p>
      <text:p text:style-name="P164">Hice cambios estratégicos:</text:p>
      <text:list text:style-name="L108">
        <text:list-item>
          <text:p text:style-name="P307">Reduje mi consumo de café de 4 tazas a 1 por día </text:p>
        </text:list-item>
        <text:list-item>
          <text:p text:style-name="P307">Prioricé dormir 7-8 horas (antes dormía 5-6) </text:p>
        </text:list-item>
        <text:list-item>
          <text:p text:style-name="P308">Empecé a hacer estiramientos de cuello y mandíbula entre pacientes </text:p>
        </text:list-item>
      </text:list>
      <text:p text:style-name="P164">¿El tinnitus desapareció? No.</text:p>
      <text:p text:style-name="P164">¿Dejó de tener días de 8-9/10? Casi completamente. Ahora mis días "malos" son 5-6/10. Mis días buenos son 2-3/10.</text:p>
      <text:p text:style-name="Text_20_body"><text:span text:style-name="Strong_20_Emphasis"><text:span text:style-name="T14">Ese cambio—de impredecible y fuera de control a manejable y predecible—fue enorme para mi salud mental.</text:span></text:span></text:p>
      <text:p text:style-name="P164">Sigo teniendo tinnitus. Pero ya no soy su víctima pasiva. Soy el investigador que sabe qué variables controlar."</text:p>
      <text:p text:style-name="P7"/>
      <text:h text:style-name="P5" text:outline-level="2">Lo Que Vas a Lograr Esta Semana</text:h>
      <text:p text:style-name="P164">Al terminar este capítulo y practicar durante 5-7 días (completando la Semana 2), podrás:</text:p>
      <text:list text:style-name="L109">
        <text:list-item>
          <text:p text:style-name="P78"><text:span text:style-name="Strong_20_Emphasis"><text:span text:style-name="T14">Llevar tu Diario de Factores</text:span></text:span><text:span text:style-name="T14"> (herramienta de investigación de 7-14 días) </text:span></text:p>
        </text:list-item>
        <text:list-item>
          <text:p text:style-name="P78"><text:span text:style-name="Strong_20_Emphasis"><text:span text:style-name="T14">Identificar tus 3-4 factores agravantes más significativos</text:span></text:span><text:span text:style-name="T14"> </text:span></text:p>
        </text:list-item>
        <text:list-item>
          <text:p text:style-name="P78"><text:span text:style-name="Strong_20_Emphasis"><text:span text:style-name="T14">Separar correlación de causalidad</text:span></text:span><text:span text:style-name="T14"> (no todo lo que coincide con un pico es una causa) </text:span></text:p>
        </text:list-item>
        <text:list-item>
          <text:p text:style-name="P78"><text:span text:style-name="Strong_20_Emphasis"><text:span text:style-name="T14">Hacer cambios estratégicos manejables</text:span></text:span><text:span text:style-name="T14"> (no restricciones extremas que no puedes sostener) </text:span></text:p>
        </text:list-item>
        <text:list-item>
          <text:p text:style-name="P77"><text:span text:style-name="Strong_20_Emphasis"><text:span text:style-name="T14">Saber cuándo necesitas consultar especialistas adicionales</text:span></text:span><text:span text:style-name="T14"> (fisioterapeuta, dentista, nutriólogo) </text:span></text:p>
        </text:list-item>
      </text:list>
      <text:p text:style-name="Text_20_body"><text:span text:style-name="Strong_20_Emphasis"><text:span text:style-name="T14">No esperamos que elimines TODOS los factores de tu vida.</text:span></text:span></text:p>
      <text:p text:style-name="Text_20_body"><text:span text:style-name="Strong_20_Emphasis"><text:span text:style-name="T14">Esperamos que identifiques los más impactantes y hagas ajustes inteligentes.</text:span></text:span></text:p>
      <text:p text:style-name="P7"/>
      <text:h text:style-name="P5" text:outline-level="2"><text:soft-page-break/>Los Factores Agravantes Más Comunes (Y La Ciencia Detrás)</text:h>
      <text:p text:style-name="P164">Antes de que empieces tu investigación personal, necesitas saber QUÉ buscar.</text:p>
      <text:p text:style-name="P164">Aquí están los factores más comunes respaldados por evidencia científica:</text:p>
      <text:p text:style-name="P7"/>
      <text:h text:style-name="Heading_20_3" text:outline-level="3"><text:span text:style-name="Strong_20_Emphasis"><text:span text:style-name="T14">CATEGORÍA 1: Dieta y Sustancias</text:span></text:span></text:h>
      <text:p text:style-name="P7"/>
      <text:h text:style-name="Heading_20_4" text:outline-level="4"><text:span text:style-name="Strong_20_Emphasis"><text:span text:style-name="T14">1. Cafeína</text:span></text:span></text:h>
      <text:p text:style-name="Text_20_body"><text:span text:style-name="Strong_20_Emphasis"><text:span text:style-name="T14">Evidencia:</text:span></text:span><text:span text:style-name="T14"> Mixta. Algunos estudios muestran que la cafeína puede aumentar la percepción del tinnitus; otros no encuentran efecto significativo. [ <text:s text:c="3"/>Langguth et al., 2013]</text:span></text:p>
      <text:p text:style-name="Text_20_body"><text:span text:style-name="Strong_20_Emphasis"><text:span text:style-name="T14">Mecanismo:</text:span></text:span><text:span text:style-name="T14"> La cafeína es un estimulante del sistema nervioso central. Puede aumentar la excitabilidad neuronal en el sistema auditivo.</text:span></text:p>
      <text:p text:style-name="Text_20_body"><text:span text:style-name="Strong_20_Emphasis"><text:span text:style-name="T14">Recomendación:</text:span></text:span></text:p>
      <text:list text:style-name="L110">
        <text:list-item>
          <text:p text:style-name="P309">Si consumes más de 300 mg/día (3+ tazas de café), considera reducir a 100-200 mg/día durante 2 semanas </text:p>
        </text:list-item>
        <text:list-item>
          <text:p text:style-name="P309">Observa si hay cambio en tu tinnitus </text:p>
        </text:list-item>
        <text:list-item>
          <text:p text:style-name="P79"><text:span text:style-name="Strong_20_Emphasis"><text:span text:style-name="T14">No elimines la cafeína abruptamente</text:span></text:span><text:span text:style-name="T14">—reduce gradualmente para evitar síntomas de abstinencia </text:span></text:p>
        </text:list-item>
      </text:list>
      <text:p text:style-name="Text_20_body"><text:span text:style-name="Strong_20_Emphasis"><text:span text:style-name="T14">Veredicto:</text:span></text:span><text:span text:style-name="T14"> 🟡 Factor individual (funciona para algunos, no para todos)</text:span></text:p>
      <text:p text:style-name="P7"/>
      <text:h text:style-name="Heading_20_4" text:outline-level="4"><text:span text:style-name="Strong_20_Emphasis"><text:span text:style-name="T14">2. Alcohol</text:span></text:span></text:h>
      <text:p text:style-name="Text_20_body"><text:span text:style-name="Strong_20_Emphasis"><text:span text:style-name="T14">Evidencia:</text:span></text:span><text:span text:style-name="T14"> El alcohol inicialmente puede REDUCIR la percepción del tinnitus (efecto sedante), pero el efecto rebote al día siguiente puede aumentarlo. [ <text:s text:c="3"/>Sahley &amp; Nodar, 2001]</text:span></text:p>
      <text:p text:style-name="Text_20_body"><text:span text:style-name="Strong_20_Emphasis"><text:span text:style-name="T14">Mecanismo:</text:span></text:span><text:span text:style-name="T14"> El alcohol afecta el metabolismo de neurotransmisores (GABA, glutamato) que regulan la excitabilidad del sistema auditivo.</text:span></text:p>
      <text:p text:style-name="Text_20_body"><text:span text:style-name="Strong_20_Emphasis"><text:span text:style-name="T14">Recomendación:</text:span></text:span></text:p>
      <text:list text:style-name="L111">
        <text:list-item>
          <text:p text:style-name="P310">Si bebes 2+ copas/día, considera reducir a 1 copa/día o abstinencia temporal (2 semanas) </text:p>
        </text:list-item>
        <text:list-item>
          <text:p text:style-name="P311">Nota especialmente el tinnitus la mañana DESPUÉS de beber </text:p>
        </text:list-item>
      </text:list>
      <text:p text:style-name="Text_20_body"><text:span text:style-name="Strong_20_Emphasis"><text:span text:style-name="T14">Veredicto:</text:span></text:span><text:span text:style-name="T14"> 🟡 Factor individual (más común el empeoramiento post-consumo que durante)</text:span></text:p>
      <text:p text:style-name="P7"/>
      <text:h text:style-name="Heading_20_4" text:outline-level="4"><text:span text:style-name="Strong_20_Emphasis"><text:span text:style-name="T14">3. Sal (Sodio)</text:span></text:span></text:h>
      <text:p text:style-name="Text_20_body"><text:span text:style-name="Strong_20_Emphasis"><text:span text:style-name="T14">Evidencia:</text:span></text:span><text:span text:style-name="T14"> El exceso de sodio puede empeorar el tinnitus, especialmente si tienes hipertensión o enfermedad de Ménière. [ <text:s text:c="3"/>Heller, 2003]</text:span></text:p>
      <text:p text:style-name="Text_20_body"><text:soft-page-break/><text:span text:style-name="Strong_20_Emphasis"><text:span text:style-name="T14">Mecanismo:</text:span></text:span><text:span text:style-name="T14"> El sodio afecta el equilibrio de líquidos en el oído interno (endolinfa).</text:span></text:p>
      <text:p text:style-name="Text_20_body"><text:span text:style-name="Strong_20_Emphasis"><text:span text:style-name="T14">Recomendación:</text:span></text:span></text:p>
      <text:list text:style-name="L112">
        <text:list-item>
          <text:p text:style-name="P312">Si consumes más de 3000 mg/día (la mayoría de las personas lo hace), reduce a 2000 mg/día </text:p>
        </text:list-item>
        <text:list-item>
          <text:p text:style-name="P313">Evita alimentos ultraprocesados (donde está la mayor parte del sodio oculto) </text:p>
        </text:list-item>
      </text:list>
      <text:p text:style-name="Text_20_body"><text:span text:style-name="Strong_20_Emphasis"><text:span text:style-name="T14">Veredicto:</text:span></text:span><text:span text:style-name="T14"> 🟡 Factor más relevante para personas con hipertensión o Ménière</text:span></text:p>
      <text:p text:style-name="P7"/>
      <text:h text:style-name="Heading_20_4" text:outline-level="4"><text:span text:style-name="Strong_20_Emphasis"><text:span text:style-name="T14">4. Azúcar/Carbohidratos <text:s/>refinados</text:span></text:span></text:h>
      <text:p text:style-name="Text_20_body"><text:span text:style-name="Strong_20_Emphasis"><text:span text:style-name="T14">Evidencia:</text:span></text:span><text:span text:style-name="T14"> Débil. Algunas personas reportan empeoramiento con picos de glucosa, pero la evidencia científica directa es limitada.</text:span></text:p>
      <text:p text:style-name="Text_20_body"><text:span text:style-name="Strong_20_Emphasis"><text:span text:style-name="T14">Mecanismo teórico:</text:span></text:span><text:span text:style-name="T14"> Fluctuaciones de glucosa pueden afectar el metabolismo del oído interno.</text:span></text:p>
      <text:p text:style-name="Text_20_body"><text:span text:style-name="Strong_20_Emphasis"><text:span text:style-name="T14">Recomendación:</text:span></text:span></text:p>
      <text:list text:style-name="L113">
        <text:list-item>
          <text:p text:style-name="P314">Si consumes mucha azúcar procesada, considera reducir y observar </text:p>
        </text:list-item>
        <text:list-item>
          <text:p text:style-name="P315">No hagas cambios drásticos sin supervisión si tienes diabetes </text:p>
        </text:list-item>
      </text:list>
      <text:p text:style-name="Text_20_body"><text:span text:style-name="Strong_20_Emphasis"><text:span text:style-name="T14">Veredicto:</text:span></text:span><text:span text:style-name="T14"> 🟢 Evidencia débil, pero cambio saludable en general</text:span></text:p>
      <text:p text:style-name="P7"/>
      <text:h text:style-name="Heading_20_4" text:outline-level="4"><text:span text:style-name="Strong_20_Emphasis"><text:span text:style-name="T14">5. Glutamato Monosódico (MSG)</text:span></text:span></text:h>
      <text:p text:style-name="Text_20_body"><text:span text:style-name="Strong_20_Emphasis"><text:span text:style-name="T14">Evidencia:</text:span></text:span><text:span text:style-name="T14"> Anecdótica. Muchas personas reportan empeoramiento, pero estudios controlados son limitados.</text:span></text:p>
      <text:p text:style-name="Text_20_body"><text:span text:style-name="Strong_20_Emphasis"><text:span text:style-name="T14">Recomendación:</text:span></text:span></text:p>
      <text:list text:style-name="L114">
        <text:list-item>
          <text:p text:style-name="P316">Si sospechas que te afecta (especialmente después de comida china o procesada), elimina durante 2 semanas y observa </text:p>
        </text:list-item>
      </text:list>
      <text:p text:style-name="Text_20_body"><text:span text:style-name="Strong_20_Emphasis"><text:span text:style-name="T14">Veredicto:</text:span></text:span><text:span text:style-name="T14"> 🟢 Evidencia débil, prueba si lo consumes regularmente</text:span></text:p>
      <text:p text:style-name="P7"/>
      <text:h text:style-name="Heading_20_3" text:outline-level="3"><text:span text:style-name="Strong_20_Emphasis"><text:span text:style-name="T14">CATEGORÍA 2: Sueño y Fatiga</text:span></text:span></text:h>
      <text:p text:style-name="P7"/>
      <text:h text:style-name="Heading_20_4" text:outline-level="4"><text:span text:style-name="Strong_20_Emphasis"><text:span text:style-name="T14">6. Privación de Sueño</text:span></text:span></text:h>
      <text:p text:style-name="Text_20_body"><text:span text:style-name="Strong_20_Emphasis"><text:span text:style-name="T14">Evidencia:</text:span></text:span><text:span text:style-name="T14"> FUERTE. La falta de sueño empeora consistentemente el tinnitus. [ <text:s text:c="3"/>Asnis et al., 2018]</text:span></text:p>
      <text:p text:style-name="Text_20_body"><text:span text:style-name="Strong_20_Emphasis"><text:span text:style-name="T14">Mecanismo:</text:span></text:span><text:span text:style-name="T14"> La privación de sueño:</text:span></text:p>
      <text:list text:style-name="L115">
        <text:list-item>
          <text:p text:style-name="P317">Aumenta la excitabilidad del sistema nervioso central </text:p>
        </text:list-item>
        <text:list-item>
          <text:p text:style-name="P317">Reduce el umbral de filtrado sensorial </text:p>
        </text:list-item>
        <text:list-item>
          <text:p text:style-name="P318">Aumenta la sensibilidad al dolor y molestias (incluyendo tinnitus) </text:p>
        </text:list-item>
      </text:list>
      <text:p text:style-name="Text_20_body"><text:soft-page-break/><text:span text:style-name="Strong_20_Emphasis"><text:span text:style-name="T14">Recomendación:</text:span></text:span></text:p>
      <text:list text:style-name="L116">
        <text:list-item>
          <text:p text:style-name="P319">Prioriza 7-8 horas de sueño consistentemente </text:p>
        </text:list-item>
        <text:list-item>
          <text:p text:style-name="P320">Aplica las herramientas del Capítulo 10 (que verás en Semana 6) </text:p>
        </text:list-item>
      </text:list>
      <text:p text:style-name="Text_20_body"><text:span text:style-name="Strong_20_Emphasis"><text:span text:style-name="T14">Veredicto:</text:span></text:span><text:span text:style-name="T14"> 🔴 Factor casi universal—afecta a la mayoría de las personas</text:span></text:p>
      <text:p text:style-name="P7"/>
      <text:h text:style-name="Heading_20_3" text:outline-level="3"><text:span text:style-name="Strong_20_Emphasis"><text:span text:style-name="T14">CATEGORÍA 3: Tensión Muscular y Postura</text:span></text:span></text:h>
      <text:p text:style-name="P7"/>
      <text:h text:style-name="Heading_20_4" text:outline-level="4"><text:span text:style-name="Strong_20_Emphasis"><text:span text:style-name="T14">7. Trastorno de la Articulación Temporomandibular (ATM)</text:span></text:span></text:h>
      <text:p text:style-name="Text_20_body"><text:span text:style-name="Strong_20_Emphasis"><text:span text:style-name="T14">Evidencia:</text:span></text:span><text:span text:style-name="T14"> FUERTE. 10-30% de personas con tinnitus tienen componente de ATM. [ <text:s text:c="3"/>Bousema et al., 2018]</text:span></text:p>
      <text:p text:style-name="Text_20_body"><text:span text:style-name="Strong_20_Emphasis"><text:span text:style-name="T14">Mecanismo:</text:span></text:span><text:span text:style-name="T14"> La articulación de la mandíbula está muy cerca del oído interno. La tensión muscular y la disfunción articular pueden afectar las estructuras auditivas.</text:span></text:p>
      <text:p text:style-name="Text_20_body"><text:span text:style-name="Strong_20_Emphasis"><text:span text:style-name="T14">Señales de que tu tinnitus puede tener componente de ATM:</text:span></text:span></text:p>
      <text:list text:style-name="L117">
        <text:list-item>
          <text:p text:style-name="P321">El tinnitus empeora al apretar la mandíbula o masticar </text:p>
        </text:list-item>
        <text:list-item>
          <text:p text:style-name="P321">Tienes dolor facial o mandibular </text:p>
        </text:list-item>
        <text:list-item>
          <text:p text:style-name="P321">Escuchas "chasquidos" al abrir/cerrar la boca </text:p>
        </text:list-item>
        <text:list-item>
          <text:p text:style-name="P321">Aprietas o rechinas los dientes (especialmente de noche) </text:p>
        </text:list-item>
        <text:list-item>
          <text:p text:style-name="P322">El volumen del tinnitus cambia al mover la mandíbula </text:p>
        </text:list-item>
      </text:list>
      <text:p text:style-name="Text_20_body"><text:span text:style-name="Strong_20_Emphasis"><text:span text:style-name="T14">Recomendación:</text:span></text:span></text:p>
      <text:list text:style-name="L118">
        <text:list-item>
          <text:p text:style-name="P323">Si marcaste 2+ señales arriba, consulta con un dentista especializado en ATM </text:p>
        </text:list-item>
        <text:list-item>
          <text:p text:style-name="P324">Practica ejercicios de relajación mandibular (incluidos abajo) </text:p>
        </text:list-item>
      </text:list>
      <text:p text:style-name="Text_20_body"><text:span text:style-name="Strong_20_Emphasis"><text:span text:style-name="T14">Veredicto:</text:span></text:span><text:span text:style-name="T14"> 🔴 Factor significativo para un subgrupo importante</text:span></text:p>
      <text:p text:style-name="P7"/>
      <text:h text:style-name="Heading_20_4" text:outline-level="4"><text:span text:style-name="Strong_20_Emphasis"><text:span text:style-name="T14">8. Tensión Cervical (Cuello)</text:span></text:span></text:h>
      <text:p text:style-name="Text_20_body"><text:span text:style-name="Strong_20_Emphasis"><text:span text:style-name="T14">Evidencia:</text:span></text:span><text:span text:style-name="T14"> MODERADA. La tensión crónica del cuello puede contribuir al tinnitus. [ <text:s text:c="3"/>Sanchez et al., 2002]</text:span></text:p>
      <text:p text:style-name="Text_20_body"><text:span text:style-name="Strong_20_Emphasis"><text:span text:style-name="T14">Mecanismo:</text:span></text:span><text:span text:style-name="T14"> Conexiones neuronales entre el sistema auditivo y el sistema somatosensorial (tacto, postura).</text:span></text:p>
      <text:p text:style-name="Text_20_body"><text:span text:style-name="Strong_20_Emphasis"><text:span text:style-name="T14">Señales de que tu tinnitus puede tener componente cervical:</text:span></text:span></text:p>
      <text:list text:style-name="L119">
        <text:list-item>
          <text:p text:style-name="P325">Trabajas muchas horas frente a computadora o en postura flexionada </text:p>
        </text:list-item>
        <text:list-item>
          <text:p text:style-name="P325">Tienes dolor o rigidez crónica de cuello/hombros </text:p>
        </text:list-item>
        <text:list-item>
          <text:p text:style-name="P325">El tinnitus empeora después de días de trabajo intenso </text:p>
        </text:list-item>
        <text:list-item>
          <text:p text:style-name="P326">El volumen cambia al girar o flexionar el cuello </text:p>
        </text:list-item>
      </text:list>
      <text:p text:style-name="Text_20_body"><text:soft-page-break/><text:span text:style-name="Strong_20_Emphasis"><text:span text:style-name="T14">Recomendación:</text:span></text:span></text:p>
      <text:list text:style-name="L120">
        <text:list-item>
          <text:p text:style-name="P327">Si marcaste 2+ señales, consulta con fisioterapeuta especializado en columna cervical </text:p>
        </text:list-item>
        <text:list-item>
          <text:p text:style-name="P327">Practica estiramientos de cuello (incluidos abajo) </text:p>
        </text:list-item>
        <text:list-item>
          <text:p text:style-name="P328">Revisa ergonomía de tu estación de trabajo </text:p>
        </text:list-item>
      </text:list>
      <text:p text:style-name="Text_20_body"><text:span text:style-name="Strong_20_Emphasis"><text:span text:style-name="T14">Veredicto:</text:span></text:span><text:span text:style-name="T14"> 🟡 Factor relevante para personas con trabajo sedentario o posturas prolongadas</text:span></text:p>
      <text:p text:style-name="P7"/>
      <text:h text:style-name="Heading_20_3" text:outline-level="3"><text:span text:style-name="Strong_20_Emphasis"><text:span text:style-name="T14">CATEGORÍA 4: Medicamentos</text:span></text:span></text:h>
      <text:p text:style-name="P7"/>
      <text:h text:style-name="Heading_20_4" text:outline-level="4"><text:span text:style-name="Strong_20_Emphasis"><text:span text:style-name="T14">9. Medicamentos Ototóxicos</text:span></text:span></text:h>
      <text:p text:style-name="Text_20_body"><text:span text:style-name="Strong_20_Emphasis"><text:span text:style-name="T14">Evidencia:</text:span></text:span><text:span text:style-name="T14"> FUERTE. Ciertos medicamentos pueden causar o empeorar el tinnitus. [ <text:s text:c="3"/>Langguth et al., 2013]</text:span></text:p>
      <text:p text:style-name="Text_20_body"><text:span text:style-name="Strong_20_Emphasis"><text:span text:style-name="T14">Medicamentos comunes asociados con tinnitus:</text:span></text:span></text:p>
      <text:p text:style-name="Text_20_body"><text:span text:style-name="Strong_20_Emphasis"><text:span text:style-name="T14">Alto riesgo:</text:span></text:span></text:p>
      <text:list text:style-name="L121">
        <text:list-item>
          <text:p text:style-name="P329">Aspirina en dosis altas (&gt;3g/día) </text:p>
        </text:list-item>
        <text:list-item>
          <text:p text:style-name="P329">AINEs en uso crónico (ibuprofeno, naproxeno) </text:p>
        </text:list-item>
        <text:list-item>
          <text:p text:style-name="P329">Antibióticos aminoglucósidos (gentamicina, tobramicina) </text:p>
        </text:list-item>
        <text:list-item>
          <text:p text:style-name="P329">Quimioterapia (cisplatino, carboplatino) </text:p>
        </text:list-item>
        <text:list-item>
          <text:p text:style-name="P330">Diuréticos de asa (furosemida) </text:p>
        </text:list-item>
      </text:list>
      <text:p text:style-name="Text_20_body"><text:span text:style-name="Strong_20_Emphasis"><text:span text:style-name="T14">Riesgo moderado:</text:span></text:span></text:p>
      <text:list text:style-name="L122">
        <text:list-item>
          <text:p text:style-name="P331">Antidepresivos (especialmente tricíclicos) </text:p>
        </text:list-item>
        <text:list-item>
          <text:p text:style-name="P331">Benzodiacepinas (en algunos casos, el RETIRO empeora tinnitus) </text:p>
        </text:list-item>
        <text:list-item>
          <text:p text:style-name="P331">Anticonvulsivantes </text:p>
        </text:list-item>
        <text:list-item>
          <text:p text:style-name="P332">Betabloqueadores </text:p>
        </text:list-item>
      </text:list>
      <text:p text:style-name="Text_20_body"><text:span text:style-name="Strong_20_Emphasis"><text:span text:style-name="T14">Recomendación:</text:span></text:span></text:p>
      <text:list text:style-name="L123">
        <text:list-item>
          <text:p text:style-name="P80"><text:span text:style-name="Strong_20_Emphasis"><text:span text:style-name="T14">NUNCA suspendas medicamentos por tu cuenta</text:span></text:span><text:span text:style-name="T14"> </text:span></text:p>
        </text:list-item>
        <text:list-item>
          <text:p text:style-name="P333">Si empezaste un medicamento nuevo y el tinnitus empeoró o apareció, consulta con tu médico </text:p>
        </text:list-item>
        <text:list-item>
          <text:p text:style-name="P334">Pregunta sobre alternativas menos ototóxicas </text:p>
        </text:list-item>
      </text:list>
      <text:p text:style-name="Text_20_body"><text:span text:style-name="Strong_20_Emphasis"><text:span text:style-name="T14">Veredicto:</text:span></text:span><text:span text:style-name="T14"> 🔴 Factor crítico—siempre investiga con tu médico</text:span></text:p>
      <text:p text:style-name="P7"/>
      <text:h text:style-name="Heading_20_3" text:outline-level="3"><text:span text:style-name="Strong_20_Emphasis"><text:span text:style-name="T14">CATEGORÍA 5: Estrés y Ansiedad</text:span></text:span></text:h>
      <text:p text:style-name="P7"/>
      <text:h text:style-name="Heading_20_4" text:outline-level="4"><text:soft-page-break/><text:span text:style-name="Strong_20_Emphasis"><text:span text:style-name="T14">10. Estrés Psicológico</text:span></text:span></text:h>
      <text:p text:style-name="Text_20_body"><text:span text:style-name="Strong_20_Emphasis"><text:span text:style-name="T14">Evidencia:</text:span></text:span><text:span text:style-name="T14"> MUY FUERTE. El estrés es uno de los factores más consistentes que empeoran el tinnitus. [ <text:s text:c="3"/>Hébert et al., 2012]</text:span></text:p>
      <text:p text:style-name="Text_20_body"><text:span text:style-name="Strong_20_Emphasis"><text:span text:style-name="T14">Mecanismo:</text:span></text:span><text:span text:style-name="T14"> El estrés:</text:span></text:p>
      <text:list text:style-name="L124">
        <text:list-item>
          <text:p text:style-name="P335">Activa el sistema nervioso simpático (modo "pelea o huida") </text:p>
        </text:list-item>
        <text:list-item>
          <text:p text:style-name="P335">Aumenta la excitabilidad del sistema auditivo </text:p>
        </text:list-item>
        <text:list-item>
          <text:p text:style-name="P335">Reduce el umbral de filtrado sensorial (hipervigilancia) </text:p>
        </text:list-item>
        <text:list-item>
          <text:p text:style-name="P336"><text:s/>refuerza la clasificación de "peligro" del Sistema Límbico </text:p>
        </text:list-item>
      </text:list>
      <text:p text:style-name="Text_20_body"><text:span text:style-name="Strong_20_Emphasis"><text:span text:style-name="T14">Recomendación:</text:span></text:span></text:p>
      <text:list text:style-name="L125">
        <text:list-item>
          <text:p text:style-name="P337">Identifica tus principales estresores </text:p>
        </text:list-item>
        <text:list-item>
          <text:p text:style-name="P337">Aplica herramientas de manejo de estrés (respiración del Cap 4, TCC de Caps 7-8) </text:p>
        </text:list-item>
        <text:list-item>
          <text:p text:style-name="P338">Considera terapia si el estrés es crónico e intenso </text:p>
        </text:list-item>
      </text:list>
      <text:p text:style-name="Text_20_body"><text:span text:style-name="Strong_20_Emphasis"><text:span text:style-name="T14">Veredicto:</text:span></text:span><text:span text:style-name="T14"> 🔴 Factor casi universal—afecta a la gran mayoría</text:span></text:p>
      <text:p text:style-name="P7"/>
      <text:h text:style-name="P5" text:outline-level="2">Ejercicio: Tu Diario de Factores (7-14 Días)</text:h>
      <text:p text:style-name="P164">Ahora que conoces los factores comunes, es momento de investigar cuáles afectan TU tinnitus específicamente.</text:p>
      <text:p text:style-name="Text_20_body"><text:span text:style-name="Strong_20_Emphasis"><text:span text:style-name="T14">Este no es un ejercicio opcional. Es la herramienta más poderosa de este capítulo.</text:span></text:span></text:p>
      <text:p text:style-name="P7"/>
      <text:h text:style-name="Heading_20_3" text:outline-level="3"><text:span text:style-name="Strong_20_Emphasis"><text:span text:style-name="T14">Instrucciones:</text:span></text:span></text:h>
      <text:p text:style-name="Text_20_body"><text:span text:style-name="Strong_20_Emphasis"><text:span text:style-name="T14">Durante 7-14 días consecutivos, llena esta tabla CADA NOCHE antes de dormir.</text:span></text:span></text:p>
      <text:p text:style-name="P164">Toma solo 3-5 minutos por día, pero la información es invaluable.</text:p>
      <text:p text:style-name="P7"/>
      <text:h text:style-name="Heading_20_3" text:outline-level="3"><text:span text:style-name="Strong_20_Emphasis"><text:span text:style-name="T14">Diario de Factores—Semana 1</text:span></text:span></text:h>
      <table:table table:name="Tabla18" table:style-name="Tabla18">
        <table:table-column table:style-name="Tabla18.A"/>
        <table:table-column table:style-name="Tabla18.B"/>
        <table:table-column table:style-name="Tabla18.C"/>
        <table:table-column table:style-name="Tabla18.D" table:number-columns-repeated="2"/>
        <table:table-column table:style-name="Tabla18.F"/>
        <table:table-column table:style-name="Tabla18.G"/>
        <table:table-column table:style-name="Tabla18.H"/>
        <table:table-header-rows>
          <table:table-row>
            <table:table-cell table:style-name="Tabla18.A1" office:value-type="string">
              <text:p text:style-name="Table_20_Heading"><text:span text:style-name="Strong_20_Emphasis"><text:span text:style-name="T14">Día</text:span></text:span></text:p>
            </table:table-cell>
            <table:table-cell table:style-name="Tabla18.A1" office:value-type="string">
              <text:p text:style-name="Table_20_Heading"><text:span text:style-name="Strong_20_Emphasis"><text:span text:style-name="T14">Nivel de Tinnitus (0-10)</text:span></text:span></text:p>
            </table:table-cell>
            <table:table-cell table:style-name="Tabla18.A1" office:value-type="string">
              <text:p text:style-name="Table_20_Heading"><text:span text:style-name="Strong_20_Emphasis"><text:span text:style-name="T14">Horas de Sueño</text:span></text:span></text:p>
            </table:table-cell>
            <table:table-cell table:style-name="Tabla18.A1" office:value-type="string">
              <text:p text:style-name="Table_20_Heading"><text:span text:style-name="Strong_20_Emphasis"><text:span text:style-name="T14">Cafeína (tazas)</text:span></text:span></text:p>
            </table:table-cell>
            <table:table-cell table:style-name="Tabla18.A1" office:value-type="string">
              <text:p text:style-name="Table_20_Heading"><text:span text:style-name="Strong_20_Emphasis"><text:span text:style-name="T14">Alcohol (copas)</text:span></text:span></text:p>
            </table:table-cell>
            <table:table-cell table:style-name="Tabla18.A1" office:value-type="string">
              <text:p text:style-name="Table_20_Heading"><text:span text:style-name="Strong_20_Emphasis"><text:span text:style-name="T14">Nivel de Estrés (0-10)</text:span></text:span></text:p>
            </table:table-cell>
            <table:table-cell table:style-name="Tabla18.A1" office:value-type="string">
              <text:p text:style-name="Table_20_Heading"><text:span text:style-name="Strong_20_Emphasis"><text:span text:style-name="T14">Ejercicio (min)</text:span></text:span></text:p>
            </table:table-cell>
            <table:table-cell table:style-name="Tabla18.A1" office:value-type="string">
              <text:p text:style-name="Table_20_Heading"><text:span text:style-name="Strong_20_Emphasis"><text:span text:style-name="T14">Notas (dolor mandíbula, cuello, alimentos especiales, etc.)</text:span></text:span></text:p>
            </table:table-cell>
          </table:table-row>
        </table:table-header-rows>
        <table:table-row>
          <table:table-cell table:style-name="Tabla18.A1" office:value-type="string">
            <text:p text:style-name="P35">Lun</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row>
          <table:table-cell table:style-name="Tabla18.A1" office:value-type="string">
            <text:p text:style-name="P35">Mar</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row>
          <table:table-cell table:style-name="Tabla18.A1" office:value-type="string">
            <text:p text:style-name="P35">Mié</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row>
          <table:table-cell table:style-name="Tabla18.A1" office:value-type="string">
            <text:p text:style-name="P35">Jue</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row>
          <table:table-cell table:style-name="Tabla18.A1" office:value-type="string">
            <text:p text:style-name="P35">Vie</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row>
          <table:table-cell table:style-name="Tabla18.A1" office:value-type="string">
            <text:p text:style-name="P35">Sáb</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ext:soft-page-break/>
        <table:table-row>
          <table:table-cell table:style-name="Tabla18.A1" office:value-type="string">
            <text:p text:style-name="P35">Dom</text:p>
          </table:table-cell>
          <table:table-cell table:style-name="Tabla18.A1" office:value-type="string">
            <text:p text:style-name="P35">/10</text:p>
          </table:table-cell>
          <table:table-cell table:style-name="Tabla18.A1" office:value-type="string">
            <text:p text:style-name="P35">hrs</text:p>
          </table:table-cell>
          <table:table-cell table:style-name="Tabla18.A1" office:value-type="string">
            <text:p text:style-name="P35">tazas</text:p>
          </table:table-cell>
          <table:table-cell table:style-name="Tabla18.A1" office:value-type="string">
            <text:p text:style-name="P35">copas</text:p>
          </table:table-cell>
          <table:table-cell table:style-name="Tabla18.A1" office:value-type="string">
            <text:p text:style-name="P35">/10</text:p>
          </table:table-cell>
          <table:table-cell table:style-name="Tabla18.A1" office:value-type="string">
            <text:p text:style-name="P35">min</text:p>
          </table:table-cell>
          <table:table-cell table:style-name="Tabla18.A1" office:value-type="string">
            <text:p text:style-name="P32"/>
          </table:table-cell>
        </table:table-row>
      </table:table>
      <text:p text:style-name="P7"/>
      <text:h text:style-name="Heading_20_3" text:outline-level="3"><text:span text:style-name="Strong_20_Emphasis"><text:span text:style-name="T14">Al Final de 7-14 Días: Análisis de Patrones</text:span></text:span></text:h>
      <text:p text:style-name="Text_20_body"><text:span text:style-name="Strong_20_Emphasis"><text:span text:style-name="T14">Revisa tu tabla y responde:</text:span></text:span></text:p>
      <text:p text:style-name="Text_20_body"><text:span text:style-name="Strong_20_Emphasis"><text:span text:style-name="T14">1. ¿Mis días con tinnitus más alto (7-10/10) tienen algo en común?</text:span></text:span></text:p>
      <text:p text:style-name="P164">Marca todos los que apliquen:</text:p>
      <text:p text:style-name="P164">□ Menos de 6 horas de sueño<text:line-break/>□ 3+ tazas de cafeína<text:line-break/>□ 2+ copas de alcohol<text:line-break/>□ Estrés alto (7-10/10)<text:line-break/>□ Sin ejercicio<text:line-break/>□ Dolor de mandíbula o cuello<text:line-break/>□ Otro: _______________________________</text:p>
      <text:p text:style-name="P7"/>
      <text:p text:style-name="Text_20_body"><text:span text:style-name="Strong_20_Emphasis"><text:span text:style-name="T14">2. ¿Mis días con tinnitus más bajo (0-4/10) tienen algo en común?</text:span></text:span></text:p>
      <text:p text:style-name="P164">Marca todos los que apliquen:</text:p>
      <text:p text:style-name="P164">□ 7-8 horas de sueño<text:line-break/>□ 0-1 tazas de cafeína<text:line-break/>□ 0-1 copas de alcohol<text:line-break/>□ Estrés bajo (0-4/10)<text:line-break/>□ Ejercicio moderado (20-40 min)<text:line-break/>□ Sin dolor muscular<text:line-break/>□ Otro: _______________________________</text:p>
      <text:p text:style-name="P7"/>
      <text:p text:style-name="Text_20_body"><text:span text:style-name="Strong_20_Emphasis"><text:span text:style-name="T14">3. Mis 3 factores agravantes más probables son:</text:span></text:span></text:p>
      <text:list text:style-name="L126">
        <text:list-item>
          <text:p text:style-name="P9"/>
        </text:list-item>
        <text:list-item>
          <text:p text:style-name="P9"/>
        </text:list-item>
        <text:list-item>
          <text:p text:style-name="P9"/>
        </text:list-item>
      </text:list>
      <text:p text:style-name="P7"/>
      <text:h text:style-name="P5" text:outline-level="2">Plan de Cambios Estratégicos (No Extremos)</text:h>
      <text:p text:style-name="Text_20_body"><text:span text:style-name="Strong_20_Emphasis"><text:span text:style-name="T14">Ahora que identificaste tus factores, NO hagas cambios drásticos todos a la vez.</text:span></text:span></text:p>
      <text:p text:style-name="P164"><text:soft-page-break/>Eso es insostenible y no podrás determinar qué cambio específico ayudó.</text:p>
      <text:p text:style-name="P7"/>
      <text:h text:style-name="Heading_20_3" text:outline-level="3"><text:span text:style-name="Strong_20_Emphasis"><text:span text:style-name="T14">Estrategia: Cambio Único de 2 Semanas</text:span></text:span></text:h>
      <text:p text:style-name="Text_20_body"><text:span text:style-name="Strong_20_Emphasis"><text:span text:style-name="T14">Semana 3-4 del programa (después de completar Caps 1-6):</text:span></text:span></text:p>
      <text:p text:style-name="P164">Elige tu factor #1 (el que parece tener mayor impacto según tu diario).</text:p>
      <text:p text:style-name="P164">Haz UN cambio relacionado con ese factor durante 2 semanas.</text:p>
      <text:p text:style-name="P7"/>
      <text:p text:style-name="Text_20_body"><text:span text:style-name="Strong_20_Emphasis"><text:span text:style-name="T14">Ejemplos de cambios específicos:</text:span></text:span></text:p>
      <text:p text:style-name="Text_20_body"><text:span text:style-name="Strong_20_Emphasis"><text:span text:style-name="T14">Si tu factor #1 es SUEÑO:</text:span></text:span></text:p>
      <text:list text:style-name="L127">
        <text:list-item>
          <text:p text:style-name="P339">Acuéstate 30-60 minutos más temprano (meta: 7-8 horas consistentes) </text:p>
        </text:list-item>
        <text:list-item>
          <text:p text:style-name="P340">Aplica Regla de la Cama del Cap 10 </text:p>
        </text:list-item>
      </text:list>
      <text:p text:style-name="Text_20_body"><text:span text:style-name="Strong_20_Emphasis"><text:span text:style-name="T14">Si tu factor #1 es CAFEÍNA:</text:span></text:span></text:p>
      <text:list text:style-name="L128">
        <text:list-item>
          <text:p text:style-name="P341">Reduce de X tazas a X-1 tazas por día (gradualmente) </text:p>
        </text:list-item>
        <text:list-item>
          <text:p text:style-name="P342">Reemplaza una taza con té verde (menos cafeína) o agua </text:p>
        </text:list-item>
      </text:list>
      <text:p text:style-name="Text_20_body"><text:span text:style-name="Strong_20_Emphasis"><text:span text:style-name="T14">Si tu factor #1 es ESTRÉS:</text:span></text:span></text:p>
      <text:list text:style-name="L129">
        <text:list-item>
          <text:p text:style-name="P343">Practica tu ejercicio de Atención Plena del Cap 4 religiosamente 2 veces al día </text:p>
        </text:list-item>
        <text:list-item>
          <text:p text:style-name="P344">Identifica 1 estresor que puedas eliminar o reducir </text:p>
        </text:list-item>
      </text:list>
      <text:p text:style-name="Text_20_body"><text:span text:style-name="Strong_20_Emphasis"><text:span text:style-name="T14">Si tu factor #1 es ATM/CUELLO:</text:span></text:span></text:p>
      <text:list text:style-name="L130">
        <text:list-item>
          <text:p text:style-name="P345">Practica ejercicios de estiramiento (incluidos abajo) 2 veces al día </text:p>
        </text:list-item>
        <text:list-item>
          <text:p text:style-name="P346">Agenda consulta con fisioterapeuta o dentista especializado </text:p>
        </text:list-item>
      </text:list>
      <text:p text:style-name="P7"/>
      <text:p text:style-name="Text_20_body"><text:span text:style-name="Strong_20_Emphasis"><text:span text:style-name="T14">Al final de las 2 semanas:</text:span></text:span></text:p>
      <text:p text:style-name="P164">¿El cambio redujo significativamente tu tinnitus? (comparando promedio de semanas antes vs después)</text:p>
      <text:p text:style-name="Text_20_body"><text:span text:style-name="Strong_20_Emphasis"><text:span text:style-name="T14">SÍ → Mantén el cambio e incorpora tu factor #2</text:span></text:span></text:p>
      <text:p text:style-name="Text_20_body"><text:span text:style-name="Strong_20_Emphasis"><text:span text:style-name="T14">NO → Vuelve a tu rutina anterior (ese factor no era tan significativo para ti) e intenta con tu factor #2</text:span></text:span></text:p>
      <text:p text:style-name="P7"/>
      <text:h text:style-name="P5" text:outline-level="2">Ejercicios de Alivio para Tensión Mandibular y Cervical</text:h>
      <text:p text:style-name="P164">Si identificaste ATM o tensión cervical como factores, estos ejercicios pueden ayudar.</text:p>
      <text:p text:style-name="Text_20_body"><text:span text:style-name="Strong_20_Emphasis"><text:span text:style-name="T14">Practica 2 veces al día: mañana y noche (5 minutos total).</text:span></text:span></text:p>
      <text:p text:style-name="P7"/>
      <text:h text:style-name="Heading_20_3" text:outline-level="3"><text:soft-page-break/><text:span text:style-name="Strong_20_Emphasis"><text:span text:style-name="T14">Ejercicios para ATM:</text:span></text:span></text:h>
      <text:p text:style-name="Text_20_body"><text:span text:style-name="Strong_20_Emphasis"><text:span text:style-name="T14">1. Apertura y Cierre Controlado</text:span></text:span></text:p>
      <text:list text:style-name="L131">
        <text:list-item>
          <text:p text:style-name="P347">Abre la boca lentamente mientras colocas tu lengua en el paladar </text:p>
        </text:list-item>
        <text:list-item>
          <text:p text:style-name="P347">Cierra lentamente </text:p>
        </text:list-item>
        <text:list-item>
          <text:p text:style-name="P347">Repite 10 veces </text:p>
        </text:list-item>
        <text:list-item>
          <text:p text:style-name="P81"><text:span text:style-name="Strong_20_Emphasis"><text:span text:style-name="T14">Objetivo:</text:span></text:span><text:span text:style-name="T14"> Reentrenar el movimiento mandibular sin tensión </text:span></text:p>
        </text:list-item>
      </text:list>
      <text:p text:style-name="Text_20_body"><text:span text:style-name="Strong_20_Emphasis"><text:span text:style-name="T14">2. Movimiento Lateral</text:span></text:span></text:p>
      <text:list text:style-name="L132">
        <text:list-item>
          <text:p text:style-name="P348">Con la boca ligeramente abierta, mueve la mandíbula lentamente a la izquierda </text:p>
        </text:list-item>
        <text:list-item>
          <text:p text:style-name="P348">Regresa al centro </text:p>
        </text:list-item>
        <text:list-item>
          <text:p text:style-name="P348">Mueve a la derecha </text:p>
        </text:list-item>
        <text:list-item>
          <text:p text:style-name="P348">Repite 10 veces cada lado </text:p>
        </text:list-item>
        <text:list-item>
          <text:p text:style-name="P82"><text:span text:style-name="Strong_20_Emphasis"><text:span text:style-name="T14">Objetivo:</text:span></text:span><text:span text:style-name="T14"> Mejorar rango de movimiento </text:span></text:p>
        </text:list-item>
      </text:list>
      <text:p text:style-name="Text_20_body"><text:span text:style-name="Strong_20_Emphasis"><text:span text:style-name="T14">3. Masaje de Músculo Masetero</text:span></text:span></text:p>
      <text:list text:style-name="L133">
        <text:list-item>
          <text:p text:style-name="P349">Coloca tus dedos en tus mejillas (músculo grande que sientes al apretar la mandíbula) </text:p>
        </text:list-item>
        <text:list-item>
          <text:p text:style-name="P349">Masajea con movimientos circulares suaves durante 30 segundos cada lado </text:p>
        </text:list-item>
        <text:list-item>
          <text:p text:style-name="P83"><text:span text:style-name="Strong_20_Emphasis"><text:span text:style-name="T14">Objetivo:</text:span></text:span><text:span text:style-name="T14"> Relajar tensión muscular </text:span></text:p>
        </text:list-item>
      </text:list>
      <text:p text:style-name="Text_20_body"><text:span text:style-name="Strong_20_Emphasis"><text:span text:style-name="T14">IMPORTANTE:</text:span></text:span><text:span text:style-name="T14"> Si sientes dolor agudo durante estos ejercicios, detente y consulta con un dentista especializado en ATM.</text:span></text:p>
      <text:p text:style-name="P7"/>
      <text:h text:style-name="Heading_20_3" text:outline-level="3"><text:span text:style-name="Strong_20_Emphasis"><text:span text:style-name="T14">Ejercicios para Tensión Cervical:</text:span></text:span></text:h>
      <text:p text:style-name="Text_20_body"><text:span text:style-name="Strong_20_Emphasis"><text:span text:style-name="T14">1. Inclinación de Cuello (Flexión Lateral)</text:span></text:span></text:p>
      <text:list text:style-name="L134">
        <text:list-item>
          <text:p text:style-name="P350">Siéntate con la espalda recta </text:p>
        </text:list-item>
        <text:list-item>
          <text:p text:style-name="P350">Inclina tu cabeza hacia tu hombro derecho (oreja hacia hombro) </text:p>
        </text:list-item>
        <text:list-item>
          <text:p text:style-name="P350">Sostén 15-20 segundos </text:p>
        </text:list-item>
        <text:list-item>
          <text:p text:style-name="P350">Repite hacia la izquierda </text:p>
        </text:list-item>
        <text:list-item>
          <text:p text:style-name="P351">3 repeticiones cada lado </text:p>
        </text:list-item>
      </text:list>
      <text:p text:style-name="Text_20_body"><text:span text:style-name="Strong_20_Emphasis"><text:span text:style-name="T14">2. Rotación de Cuello</text:span></text:span></text:p>
      <text:list text:style-name="L135">
        <text:list-item>
          <text:p text:style-name="P352">Siéntate con la espalda recta </text:p>
        </text:list-item>
        <text:list-item>
          <text:p text:style-name="P352">Gira tu cabeza lentamente hacia la derecha (mira por encima del hombro) </text:p>
        </text:list-item>
        <text:list-item>
          <text:p text:style-name="P352">Sostén 15-20 segundos </text:p>
        </text:list-item>
        <text:list-item>
          <text:p text:style-name="P352">Repite hacia la izquierda </text:p>
        </text:list-item>
        <text:list-item>
          <text:p text:style-name="P353">3 repeticiones cada lado </text:p>
        </text:list-item>
      </text:list>
      <text:p text:style-name="Text_20_body"><text:span text:style-name="Strong_20_Emphasis"><text:span text:style-name="T14">3. Estiramiento de Escalenos (Músculos Laterales del Cuello)</text:span></text:span></text:p>
      <text:list text:style-name="L136">
        <text:list-item>
          <text:p text:style-name="P354">Siéntate con la espalda recta </text:p>
        </text:list-item>
        <text:list-item>
          <text:p text:style-name="P354">Coloca tu mano derecha detrás de tu espalda </text:p>
        </text:list-item>
        <text:list-item>
          <text:p text:style-name="P354">Inclina tu cabeza hacia la izquierda mientras rotas ligeramente hacia la derecha </text:p>
        </text:list-item>
        <text:list-item>
          <text:p text:style-name="P354"><text:soft-page-break/>Deberías sentir estiramiento en el lado derecho del cuello </text:p>
        </text:list-item>
        <text:list-item>
          <text:p text:style-name="P354">Sostén 20-30 segundos </text:p>
        </text:list-item>
        <text:list-item>
          <text:p text:style-name="P354">Repite del otro lado </text:p>
        </text:list-item>
        <text:list-item>
          <text:p text:style-name="P355">2 repeticiones cada lado </text:p>
        </text:list-item>
      </text:list>
      <text:p text:style-name="Text_20_body"><text:span text:style-name="Strong_20_Emphasis"><text:span text:style-name="T14">IMPORTANTE:</text:span></text:span><text:span text:style-name="T14"> Los estiramientos deben sentirse como "tensión cómoda," nunca dolor agudo. Si sientes dolor, reduce la intensidad.</text:span></text:p>
      <text:p text:style-name="P7"/>
      <text:h text:style-name="P5" text:outline-level="2">Cuándo Consultar Especialistas Adicionales</text:h>
      <text:p text:style-name="P164">Algunos factores agravantes requieren intervención profesional más allá de auto-manejo.</text:p>
      <text:p text:style-name="P7"/>
      <text:h text:style-name="Heading_20_3" text:outline-level="3"><text:span text:style-name="Strong_20_Emphasis"><text:span text:style-name="T14">Consulta con DENTISTA especializado en ATM si:</text:span></text:span></text:h>
      <text:p text:style-name="P164">□ Tienes dolor facial o mandibular frecuente<text:line-break/>□ Escuchas chasquidos/crujidos al abrir la boca<text:line-break/>□ Aprietas o rechinas los dientes (especialmente de noche)<text:line-break/>□ Tu tinnitus empeora claramente al masticar o mover la mandíbula<text:line-break/>□ Los ejercicios de auto-manejo no ayudan después de 2-3 semanas</text:p>
      <text:p text:style-name="Text_20_body"><text:span text:style-name="Strong_20_Emphasis"><text:span text:style-name="T14">Posibles tratamientos:</text:span></text:span><text:span text:style-name="T14"> Férula oclusal (guarda nocturna), terapia física especializada, ajuste de oclusión</text:span></text:p>
      <text:p text:style-name="P7"/>
      <text:h text:style-name="Heading_20_3" text:outline-level="3"><text:span text:style-name="Strong_20_Emphasis"><text:span text:style-name="T14">Consulta con FISIOTERAPEUTA especializado en columna cervical si:</text:span></text:span></text:h>
      <text:p text:style-name="P164">□ Tienes dolor o rigidez crónica de cuello/hombros<text:line-break/>□ Trabajas en postura fija prolongada (computadora, conducir)<text:line-break/>□ Tu tinnitus empeora después de días de trabajo intenso<text:line-break/>□ El volumen cambia al mover el cuello<text:line-break/>□ Los estiramientos básicos no ayudan después de 2-3 semanas</text:p>
      <text:p text:style-name="Text_20_body"><text:span text:style-name="Strong_20_Emphasis"><text:span text:style-name="T14">Posibles tratamientos:</text:span></text:span><text:span text:style-name="T14"> Terapia manual, ejercicios de fortalecimiento, corrección postural, ergonomía laboral</text:span></text:p>
      <text:p text:style-name="P7"/>
      <text:h text:style-name="Heading_20_3" text:outline-level="3"><text:span text:style-name="Strong_20_Emphasis"><text:span text:style-name="T14">Consulta con NUTRIÓLOGO/DIETISTA si:</text:span></text:span></text:h>
      <text:p text:style-name="P164">□ Sospechas múltiples sensibilidades alimentarias<text:line-break/>□ Tienes condiciones metabólicas (diabetes, hipertensión)<text:line-break/>□ Quieres hacer cambios dietéticos mayores de forma segura<text:line-break/>□ Tu diario muestra patrones complejos que no puedes interpretar</text:p>
      <text:p text:style-name="Text_20_body"><text:span text:style-name="Strong_20_Emphasis"><text:span text:style-name="T14">Posibles intervenciones:</text:span></text:span><text:span text:style-name="T14"> Dieta de eliminación supervisada, plan nutricional personalizado</text:span></text:p>
      <text:p text:style-name="P7"><text:soft-page-break/></text:p>
      <text:h text:style-name="Heading_20_3" text:outline-level="3"><text:span text:style-name="Strong_20_Emphasis"><text:span text:style-name="T14">Consulta con TU MÉDICO OTORRINOLARINGÓLOGO si:</text:span></text:span></text:h>
      <text:p text:style-name="P164">□ Tu tinnitus empeoró significativamente después de iniciar un medicamento nuevo<text:line-break/>□ Tienes tinnitus pulsátil que no ha sido evaluado<text:line-break/>□ Notas pérdida auditiva progresiva<text:line-break/>□ Aparecen síntomas nuevos (mareo, dolor, secreción)</text:p>
      <text:p text:style-name="P7"/>
      <text:h text:style-name="P5" text:outline-level="2">Errores Comunes (Y Cómo Evitarlos)</text:h>
      <text:h text:style-name="Heading_20_3" text:outline-level="3"><text:span text:style-name="Strong_20_Emphasis"><text:span text:style-name="T14">Error #1: "Eliminé cafeína, alcohol, sal y azúcar todo al mismo tiempo. Ahora me siento terrible y el tinnitus igual."</text:span></text:span></text:h>
      <text:p text:style-name="Text_20_body"><text:span text:style-name="Strong_20_Emphasis"><text:span text:style-name="T14">Corrección:</text:span></text:span><text:span text:style-name="T14"> Cambios drásticos simultáneos son insostenibles y no te permiten identificar qué ayudó.</text:span></text:p>
      <text:p text:style-name="Text_20_body"><text:span text:style-name="Strong_20_Emphasis"><text:span text:style-name="T14">Estrategia correcta:</text:span></text:span><text:span text:style-name="T14"> UN cambio a la vez, 2 semanas de prueba, luego evalúa.</text:span></text:p>
      <text:p text:style-name="P7"/>
      <text:h text:style-name="Heading_20_3" text:outline-level="3"><text:span text:style-name="Strong_20_Emphasis"><text:span text:style-name="T14">Error #2: "Llevé el diario 2 días y ya sé que el café me afecta."</text:span></text:span></text:h>
      <text:p text:style-name="Text_20_body"><text:span text:style-name="Strong_20_Emphasis"><text:span text:style-name="T14">Corrección:</text:span></text:span><text:span text:style-name="T14"> 2 días no son suficientes para ver patrones reales. Necesitas mínimo 7 días, idealmente 14.</text:span></text:p>
      <text:p text:style-name="P7"/>
      <text:h text:style-name="Heading_20_3" text:outline-level="3"><text:span text:style-name="Strong_20_Emphasis"><text:span text:style-name="T14">Error #3: "Mi tinnitus fue 8/10 el martes después de tomar café. Eso prueba que el café me afecta."</text:span></text:span></text:h>
      <text:p text:style-name="Text_20_body"><text:span text:style-name="Strong_20_Emphasis"><text:span text:style-name="T14">Corrección:</text:span></text:span><text:span text:style-name="T14"> Un solo día NO prueba causalidad. Busca patrones consistentes en múltiples días.</text:span></text:p>
      <text:p text:style-name="P7"/>
      <text:h text:style-name="Heading_20_3" text:outline-level="3"><text:span text:style-name="Strong_20_Emphasis"><text:span text:style-name="T14">Error #4: "Hice todos los cambios posibles y el tinnitus sigue ahí. Esto no funciona."</text:span></text:span></text:h>
      <text:p text:style-name="Text_20_body"><text:span text:style-name="Strong_20_Emphasis"><text:span text:style-name="T14">Corrección:</text:span></text:span><text:span text:style-name="T14"> El objetivo NO es eliminar el tinnitus. El objetivo es:</text:span></text:p>
      <text:list text:style-name="L137">
        <text:list-item>
          <text:p text:style-name="P356">Reducir la intensidad promedio </text:p>
        </text:list-item>
        <text:list-item>
          <text:p text:style-name="P356">Reducir la frecuencia de picos severos </text:p>
        </text:list-item>
        <text:list-item>
          <text:p text:style-name="P357">Aumentar tu sensación de control </text:p>
        </text:list-item>
      </text:list>
      <text:p text:style-name="P164">Si tu promedio bajó de 7/10 a 5/10, eso es éxito, incluso si todavía tienes tinnitus.</text:p>
      <text:p text:style-name="P7"/>
      <text:h text:style-name="P5" text:outline-level="2"><text:s/><text:span text:style-name="T9">R</text:span>eflexión Final: Control vs Eliminación</text:h>
      <text:p text:style-name="P164">Este capítulo te pidió convertirte en investigador de tu propio cuerpo.</text:p>
      <text:p text:style-name="P164"><text:soft-page-break/>Y probablemente descubriste algo importante:</text:p>
      <text:p text:style-name="Text_20_body"><text:span text:style-name="Strong_20_Emphasis"><text:span text:style-name="T14">Hay variables que puedes controlar. Y hay variables que no.</text:span></text:span></text:p>
      <text:p text:style-name="Text_20_body"><text:span text:style-name="Strong_20_Emphasis"><text:span text:style-name="T14">Puedes controlar:</text:span></text:span></text:p>
      <text:list text:style-name="L138">
        <text:list-item>
          <text:p text:style-name="P358">Cuántas horas duermes </text:p>
        </text:list-item>
        <text:list-item>
          <text:p text:style-name="P358">Cuánta cafeína consumes </text:p>
        </text:list-item>
        <text:list-item>
          <text:p text:style-name="P358">Si haces ejercicio o no </text:p>
        </text:list-item>
        <text:list-item>
          <text:p text:style-name="P358">Si practicas estiramientos para tu cuello/mandíbula </text:p>
        </text:list-item>
        <text:list-item>
          <text:p text:style-name="P359">Cómo manejas el estrés </text:p>
        </text:list-item>
      </text:list>
      <text:p text:style-name="Text_20_body"><text:span text:style-name="Strong_20_Emphasis"><text:span text:style-name="T14">No puedes controlar:</text:span></text:span></text:p>
      <text:list text:style-name="L139">
        <text:list-item>
          <text:p text:style-name="P360">Si el tinnitus "existe" o no </text:p>
        </text:list-item>
        <text:list-item>
          <text:p text:style-name="P360">El volumen exacto en un día específico </text:p>
        </text:list-item>
        <text:list-item>
          <text:p text:style-name="P360">Fluctuaciones naturales del tinnitus </text:p>
        </text:list-item>
        <text:list-item>
          <text:p text:style-name="P361">Causas subyacentes no tratables </text:p>
        </text:list-item>
      </text:list>
      <text:p text:style-name="Text_20_body"><text:span text:style-name="Strong_20_Emphasis"><text:span text:style-name="T14">La sabiduría está en enfocarte en lo que SÍ puedes controlar.</text:span></text:span></text:p>
      <text:p text:style-name="P164">Porque cada vez que identificas un factor agravante y haces un cambio estratégico, recuperas un poco de poder.</text:p>
      <text:p text:style-name="P164">No el poder de silenciar el tinnitus.</text:p>
      <text:p text:style-name="Text_20_body"><text:span text:style-name="Strong_20_Emphasis"><text:span text:style-name="T14">El poder de influir en tu experiencia.</text:span></text:span></text:p>
      <text:p text:style-name="P164">Y ese poder—acumulado día a día, factor por factor—es lo que te lleva de "víctima del tinnitus" a "persona que vive con tinnitus bajo su control."</text:p>
      <text:p text:style-name="P7"/>
      <text:h text:style-name="P5" text:outline-level="2">Has Completado la Semana 2</text:h>
      <text:p text:style-name="P164">Felicidades. Has terminado los Capítulos 4-6.</text:p>
      <text:p text:style-name="Text_20_body"><text:span text:style-name="Strong_20_Emphasis"><text:span text:style-name="T14">En la Semana 2 aprendiste:</text:span></text:span></text:p>
      <text:list text:style-name="L140">
        <text:list-item>
          <text:p text:style-name="P362">Cómo observar sin luchar (atención plena) </text:p>
        </text:list-item>
        <text:list-item>
          <text:p text:style-name="P362">Cómo usar el sonido inteligentemente (enmascaramiento funcional) </text:p>
        </text:list-item>
        <text:list-item>
          <text:p text:style-name="P363">Cómo identificar y manejar tus factores agravantes </text:p>
        </text:list-item>
      </text:list>
      <text:p text:style-name="Text_20_body"><text:span text:style-name="Strong_20_Emphasis"><text:span text:style-name="T14">Estas son herramientas de "alivio inmediato"—te dan respiro mientras construyes las herramientas más profundas.</text:span></text:span></text:p>
      <text:p text:style-name="Text_20_body"><text:span text:style-name="Strong_20_Emphasis"><text:span text:style-name="T14">En la Semana 3 (Capítulos 7-9), empezarás el trabajo transformacional:</text:span></text:span></text:p>
      <text:p text:style-name="P164">La Terapia Cognitivo-Conductual que cambia tu respuesta cerebral al tinnitus.</text:p>
      <text:p text:style-name="P164">Ese es el corazón del programa. Y ahora estás listo para ello.</text:p>
      <text:p text:style-name="Text_20_body"><text:soft-page-break/><text:span text:style-name="Strong_20_Emphasis"><text:span text:style-name="T14">Tómate 1-2 días para absorber lo aprendido. Completa tu Diario de Factores. Y luego prepárate para la transformación real.</text:span></text:span></text:p>
      <text:p text:style-name="P7"/>
      <text:h text:style-name="P5" text:outline-level="2">Resumen del Capítulo 6</text:h>
      <text:p text:style-name="Text_20_body"><text:span text:style-name="T14">✅ </text:span><text:span text:style-name="Strong_20_Emphasis"><text:span text:style-name="T14">Aprendiste:</text:span></text:span><text:span text:style-name="T14"> Los 10 factores agravantes más comunes respaldados por evidencia</text:span></text:p>
      <text:p text:style-name="Text_20_body"><text:span text:style-name="T14">✅ </text:span><text:span text:style-name="Strong_20_Emphasis"><text:span text:style-name="T14">Llevaste:</text:span></text:span><text:span text:style-name="T14"> Tu Diario de Factores durante 7-14 días (investigación personal)</text:span></text:p>
      <text:p text:style-name="Text_20_body"><text:span text:style-name="T14">✅ </text:span><text:span text:style-name="Strong_20_Emphasis"><text:span text:style-name="T14">Identificaste:</text:span></text:span><text:span text:style-name="T14"> Tus 3 factores agravantes más probables basándote en patrones reales</text:span></text:p>
      <text:p text:style-name="Text_20_body"><text:span text:style-name="T14">✅ </text:span><text:span text:style-name="Strong_20_Emphasis"><text:span text:style-name="T14">Creaste:</text:span></text:span><text:span text:style-name="T14"> Tu Plan de Cambios Estratégicos (un factor a la vez, 2 semanas de prueba)</text:span></text:p>
      <text:p text:style-name="Text_20_body"><text:span text:style-name="T14">✅ </text:span><text:span text:style-name="Strong_20_Emphasis"><text:span text:style-name="T14">Practicaste:</text:span></text:span><text:span text:style-name="T14"> Ejercicios de alivio para ATM/cuello (si aplicaba)</text:span></text:p>
      <text:p text:style-name="Text_20_body"><text:span text:style-name="T14">✅ </text:span><text:span text:style-name="Strong_20_Emphasis"><text:span text:style-name="T14">Supiste:</text:span></text:span><text:span text:style-name="T14"> Cuándo consultar especialistas adicionales (dentista, fisioterapeuta, etc.)</text:span></text:p>
      <text:p text:style-name="Text_20_body"><text:span text:style-name="T14">✅ </text:span><text:span text:style-name="Strong_20_Emphasis"><text:span text:style-name="T14">Completaste:</text:span></text:span><text:span text:style-name="T14"> La Semana 2 del programa (fundamentos establecidos)</text:span></text:p>
      <text:p text:style-name="Text_20_body"><text:span text:style-name="T14">✅ </text:span><text:span text:style-name="Strong_20_Emphasis"><text:span text:style-name="T14">Próximo paso:</text:span></text:span><text:span text:style-name="T14"> Semana 3 - Capítulo 7: Mapeando tu patrón de pánico (Modelo ABC)</text:span></text:p>
      <text:p text:style-name="P7"/>
      <text:h text:style-name="P6" text:outline-level="3">Referencias del Capítulo 6</text:h>
      <text:list text:style-name="L269">
        <text:list-item>
          <text:p text:style-name="P19"><text:span text:style-name="T14">Asnis, G. M., Majeed, K., Henderson, M. A., Sylvester, C., Thomas, M., &amp; De La Garza, R. (2018). An examination of the relationship between insomnia and tinnitus: A review and recommendations. </text:span><text:span text:style-name="Emphasis"><text:span text:style-name="T14">Clinical Medicine Insights: Psychiatry, 9</text:span></text:span><text:span text:style-name="T14">, 1179557318781078. </text:span><text:a xlink:type="simple" xlink:href="https://doi.org/10.1177/1179557318781078" text:style-name="Internet_20_link" text:visited-style-name="Visited_20_Internet_20_Link"><text:span text:style-name="T14">https://doi.org/10.1177/1179557318781078</text:span></text:a></text:p>
        </text:list-item>
        <text:list-item>
          <text:p text:style-name="P19"><text:span text:style-name="T14">Bousema, E. J., Koops, E. A., van Dijk, P., &amp; Diagkos, A. (2018). Is there a relation between tinnitus and temporomandibular disorders? A systematic review. </text:span><text:span text:style-name="Emphasis"><text:span text:style-name="T14">Journal of Oral &amp; Facial Pain and Headache, 32</text:span></text:span><text:span text:style-name="T14">(1), 13–18. </text:span><text:a xlink:type="simple" xlink:href="https://doi.org/10.11607/ofph.1723" text:style-name="Internet_20_link" text:visited-style-name="Visited_20_Internet_20_Link"><text:span text:style-name="T14">https://doi.org/10.11607/ofph.1723</text:span></text:a></text:p>
        </text:list-item>
        <text:list-item>
          <text:p text:style-name="P19"><text:span text:style-name="T14">Heller, A. J. (2003). Classification and epidemiology of tinnitus. </text:span><text:span text:style-name="Emphasis"><text:span text:style-name="T14">Otolaryngologic Clinics of North America, 36</text:span></text:span><text:span text:style-name="T14">(2), 239–248. </text:span><text:a xlink:type="simple" xlink:href="https://doi.org/10.1016/S0030-6665(02)00160-3" text:style-name="Internet_20_link" text:visited-style-name="Visited_20_Internet_20_Link"><text:span text:style-name="T14">https://doi.org/10.1016/S0030-6665(02)00160-</text:span></text:a></text:p>
        </text:list-item>
        <text:list-item>
          <text:p text:style-name="P19"><text:span text:style-name="T14">Hébert, S., Canlon, B., &amp; Hasson, D. (2012). Emotional exhaustion as a predictor of tinnitus. </text:span><text:span text:style-name="Emphasis"><text:span text:style-name="T14">Psychotherapy and Psychosomatics, 81</text:span></text:span><text:span text:style-name="T14">(5), 324–326. </text:span><text:a xlink:type="simple" xlink:href="https://doi.org/10.1159/000335043" text:style-name="Internet_20_link" text:visited-style-name="Visited_20_Internet_20_Link"><text:span text:style-name="T14">https://doi.org/10.1159/000335043</text:span></text:a></text:p>
          <text:p text:style-name="P25"/>
        </text:list-item>
        <text:list-item>
          <text:p text:style-name="P19"><text:span text:style-name="T14">Langguth, B., Kreuzer, P. M., Kleinjung, T., &amp; De Ridder, D. (2013). Tinnitus: Causes and clinical management. </text:span><text:span text:style-name="Emphasis"><text:span text:style-name="T14">The Lancet Neurology, 12</text:span></text:span><text:span text:style-name="T14">(9), 920–930. </text:span><text:a xlink:type="simple" xlink:href="https://doi.org/10.1016/S1474-4422(13)70160-1" text:style-name="Internet_20_link" text:visited-style-name="Visited_20_Internet_20_Link"><text:span text:style-name="T14">https://doi.org/10.1016/S1474-4422(13)70160-1</text:span></text:a></text:p>
        </text:list-item>
      </text:list>
      <text:p text:style-name="P24"/>
      <text:list text:continue-numbering="true" text:style-name="L269">
        <text:list-item>
          <text:p text:style-name="P19"><text:span text:style-name="T14">Sahley, T. L., &amp; Nodar, R. H. (2001). A biochemical model of peripheral tinnitus. </text:span><text:span text:style-name="Emphasis"><text:span text:style-name="T14">Hearing Research, 152</text:span></text:span><text:span text:style-name="T14">(1–2), 43–54. </text:span><text:a xlink:type="simple" xlink:href="https://doi.org/10.1016/S0378-5955(00)00235-5" text:style-name="Internet_20_link" text:visited-style-name="Visited_20_Internet_20_Link"><text:span text:style-name="T14">https://doi.org/10.1016/S0378-5955(00)00235-5</text:span></text:a></text:p>
        </text:list-item>
        <text:list-item>
          <text:p text:style-name="P19"><text:span text:style-name="T14">Sanchez, T. G., Guerra, G. C., Lorenzi, M. C., Brandão, A. L., &amp; Bento, R. F. (2002). The influence of voluntary muscle contractions upon the onset and modulation of tinnitus. </text:span><text:span text:style-name="Emphasis"><text:span text:style-name="T14">Audiology and Neurootology, 7</text:span></text:span><text:span text:style-name="T14">(6), 370–375. </text:span><text:a xlink:type="simple" xlink:href="https://doi.org/10.1159/000066159" text:style-name="Internet_20_link" text:visited-style-name="Visited_20_Internet_20_Link"><text:span text:style-name="T14">https://doi.org/10.1159/000066159</text:span></text:a></text:p>
          <text:p text:style-name="P25"/>
        </text:list-item>
      </text:list>
      <text:h text:style-name="P3" text:outline-level="1">Capítulo 7: Descubriendo Qué Dispara Tu Pánico</text:h>
      <text:h text:style-name="P5" text:outline-level="2">El Momento de la Verdad</text:h>
      <text:p text:style-name="P164">Si estás leyendo esto, probablemente conoces esta experiencia: despiertas por la mañana y, antes incluso de abrir los ojos, ahí está. El zumbido. Y con él, una ola inmediata de frustración o miedo que te dice: "Otro día así."</text:p>
      <text:p text:style-name="Text_20_body"><text:span text:style-name="T14">Sé que es agotador. Y también sé algo que quizás tú aún no sabes: </text:span><text:span text:style-name="Strong_20_Emphasis"><text:span text:style-name="T14">entre ese sonido y tu pánico hay un paso invisible que puedes controlar.</text:span></text:span></text:p>
      <text:p text:style-name="P164">En este capítulo aprenderás a ver ese paso por primera vez. Y cuando lo veas, podrás cambiarlo.</text:p>
      <text:p text:style-name="P7"/>
      <text:h text:style-name="P5" text:outline-level="2">La Historia de Carlos</text:h>
      <text:p text:style-name="Text_20_body"><text:span text:style-name="Strong_20_Emphasis"><text:span text:style-name="T14">Carlos, 38 años, contador:</text:span></text:span></text:p>
      <text:p text:style-name="P164">"Pensaba que era el zumbido el que me ponía ansioso. Todos los días era lo mismo: lo escuchaba y sentía que mi pecho se apretaba. Pensé que estaba condenado a vivir así.</text:p>
      <text:p text:style-name="P164">Luego hice este ejercicio y descubrí algo increíble: no era el zumbido lo que me asustaba. Era mi pensamiento automático de 'nunca podré concentrarme en nada con este ruido'. Cuando identifiqué ese pensamiento, fue como encontrar el interruptor de luz en un cuarto oscuro. El zumbido seguía ahí, pero yo dejé de entrar en pánico."</text:p>
      <text:p text:style-name="P7"/>
      <text:h text:style-name="P5" text:outline-level="2">Lo Que Vas a Lograr Esta Semana</text:h>
      <text:p text:style-name="P164">Al terminar esta semana (Semana 3 del programa), podrás:</text:p>
      <text:list text:style-name="L142">
        <text:list-item>
          <text:p text:style-name="P86"><text:span text:style-name="Strong_20_Emphasis"><text:span text:style-name="T14">Identificar el pensamiento exacto</text:span></text:span><text:span text:style-name="T14"> que convierte tu zumbido en pánico </text:span></text:p>
        </text:list-item>
        <text:list-item>
          <text:p text:style-name="P86"><text:span text:style-name="Strong_20_Emphasis"><text:span text:style-name="T14">Crear distancia</text:span></text:span><text:span text:style-name="T14"> entre el sonido y tu reacción </text:span></text:p>
        </text:list-item>
        <text:list-item>
          <text:p text:style-name="P85"><text:span text:style-name="Strong_20_Emphasis"><text:span text:style-name="T14">Tener evidencia escrita</text:span></text:span><text:span text:style-name="T14"> de tu patrón personal de angustia </text:span></text:p>
        </text:list-item>
      </text:list>
      <text:p text:style-name="Text_20_body"><text:span text:style-name="Strong_20_Emphasis"><text:span text:style-name="T14">No vamos a silenciar el zumbido</text:span></text:span><text:span text:style-name="T14"> (eso está fuera de nuestro control).</text:span></text:p>
      <text:p text:style-name="Text_20_body"><text:span text:style-name="Strong_20_Emphasis"><text:span text:style-name="T14">Vamos a silenciar tu reacción de alarma</text:span></text:span><text:span text:style-name="T14"> ante el zumbido (eso SÍ está bajo tu control).</text:span></text:p>
      <text:p text:style-name="P7"/>
      <text:h text:style-name="P5" text:outline-level="2">El Descubrimiento Científico Más Importante</text:h>
      <text:p text:style-name="P164">Durante décadas, los investigadores del tinnitus se hicieron esta pregunta:</text:p>
      <text:p text:style-name="Text_20_body"><text:soft-page-break/><text:span text:style-name="Strong_20_Emphasis"><text:span text:style-name="T14">¿Por qué dos personas con el mismo volumen de zumbido tienen vidas completamente diferentes?</text:span></text:span></text:p>
      <text:list text:style-name="L143">
        <text:list-item>
          <text:p text:style-name="P364">Persona A: Apenas lo nota, vive su vida normal </text:p>
        </text:list-item>
        <text:list-item>
          <text:p text:style-name="P365">Persona B: Está desesperada, ha dejado de hacer cosas que amaba </text:p>
        </text:list-item>
      </text:list>
      <text:p text:style-name="P164">La respuesta cambió todo lo que sabemos sobre el tinnitus:</text:p>
      <text:p text:style-name="Text_20_body"><text:span text:style-name="Strong_20_Emphasis"><text:span text:style-name="T14">No es el sonido el que causa tu sufrimiento. Es la etiqueta de "PELIGRO" que tu cerebro le pone a ese sonido.</text:span></text:span><text:span text:style-name="T14"> [ <text:s text:c="3"/>Jastreboff &amp; Hazell, 1993]</text:span></text:p>
      <text:p text:style-name="P164">Déjame mostrarte cómo funciona esto con una herramienta simple pero revolucionaria.</text:p>
      <text:p text:style-name="P7"/>
      <text:h text:style-name="P5" text:outline-level="2">El Modelo A-B-C: Tu Mapa Personal del Pánico</text:h>
      <text:p text:style-name="P164">Piensa en el último momento en que el tinnitus te molestó intensamente. Cierra los ojos por un segundo y recuerda cómo te sentiste.</text:p>
      <text:p text:style-name="P164">¿Ya? Bien. Ahora vamos a descomponer ese momento en 3 partes:</text:p>
      <text:h text:style-name="Heading_20_3" text:outline-level="3"><text:span text:style-name="Strong_20_Emphasis"><text:span text:style-name="T14">A - El Activador (La Señal)</text:span></text:span></text:h>
      <text:p text:style-name="P164">Esto es el sonido del tinnitus. Es una señal en tu sistema auditivo.</text:p>
      <text:p text:style-name="Text_20_body"><text:span text:style-name="Strong_20_Emphasis"><text:span text:style-name="T14">Punto clave:</text:span></text:span><text:span text:style-name="T14"> La señal A es NEUTRA. No tiene significado por sí misma. Es como el sonido de un <text:s/>refrigerador o el aire acondicionado.</text:span></text:p>
      <text:p text:style-name="P164">"Pero mi zumbido es insoportable, no es neutro," dirás.</text:p>
      <text:p text:style-name="P164">Espera. Sigue leyendo.</text:p>
      <text:p text:style-name="P7"/>
      <text:h text:style-name="Heading_20_3" text:outline-level="3"><text:span text:style-name="Strong_20_Emphasis"><text:span text:style-name="T14">B - La Etiqueta (El Pensamiento Rápido)</text:span></text:span></text:h>
      <text:p text:style-name="Text_20_body"><text:span text:style-name="Strong_20_Emphasis"><text:span text:style-name="T14">Este es el paso que cambia todo.</text:span></text:span></text:p>
      <text:p text:style-name="P164">B no es un pensamiento lento que tú eliges conscientemente. Es un juicio instantáneo, automático, que tu cerebro dispara en milisegundos al detectar el sonido A.</text:p>
      <text:p text:style-name="P164">Es tu alarma interna, y puede decir cosas como:</text:p>
      <text:list text:style-name="L144">
        <text:list-item>
          <text:p text:style-name="P366">"Esto es terrible" </text:p>
        </text:list-item>
        <text:list-item>
          <text:p text:style-name="P366">"Nunca va a parar" </text:p>
        </text:list-item>
        <text:list-item>
          <text:p text:style-name="P366">"Esto arruinará mi día" </text:p>
        </text:list-item>
        <text:list-item>
          <text:p text:style-name="P366">"No puedo funcionar con este ruido" </text:p>
        </text:list-item>
        <text:list-item>
          <text:p text:style-name="P366">"¿Por qué a mí?" </text:p>
        </text:list-item>
        <text:list-item>
          <text:p text:style-name="P367">"Debería poder controlarlo" </text:p>
        </text:list-item>
      </text:list>
      <text:p text:style-name="P164">Tu cerebro ha aprendido a asociar el zumbido con una emergencia. [ <text:span text:style-name="T9">J</text:span>astreboff &amp; Hazell, 1993]</text:p>
      <text:p text:style-name="Text_20_body"><text:soft-page-break/><text:span text:style-name="Strong_20_Emphasis"><text:span text:style-name="T14">Aquí está la clave:</text:span></text:span><text:span text:style-name="T14"> Esta Etiqueta B fue APRENDIDA. Y lo que se aprende, se puede DESAPRENDER.</text:span></text:p>
      <text:p text:style-name="P7"/>
      <text:h text:style-name="Heading_20_3" text:outline-level="3"><text:span text:style-name="Strong_20_Emphasis"><text:span text:style-name="T14">C - La Consecuencia (La Angustia)</text:span></text:span></text:h>
      <text:p text:style-name="P164">Esto es lo que sientes DESPUÉS de que la Etiqueta B se activa:</text:p>
      <text:list text:style-name="L145">
        <text:list-item>
          <text:p text:style-name="P368">Miedo </text:p>
        </text:list-item>
        <text:list-item>
          <text:p text:style-name="P368">Pánico </text:p>
        </text:list-item>
        <text:list-item>
          <text:p text:style-name="P368">Enojo </text:p>
        </text:list-item>
        <text:list-item>
          <text:p text:style-name="P368">Frustración </text:p>
        </text:list-item>
        <text:list-item>
          <text:p text:style-name="P368">Desesperanza </text:p>
        </text:list-item>
        <text:list-item>
          <text:p text:style-name="P368">Insomnio </text:p>
        </text:list-item>
        <text:list-item>
          <text:p text:style-name="P369">Tensión muscular </text:p>
        </text:list-item>
      </text:list>
      <text:p text:style-name="Text_20_body"><text:span text:style-name="Strong_20_Emphasis"><text:span text:style-name="T14">La gran revelación:</text:span></text:span></text:p>
      <text:p text:style-name="P164">El sonido A NO causa directamente la angustia C.</text:p>
      <text:p text:style-name="Text_20_body"><text:span text:style-name="Strong_20_Emphasis"><text:span text:style-name="T14">A solo lleva a C cuando B está activado.</text:span></text:span></text:p>
      <text:p text:style-name="P164">Mira esta ecuación:</text:p>
      <text:p text:style-name="P1"><text:span text:style-name="Source_20_Text"><text:span text:style-name="T13">A (sonido) → B (etiqueta de peligro) → C (pánico)</text:span></text:span></text:p>
      <text:p text:style-name="P164">Vs.</text:p>
      <text:p text:style-name="P1"><text:span text:style-name="Source_20_Text"><text:span text:style-name="T13">A (sonido) → B alternativa (es solo un sonido) → C alternativa (calma relativa)</text:span></text:span></text:p>
      <text:p text:style-name="Text_20_body"><text:span text:style-name="Strong_20_Emphasis"><text:span text:style-name="T14">Si cambiamos B, C cambia automáticamente.</text:span></text:span><text:span text:style-name="T14"> [ Hesser et al., 2011]</text:span></text:p>
      <text:p text:style-name="P7"/>
      <text:h text:style-name="P5" text:outline-level="2">¿Por Qué Esta Distinción Es Tan Importante?</text:h>
      <text:p text:style-name="P164">Porque durante años has intentado cambiar A (el sonido).</text:p>
      <text:p text:style-name="P164">Has ido a médicos. Has probado suplementos. Has buscado curas. Has rogado que el zumbido desaparezca.</text:p>
      <text:p text:style-name="P164">Y A sigue ahí.</text:p>
      <text:p text:style-name="Text_20_body"><text:span text:style-name="Strong_20_Emphasis"><text:span text:style-name="T14">Este programa no te pide que cambies A.</text:span></text:span></text:p>
      <text:p text:style-name="P164">Te enseña a cambiar B.</text:p>
      <text:p text:style-name="P164">Y cuando cambias B, tu vida cambia, incluso si A permanece igual.</text:p>
      <text:p text:style-name="P7"/>
      <text:h text:style-name="P5" text:outline-level="2"><text:soft-page-break/>Tu Única Tarea Esta Semana: El Registro ABC</text:h>
      <text:p text:style-name="P164">Durante los próximos 7 días, vas a convertirte en un detective de tu propia mente.</text:p>
      <text:p text:style-name="Text_20_body"><text:span text:style-name="Strong_20_Emphasis"><text:span text:style-name="T14">Tu misión:</text:span></text:span><text:span text:style-name="T14"> Capturar 3 momentos esta semana en los que el tinnitus te moleste intensamente.</text:span></text:p>
      <text:p text:style-name="P164">No importa cuándo sucedan. Pueden ser todos el mismo día o distribuidos en la semana.</text:p>
      <text:p text:style-name="Text_20_body"><text:span text:style-name="Strong_20_Emphasis"><text:span text:style-name="T14">Lo importante es la calidad del registro, no la cantidad.</text:span></text:span></text:p>
      <text:p text:style-name="P7"/>
      <text:h text:style-name="P5" text:outline-level="2">Instrucciones Paso a Paso</text:h>
      <text:h text:style-name="Heading_20_3" text:outline-level="3"><text:span text:style-name="Strong_20_Emphasis"><text:span text:style-name="T14">Paso 1: Reconoce el Momento de Alta Molestia</text:span></text:span></text:h>
      <text:p text:style-name="P164">Esto es cuando sientes que el tinnitus está "ganando" y tu angustia es 5/10 o mayor.</text:p>
      <text:p text:style-name="Text_20_body"><text:span text:style-name="Strong_20_Emphasis"><text:span text:style-name="T14">No esperes a que pase.</text:span></text:span><text:span text:style-name="T14"> En cuanto lo notes, toma este libro y ve a la tabla de la página siguiente.</text:span></text:p>
      <text:p text:style-name="P7"/>
      <text:h text:style-name="Heading_20_3" text:outline-level="3"><text:span text:style-name="Strong_20_Emphasis"><text:span text:style-name="T14">Paso 2: Llena Primero A y C (NO B)</text:span></text:span></text:h>
      <text:p text:style-name="P164">Esto suena raro, pero hay una razón:</text:p>
      <text:p text:style-name="Text_20_body"><text:span text:style-name="Strong_20_Emphasis"><text:span text:style-name="T14">A - La Señal:</text:span></text:span></text:p>
      <text:list text:style-name="L146">
        <text:list-item>
          <text:p text:style-name="P370">Anota SOLO los hechos objetivos: hora, dónde estabas, qué estabas haciendo </text:p>
        </text:list-item>
        <text:list-item>
          <text:p text:style-name="P370">Ejemplo: "10:30 PM, en la cama tratando de leer" </text:p>
        </text:list-item>
        <text:list-item>
          <text:p text:style-name="P371">NO escribas: "El zumbido estaba altísimo" (eso ya es interpretación) </text:p>
        </text:list-item>
      </text:list>
      <text:p text:style-name="Text_20_body"><text:span text:style-name="Strong_20_Emphasis"><text:span text:style-name="T14">C - La Angustia:</text:span></text:span></text:p>
      <text:list text:style-name="L147">
        <text:list-item>
          <text:p text:style-name="P372">¿Qué sentiste? (frustración, miedo, enojo, tristeza) </text:p>
        </text:list-item>
        <text:list-item>
          <text:p text:style-name="P372">Nivel de intensidad: 0 a 10 (donde 10 es lo peor que has sentido) </text:p>
        </text:list-item>
        <text:list-item>
          <text:p text:style-name="P373">¿Qué hiciste? (saliste de la habitación, encendiste la TV, te quedaste inmóvil) </text:p>
        </text:list-item>
      </text:list>
      <text:p text:style-name="P7"/>
      <text:h text:style-name="Heading_20_3" text:outline-level="3"><text:span text:style-name="Strong_20_Emphasis"><text:span text:style-name="T14">Paso 3: Ahora Sí, Busca B (El Pensamiento Automático)</text:span></text:span></text:h>
      <text:p text:style-name="P164">Esta es la parte más difícil pero más poderosa.</text:p>
      <text:p text:style-name="Text_20_body"><text:span text:style-name="Strong_20_Emphasis"><text:span text:style-name="T14">Pregúntate:</text:span></text:span><text:span text:style-name="T14"> "¿Qué mensaje instantáneo apareció en mi mente justo cuando noté el zumbido?"</text:span></text:p>
      <text:p text:style-name="Text_20_body"><text:span text:style-name="Strong_20_Emphasis"><text:span text:style-name="T14">Pistas para encontrar B:</text:span></text:span></text:p>
      <text:list text:style-name="L148">
        <text:list-item>
          <text:p text:style-name="P88"><text:span text:style-name="T14">Si sentiste </text:span><text:span text:style-name="Strong_20_Emphasis"><text:span text:style-name="T14">MIEDO/ANSIEDAD</text:span></text:span><text:span text:style-name="T14"> → Tu B probablemente fue: "Algo malo va a pasar" o "No puedo soportarlo" </text:span></text:p>
        </text:list-item>
        <text:list-item>
          <text:p text:style-name="P88"><text:span text:style-name="T14">Si sentiste </text:span><text:span text:style-name="Strong_20_Emphasis"><text:span text:style-name="T14">ENOJO/FRUSTRACIÓN</text:span></text:span><text:span text:style-name="T14"> → Tu B probablemente fue: "Esto NO debería estar pasando" o "Es injusto" </text:span></text:p>
        </text:list-item>
        <text:list-item>
          <text:p text:style-name="P87"><text:soft-page-break/><text:span text:style-name="T14">Si sentiste </text:span><text:span text:style-name="Strong_20_Emphasis"><text:span text:style-name="T14">TRISTEZA/DESÁNIMO</text:span></text:span><text:span text:style-name="T14"> → Tu B probablemente fue: "Nunca mejoraré" o "Mi vida está arruinada" </text:span></text:p>
        </text:list-item>
      </text:list>
      <text:p text:style-name="Text_20_body"><text:span text:style-name="Strong_20_Emphasis"><text:span text:style-name="T14">Escribe B en tus propias palabras.</text:span></text:span><text:span text:style-name="T14"> No hay respuesta correcta o incorrecta.</text:span></text:p>
      <text:p text:style-name="P7"/>
      <text:h text:style-name="P5" text:outline-level="2">Ejemplo Trabajado Completo</text:h>
      <text:p text:style-name="P164">Déjame mostrarte cómo llenó Carlos su primer registr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text:span text:style-name="Strong_20_Emphasis"><text:span text:style-name="T14">DÍA</text:span></text:span></text:p>
            </table:table-cell>
            <table:table-cell table:style-name="Tabla1.A1" office:value-type="string">
              <text:p text:style-name="Table_20_Heading"><text:span text:style-name="Strong_20_Emphasis"><text:span text:style-name="T14">A - La Señal</text:span></text:span></text:p>
            </table:table-cell>
            <table:table-cell table:style-name="Tabla1.A1" office:value-type="string">
              <text:p text:style-name="Table_20_Heading"><text:span text:style-name="Strong_20_Emphasis"><text:span text:style-name="T14">C - La Angustia</text:span></text:span></text:p>
            </table:table-cell>
            <table:table-cell table:style-name="Tabla1.A1" office:value-type="string">
              <text:p text:style-name="Table_20_Heading"><text:span text:style-name="Strong_20_Emphasis"><text:span text:style-name="T14">B - La Etiqueta</text:span></text:span></text:p>
            </table:table-cell>
          </table:table-row>
        </table:table-header-rows>
        <table:table-row>
          <table:table-cell table:style-name="Tabla1.A1" office:value-type="string">
            <text:p text:style-name="Table_20_Contents"><text:span text:style-name="Strong_20_Emphasis"><text:span text:style-name="T14">Lunes</text:span></text:span></text:p>
          </table:table-cell>
          <table:table-cell table:style-name="Tabla1.A1" office:value-type="string">
            <text:p text:style-name="P35">10:30 PM, en la cama con un libro</text:p>
          </table:table-cell>
          <table:table-cell table:style-name="Tabla1.A1" office:value-type="string">
            <text:p text:style-name="P35">Frustración 8/10. Cerré el libro bruscamente y me fui a ver TV</text:p>
          </table:table-cell>
          <table:table-cell table:style-name="Tabla1.A1" office:value-type="string">
            <text:p text:style-name="P35">"No puedo concentrarme en NADA con este maldito ruido"</text:p>
          </table:table-cell>
        </table:table-row>
      </table:table>
      <text:p text:style-name="Text_20_body"><text:span text:style-name="Strong_20_Emphasis"><text:span text:style-name="T14">Análisis de este registro:</text:span></text:span></text:p>
      <text:list text:style-name="L149">
        <text:list-item>
          <text:p text:style-name="P90"><text:span text:style-name="Strong_20_Emphasis"><text:span text:style-name="T14">A es objetivo:</text:span></text:span><text:span text:style-name="T14"> Carlos no dijo "el zumbido estaba fuerte". Solo describió la situación. </text:span></text:p>
        </text:list-item>
        <text:list-item>
          <text:p text:style-name="P90"><text:span text:style-name="Strong_20_Emphasis"><text:span text:style-name="T14">C es específico:</text:span></text:span><text:span text:style-name="T14"> No solo dijo "me sentí mal". Nombró la emoción (frustración), la midió (8/10), y describió su acción (cerró el libro y se fue). </text:span></text:p>
        </text:list-item>
        <text:list-item>
          <text:p text:style-name="P89"><text:span text:style-name="Strong_20_Emphasis"><text:span text:style-name="T14">B es el pensamiento textual:</text:span></text:span><text:span text:style-name="T14"> Esto es CLAVE. Carlos escribió exactamente lo que su mente le dijo, sin editarlo para que sonara "mejor". </text:span></text:p>
        </text:list-item>
      </text:list>
      <text:p text:style-name="Text_20_body"><text:span text:style-name="Strong_20_Emphasis"><text:span text:style-name="T14">¿Ves cómo B es el puente entre A y C?</text:span></text:span></text:p>
      <text:p text:style-name="P164">Si Carlos hubiera pensado: "Está difícil concentrarme, pero puedo intentar leer un párrafo más" (B alternativa), su C habría sido muy diferente.</text:p>
      <text:p text:style-name="P7"/>
      <text:h text:style-name="P5" text:outline-level="2">Tu Tabla de Registro (Semana 3)</text:h>
      <text:p text:style-name="Text_20_body"><text:span text:style-name="T14">Llena esta tabla </text:span><text:span text:style-name="Strong_20_Emphasis"><text:span text:style-name="T14">3 veces esta semana</text:span></text:span><text:span text:style-name="T14">. Puedes fotocopiar esta página si necesitas más espacio.</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8"><text:span text:style-name="Strong_20_Emphasis"><text:span text:style-name="T14">DÍA</text:span></text:span></text:p>
            </table:table-cell>
            <table:table-cell table:style-name="Tabla2.A1" office:value-type="string">
              <text:p text:style-name="Table_20_Heading"><text:span text:style-name="Strong_20_Emphasis"><text:span text:style-name="T14">A - La Señal (Situación y Hora)</text:span></text:span></text:p>
            </table:table-cell>
            <table:table-cell table:style-name="Tabla2.A1" office:value-type="string">
              <text:p text:style-name="Table_20_Heading"><text:span text:style-name="Strong_20_Emphasis"><text:span text:style-name="T14">C - La Angustia (Emoción y Nivel 0-10 / Qué hiciste)</text:span></text:span></text:p>
            </table:table-cell>
            <table:table-cell table:style-name="Tabla2.A1" office:value-type="string">
              <text:p text:style-name="Table_20_Heading"><text:span text:style-name="Strong_20_Emphasis"><text:span text:style-name="T14">B - La Etiqueta (El Mensaje Automático)</text:span></text:span></text:p>
            </table:table-cell>
          </table:table-row>
        </table:table-header-rows>
        <table:table-row>
          <table:table-cell table:style-name="Tabla2.A1" office:value-type="string">
            <text:p text:style-name="P31"><text:span text:style-name="Strong_20_Emphasis"><text:span text:style-name="T14">Registro 1</text:span></text:span></text:p>
          </table:table-cell>
          <table:table-cell table:style-name="Tabla2.A1" office:value-type="string">
            <text:p text:style-name="P32"/>
          </table:table-cell>
          <table:table-cell table:style-name="Tabla2.A1" office:value-type="string">
            <text:p text:style-name="P32"/>
          </table:table-cell>
          <table:table-cell table:style-name="Tabla2.A1" office:value-type="string">
            <text:p text:style-name="P32"/>
          </table:table-cell>
        </table:table-row>
        <table:table-row>
          <table:table-cell table:style-name="Tabla2.A1" office:value-type="string">
            <text:p text:style-name="P31"><text:span text:style-name="Strong_20_Emphasis"><text:span text:style-name="T14">Registro 2</text:span></text:span></text:p>
          </table:table-cell>
          <table:table-cell table:style-name="Tabla2.A1" office:value-type="string">
            <text:p text:style-name="P32"/>
          </table:table-cell>
          <table:table-cell table:style-name="Tabla2.A1" office:value-type="string">
            <text:p text:style-name="P32"/>
          </table:table-cell>
          <table:table-cell table:style-name="Tabla2.A1" office:value-type="string">
            <text:p text:style-name="P32"/>
          </table:table-cell>
        </table:table-row>
        <table:table-row>
          <table:table-cell table:style-name="Tabla2.A1" office:value-type="string">
            <text:p text:style-name="P31"><text:span text:style-name="Strong_20_Emphasis"><text:span text:style-name="T14">Registro 3</text:span></text:span></text:p>
          </table:table-cell>
          <table:table-cell table:style-name="Tabla2.A1" office:value-type="string">
            <text:p text:style-name="P32"/>
          </table:table-cell>
          <table:table-cell table:style-name="Tabla2.A1" office:value-type="string">
            <text:p text:style-name="P32"/>
          </table:table-cell>
          <table:table-cell table:style-name="Tabla2.A1" office:value-type="string">
            <text:p text:style-name="P32"/>
          </table:table-cell>
        </table:table-row>
      </table:table>
      <text:p text:style-name="P7"/>
      <text:h text:style-name="P5" text:outline-level="2">Instrucciones de Frecuencia</text:h>
      <text:p text:style-name="Text_20_body"><text:span text:style-name="Strong_20_Emphasis"><text:span text:style-name="T14">¿Cuándo debo llenar esto?</text:span></text:span></text:p>
      <text:list text:style-name="L150">
        <text:list-item>
          <text:p text:style-name="P374">Idealmente, justo después de que suceda el momento de alta molestia </text:p>
        </text:list-item>
        <text:list-item>
          <text:p text:style-name="P374">Si no es posible (estás manejando, en una reunión), hazlo dentro de las siguientes 2 horas </text:p>
        </text:list-item>
        <text:list-item>
          <text:p text:style-name="P375"><text:soft-page-break/>NO intentes recordar y llenar varios días después. La memoria distorsiona B. </text:p>
        </text:list-item>
      </text:list>
      <text:p text:style-name="Text_20_body"><text:span text:style-name="Strong_20_Emphasis"><text:span text:style-name="T14">¿Puedo hacer más de 3 registros?</text:span></text:span></text:p>
      <text:list text:style-name="L151">
        <text:list-item>
          <text:p text:style-name="P376">Sí, si quieres. Pero 3 es el mínimo necesario para ver tu patrón. </text:p>
        </text:list-item>
        <text:list-item>
          <text:p text:style-name="P377">NO necesitas registrar TODO el día. Solo los momentos de alta angustia. </text:p>
        </text:list-item>
      </text:list>
      <text:p text:style-name="Text_20_body"><text:span text:style-name="Strong_20_Emphasis"><text:span text:style-name="T14">¿Qué pasa si esta semana el tinnitus no me molesta tanto?</text:span></text:span></text:p>
      <text:list text:style-name="L152">
        <text:list-item>
          <text:p text:style-name="P378">Excelente. Eso también es información útil. </text:p>
        </text:list-item>
        <text:list-item>
          <text:p text:style-name="P379">Si pasan 3-4 días sin un momento de alta angustia, registra un momento de angustia moderada (3-4/10) </text:p>
        </text:list-item>
      </text:list>
      <text:p text:style-name="P7"/>
      <text:h text:style-name="P5" text:outline-level="2">Lo Que Está Pasando (La Ciencia Detrás)</text:h>
      <text:p text:style-name="P164">Cuando llenas este registro, estás haciendo algo revolucionario:</text:p>
      <text:p text:style-name="Text_20_body"><text:span text:style-name="Strong_20_Emphasis"><text:span text:style-name="T14">Estás creando distancia entre tú y tu pensamiento automático.</text:span></text:span></text:p>
      <text:p text:style-name="P164">Antes de este ejercicio, B era invisible. Era tan rápido y automático que lo confundías con la realidad.</text:p>
      <text:p text:style-name="P164">"El zumbido ME PONE ansioso" → Esto suena como un hecho.</text:p>
      <text:p text:style-name="P164">Pero ahora estás viendo que en realidad es:</text:p>
      <text:p text:style-name="P164">"El zumbido activa un PENSAMIENTO en mí, y ese pensamiento me pone ansioso" → Esto es corregible.</text:p>
      <text:p text:style-name="P164">Esta simple separación es el comienzo de la habituación, el proceso por el cual tu cerebro aprende a mover el tinnitus de la categoría "PELIGRO" a la categoría "sonido neutro de fondo." [Jastreboff &amp; Jastreboff, 2000]</text:p>
      <text:p text:style-name="P7"/>
      <text:h text:style-name="P5" text:outline-level="2">Errores Comunes (Y Cómo Evitarlos)</text:h>
      <text:h text:style-name="Heading_20_3" text:outline-level="3"><text:span text:style-name="Strong_20_Emphasis"><text:span text:style-name="T14">Error #1: "No tengo ningún pensamiento, solo siento el pánico"</text:span></text:span></text:h>
      <text:p text:style-name="Text_20_body"><text:span text:style-name="Strong_20_Emphasis"><text:span text:style-name="T14">Corrección:</text:span></text:span><text:span text:style-name="T14"> El pensamiento está ahí, pero es tan rápido que parece invisible.</text:span></text:p>
      <text:p text:style-name="P164">Usa esta pregunta: "Si mi pánico pudiera hablar, ¿qué estaría diciendo?"</text:p>
      <text:p text:style-name="P7"/>
      <text:h text:style-name="Heading_20_3" text:outline-level="3"><text:span text:style-name="Strong_20_Emphasis"><text:span text:style-name="T14">Error #2: "Mi B es muy largo, escribí 3 frases"</text:span></text:span></text:h>
      <text:p text:style-name="Text_20_body"><text:span text:style-name="Strong_20_Emphasis"><text:span text:style-name="T14">Corrección:</text:span></text:span><text:span text:style-name="T14"> Está bien al principio. Pero intenta identificar la FRASE NÚCLEO.</text:span></text:p>
      <text:p text:style-name="P164">Ejemplo:</text:p>
      <text:list text:style-name="L153">
        <text:list-item>
          <text:p text:style-name="P380"><text:soft-page-break/>Tu B original: "Esto nunca va a parar y voy a perder mi trabajo y mi esposa se va a cansar de mí" </text:p>
        </text:list-item>
        <text:list-item>
          <text:p text:style-name="P381">Tu B núcleo: "Esto nunca va a parar" </text:p>
        </text:list-item>
      </text:list>
      <text:p text:style-name="P7"/>
      <text:h text:style-name="Heading_20_3" text:outline-level="3"><text:span text:style-name="Strong_20_Emphasis"><text:span text:style-name="T14">Error #3: "No sé si mi B está 'correcto'"</text:span></text:span></text:h>
      <text:p text:style-name="Text_20_body"><text:span text:style-name="Strong_20_Emphasis"><text:span text:style-name="T14">Corrección:</text:span></text:span><text:span text:style-name="T14"> No hay B "correcto" o "incorrecto".</text:span></text:p>
      <text:p text:style-name="P164">Tu B es lo que TÚ pensaste en ese momento. Eso es lo único que importa.</text:p>
      <text:p text:style-name="P7"/>
      <text:h text:style-name="P5" text:outline-level="2">Check-In de Progreso (Final de Semana 3)</text:h>
      <text:p text:style-name="P164">Antes de pasar al Capítulo 8, responde honestamente:</text:p>
      <text:p text:style-name="Text_20_body"><text:span text:style-name="Strong_20_Emphasis"><text:span text:style-name="T14">□ He llenado al menos 3 registros ABC esta semana</text:span></text:span></text:p>
      <text:p text:style-name="Text_20_body"><text:span text:style-name="Strong_20_Emphasis"><text:span text:style-name="T14">□ Puedo identificar al menos 1 pensamiento automático (B) que se repite</text:span></text:span></text:p>
      <text:p text:style-name="Text_20_body"><text:span text:style-name="Strong_20_Emphasis"><text:span text:style-name="T14">□ Veo la diferencia entre A (el sonido), B (mi pensamiento), y C (mi angustia)</text:span></text:span></text:p>
      <text:p text:style-name="Text_20_body"><text:span text:style-name="Strong_20_Emphasis"><text:span text:style-name="T14">Si marcaste las 3 casillas:</text:span></text:span><text:span text:style-name="T14"> Estás listo para el Capítulo 8, donde aprenderás a DESAFIAR esos pensamientos B.</text:span></text:p>
      <text:p text:style-name="Text_20_body"><text:span text:style-name="Strong_20_Emphasis"><text:span text:style-name="T14">Si NO marcaste las 3 casillas:</text:span></text:span><text:span text:style-name="T14"> No hay problema. Tómate 3-4 días más esta semana para completar tus registros. La prisa es enemiga de la habituación.</text:span></text:p>
      <text:p text:style-name="P7"/>
      <text:h text:style-name="P5" text:outline-level="2"><text:s/><text:span text:style-name="T9">R</text:span>eflexión Final</text:h>
      <text:p text:style-name="P164">Lo que has hecho esta semana no es "llenar una tabla".</text:p>
      <text:p text:style-name="P164">Has comenzado a recuperar el control de tu mente.</text:p>
      <text:p text:style-name="P164">Has demostrado que entre el sonido y tu pánico hay un espacio. Un espacio donde puedes elegir.</text:p>
      <text:p text:style-name="P164">La semana que viene, aprenderás qué hacer en ese espacio.</text:p>
      <text:p text:style-name="P7"/>
      <text:h text:style-name="P5" text:outline-level="2">Resumen del Capítulo 7</text:h>
      <text:p text:style-name="Text_20_body"><text:span text:style-name="T14">✅ </text:span><text:span text:style-name="Strong_20_Emphasis"><text:span text:style-name="T14">Aprendiste:</text:span></text:span><text:span text:style-name="T14"> El modelo ABC (Activador → Etiqueta → Consecuencia)</text:span></text:p>
      <text:p text:style-name="Text_20_body"><text:span text:style-name="T14">✅ </text:span><text:span text:style-name="Strong_20_Emphasis"><text:span text:style-name="T14">Descubriste:</text:span></text:span><text:span text:style-name="T14"> Que tu angustia viene de B (tu pensamiento), no de A (el sonido)</text:span></text:p>
      <text:p text:style-name="Text_20_body"><text:span text:style-name="T14">✅ </text:span><text:span text:style-name="Strong_20_Emphasis"><text:span text:style-name="T14">Practicaste:</text:span></text:span><text:span text:style-name="T14"> Identificar tu Etiqueta de Alarma (B) en 3 momentos reales</text:span></text:p>
      <text:p text:style-name="Text_20_body"><text:span text:style-name="T14">✅ </text:span><text:span text:style-name="Strong_20_Emphasis"><text:span text:style-name="T14">Próximo paso:</text:span></text:span><text:span text:style-name="T14"> Capítulo 8 - Cómo desafiar y cambiar esa Etiqueta</text:span></text:p>
      <text:p text:style-name="P7"><text:soft-page-break/></text:p>
      <text:h text:style-name="P6" text:outline-level="3"><text:s/>Referencias del Capítulo 7</text:h>
      <text:list text:style-name="L268">
        <text:list-item>
          <text:p text:style-name="P18"><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list-item>
        <text:list-item>
          <text:p text:style-name="P18"><text:span text:style-name="T14">Jastreboff, P. J., &amp; Hazell, J. W. P. (1993). A neurophysiological approach to tinnitus: Clinical implications. </text:span><text:span text:style-name="Emphasis"><text:span text:style-name="T14">British Journal of Audiology, 27</text:span></text:span><text:span text:style-name="T14">(1), 7–17. </text:span><text:a xlink:type="simple" xlink:href="https://doi.org/10.3109/03005369309077884" text:style-name="Internet_20_link" text:visited-style-name="Visited_20_Internet_20_Link"><text:span text:style-name="T14">https://doi.org/10.3109/03005369309077884</text:span></text:a></text:p>
        </text:list-item>
        <text:list-item>
          <text:p text:style-name="P18"><text:span text:style-name="T14">Jastreboff, P. J., &amp; Jastreboff, M. M. (2000). Tinnitus retraining therapy (TRT) as a method for treatment of tinnitus and hyperacusis patients. </text:span><text:span text:style-name="Emphasis"><text:span text:style-name="T14">Journal of the American Academy of Audiology, 11</text:span></text:span><text:span text:style-name="T14">(3), 162–177.</text:span></text:p>
        </text:list-item>
      </text:list>
      <text:h text:style-name="P3" text:outline-level="1">Capítulo 8: Cuestionando la Alarma</text:h>
      <text:h text:style-name="P5" text:outline-level="2">El Poder de la Duda</text:h>
      <text:p text:style-name="Text_20_body"><text:span text:style-name="T14">Felicidades por llegar hasta aquí. Si completaste el Capítulo 7, ya has dado el paso más difícil: </text:span><text:span text:style-name="Strong_20_Emphasis"><text:span text:style-name="T14">has visto tu Etiqueta de Alarma (B) por primera vez.</text:span></text:span></text:p>
      <text:p text:style-name="P164">Ahora viene la pregunta que cambia todo:</text:p>
      <text:p text:style-name="Text_20_body"><text:span text:style-name="Strong_20_Emphasis"><text:span text:style-name="T14">¿Y si esa Etiqueta no es verdad?</text:span></text:span></text:p>
      <text:p text:style-name="Text_20_body"><text:span text:style-name="T14">No te estoy pidiendo que "pienses positivo" o que finjas que todo está bien. Te estoy pidiendo algo mucho más poderoso: que trates tu pensamiento automático como lo que es—</text:span><text:span text:style-name="Strong_20_Emphasis"><text:span text:style-name="T14">una OPINIÓN, no un HECHO.</text:span></text:span></text:p>
      <text:p text:style-name="P164">En este capítulo aprenderás a cuestionar esa Etiqueta de Alarma y a reemplazarla con algo más realista y menos destructivo.</text:p>
      <text:p text:style-name="P7"/>
      <text:h text:style-name="P5" text:outline-level="2">La Historia de Ana</text:h>
      <text:p text:style-name="Text_20_body"><text:span text:style-name="Strong_20_Emphasis"><text:span text:style-name="T14">Ana, 45 años, diseñadora gráfica:</text:span></text:span></text:p>
      <text:p text:style-name="P164">"Mi Etiqueta de Alarma era: 'No puedo trabajar con este ruido en la cabeza. Voy a perder mi trabajo.'</text:p>
      <text:p text:style-name="P164">Durante meses, cada vez que el zumbido se intensificaba, entraba en pánico. Apagaba la computadora. Me quedaba paralizada. Mi rendimiento empezó a bajar y pensé: 'Tengo razón. Lo estoy perdiendo todo.'</text:p>
      <text:p text:style-name="P164">Luego hice el ejercicio de este capítulo y me di cuenta de algo: había tenido el zumbido durante 8 meses... y seguía teniendo mi trabajo. Había entregado proyectos. Había recibido buenos comentarios.</text:p>
      <text:p text:style-name="P164">Mi Etiqueta era una profecía catastrófica, no la realidad. Cuando la cambié por algo más realista como 'Es difícil, pero he trabajado con el zumbido antes', todo cambió. El zumbido no desapareció, pero mi pánico sí."</text:p>
      <text:p text:style-name="P7"/>
      <text:h text:style-name="P5" text:outline-level="2">Lo Que Vas a Lograr Esta Semana</text:h>
      <text:p text:style-name="P164">Al terminar esta semana (Semana 4 del programa), podrás:</text:p>
      <text:list text:style-name="L155">
        <text:list-item>
          <text:p text:style-name="P94"><text:span text:style-name="Strong_20_Emphasis"><text:span text:style-name="T14">Cuestionar tu Etiqueta de Alarma</text:span></text:span><text:span text:style-name="T14"> con una pregunta poderosa </text:span></text:p>
        </text:list-item>
        <text:list-item>
          <text:p text:style-name="P94"><text:span text:style-name="Strong_20_Emphasis"><text:span text:style-name="T14">Crear una Etiqueta Alternativa</text:span></text:span><text:span text:style-name="T14"> que sea realista y calmante </text:span></text:p>
        </text:list-item>
        <text:list-item>
          <text:p text:style-name="P93"><text:span text:style-name="Strong_20_Emphasis"><text:span text:style-name="T14">Practicar el reemplazo activo</text:span></text:span><text:span text:style-name="T14"> cada vez que la alarma se dispare </text:span></text:p>
        </text:list-item>
      </text:list>
      <text:p text:style-name="Text_20_body"><text:span text:style-name="Strong_20_Emphasis"><text:span text:style-name="T14">No estamos buscando pensamientos "perfectos" o "positivos".</text:span></text:span></text:p>
      <text:p text:style-name="Text_20_body"><text:soft-page-break/><text:span text:style-name="Strong_20_Emphasis"><text:span text:style-name="T14">Estamos buscando pensamientos más PRECISOS y ÚTILES.</text:span></text:span></text:p>
      <text:p text:style-name="P7"/>
      <text:h text:style-name="P5" text:outline-level="2">El Descubrimiento Que Lo Cambia Todo</text:h>
      <text:p text:style-name="P164">En los años 1960s, un psiquiatra llamado Aaron Beck hizo un descubrimiento revolucionario trabajando con pacientes deprimidos:</text:p>
      <text:p text:style-name="Text_20_body"><text:span text:style-name="Strong_20_Emphasis"><text:span text:style-name="T14">Sus pacientes no estaban deprimidos por sus circunstancias. Estaban deprimidos por lo que PENSABAN sobre sus circunstancias.</text:span></text:span><text:span text:style-name="T14"> [ <text:s text:c="3"/>Beck, 1979]</text:span></text:p>
      <text:p text:style-name="Text_20_body"><text:span text:style-name="T14">Y cuando les enseñaba a </text:span><text:span text:style-name="Strong_20_Emphasis"><text:span text:style-name="T14">cuestionar</text:span></text:span><text:span text:style-name="T14"> esos pensamientos, la depresión mejoraba—incluso si las circunstancias no cambiaban.</text:span></text:p>
      <text:p text:style-name="P164">Esto se convirtió en la base de la Terapia Cognitivo-Conductual (TCC).</text:p>
      <text:p text:style-name="P164">Y décadas después, los investigadores del tinnitus descubrieron algo idéntico:</text:p>
      <text:p text:style-name="Text_20_body"><text:span text:style-name="Strong_20_Emphasis"><text:span text:style-name="T14">Las personas con tinnitus no sufren por el volumen del sonido. Sufren por lo que piensan sobre el sonido.</text:span></text:span><text:span text:style-name="T14"> [ <text:s text:c="3"/>Hesser et al., 2011]</text:span></text:p>
      <text:p text:style-name="P164">Cambia el pensamiento → Cambia el sufrimiento.</text:p>
      <text:p text:style-name="P164">Simple. Pero no fácil.</text:p>
      <text:p text:style-name="P164">Porque tu Etiqueta de Alarma (B) se SIENTE como verdad absoluta cuando se dispara.</text:p>
      <text:p text:style-name="P164">Por eso necesitas una herramienta para cuestionarla.</text:p>
      <text:p text:style-name="P7"/>
      <text:h text:style-name="P5" text:outline-level="2">La Herramienta: La Pregunta de Oro</text:h>
      <text:p text:style-name="P164">Hay muchas formas de cuestionar un pensamiento automático. Pero después de años de investigación, hay UNA pregunta que es más poderosa que todas las demás:</text:p>
      <text:h text:style-name="Heading_20_3" text:outline-level="3"><text:span text:style-name="Strong_20_Emphasis"><text:span text:style-name="T14">"¿Cuál es la EVIDENCIA de que esto es 100% cierto?"</text:span></text:span></text:h>
      <text:p text:style-name="P164">Eso es todo.</text:p>
      <text:p text:style-name="P164">Una pregunta. Pero tienes que hacerla con honestidad brutal.</text:p>
      <text:p text:style-name="P164">No estás buscando confirmar tu Etiqueta de Alarma. Estás buscando HECHOS verificables.</text:p>
      <text:p text:style-name="P7"/>
      <text:h text:style-name="P5" text:outline-level="2">Cómo Funciona (Paso a Paso)</text:h>
      <text:p text:style-name="P164">Vamos a trabajar con una de tus Etiquetas de Alarma del Capítulo 7.</text:p>
      <text:h text:style-name="Heading_20_3" text:outline-level="3"><text:soft-page-break/><text:span text:style-name="Strong_20_Emphasis"><text:span text:style-name="T14">Paso 1: Elige Tu Etiqueta Más Frecuente</text:span></text:span></text:h>
      <text:p text:style-name="P164">Revisa tus 3 registros ABC de la semana pasada.</text:p>
      <text:p text:style-name="Text_20_body"><text:span text:style-name="Strong_20_Emphasis"><text:span text:style-name="T14">¿Hay una Etiqueta B que se repite?</text:span></text:span><text:span text:style-name="T14"> Usa esa.</text:span></text:p>
      <text:p text:style-name="Text_20_body"><text:span text:style-name="Strong_20_Emphasis"><text:span text:style-name="T14">Si las 3 son diferentes,</text:span></text:span><text:span text:style-name="T14"> elige la que te causa MÁS angustia (el C más alto).</text:span></text:p>
      <text:p text:style-name="Text_20_body"><text:span text:style-name="Strong_20_Emphasis"><text:span text:style-name="T14">Escríbela aquí:</text:span></text:span></text:p>
      <text:p text:style-name="Text_20_body"><text:span text:style-name="Strong_20_Emphasis"><text:span text:style-name="T14">Mi Etiqueta de Alarma a Cuestionar:</text:span></text:span></text:p>
      <text:p text:style-name="P7"/>
      <text:p text:style-name="Text_20_body"><text:span text:style-name="Strong_20_Emphasis"><text:span text:style-name="T14">Ejemplos comunes:</text:span></text:span></text:p>
      <text:list text:style-name="L156">
        <text:list-item>
          <text:p text:style-name="P382">"Nunca voy a poder dormir con este ruido" </text:p>
        </text:list-item>
        <text:list-item>
          <text:p text:style-name="P382">"No puedo concentrarme en nada importante" </text:p>
        </text:list-item>
        <text:list-item>
          <text:p text:style-name="P382">"Esto va a empeorar hasta volverme loco" </text:p>
        </text:list-item>
        <text:list-item>
          <text:p text:style-name="P382">"Mi vida social está destruida" </text:p>
        </text:list-item>
        <text:list-item>
          <text:p text:style-name="P383">"Esto nunca va a parar" </text:p>
        </text:list-item>
      </text:list>
      <text:p text:style-name="P7"/>
      <text:h text:style-name="Heading_20_3" text:outline-level="3"><text:span text:style-name="Strong_20_Emphasis"><text:span text:style-name="T14">Paso 2: Hazte La Pregunta de Oro</text:span></text:span></text:h>
      <text:p text:style-name="P164">Ahora mira tu Etiqueta y pregúntate:</text:p>
      <text:p text:style-name="Text_20_body"><text:span text:style-name="Strong_20_Emphasis"><text:span text:style-name="T14">"¿Cuál es la EVIDENCIA REAL de que esto es 100% verdad?"</text:span></text:span></text:p>
      <text:p text:style-name="Text_20_body"><text:span text:style-name="Strong_20_Emphasis"><text:span text:style-name="T14">Reglas para responder:</text:span></text:span></text:p>
      <text:p text:style-name="Text_20_body"><text:span text:style-name="T14">✅ </text:span><text:span text:style-name="Strong_20_Emphasis"><text:span text:style-name="T14">Solo cuenta evidencia OBJETIVA</text:span></text:span><text:span text:style-name="T14"> (hechos que otra persona podría verificar)</text:span></text:p>
      <text:p text:style-name="Text_20_body"><text:span text:style-name="T14">✅ </text:span><text:span text:style-name="Strong_20_Emphasis"><text:span text:style-name="T14">Busca CONTRA-evidencia</text:span></text:span><text:span text:style-name="T14"> (momentos en que la Etiqueta NO se cumplió)</text:span></text:p>
      <text:p text:style-name="Text_20_body"><text:span text:style-name="T14">❌ </text:span><text:span text:style-name="Strong_20_Emphasis"><text:span text:style-name="T14">NO cuenta lo que SIENTES</text:span></text:span><text:span text:style-name="T14"> (tus emociones no son evidencia de la realidad)</text:span></text:p>
      <text:p text:style-name="Text_20_body"><text:span text:style-name="T14">❌ </text:span><text:span text:style-name="Strong_20_Emphasis"><text:span text:style-name="T14">NO cuenta lo que TEMES que pase</text:span></text:span><text:span text:style-name="T14"> (predicciones del futuro no son hechos)</text:span></text:p>
      <text:p text:style-name="P7"/>
      <text:h text:style-name="P5" text:outline-level="2">Ejemplo Trabajado: El Caso de Ana</text:h>
      <text:p text:style-name="Text_20_body"><text:span text:style-name="Strong_20_Emphasis"><text:span text:style-name="T14">Etiqueta de Alarma de Ana:</text:span></text:span><text:span text:style-name="T14"> "No puedo trabajar con este ruido en la cabeza. Voy a perder mi trabajo."</text:span></text:p>
      <text:p text:style-name="Text_20_body"><text:span text:style-name="Strong_20_Emphasis"><text:span text:style-name="T14">La Pregunta de Oro:</text:span></text:span><text:span text:style-name="T14"> "¿Cuál es la evidencia de que esto es 100% cierto?"</text:span></text:p>
      <text:p text:style-name="Text_20_body"><text:span text:style-name="Strong_20_Emphasis"><text:span text:style-name="T14">Respuesta de Ana (después de 5 minutos de <text:s/>reflexión honesta):</text:span></text:span></text:p>
      <text:p text:style-name="Text_20_body"><text:span text:style-name="Strong_20_Emphasis"><text:span text:style-name="T14">Evidencia A FAVOR de mi Etiqueta:</text:span></text:span></text:p>
      <text:list text:style-name="L157">
        <text:list-item>
          <text:p text:style-name="P384">Sí, hay días en que me cuesta concentrarme </text:p>
        </text:list-item>
        <text:list-item>
          <text:p text:style-name="P384">Sí, me he sentido menos productiva </text:p>
        </text:list-item>
        <text:list-item>
          <text:p text:style-name="P385">Sí, una vez tuve que pedir una extensión de deadline </text:p>
        </text:list-item>
      </text:list>
      <text:p text:style-name="Text_20_body"><text:soft-page-break/><text:span text:style-name="Strong_20_Emphasis"><text:span text:style-name="T14">Evidencia EN CONTRA de mi Etiqueta:</text:span></text:span></text:p>
      <text:list text:style-name="L158">
        <text:list-item>
          <text:p text:style-name="P386">He tenido tinnitus durante 8 meses y NO he perdido mi trabajo </text:p>
        </text:list-item>
        <text:list-item>
          <text:p text:style-name="P386">He entregado 7 proyectos en estos 8 meses </text:p>
        </text:list-item>
        <text:list-item>
          <text:p text:style-name="P386">Mi jefe me dio feedback positivo hace 3 semanas </text:p>
        </text:list-item>
        <text:list-item>
          <text:p text:style-name="P386">Hubo días con zumbido fuerte donde SÍ logré terminar tareas </text:p>
        </text:list-item>
        <text:list-item>
          <text:p text:style-name="P387">Antes del tinnitus, también tuve días de baja concentración (no era perfecta) </text:p>
        </text:list-item>
      </text:list>
      <text:p text:style-name="Text_20_body"><text:span text:style-name="Strong_20_Emphasis"><text:span text:style-name="T14">Conclusión de Ana:</text:span></text:span><text:span text:style-name="T14"> "Espera... mi Etiqueta dice 'NO PUEDO trabajar' y 'VOY A perder mi trabajo'. Pero la evidencia muestra que SÍ he trabajado y NO he perdido mi trabajo. Mi Etiqueta es una EXAGERACIÓN catastrófica, no un hecho."</text:span></text:p>
      <text:p text:style-name="Text_20_body"><text:span text:style-name="Strong_20_Emphasis"><text:span text:style-name="T14">¿Ves lo que pasó?</text:span></text:span></text:p>
      <text:p text:style-name="P164">Ana no se convenció de que "todo está perfecto". Ella reconoció que SÍ hay dificultad.</text:p>
      <text:p text:style-name="P164">Pero también reconoció que su Etiqueta era una PROFECÍA CATASTRÓFICA, no la realidad actual.</text:p>
      <text:p text:style-name="P164">Esa distinción lo cambia todo.</text:p>
      <text:p text:style-name="P7"/>
      <text:h text:style-name="P5" text:outline-level="2">Tu Turno: El Ejercicio de Cuestionamiento</text:h>
      <text:p text:style-name="P164">Usa la siguiente tabla para analizar tu Etiqueta:</text:p>
      <text:h text:style-name="Heading_20_3" text:outline-level="3"><text:span text:style-name="Strong_20_Emphasis"><text:span text:style-name="T14">MI ETIQUETA DE ALARMA:</text:span></text:span></text:h>
      <text:p text:style-name="P7"/>
      <text:h text:style-name="Heading_20_3" text:outline-level="3"><text:span text:style-name="Strong_20_Emphasis"><text:span text:style-name="T14">LA PREGUNTA DE ORO:</text:span></text:span></text:h>
      <text:p text:style-name="P164">"¿Cuál es la evidencia REAL de que esto es 100% cierto?"</text:p>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text:span text:style-name="T14">EVIDENCIA A FAVOR de mi Etiqueta</text:span></text:span></text:p>
            </table:table-cell>
            <table:table-cell table:style-name="Tabla3.A1" office:value-type="string">
              <text:p text:style-name="Table_20_Heading"><text:span text:style-name="Strong_20_Emphasis"><text:span text:style-name="T14">EVIDENCIA EN CONTRA de mi Etiqueta</text:span></text:span></text:p>
            </table:table-cell>
          </table:table-row>
        </table:table-header-rows>
        <table:table-row>
          <table:table-cell table:style-name="Tabla3.A1" office:value-type="string">
            <text:p text:style-name="P35">(¿Qué HECHOS apoyan este pensamiento?)</text:p>
          </table:table-cell>
          <table:table-cell table:style-name="Tabla3.A1" office:value-type="string">
            <text:p text:style-name="P35">(¿Qué HECHOS contradicen este pensamiento?)</text:p>
          </table:table-cell>
        </table:table-row>
        <table:table-row>
          <table:table-cell table:style-name="Tabla3.A1" office:value-type="string">
            <text:p text:style-name="P32"/>
          </table:table-cell>
          <table:table-cell table:style-name="Tabla3.A1" office:value-type="string">
            <text:p text:style-name="P32"/>
          </table:table-cell>
        </table:table-row>
        <table:table-row>
          <table:table-cell table:style-name="Tabla3.A1" office:value-type="string">
            <text:p text:style-name="P32"/>
          </table:table-cell>
          <table:table-cell table:style-name="Tabla3.A1" office:value-type="string">
            <text:p text:style-name="P32"/>
          </table:table-cell>
        </table:table-row>
        <table:table-row>
          <table:table-cell table:style-name="Tabla3.A1" office:value-type="string">
            <text:p text:style-name="P32"/>
          </table:table-cell>
          <table:table-cell table:style-name="Tabla3.A1" office:value-type="string">
            <text:p text:style-name="P32"/>
          </table:table-cell>
        </table:table-row>
        <table:table-row>
          <table:table-cell table:style-name="Tabla3.A1" office:value-type="string">
            <text:p text:style-name="P32"/>
          </table:table-cell>
          <table:table-cell table:style-name="Tabla3.A1" office:value-type="string">
            <text:p text:style-name="P32"/>
          </table:table-cell>
        </table:table-row>
      </table:table>
      <text:h text:style-name="Heading_20_3" text:outline-level="3"><text:span text:style-name="Strong_20_Emphasis"><text:span text:style-name="T14">MI CONCLUSIÓN HONESTA:</text:span></text:span></text:h>
      <text:p text:style-name="P164">Después de ver la evidencia, mi Etiqueta es:</text:p>
      <text:p text:style-name="Text_20_body"><text:span text:style-name="T14">□ </text:span><text:span text:style-name="Strong_20_Emphasis"><text:span text:style-name="T14">Un hecho 100% verdadero</text:span></text:span><text:span text:style-name="T14"> (raro, pero posible)</text:span></text:p>
      <text:p text:style-name="Text_20_body"><text:span text:style-name="T14">□ </text:span><text:span text:style-name="Strong_20_Emphasis"><text:span text:style-name="T14">Una exageración o predicción catastrófica</text:span></text:span><text:span text:style-name="T14"> (lo más común)</text:span></text:p>
      <text:p text:style-name="Text_20_body"><text:span text:style-name="T14">□ </text:span><text:span text:style-name="Strong_20_Emphasis"><text:span text:style-name="T14">Parcialmente cierta, pero no tan extrema como la formulé</text:span></text:span></text:p>
      <text:p text:style-name="P7"/>
      <text:h text:style-name="P5" text:outline-level="2"><text:soft-page-break/>Paso 3: Crea Tu Etiqueta Alternativa</text:h>
      <text:p text:style-name="P164">Ahora que has cuestionado tu Etiqueta de Alarma, necesitas algo para reemplazarla.</text:p>
      <text:p text:style-name="Text_20_body"><text:span text:style-name="Strong_20_Emphasis"><text:span text:style-name="T14">Tu Etiqueta Alternativa debe cumplir 3 reglas:</text:span></text:span></text:p>
      <text:h text:style-name="Heading_20_3" text:outline-level="3"><text:span text:style-name="Strong_20_Emphasis"><text:span text:style-name="T14">Regla 1: Debe ser REALISTA (no positiva falsa)</text:span></text:span></text:h>
      <text:p text:style-name="Text_20_body"><text:span text:style-name="T14">❌ </text:span><text:span text:style-name="Strong_20_Emphasis"><text:span text:style-name="T14">Mal ejemplo:</text:span></text:span><text:span text:style-name="T14"> "El tinnitus es maravilloso y estoy feliz de tenerlo"</text:span></text:p>
      <text:list text:style-name="L159">
        <text:list-item>
          <text:p text:style-name="P388">Esto no es realista. Tu cerebro lo rechazará. </text:p>
        </text:list-item>
      </text:list>
      <text:p text:style-name="Text_20_body"><text:span text:style-name="T14">✅ </text:span><text:span text:style-name="Strong_20_Emphasis"><text:span text:style-name="T14">Buen ejemplo:</text:span></text:span><text:span text:style-name="T14"> "El tinnitus es molesto, pero he funcionado con él antes"</text:span></text:p>
      <text:list text:style-name="L160">
        <text:list-item>
          <text:p text:style-name="P389">Esto reconoce la dificultad Y la evidencia de afrontamiento. </text:p>
        </text:list-item>
      </text:list>
      <text:p text:style-name="P7"/>
      <text:h text:style-name="Heading_20_3" text:outline-level="3"><text:span text:style-name="Strong_20_Emphasis"><text:span text:style-name="T14">Regla 2: Debe ser CALMANTE (reduce la urgencia)</text:span></text:span></text:h>
      <text:p text:style-name="Text_20_body"><text:span text:style-name="T14">❌ </text:span><text:span text:style-name="Strong_20_Emphasis"><text:span text:style-name="T14">Mal ejemplo:</text:span></text:span><text:span text:style-name="T14"> "Necesito que esto pare YA o no podré seguir"</text:span></text:p>
      <text:list text:style-name="L161">
        <text:list-item>
          <text:p text:style-name="P390">Esto mantiene la presión y el pánico. </text:p>
        </text:list-item>
      </text:list>
      <text:p text:style-name="Text_20_body"><text:span text:style-name="T14">✅ </text:span><text:span text:style-name="Strong_20_Emphasis"><text:span text:style-name="T14">Buen ejemplo:</text:span></text:span><text:span text:style-name="T14"> "Esto es incómodo, pero estoy a salvo. No es una emergencia"</text:span></text:p>
      <text:list text:style-name="L162">
        <text:list-item>
          <text:p text:style-name="P391">Esto baja la alarma de "emergencia" a "molestia manejable". </text:p>
        </text:list-item>
      </text:list>
      <text:p text:style-name="P7"/>
      <text:h text:style-name="Heading_20_3" text:outline-level="3"><text:span text:style-name="Strong_20_Emphasis"><text:span text:style-name="T14">Regla 3: Debe ser CORTA (menos de 15 palabras)</text:span></text:span></text:h>
      <text:p text:style-name="P164">¿Por qué? Porque necesitas poder repetirla rápidamente cuando la Etiqueta de Alarma se dispare.</text:p>
      <text:p text:style-name="P164">Si es demasiado larga, no la usarás.</text:p>
      <text:p text:style-name="P7"/>
      <text:h text:style-name="P5" text:outline-level="2">Ejemplos de Etiquetas Alternativas</text:h>
      <text:p text:style-name="P164">Aquí hay ejemplos basados en Etiquetas de Alarma comunes:</text:p>
      <table:table table:name="Tabla4" table:style-name="Tabla4">
        <table:table-column table:style-name="Tabla4.A"/>
        <table:table-column table:style-name="Tabla4.B"/>
        <table:table-header-rows>
          <table:table-row>
            <table:table-cell table:style-name="Tabla4.A1" office:value-type="string">
              <text:p text:style-name="Table_20_Heading"><text:span text:style-name="Strong_20_Emphasis"><text:span text:style-name="T14">Etiqueta de Alarma (Vieja B)</text:span></text:span></text:p>
            </table:table-cell>
            <table:table-cell table:style-name="Tabla4.A1" office:value-type="string">
              <text:p text:style-name="Table_20_Heading"><text:span text:style-name="Strong_20_Emphasis"><text:span text:style-name="T14">Etiqueta Alternativa (Nueva B)</text:span></text:span></text:p>
            </table:table-cell>
          </table:table-row>
        </table:table-header-rows>
        <table:table-row>
          <table:table-cell table:style-name="Tabla4.A1" office:value-type="string">
            <text:p text:style-name="P35">"Nunca voy a dormir con este ruido"</text:p>
          </table:table-cell>
          <table:table-cell table:style-name="Tabla4.A1" office:value-type="string">
            <text:p text:style-name="P35">"Es difícil, pero he dormido otras noches con el zumbido"</text:p>
          </table:table-cell>
        </table:table-row>
        <table:table-row>
          <table:table-cell table:style-name="Tabla4.A1" office:value-type="string">
            <text:p text:style-name="P35">"No puedo concentrarme en nada"</text:p>
          </table:table-cell>
          <table:table-cell table:style-name="Tabla4.A1" office:value-type="string">
            <text:p text:style-name="P35">"La concentración viene y va. Puedo hacer una tarea pequeña ahora"</text:p>
          </table:table-cell>
        </table:table-row>
        <table:table-row>
          <table:table-cell table:style-name="Tabla4.A1" office:value-type="string">
            <text:p text:style-name="P35">"Esto va a volverme loco"</text:p>
          </table:table-cell>
          <table:table-cell table:style-name="Tabla4.A1" office:value-type="string">
            <text:p text:style-name="P35">"Es solo un sonido. Mi mente está intacta. Estoy a salvo"</text:p>
          </table:table-cell>
        </table:table-row>
        <table:table-row>
          <table:table-cell table:style-name="Tabla4.A1" office:value-type="string">
            <text:p text:style-name="P35">"Mi vida está arruinada"</text:p>
          </table:table-cell>
          <table:table-cell table:style-name="Tabla4.A1" office:value-type="string">
            <text:p text:style-name="P35">"Mi vida es más difícil ahora, pero sigo teniendo control sobre mis acciones"</text:p>
          </table:table-cell>
        </table:table-row>
        <table:table-row>
          <table:table-cell table:style-name="Tabla4.A1" office:value-type="string">
            <text:p text:style-name="P35">"Esto nunca va a parar"</text:p>
          </table:table-cell>
          <table:table-cell table:style-name="Tabla4.A1" office:value-type="string">
            <text:p text:style-name="P35">"No sé el futuro, pero puedo manejar este momento"</text:p>
          </table:table-cell>
        </table:table-row>
      </table:table>
      <text:p text:style-name="P7"/>
      <text:h text:style-name="P5" text:outline-level="2"><text:soft-page-break/>Crea Tu Etiqueta Alternativa</text:h>
      <text:p text:style-name="P164">Basándote en tu conclusión del ejercicio anterior, escribe tu Etiqueta Alternativa:</text:p>
      <text:p text:style-name="Text_20_body"><text:span text:style-name="Strong_20_Emphasis"><text:span text:style-name="T14">MI ETIQUETA ALTERNATIVA:</text:span></text:span></text:p>
      <text:p text:style-name="P7"/>
      <text:p text:style-name="Text_20_body"><text:span text:style-name="Strong_20_Emphasis"><text:span text:style-name="T14">Check rápido - ¿Cumple las 3 reglas?</text:span></text:span></text:p>
      <text:p text:style-name="P164">□ ¿Es realista? (no positiva falsa)</text:p>
      <text:p text:style-name="P164">□ ¿Es calmante? (reduce urgencia)</text:p>
      <text:p text:style-name="P164">□ ¿Es corta? (menos de 15 palabras)</text:p>
      <text:p text:style-name="Text_20_body"><text:span text:style-name="Strong_20_Emphasis"><text:span text:style-name="T14">Si marcaste las 3:</text:span></text:span><text:span text:style-name="T14"> Perfecto. Esta es tu nueva herramienta.</text:span></text:p>
      <text:p text:style-name="Text_20_body"><text:span text:style-name="Strong_20_Emphasis"><text:span text:style-name="T14">Si NO:</text:span></text:span><text:span text:style-name="T14"> Ajústala hasta que cumpla las 3 reglas.</text:span></text:p>
      <text:p text:style-name="P7"/>
      <text:h text:style-name="P5" text:outline-level="2">Paso 4: La Práctica del Reemplazo Activo</text:h>
      <text:p text:style-name="P164">Tener una Etiqueta Alternativa no sirve de nada si no la USAS.</text:p>
      <text:p text:style-name="P164">Esta semana (Semana 4), tu práctica es simple pero requiere consistencia:</text:p>
      <text:h text:style-name="Heading_20_3" text:outline-level="3"><text:span text:style-name="Strong_20_Emphasis"><text:span text:style-name="T14">CADA VEZ que notes el zumbido y sientas la alarma:</text:span></text:span></text:h>
      <text:p text:style-name="Text_20_body"><text:span text:style-name="Strong_20_Emphasis"><text:span text:style-name="T14">1. PAUSA (2 segundos)</text:span></text:span></text:p>
      <text:list text:style-name="L163">
        <text:list-item>
          <text:p text:style-name="P392">Reconoce: "Ahí está mi Etiqueta de Alarma vieja" </text:p>
        </text:list-item>
      </text:list>
      <text:p text:style-name="Text_20_body"><text:span text:style-name="Strong_20_Emphasis"><text:span text:style-name="T14">2. REEMPLAZA (5 segundos)</text:span></text:span></text:p>
      <text:list text:style-name="L164">
        <text:list-item>
          <text:p text:style-name="P393">Di o piensa tu Etiqueta Alternativa (en voz alta si estás solo, mentalmente si estás con otros) </text:p>
        </text:list-item>
      </text:list>
      <text:p text:style-name="Text_20_body"><text:span text:style-name="Strong_20_Emphasis"><text:span text:style-name="T14">3. REDIRIGE (10 segundos)</text:span></text:span></text:p>
      <text:list text:style-name="L165">
        <text:list-item>
          <text:p text:style-name="P394">Vuelve inmediatamente a lo que estabas haciendo O enfoca tu atención en algo neutral (tu respiración, la sensación de tus pies en el piso) </text:p>
        </text:list-item>
      </text:list>
      <text:p text:style-name="Text_20_body"><text:span text:style-name="Strong_20_Emphasis"><text:span text:style-name="T14">Total: 17 segundos.</text:span></text:span></text:p>
      <text:p text:style-name="P164">Eso es todo.</text:p>
      <text:p text:style-name="P7"/>
      <text:h text:style-name="P5" text:outline-level="2">La Ciencia Del Reemplazo (Por Qué Funciona)</text:h>
      <text:p text:style-name="P164">Tu cerebro ha practicado la Etiqueta de Alarma cientos o miles de veces.</text:p>
      <text:p text:style-name="P164">Es un hábito neuronal profundo. [Jastreboff &amp; Jastreboff, 2000]</text:p>
      <text:p text:style-name="Text_20_body"><text:soft-page-break/><text:span text:style-name="Strong_20_Emphasis"><text:span text:style-name="T14">No puedes borrar un hábito neuronal.</text:span></text:span></text:p>
      <text:p text:style-name="Text_20_body"><text:span text:style-name="Strong_20_Emphasis"><text:span text:style-name="T14">Pero SÍ puedes crear uno nuevo más fuerte.</text:span></text:span></text:p>
      <text:p text:style-name="P164">Cada vez que practicas el Reemplazo Activo, estás:</text:p>
      <text:list text:style-name="L166">
        <text:list-item>
          <text:p text:style-name="P96"><text:span text:style-name="Strong_20_Emphasis"><text:span text:style-name="T14">Debilitando</text:span></text:span><text:span text:style-name="T14"> la conexión entre A (sonido) y B vieja (alarma) </text:span></text:p>
        </text:list-item>
        <text:list-item>
          <text:p text:style-name="P95"><text:span text:style-name="Strong_20_Emphasis"><text:span text:style-name="T14">Fortaleciendo</text:span></text:span><text:span text:style-name="T14"> la conexión entre A (sonido) y B nueva (calma) </text:span></text:p>
        </text:list-item>
      </text:list>
      <text:p text:style-name="P164">Con 3-4 semanas de práctica consistente, tu cerebro empezará a disparar la Etiqueta Alternativa AUTOMÁTICAMENTE. [ Hesser et al., 2011]</text:p>
      <text:p text:style-name="P164">Eso es la habituación en acción.</text:p>
      <text:p text:style-name="P7"/>
      <text:h text:style-name="P5" text:outline-level="2">Instrucciones de Frecuencia</text:h>
      <text:p text:style-name="Text_20_body"><text:span text:style-name="Strong_20_Emphasis"><text:span text:style-name="T14">¿Cuántas veces debo practicar esta semana?</text:span></text:span></text:p>
      <text:p text:style-name="Text_20_body"><text:span text:style-name="Strong_20_Emphasis"><text:span text:style-name="T14">Respuesta:</text:span></text:span><text:span text:style-name="T14"> Cada vez que notes el zumbido Y sientas angustia.</text:span></text:p>
      <text:p text:style-name="P164">Eso puede ser:</text:p>
      <text:list text:style-name="L167">
        <text:list-item>
          <text:p text:style-name="P395">3 veces al día </text:p>
        </text:list-item>
        <text:list-item>
          <text:p text:style-name="P395">10 veces al día </text:p>
        </text:list-item>
        <text:list-item>
          <text:p text:style-name="P396">30 veces al día </text:p>
        </text:list-item>
      </text:list>
      <text:p text:style-name="Text_20_body"><text:span text:style-name="Strong_20_Emphasis"><text:span text:style-name="T14">No importa la cantidad. Importa la CONSISTENCIA.</text:span></text:span></text:p>
      <text:p text:style-name="P164">Mejor hacer el Reemplazo Activo 5 veces al día durante 7 días que hacerlo 30 veces en un solo día y luego olvidarlo.</text:p>
      <text:p text:style-name="P7"/>
      <text:h text:style-name="P5" text:outline-level="2">Tabla de Seguimiento Semanal (Opcional)</text:h>
      <text:p text:style-name="P164">Si quieres llevar un registro de tu práctica, usa esta tabla simple:</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ext:span text:style-name="Strong_20_Emphasis"><text:span text:style-name="T14">DÍA</text:span></text:span></text:p>
            </table:table-cell>
            <table:table-cell table:style-name="Tabla5.A1" office:value-type="string">
              <text:p text:style-name="Table_20_Heading"><text:span text:style-name="Strong_20_Emphasis"><text:span text:style-name="T14">¿Cuántas veces practiqué el Reemplazo Activo?</text:span></text:span></text:p>
            </table:table-cell>
            <table:table-cell table:style-name="Tabla5.A1" office:value-type="string">
              <text:p text:style-name="Table_20_Heading"><text:span text:style-name="Strong_20_Emphasis"><text:span text:style-name="T14">¿Noté algún cambio en mi nivel de angustia?</text:span></text:span></text:p>
            </table:table-cell>
          </table:table-row>
        </table:table-header-rows>
        <table:table-row>
          <table:table-cell table:style-name="Tabla5.A1" office:value-type="string">
            <text:p text:style-name="P35">Lunes</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Martes</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Miércoles</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Jueves</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Viernes</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Sábado</text:p>
          </table:table-cell>
          <table:table-cell table:style-name="Tabla5.A1" office:value-type="string">
            <text:p text:style-name="P32"/>
          </table:table-cell>
          <table:table-cell table:style-name="Tabla5.A1" office:value-type="string">
            <text:p text:style-name="P32"/>
          </table:table-cell>
        </table:table-row>
        <table:table-row>
          <table:table-cell table:style-name="Tabla5.A1" office:value-type="string">
            <text:p text:style-name="P35">Domingo</text:p>
          </table:table-cell>
          <table:table-cell table:style-name="Tabla5.A1" office:value-type="string">
            <text:p text:style-name="P32"/>
          </table:table-cell>
          <table:table-cell table:style-name="Tabla5.A1" office:value-type="string">
            <text:p text:style-name="P32"/>
          </table:table-cell>
        </table:table-row>
      </table:table>
      <text:p text:style-name="Text_20_body"><text:span text:style-name="Strong_20_Emphasis"><text:span text:style-name="T14">Nota:</text:span></text:span><text:span text:style-name="T14"> No te obsesiones con los números. El objetivo es formar el hábito, no "ganar" un concurso.</text:span></text:p>
      <text:p text:style-name="P7"/>
      <text:h text:style-name="P5" text:outline-level="2"><text:soft-page-break/>Errores Comunes (Y Cómo Evitarlos)</text:h>
      <text:h text:style-name="Heading_20_3" text:outline-level="3"><text:span text:style-name="Strong_20_Emphasis"><text:span text:style-name="T14">Error #1: "Mi Etiqueta Alternativa no funciona. Sigo sintiendo ansiedad"</text:span></text:span></text:h>
      <text:p text:style-name="Text_20_body"><text:span text:style-name="Strong_20_Emphasis"><text:span text:style-name="T14">Corrección:</text:span></text:span><text:span text:style-name="T14"> La Etiqueta Alternativa NO es una píldora mágica que elimina la ansiedad instantáneamente.</text:span></text:p>
      <text:p text:style-name="Text_20_body"><text:span text:style-name="T14">Su función es </text:span><text:span text:style-name="Strong_20_Emphasis"><text:span text:style-name="T14">reducir la INTENSIDAD</text:span></text:span><text:span text:style-name="T14"> de la ansiedad con el tiempo.</text:span></text:p>
      <text:p text:style-name="P164">Si tu ansiedad baja de 8/10 a 6/10, eso es progreso.</text:p>
      <text:p text:style-name="P164">Si baja a 4/10 en la tercera semana, eso es éxito.</text:p>
      <text:p text:style-name="P7"/>
      <text:h text:style-name="Heading_20_3" text:outline-level="3"><text:span text:style-name="Strong_20_Emphasis"><text:span text:style-name="T14">Error #2: "Olvido usar mi Etiqueta Alternativa en el momento"</text:span></text:span></text:h>
      <text:p text:style-name="Text_20_body"><text:span text:style-name="Strong_20_Emphasis"><text:span text:style-name="T14">Corrección:</text:span></text:span><text:span text:style-name="T14"> Esto es normal. Tu cerebro está en piloto automático.</text:span></text:p>
      <text:p text:style-name="Text_20_body"><text:span text:style-name="Strong_20_Emphasis"><text:span text:style-name="T14">Solución:</text:span></text:span><text:span text:style-name="T14"> Escribe tu Etiqueta Alternativa en 3 lugares visibles:</text:span></text:p>
      <text:list text:style-name="L168">
        <text:list-item>
          <text:p text:style-name="P397">Tu teléfono (como fondo de pantalla o recordatorio) </text:p>
        </text:list-item>
        <text:list-item>
          <text:p text:style-name="P397">Tu mesa de trabajo </text:p>
        </text:list-item>
        <text:list-item>
          <text:p text:style-name="P398">Tu mesita de noche </text:p>
        </text:list-item>
      </text:list>
      <text:p text:style-name="P164">Los recordatorios visuales ayudan a romper el piloto automático.</text:p>
      <text:p text:style-name="P7"/>
      <text:h text:style-name="Heading_20_3" text:outline-level="3"><text:span text:style-name="Strong_20_Emphasis"><text:span text:style-name="T14">Error #3: "Mi Etiqueta Alternativa se siente falsa cuando la digo"</text:span></text:span></text:h>
      <text:p text:style-name="Text_20_body"><text:span text:style-name="Strong_20_Emphasis"><text:span text:style-name="T14">Corrección:</text:span></text:span><text:span text:style-name="T14"> Es normal que se sienta rara al principio. Es una frase nueva.</text:span></text:p>
      <text:p text:style-name="Text_20_body"><text:span text:style-name="T14">Pero pregúntate: </text:span><text:span text:style-name="Strong_20_Emphasis"><text:span text:style-name="T14">¿Es más VERDADERA que tu Etiqueta de Alarma?</text:span></text:span></text:p>
      <text:p text:style-name="P164">Si la respuesta es "sí" (basándote en la evidencia que recopilaste), entonces sigue practicándola.</text:p>
      <text:p text:style-name="P164">La sensación de "autenticidad" viene con la repetición.</text:p>
      <text:p text:style-name="P7"/>
      <text:h text:style-name="P5" text:outline-level="2">Check-In de Progreso (Final de Semana 4)</text:h>
      <text:p text:style-name="P164">Antes de pasar al Capítulo 9, responde honestamente:</text:p>
      <text:p text:style-name="Text_20_body"><text:span text:style-name="Strong_20_Emphasis"><text:span text:style-name="T14">□ He cuestionado al menos 1 Etiqueta de Alarma con la Pregunta de Oro</text:span></text:span></text:p>
      <text:p text:style-name="Text_20_body"><text:span text:style-name="Strong_20_Emphasis"><text:span text:style-name="T14">□ He creado una Etiqueta Alternativa que es realista, calmante y corta</text:span></text:span></text:p>
      <text:p text:style-name="Text_20_body"><text:span text:style-name="Strong_20_Emphasis"><text:span text:style-name="T14">□ He practicado el Reemplazo Activo al menos 10 veces esta semana</text:span></text:span></text:p>
      <text:p text:style-name="Text_20_body"><text:span text:style-name="Strong_20_Emphasis"><text:span text:style-name="T14">Si marcaste las 3 casillas:</text:span></text:span><text:span text:style-name="T14"> Excelente. Estás listo para el Capítulo 9, donde aprenderás a enfrentar las situaciones que has estado evitando.</text:span></text:p>
      <text:p text:style-name="Text_20_body"><text:soft-page-break/><text:span text:style-name="Strong_20_Emphasis"><text:span text:style-name="T14">Si NO marcaste las 3 casillas:</text:span></text:span><text:span text:style-name="T14"> Está bien. Tómate 3-4 días más para practicar el Reemplazo Activo. No hay prisa.</text:span></text:p>
      <text:p text:style-name="P7"/>
      <text:h text:style-name="P5" text:outline-level="2"><text:s/><text:span text:style-name="T8">R</text:span>eflexión Final</text:h>
      <text:p text:style-name="P164">Esta semana has hecho algo que muy pocas personas logran:</text:p>
      <text:p text:style-name="Text_20_body"><text:span text:style-name="Strong_20_Emphasis"><text:span text:style-name="T14">Has cuestionado un pensamiento que tu cerebro había aceptado como verdad absoluta.</text:span></text:span></text:p>
      <text:p text:style-name="P164">Eso requiere coraje.</text:p>
      <text:p text:style-name="P164">Y con ese coraje, has creado una nueva opción. Una nueva voz interna.</text:p>
      <text:p text:style-name="P164">Una voz que dice: "Estoy a salvo. Puedo manejar esto."</text:p>
      <text:p text:style-name="P164">Esa voz se hará más fuerte cada día que la practiques.</text:p>
      <text:p text:style-name="P7"/>
      <text:h text:style-name="P5" text:outline-level="2">Resumen del Capítulo 8</text:h>
      <text:p text:style-name="Text_20_body"><text:span text:style-name="T14">✅ </text:span><text:span text:style-name="Strong_20_Emphasis"><text:span text:style-name="T14">Aprendiste:</text:span></text:span><text:span text:style-name="T14"> Que tu Etiqueta de Alarma es una OPINIÓN, no un HECHO</text:span></text:p>
      <text:p text:style-name="Text_20_body"><text:span text:style-name="T14">✅ </text:span><text:span text:style-name="Strong_20_Emphasis"><text:span text:style-name="T14">Practicaste:</text:span></text:span><text:span text:style-name="T14"> Cuestionar tu Etiqueta con la Pregunta de Oro (evidencia)</text:span></text:p>
      <text:p text:style-name="Text_20_body"><text:span text:style-name="T14">✅ </text:span><text:span text:style-name="Strong_20_Emphasis"><text:span text:style-name="T14">Creaste:</text:span></text:span><text:span text:style-name="T14"> Una Etiqueta Alternativa realista, calmante y corta</text:span></text:p>
      <text:p text:style-name="Text_20_body"><text:span text:style-name="T14">✅ </text:span><text:span text:style-name="Strong_20_Emphasis"><text:span text:style-name="T14">Aplicaste:</text:span></text:span><text:span text:style-name="T14"> El Reemplazo Activo cada vez que la alarma se disparó</text:span></text:p>
      <text:p text:style-name="Text_20_body"><text:span text:style-name="T14">✅ </text:span><text:span text:style-name="Strong_20_Emphasis"><text:span text:style-name="T14">Próximo paso:</text:span></text:span><text:span text:style-name="T14"> Capítulo 9 - Enfrentando las situaciones que has evitado</text:span></text:p>
      <text:p text:style-name="P24"/>
      <text:h text:style-name="P6" text:outline-level="3"><text:s/>Referencias del Capítulo 8</text:h>
      <text:list text:style-name="L267">
        <text:list-item>
          <text:p text:style-name="P17"><text:span text:style-name="T14">Beck, A. T. (1979). </text:span><text:span text:style-name="Emphasis"><text:span text:style-name="T14">Cognitive therapy and the emotional disorders</text:span></text:span><text:span text:style-name="T14">. Meridian.</text:span></text:p>
        </text:list-item>
        <text:list-item>
          <text:p text:style-name="P17"><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list-item>
        <text:list-item>
          <text:p text:style-name="P17"><text:span text:style-name="T14">Jastreboff, P. J., &amp; Jastreboff, M. M. (2000). Tinnitus retraining therapy (TRT) as a method for treatment of tinnitus and hyperacusis patients. </text:span><text:span text:style-name="Emphasis"><text:span text:style-name="T14">Journal of the American Academy of Audiology, 11</text:span></text:span><text:span text:style-name="T14">(3), 162–177.</text:span></text:p>
          <text:p text:style-name="P26"/>
          <text:p text:style-name="P26"/>
        </text:list-item>
      </text:list>
      <text:h text:style-name="P3" text:outline-level="1">Capítulo 9: Enfrentando Lo Que Has Evitado</text:h>
      <text:h text:style-name="P5" text:outline-level="2">El Costo Invisible de Huir del Silencio</text:h>
      <text:p text:style-name="P164">Si has llegado hasta aquí, ya has logrado dos victorias enormes:</text:p>
      <text:list text:style-name="L169">
        <text:list-item>
          <text:p text:style-name="P98"><text:span text:style-name="Strong_20_Emphasis"><text:span text:style-name="T14">Semana 3:</text:span></text:span><text:span text:style-name="T14"> Identificaste tu Etiqueta de Alarma (Cap 7) </text:span></text:p>
        </text:list-item>
        <text:list-item>
          <text:p text:style-name="P97"><text:span text:style-name="Strong_20_Emphasis"><text:span text:style-name="T14">Semana 4:</text:span></text:span><text:span text:style-name="T14"> Aprendiste a cuestionarla y reemplazarla (Cap 8) </text:span></text:p>
        </text:list-item>
      </text:list>
      <text:p text:style-name="P164">Ahora viene el paso más difícil, pero también el más liberador:</text:p>
      <text:p text:style-name="Text_20_body"><text:span text:style-name="Strong_20_Emphasis"><text:span text:style-name="T14">Dejar de huir.</text:span></text:span></text:p>
      <text:p text:style-name="P164">En este capítulo aprenderás a recuperar los espacios y situaciones que has estado evitando por miedo al tinnitus.</text:p>
      <text:p text:style-name="P164">Y lo harás de forma gradual, segura y científicamente probada.</text:p>
      <text:p text:style-name="P7"/>
      <text:h text:style-name="P5" text:outline-level="2">La Historia de Miguel</text:h>
      <text:p text:style-name="Text_20_body"><text:span text:style-name="Strong_20_Emphasis"><text:span text:style-name="T14">Miguel, 52 años, arquitecto:</text:span></text:span></text:p>
      <text:p text:style-name="P164">"Después de que empezó el tinnitus, dejé de hacer muchas cosas sin darme cuenta.</text:p>
      <text:p text:style-name="P164">Dejé de leer antes de dormir (solo veía TV con volumen alto). Dejé de ir a restaurantes tranquilos con mi esposa. Dejé de trabajar en mi estudio en casa porque el silencio me hacía 'escuchar más' el zumbido. Siempre tenía música o podcasts sonando.</text:p>
      <text:p text:style-name="P164">Un día mi esposa me preguntó: '¿Por qué ya nunca vamos a ese café que te gustaba?' Y me di cuenta: había construido mi vida entera alrededor de evitar el silencio.</text:p>
      <text:p text:style-name="P164">Pensé que me estaba protegiendo. Pero en realidad, le estaba enviando un mensaje a mi cerebro: 'El silencio es peligroso. Necesito huir.'</text:p>
      <text:p text:style-name="P164">Cuando hice el ejercicio de este capítulo—empezando con solo 5 minutos de silencio en mi estudio—fue aterrador. Pero también fue revelador. El zumbido estaba ahí, sí. Pero nada malo pasó. No me volví loco. No colapsé.</text:p>
      <text:p text:style-name="P164">Y cada vez que lo repetía, el miedo disminuía un poco más. Ahora leo antes de dormir. Voy a ese café. Trabajo en mi estudio.</text:p>
      <text:p text:style-name="P164">El zumbido no desapareció. Pero recuperé mi vida."</text:p>
      <text:p text:style-name="P7"/>
      <text:h text:style-name="P5" text:outline-level="2">Lo Que Vas a Lograr Esta Semana</text:h>
      <text:p text:style-name="P164">Al terminar esta semana (Semana 5 del programa), podrás:</text:p>
      <text:list text:style-name="L170">
        <text:list-item>
          <text:p text:style-name="P100"><text:soft-page-break/><text:span text:style-name="Strong_20_Emphasis"><text:span text:style-name="T14">Identificar qué situaciones has estado evitando</text:span></text:span><text:span text:style-name="T14"> por el tinnitus </text:span></text:p>
        </text:list-item>
        <text:list-item>
          <text:p text:style-name="P100"><text:span text:style-name="Strong_20_Emphasis"><text:span text:style-name="T14">Crear tu Escalera de Exposición personal</text:span></text:span><text:span text:style-name="T14"> (de lo más fácil a lo más difícil) </text:span></text:p>
        </text:list-item>
        <text:list-item>
          <text:p text:style-name="P99"><text:span text:style-name="Strong_20_Emphasis"><text:span text:style-name="T14">Completar tu primer escalón</text:span></text:span><text:span text:style-name="T14"> de exposición exitosa </text:span></text:p>
        </text:list-item>
      </text:list>
      <text:p text:style-name="Text_20_body"><text:span text:style-name="Strong_20_Emphasis"><text:span text:style-name="T14">No vamos a "vencer el tinnitus" enfrentándolo.</text:span></text:span></text:p>
      <text:p text:style-name="Text_20_body"><text:span text:style-name="Strong_20_Emphasis"><text:span text:style-name="T14">Vamos a enseñarle a tu cerebro que el silencio es SEGURO, incluso con el zumbido presente.</text:span></text:span></text:p>
      <text:p text:style-name="P7"/>
      <text:h text:style-name="P5" text:outline-level="2">El Descubrimiento Sobre la Evitación</text:h>
      <text:p text:style-name="P164">Cuando algo nos asusta, el instinto natural es evitarlo. Es un mecanismo de supervivencia básico.</text:p>
      <text:p text:style-name="Text_20_body"><text:span text:style-name="Strong_20_Emphasis"><text:span text:style-name="T14">Si hay un tigre → Huye → Sobrevives</text:span></text:span></text:p>
      <text:p text:style-name="P164">Esto funciona perfectamente... para tigres.</text:p>
      <text:p text:style-name="P164">Pero con el tinnitus, la ecuación es diferente:</text:p>
      <text:p text:style-name="Text_20_body"><text:span text:style-name="Strong_20_Emphasis"><text:span text:style-name="T14">Si hay zumbido → Evitas el silencio → Tu cerebro aprende: "¡El silencio ES peligroso!"</text:span></text:span></text:p>
      <text:p text:style-name="P164">Y cada vez que evitas, <text:s/>refuerzas esa alarma. [ Andersson &amp; Kaldo, 2004]</text:p>
      <text:p text:style-name="P7"/>
      <text:h text:style-name="P5" text:outline-level="2">El Círculo Vicioso de la Evitación</text:h>
      <text:p text:style-name="P164">Déjame mostrarte cómo funciona este círculo:</text:p>
      <text:p text:style-name="Text_20_body"><text:span text:style-name="Strong_20_Emphasis"><text:span text:style-name="T14">1. Sientes el zumbido en el silencio</text:span></text:span><text:span text:style-name="T14"> ↓<text:line-break/></text:span><text:span text:style-name="Strong_20_Emphasis"><text:span text:style-name="T14">2. Tu Etiqueta de Alarma se dispara</text:span></text:span><text:span text:style-name="T14"> ("No puedo soportar esto") ↓<text:line-break/></text:span><text:span text:style-name="Strong_20_Emphasis"><text:span text:style-name="T14">3. Sientes ansiedad intensa</text:span></text:span><text:span text:style-name="T14"> ↓<text:line-break/></text:span><text:span text:style-name="Strong_20_Emphasis"><text:span text:style-name="T14">4. Evitas el silencio</text:span></text:span><text:span text:style-name="T14"> (enciendes TV, radio, sales de la habitación) ↓<text:line-break/></text:span><text:span text:style-name="Strong_20_Emphasis"><text:span text:style-name="T14">5. La ansiedad baja INMEDIATAMENTE</text:span></text:span><text:span text:style-name="T14"> ↓<text:line-break/></text:span><text:span text:style-name="Strong_20_Emphasis"><text:span text:style-name="T14">6. Tu cerebro aprende:</text:span></text:span><text:span text:style-name="T14"> "Evitar = Alivio. ¡Sigue evitando!" ↓<text:line-break/></text:span><text:span text:style-name="Strong_20_Emphasis"><text:span text:style-name="T14">7. La próxima vez, evitas más rápido</text:span></text:span><text:span text:style-name="T14"> ↓<text:line-break/></text:span><text:span text:style-name="Strong_20_Emphasis"><text:span text:style-name="T14">8. Tu mundo se hace más pequeño</text:span></text:span></text:p>
      <text:p text:style-name="Text_20_body"><text:span text:style-name="Strong_20_Emphasis"><text:span text:style-name="T14">Resultado final:</text:span></text:span><text:span text:style-name="T14"> El alivio temporal se convierte en una prisión a largo plazo.</text:span></text:p>
      <text:p text:style-name="Text_20_body"><text:span text:style-name="T14">Este ciclo se llama </text:span><text:span text:style-name="Strong_20_Emphasis"><text:span text:style-name="T14"><text:s/>orzamiento negativo</text:span></text:span><text:span text:style-name="T14"> en psicología. Y es la razón por la que la ansiedad se fortalece con la evitación. [ <text:s text:c="3"/>Jastreboff &amp; Hazell, 1993]</text:span></text:p>
      <text:p text:style-name="P7"/>
      <text:h text:style-name="P5" text:outline-level="2">La Diferencia Entre Evitación y Enmascaramiento Funcional</text:h>
      <text:p text:style-name="P164">Antes de seguir, necesitamos aclarar algo importante porque genera mucha confusión:</text:p>
      <text:p text:style-name="Text_20_body"><text:span text:style-name="Strong_20_Emphasis"><text:span text:style-name="T14">EVITACIÓN DISFUNCIONAL</text:span></text:span><text:span text:style-name="T14"> (lo que queremos eliminar):</text:span></text:p>
      <text:list text:style-name="L171">
        <text:list-item>
          <text:p text:style-name="P399"><text:soft-page-break/>Nunca estar en silencio por miedo al tinnitus </text:p>
        </text:list-item>
        <text:list-item>
          <text:p text:style-name="P399">Usar sonido a volumen ALTO para "borrar" completamente el zumbido </text:p>
        </text:list-item>
        <text:list-item>
          <text:p text:style-name="P399">Abandonar actividades que antes disfrutabas (lectura, conversaciones tranquilas, meditación) </text:p>
        </text:list-item>
        <text:list-item>
          <text:p text:style-name="P101"><text:span text:style-name="Strong_20_Emphasis"><text:span text:style-name="T14">Mensaje al cerebro:</text:span></text:span><text:span text:style-name="T14"> "El tinnitus es una amenaza. Debo huir siempre." </text:span></text:p>
        </text:list-item>
      </text:list>
      <text:p text:style-name="Text_20_body"><text:span text:style-name="Strong_20_Emphasis"><text:span text:style-name="T14">ENMASCARAMIENTO FUNCIONAL</text:span></text:span><text:span text:style-name="T14"> (herramienta legítima):</text:span></text:p>
      <text:list text:style-name="L172">
        <text:list-item>
          <text:p text:style-name="P400">Usar sonido ambiental SUAVE cuando necesitas concentrarte o dormir </text:p>
        </text:list-item>
        <text:list-item>
          <text:p text:style-name="P400">El volumen es PARCIAL (todavía puedes escuchar el tinnitus si prestas atención) </text:p>
        </text:list-item>
        <text:list-item>
          <text:p text:style-name="P400">No reemplaza el trabajo cognitivo (Caps 7-8), lo COMPLEMENTA </text:p>
        </text:list-item>
        <text:list-item>
          <text:p text:style-name="P102"><text:span text:style-name="Strong_20_Emphasis"><text:span text:style-name="T14">Mensaje al cerebro:</text:span></text:span><text:span text:style-name="T14"> "Estoy creando un ambiente cómodo para funcionar, no huyendo del sonido." </text:span></text:p>
        </text:list-item>
      </text:list>
      <text:p text:style-name="Text_20_body"><text:span text:style-name="Strong_20_Emphasis"><text:span text:style-name="T14">Ejemplo práctico:</text:span></text:span></text:p>
      <text:p text:style-name="Text_20_body"><text:span text:style-name="T14">❌ </text:span><text:span text:style-name="Strong_20_Emphasis"><text:span text:style-name="T14">Evitación:</text:span></text:span><text:span text:style-name="T14"> "Necesito la TV prendida 24/7 porque no puedo tolerar escuchar el zumbido"</text:span></text:p>
      <text:p text:style-name="Text_20_body"><text:span text:style-name="T14">✅ </text:span><text:span text:style-name="Strong_20_Emphasis"><text:span text:style-name="T14">Enmascaramiento funcional:</text:span></text:span><text:span text:style-name="T14"> "Voy a usar sonido de lluvia suave mientras trabajo para reducir el contraste, pero haré 10 minutos de silencio antes de dormir para practicar exposición"</text:span></text:p>
      <text:p text:style-name="Text_20_body"><text:span text:style-name="Strong_20_Emphasis"><text:span text:style-name="T14">¿Ves la diferencia?</text:span></text:span><text:span text:style-name="T14"> La intención y el uso determinan si es evitación o herramienta.</text:span></text:p>
      <text:p text:style-name="P7"/>
      <text:h text:style-name="P5" text:outline-level="2">Tu Tarea Esta Semana: La Escalera de Exposición</text:h>
      <text:p text:style-name="P164">La exposición gradual es la única forma comprobada de desactivar el miedo. [Jastreboff, 2015]</text:p>
      <text:p text:style-name="Text_20_body"><text:span text:style-name="Strong_20_Emphasis"><text:span text:style-name="T14">No vamos a tirarte a una habitación silenciosa durante horas.</text:span></text:span><text:span text:style-name="T14"> Eso sería traumático y contraproducente.</text:span></text:p>
      <text:p text:style-name="P164">Vamos a construir una escalera personalizada donde cada escalón es un poco más desafiante que el anterior.</text:p>
      <text:p text:style-name="P7"/>
      <text:h text:style-name="P5" text:outline-level="2">Paso 1: Identifica Qué Has Estado Evitando</text:h>
      <text:p text:style-name="P164">Usa esta lista de verificación para identificar tus conductas de evitación:</text:p>
      <text:h text:style-name="Heading_20_3" text:outline-level="3"><text:span text:style-name="Strong_20_Emphasis"><text:span text:style-name="T14">Situaciones Comunes de Evitación:</text:span></text:span></text:h>
      <text:p text:style-name="P164">□ Estar en una habitación completamente silenciosa</text:p>
      <text:p text:style-name="P164">□ Leer o trabajar sin música/TV de fondo</text:p>
      <text:p text:style-name="P164">□ Ir a la cama sin sonido de enmascaramiento</text:p>
      <text:p text:style-name="P164">□ Asistir a restaurantes o cafés tranquilos</text:p>
      <text:p text:style-name="P164">□ Participar en conversaciones uno-a-uno en ambientes callados</text:p>
      <text:p text:style-name="P164"><text:soft-page-break/>□ Meditar o hacer ejercicios de respiración</text:p>
      <text:p text:style-name="P164">□ Ir a bibliotecas, museos u otros espacios silenciosos</text:p>
      <text:p text:style-name="P164">□ Estar solo en casa sin dispositivos electrónicos encendidos</text:p>
      <text:p text:style-name="P164">□ Manejar sin radio</text:p>
      <text:p text:style-name="P164">□ Otra: _______________________________________________</text:p>
      <text:p text:style-name="Text_20_body"><text:span text:style-name="Strong_20_Emphasis"><text:span text:style-name="T14">Marca todas las que apliquen a tu situación.</text:span></text:span></text:p>
      <text:p text:style-name="P7"/>
      <text:h text:style-name="P5" text:outline-level="2">Paso 2: Construye Tu Escalera Personal</text:h>
      <text:p text:style-name="P164">Ahora vamos a organizar esas situaciones evitadas en una escalera de 5 escalones.</text:p>
      <text:p text:style-name="Text_20_body"><text:span text:style-name="Strong_20_Emphasis"><text:span text:style-name="T14">Instrucciones:</text:span></text:span></text:p>
      <text:list text:style-name="L173">
        <text:list-item>
          <text:p text:style-name="P104"><text:span text:style-name="Strong_20_Emphasis"><text:span text:style-name="T14">Escalón 1 (El más fácil):</text:span></text:span><text:span text:style-name="T14"> La situación que te causa MENOS ansiedad, pero que normalmente evitas </text:span></text:p>
        </text:list-item>
        <text:list-item>
          <text:p text:style-name="P104"><text:span text:style-name="Strong_20_Emphasis"><text:span text:style-name="T14">Escalón 5 (El más difícil):</text:span></text:span><text:span text:style-name="T14"> La situación que te causa MÁS ansiedad </text:span></text:p>
        </text:list-item>
        <text:list-item>
          <text:p text:style-name="P103"><text:span text:style-name="Strong_20_Emphasis"><text:span text:style-name="T14">Escalones 2, 3, 4:</text:span></text:span><text:span text:style-name="T14"> Llena los intermedios en orden progresivo de dificultad </text:span></text:p>
        </text:list-item>
      </text:list>
      <text:p text:style-name="Text_20_body"><text:span text:style-name="Strong_20_Emphasis"><text:span text:style-name="T14">Para cada escalón, asigna tu nivel de ansiedad ANTICIPADA:</text:span></text:span></text:p>
      <text:list text:style-name="L174">
        <text:list-item>
          <text:p text:style-name="P401">0 = Sin ansiedad </text:p>
        </text:list-item>
        <text:list-item>
          <text:p text:style-name="P401">5 = Ansiedad moderada </text:p>
        </text:list-item>
        <text:list-item>
          <text:p text:style-name="P402">10 = Máxima ansiedad imaginable </text:p>
        </text:list-item>
      </text:list>
      <text:p text:style-name="P7"/>
      <text:h text:style-name="P5" text:outline-level="2">Ejemplo Trabajado: La Escalera de Miguel</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text:span text:style-name="T14">Escalón</text:span></text:span></text:p>
            </table:table-cell>
            <table:table-cell table:style-name="Tabla6.A1" office:value-type="string">
              <text:p text:style-name="Table_20_Heading"><text:span text:style-name="Strong_20_Emphasis"><text:span text:style-name="T14">Situación Evitada</text:span></text:span></text:p>
            </table:table-cell>
            <table:table-cell table:style-name="Tabla6.A1" office:value-type="string">
              <text:p text:style-name="Table_20_Heading"><text:span text:style-name="Strong_20_Emphasis"><text:span text:style-name="T14">Ansiedad Anticipada (0-10)</text:span></text:span></text:p>
            </table:table-cell>
          </table:table-row>
        </table:table-header-rows>
        <table:table-row>
          <table:table-cell table:style-name="Tabla6.A1" office:value-type="string">
            <text:p text:style-name="P31"><text:span text:style-name="Strong_20_Emphasis"><text:span text:style-name="T14">5</text:span></text:span><text:span text:style-name="T14"> (Más Difícil)</text:span></text:p>
          </table:table-cell>
          <table:table-cell table:style-name="Tabla6.A1" office:value-type="string">
            <text:p text:style-name="P36">Cenar con mi esposa en un restaurante tranquilo sin revisar mi teléfono</text:p>
          </table:table-cell>
          <table:table-cell table:style-name="Tabla6.A1" office:value-type="string">
            <text:p text:style-name="P36">9/10</text:p>
          </table:table-cell>
        </table:table-row>
        <table:table-row>
          <table:table-cell table:style-name="Tabla6.A1" office:value-type="string">
            <text:p text:style-name="P31"><text:span text:style-name="Strong_20_Emphasis"><text:span text:style-name="T14">4</text:span></text:span></text:p>
          </table:table-cell>
          <table:table-cell table:style-name="Tabla6.A1" office:value-type="string">
            <text:p text:style-name="P36">Trabajar en mi estudio en casa durante 30 minutos sin música</text:p>
          </table:table-cell>
          <table:table-cell table:style-name="Tabla6.A1" office:value-type="string">
            <text:p text:style-name="P36">7/10</text:p>
          </table:table-cell>
        </table:table-row>
        <table:table-row>
          <table:table-cell table:style-name="Tabla6.A1" office:value-type="string">
            <text:p text:style-name="P31"><text:span text:style-name="Strong_20_Emphasis"><text:span text:style-name="T14">3</text:span></text:span></text:p>
          </table:table-cell>
          <table:table-cell table:style-name="Tabla6.A1" office:value-type="string">
            <text:p text:style-name="P36">Leer en la cama durante 15 minutos sin TV</text:p>
          </table:table-cell>
          <table:table-cell table:style-name="Tabla6.A1" office:value-type="string">
            <text:p text:style-name="P36">6/10</text:p>
          </table:table-cell>
        </table:table-row>
        <table:table-row>
          <table:table-cell table:style-name="Tabla6.A1" office:value-type="string">
            <text:p text:style-name="P31"><text:span text:style-name="Strong_20_Emphasis"><text:span text:style-name="T14">2</text:span></text:span></text:p>
          </table:table-cell>
          <table:table-cell table:style-name="Tabla6.A1" office:value-type="string">
            <text:p text:style-name="P36">Estar sentado en la sala durante 10 minutos sin ningún dispositivo encendido</text:p>
          </table:table-cell>
          <table:table-cell table:style-name="Tabla6.A1" office:value-type="string">
            <text:p text:style-name="P36">4/10</text:p>
          </table:table-cell>
        </table:table-row>
        <table:table-row>
          <table:table-cell table:style-name="Tabla6.A1" office:value-type="string">
            <text:p text:style-name="P31"><text:span text:style-name="Strong_20_Emphasis"><text:span text:style-name="T14">1</text:span></text:span><text:span text:style-name="T14"> (Más Fácil)</text:span></text:p>
          </table:table-cell>
          <table:table-cell table:style-name="Tabla6.A1" office:value-type="string">
            <text:p text:style-name="P36">Apagar la radio durante 5 minutos mientras manejo</text:p>
          </table:table-cell>
          <table:table-cell table:style-name="Tabla6.A1" office:value-type="string">
            <text:p text:style-name="P36">3/10</text:p>
          </table:table-cell>
        </table:table-row>
      </table:table>
      <text:p text:style-name="Text_20_body"><text:span text:style-name="Strong_20_Emphasis"><text:span text:style-name="T14">Nota:</text:span></text:span><text:span text:style-name="T14"> Miguel no incluyó "dormir sin enmascaramiento" en su escalera porque ese tema se trabaja específicamente en el Capítulo 10. Tú puedes incluirlo si quieres, pero te recomiendo enfocarte primero en situaciones DIURNAS.</text:span></text:p>
      <text:p text:style-name="P7"/>
      <text:h text:style-name="P5" text:outline-level="2"><text:soft-page-break/>Tu Escalera de Exposición</text:h>
      <text:p text:style-name="P164">Ahora llena tu propia escalera:</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text:span text:style-name="Strong_20_Emphasis"><text:span text:style-name="T14">Escalón</text:span></text:span></text:p>
            </table:table-cell>
            <table:table-cell table:style-name="Tabla7.A1" office:value-type="string">
              <text:p text:style-name="Table_20_Heading"><text:span text:style-name="Strong_20_Emphasis"><text:span text:style-name="T14">Situación Evitada</text:span></text:span></text:p>
            </table:table-cell>
            <table:table-cell table:style-name="Tabla7.A1" office:value-type="string">
              <text:p text:style-name="Table_20_Heading"><text:span text:style-name="Strong_20_Emphasis"><text:span text:style-name="T14">Ansiedad Anticipada (0-10)</text:span></text:span></text:p>
            </table:table-cell>
          </table:table-row>
        </table:table-header-rows>
        <table:table-row>
          <table:table-cell table:style-name="Tabla7.A1" office:value-type="string">
            <text:p text:style-name="Table_20_Contents"><text:span text:style-name="Strong_20_Emphasis"><text:span text:style-name="T14">5</text:span></text:span><text:span text:style-name="T14"> (Más Difícil)</text:span></text:p>
          </table:table-cell>
          <table:table-cell table:style-name="Tabla7.A1" office:value-type="string">
            <text:p text:style-name="P33"/>
          </table:table-cell>
          <table:table-cell table:style-name="Tabla7.A1" office:value-type="string">
            <text:p text:style-name="P37">/10</text:p>
          </table:table-cell>
        </table:table-row>
        <table:table-row>
          <table:table-cell table:style-name="Tabla7.A1" office:value-type="string">
            <text:p text:style-name="Table_20_Contents"><text:span text:style-name="Strong_20_Emphasis"><text:span text:style-name="T14">4</text:span></text:span></text:p>
          </table:table-cell>
          <table:table-cell table:style-name="Tabla7.A1" office:value-type="string">
            <text:p text:style-name="P33"/>
          </table:table-cell>
          <table:table-cell table:style-name="Tabla7.A1" office:value-type="string">
            <text:p text:style-name="P37">/10</text:p>
          </table:table-cell>
        </table:table-row>
        <table:table-row>
          <table:table-cell table:style-name="Tabla7.A1" office:value-type="string">
            <text:p text:style-name="Table_20_Contents"><text:span text:style-name="Strong_20_Emphasis"><text:span text:style-name="T14">3</text:span></text:span></text:p>
          </table:table-cell>
          <table:table-cell table:style-name="Tabla7.A1" office:value-type="string">
            <text:p text:style-name="P33"/>
          </table:table-cell>
          <table:table-cell table:style-name="Tabla7.A1" office:value-type="string">
            <text:p text:style-name="P37">/10</text:p>
          </table:table-cell>
        </table:table-row>
        <table:table-row table:style-name="Tabla7.5">
          <table:table-cell table:style-name="Tabla7.A1" office:value-type="string">
            <text:p text:style-name="Table_20_Contents"><text:span text:style-name="Strong_20_Emphasis"><text:span text:style-name="T14">2</text:span></text:span></text:p>
          </table:table-cell>
          <table:table-cell table:style-name="Tabla7.A1" office:value-type="string">
            <text:p text:style-name="P33"/>
          </table:table-cell>
          <table:table-cell table:style-name="Tabla7.A1" office:value-type="string">
            <text:p text:style-name="P37">/10</text:p>
          </table:table-cell>
        </table:table-row>
        <table:table-row table:style-name="Tabla7.6">
          <table:table-cell table:style-name="Tabla7.A1" office:value-type="string">
            <text:p text:style-name="Table_20_Contents"><text:span text:style-name="Strong_20_Emphasis"><text:span text:style-name="T14">1</text:span></text:span><text:span text:style-name="T14"> (Más Fácil)</text:span></text:p>
          </table:table-cell>
          <table:table-cell table:style-name="Tabla7.A1" office:value-type="string">
            <text:p text:style-name="P33"/>
          </table:table-cell>
          <table:table-cell table:style-name="Tabla7.A1" office:value-type="string">
            <text:p text:style-name="P37">/10</text:p>
          </table:table-cell>
        </table:table-row>
      </table:table>
      <text:p text:style-name="Text_20_body"><text:span text:style-name="Strong_20_Emphasis"><text:span text:style-name="T14">Criterio de calidad:</text:span></text:span><text:span text:style-name="T14"> Cada escalón debe ser ESPECÍFICO (no "estar en silencio", sino "estar en mi cocina sin TV durante 10 minutos").</text:span></text:p>
      <text:p text:style-name="P7"/>
      <text:h text:style-name="P5" text:outline-level="2">Paso 3: Practica Tu Primer Escalón Esta Semana</text:h>
      <text:p text:style-name="Text_20_body"><text:span text:style-name="Strong_20_Emphasis"><text:span text:style-name="T14">Regla de oro:</text:span></text:span><text:span text:style-name="T14"> Solo trabajas en el Escalón 1 esta semana. NO avances hasta dominarlo.</text:span></text:p>
      <text:h text:style-name="Heading_20_3" text:outline-level="3"><text:span text:style-name="Strong_20_Emphasis"><text:span text:style-name="T14">¿Qué significa "dominar" un escalón?</text:span></text:span></text:h>
      <text:p text:style-name="Text_20_body"><text:span text:style-name="Strong_20_Emphasis"><text:span text:style-name="T14">Dominar = Completar la exposición 3 veces con ansiedad MÁXIMA de 3/10 durante la exposición</text:span></text:span></text:p>
      <text:p text:style-name="Text_20_body"><text:span text:style-name="Strong_20_Emphasis"><text:span text:style-name="T14">Importante:</text:span></text:span><text:span text:style-name="T14"> No importa con qué ansiedad EMPIECES. Importa con qué ansiedad TERMINES.</text:span></text:p>
      <text:p text:style-name="Text_20_body"><text:span text:style-name="Strong_20_Emphasis"><text:span text:style-name="T14">Ejemplo:</text:span></text:span></text:p>
      <text:list text:style-name="L175">
        <text:list-item>
          <text:p text:style-name="P106"><text:span text:style-name="T14">Exposición 1: Empiezas con ansiedad 7/10 → Terminas con 5/10 = </text:span><text:span text:style-name="Strong_20_Emphasis"><text:span text:style-name="T14">NO dominado</text:span></text:span><text:span text:style-name="T14"> </text:span></text:p>
        </text:list-item>
        <text:list-item>
          <text:p text:style-name="P106"><text:span text:style-name="T14">Exposición 2: Empiezas con ansiedad 6/10 → Terminas con 4/10 = </text:span><text:span text:style-name="Strong_20_Emphasis"><text:span text:style-name="T14">NO dominado</text:span></text:span><text:span text:style-name="T14"> </text:span></text:p>
        </text:list-item>
        <text:list-item>
          <text:p text:style-name="P106"><text:span text:style-name="T14">Exposición 3: Empiezas con ansiedad 5/10 → Terminas con 3/10 = </text:span><text:span text:style-name="Strong_20_Emphasis"><text:span text:style-name="T14">NO dominado</text:span></text:span><text:span text:style-name="T14"> </text:span></text:p>
        </text:list-item>
        <text:list-item>
          <text:p text:style-name="P106"><text:span text:style-name="T14">Exposición 4: Empiezas con ansiedad 4/10 → Terminas con 2/10 = </text:span><text:span text:style-name="Strong_20_Emphasis"><text:span text:style-name="T14">SÍ dominado</text:span></text:span><text:span text:style-name="T14"> ✓ </text:span></text:p>
        </text:list-item>
        <text:list-item>
          <text:p text:style-name="P106"><text:span text:style-name="T14">Exposición 5: Empiezas con ansiedad 3/10 → Terminas con 2/10 = </text:span><text:span text:style-name="Strong_20_Emphasis"><text:span text:style-name="T14">SÍ dominado</text:span></text:span><text:span text:style-name="T14"> ✓ </text:span></text:p>
        </text:list-item>
        <text:list-item>
          <text:p text:style-name="P105"><text:span text:style-name="T14">Exposición 6: Empiezas con ansiedad 3/10 → Terminas con 3/10 = </text:span><text:span text:style-name="Strong_20_Emphasis"><text:span text:style-name="T14">SÍ dominado</text:span></text:span><text:span text:style-name="T14"> ✓ </text:span></text:p>
        </text:list-item>
      </text:list>
      <text:p text:style-name="Text_20_body"><text:span text:style-name="Strong_20_Emphasis"><text:span text:style-name="T14">3 exposiciones exitosas = Escalón dominado = Listo para avanzar al Escalón 2</text:span></text:span></text:p>
      <text:p text:style-name="P7"/>
      <text:h text:style-name="P5" text:outline-level="2">Instrucciones Paso a Paso Para Cada Exposición</text:h>
      <text:h text:style-name="Heading_20_3" text:outline-level="3"><text:span text:style-name="Strong_20_Emphasis"><text:span text:style-name="T14">ANTES de la exposición:</text:span></text:span></text:h>
      <text:list text:style-name="L176">
        <text:list-item>
          <text:p text:style-name="P107"><text:span text:style-name="Strong_20_Emphasis"><text:span text:style-name="T14">Revisa tu Etiqueta Alternativa del Cap 8</text:span></text:span><text:span text:style-name="T14"> </text:span></text:p>
          <text:list>
            <text:list-item>
              <text:p text:style-name="P403">Escríbela en un papel que puedas tener cerca durante la exposición </text:p>
            </text:list-item>
          </text:list>
        </text:list-item>
        <text:list-item>
          <text:p text:style-name="P107"><text:span text:style-name="Strong_20_Emphasis"><text:span text:style-name="T14">Establece un tiempo límite claro</text:span></text:span><text:span text:style-name="T14"> </text:span></text:p>
          <text:list>
            <text:list-item>
              <text:p text:style-name="P403">Si tu Escalón 1 es "5 minutos sin radio en el carro", pon un timer de 5 minutos </text:p>
            </text:list-item>
            <text:list-item>
              <text:p text:style-name="P403">NO alargues ni acortes el tiempo durante la exposición </text:p>
            </text:list-item>
          </text:list>
        </text:list-item>
        <text:list-item>
          <text:p text:style-name="P107"><text:span text:style-name="Strong_20_Emphasis"><text:span text:style-name="T14">Respira 3 veces profundo</text:span></text:span><text:span text:style-name="T14"> </text:span></text:p>
          <text:list>
            <text:list-item>
              <text:p text:style-name="P404"><text:soft-page-break/>Inhala 4 segundos, exhala 6 segundos (x3) </text:p>
            </text:list-item>
          </text:list>
        </text:list-item>
      </text:list>
      <text:p text:style-name="P7"/>
      <text:h text:style-name="Heading_20_3" text:outline-level="3"><text:span text:style-name="Strong_20_Emphasis"><text:span text:style-name="T14">DURANTE la exposición:</text:span></text:span></text:h>
      <text:list text:style-name="L177">
        <text:list-item>
          <text:p text:style-name="P108"><text:span text:style-name="Strong_20_Emphasis"><text:span text:style-name="T14">Espera la Etiqueta de Alarma</text:span></text:span><text:span text:style-name="T14"> </text:span></text:p>
          <text:list>
            <text:list-item>
              <text:p text:style-name="P405">Tu cerebro QUERRÁ disparar el pánico. Es normal. </text:p>
            </text:list-item>
          </text:list>
        </text:list-item>
        <text:list-item>
          <text:p text:style-name="P108"><text:span text:style-name="Strong_20_Emphasis"><text:span text:style-name="T14">Usa el Reemplazo Activo del Cap 8</text:span></text:span><text:span text:style-name="T14"> </text:span></text:p>
          <text:list>
            <text:list-item>
              <text:p text:style-name="P405">Reconoce la Etiqueta de Alarma: "Ahí está mi pensamiento catastrófico" </text:p>
            </text:list-item>
            <text:list-item>
              <text:p text:style-name="P405">Repite tu Etiqueta Alternativa: "Es solo un sonido. Estoy a salvo." </text:p>
            </text:list-item>
            <text:list-item>
              <text:p text:style-name="P405">Redirige tu atención a algo neutral (tu respiración, tus manos, el paisaje) </text:p>
            </text:list-item>
          </text:list>
        </text:list-item>
        <text:list-item>
          <text:p text:style-name="P108"><text:span text:style-name="Strong_20_Emphasis"><text:span text:style-name="T14">NO huyas antes del tiempo límite</text:span></text:span><text:span text:style-name="T14"> </text:span></text:p>
          <text:list>
            <text:list-item>
              <text:p text:style-name="P405">Incluso si la ansiedad sube a 8/10, quédate </text:p>
            </text:list-item>
            <text:list-item>
              <text:p text:style-name="P405">La ansiedad SIEMPRE baja si te quedas </text:p>
            </text:list-item>
            <text:list-item>
              <text:p text:style-name="P405">Huir <text:s/>refuerza el miedo </text:p>
            </text:list-item>
          </text:list>
        </text:list-item>
        <text:list-item>
          <text:p text:style-name="P108"><text:span text:style-name="Strong_20_Emphasis"><text:span text:style-name="T14">Si la ansiedad es intolerable (9-10/10):</text:span></text:span><text:span text:style-name="T14"> </text:span></text:p>
          <text:list>
            <text:list-item>
              <text:p text:style-name="P405">Está bien terminar la exposición temprano </text:p>
            </text:list-item>
            <text:list-item>
              <text:p text:style-name="P405">NO cuentes esto como un "fracaso" </text:p>
            </text:list-item>
            <text:list-item>
              <text:p text:style-name="P406">Significa que necesitas un Escalón 1 más fácil (reduce el tiempo o la intensidad) </text:p>
            </text:list-item>
          </text:list>
        </text:list-item>
      </text:list>
      <text:p text:style-name="P7"/>
      <text:h text:style-name="Heading_20_3" text:outline-level="3"><text:span text:style-name="Strong_20_Emphasis"><text:span text:style-name="T14">DESPUÉS de la exposición:</text:span></text:span></text:h>
      <text:list text:style-name="L178">
        <text:list-item>
          <text:p text:style-name="P109"><text:span text:style-name="Strong_20_Emphasis"><text:span text:style-name="T14">Registra tu experiencia inmediatamente</text:span></text:span><text:span text:style-name="T14"> (usa la tabla de abajo) </text:span></text:p>
        </text:list-item>
        <text:list-item>
          <text:p text:style-name="P109"><text:span text:style-name="Strong_20_Emphasis"><text:span text:style-name="T14">Felicítate—en serio</text:span></text:span><text:span text:style-name="T14"> </text:span></text:p>
          <text:list>
            <text:list-item>
              <text:p text:style-name="P407">Acabas de hacer algo que tu cerebro te decía que era "imposible" </text:p>
            </text:list-item>
            <text:list-item>
              <text:p text:style-name="P408">Ese es un acto de valentía, sin importar cómo salió </text:p>
            </text:list-item>
          </text:list>
        </text:list-item>
      </text:list>
      <text:p text:style-name="P7"/>
      <text:h text:style-name="P5" text:outline-level="2">Tabla de Registro de Exposición (Escalón 1)</text:h>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header-rows>
          <table:table-row>
            <table:table-cell table:style-name="Tabla8.A1" office:value-type="string">
              <text:p text:style-name="Table_20_Heading"><text:span text:style-name="Strong_20_Emphasis"><text:span text:style-name="T14">Intento #</text:span></text:span></text:p>
            </table:table-cell>
            <table:table-cell table:style-name="Tabla8.A1" office:value-type="string">
              <text:p text:style-name="Table_20_Heading"><text:span text:style-name="Strong_20_Emphasis"><text:span text:style-name="T14">Fecha/Hora</text:span></text:span></text:p>
            </table:table-cell>
            <table:table-cell table:style-name="Tabla8.A1" office:value-type="string">
              <text:p text:style-name="Table_20_Heading"><text:span text:style-name="Strong_20_Emphasis"><text:span text:style-name="T14">Ansiedad INICIO (0-10)</text:span></text:span></text:p>
            </table:table-cell>
            <table:table-cell table:style-name="Tabla8.A1" office:value-type="string">
              <text:p text:style-name="Table_20_Heading"><text:span text:style-name="Strong_20_Emphasis"><text:span text:style-name="T14">Ansiedad FINAL (0-10)</text:span></text:span></text:p>
            </table:table-cell>
            <table:table-cell table:style-name="Tabla8.A1" office:value-type="string">
              <text:p text:style-name="Table_20_Heading"><text:span text:style-name="Strong_20_Emphasis"><text:span text:style-name="T14">¿Usé mi Etiqueta Alternativa?</text:span></text:span></text:p>
            </table:table-cell>
            <table:table-cell table:style-name="Tabla8.A1" office:value-type="string">
              <text:p text:style-name="Table_20_Heading"><text:span text:style-name="Strong_20_Emphasis"><text:span text:style-name="T14">¿Dominado? (Final ≤3)</text:span></text:span></text:p>
            </table:table-cell>
          </table:table-row>
        </table:table-header-rows>
        <table:table-row>
          <table:table-cell table:style-name="Tabla8.A1" office:value-type="string">
            <text:p text:style-name="P35">1</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row>
          <table:table-cell table:style-name="Tabla8.A1" office:value-type="string">
            <text:p text:style-name="P35">2</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row>
          <table:table-cell table:style-name="Tabla8.A1" office:value-type="string">
            <text:p text:style-name="P35">3</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row>
          <table:table-cell table:style-name="Tabla8.A1" office:value-type="string">
            <text:p text:style-name="P35">4</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row>
          <table:table-cell table:style-name="Tabla8.A1" office:value-type="string">
            <text:p text:style-name="P35">5</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row>
          <table:table-cell table:style-name="Tabla8.A1" office:value-type="string">
            <text:p text:style-name="P35">6</text:p>
          </table:table-cell>
          <table:table-cell table:style-name="Tabla8.A1" office:value-type="string">
            <text:p text:style-name="P32"/>
          </table:table-cell>
          <table:table-cell table:style-name="Tabla8.A1" office:value-type="string">
            <text:p text:style-name="P37">/10</text:p>
          </table:table-cell>
          <table:table-cell table:style-name="Tabla8.A1" office:value-type="string">
            <text:p text:style-name="P37">/10</text:p>
          </table:table-cell>
          <table:table-cell table:style-name="Tabla8.A1" office:value-type="string">
            <text:p text:style-name="P36">Sí / No</text:p>
          </table:table-cell>
          <table:table-cell table:style-name="Tabla8.A1" office:value-type="string">
            <text:p text:style-name="P36">Sí / No</text:p>
          </table:table-cell>
        </table:table-row>
      </table:table>
      <text:p text:style-name="Text_20_body"><text:span text:style-name="Strong_20_Emphasis"><text:span text:style-name="T14">Meta:</text:span></text:span><text:span text:style-name="T14"> 3 intentos con "Sí" en la columna "¿Dominado?"</text:span></text:p>
      <text:p text:style-name="P7"/>
      <text:h text:style-name="P5" text:outline-level="2"><text:soft-page-break/>Instrucciones de Frecuencia</text:h>
      <text:p text:style-name="Text_20_body"><text:span text:style-name="Strong_20_Emphasis"><text:span text:style-name="T14">¿Cuántas exposiciones debo hacer esta semana?</text:span></text:span></text:p>
      <text:p text:style-name="Text_20_body"><text:span text:style-name="Strong_20_Emphasis"><text:span text:style-name="T14">Ideal:</text:span></text:span><text:span text:style-name="T14"> 1 exposición al día (7 total en la semana)</text:span></text:p>
      <text:p text:style-name="Text_20_body"><text:span text:style-name="Strong_20_Emphasis"><text:span text:style-name="T14">Mínimo:</text:span></text:span><text:span text:style-name="T14"> 3 exposiciones distribuidas en días alternos</text:span></text:p>
      <text:p text:style-name="Text_20_body"><text:span text:style-name="Strong_20_Emphasis"><text:span text:style-name="T14">Máximo:</text:span></text:span><text:span text:style-name="T14"> No más de 2 exposiciones por día (tu sistema nervioso necesita tiempo para procesar)</text:span></text:p>
      <text:p text:style-name="P7"/>
      <text:h text:style-name="P5" text:outline-level="2">¿Qué Pasa Si Fallo El Escalón 1 Después de 5-6 Intentos?</text:h>
      <text:p text:style-name="P164">Si después de 5-6 intentos tu ansiedad final sigue siendo 5/10 o más, tienes 2 opciones:</text:p>
      <text:h text:style-name="Heading_20_3" text:outline-level="3"><text:span text:style-name="Strong_20_Emphasis"><text:span text:style-name="T14">Opción A: Reduce la dificultad del Escalón 1</text:span></text:span></text:h>
      <text:list text:style-name="L179">
        <text:list-item>
          <text:p text:style-name="P409">Si tu Escalón 1 era "10 minutos sin música trabajando", cámbialo a "5 minutos" </text:p>
        </text:list-item>
        <text:list-item>
          <text:p text:style-name="P410">Si era "estar en mi habitación en silencio", cámbialo a "estar en mi habitación con enmascaramiento MUY suave" </text:p>
        </text:list-item>
      </text:list>
      <text:h text:style-name="Heading_20_3" text:outline-level="3"><text:span text:style-name="Strong_20_Emphasis"><text:span text:style-name="T14">Opción B: Agrega un Escalón 0.5 (más fácil que el 1)</text:span></text:span></text:h>
      <text:list text:style-name="L180">
        <text:list-item>
          <text:p text:style-name="P411">Crea un paso intermedio aún más pequeño </text:p>
        </text:list-item>
        <text:list-item>
          <text:p text:style-name="P412">Ejemplo: Si tu Escalón 1 es "5 minutos sin radio en el carro", tu Escalón 0.5 podría ser "bajar el volumen de la radio a la mitad durante 5 minutos" </text:p>
        </text:list-item>
      </text:list>
      <text:p text:style-name="Text_20_body"><text:span text:style-name="Strong_20_Emphasis"><text:span text:style-name="T14">No hay vergüenza en ajustar.</text:span></text:span><text:span text:style-name="T14"> La escalera es TUYA. Debe ser desafiante pero no traumática.</text:span></text:p>
      <text:p text:style-name="P7"/>
      <text:h text:style-name="P5" text:outline-level="2">La Ciencia De Por Qué Funciona</text:h>
      <text:p text:style-name="P164">Cada vez que completas una exposición exitosa, estás haciendo algo revolucionario en tu cerebro:</text:p>
      <text:p text:style-name="Text_20_body"><text:span text:style-name="Strong_20_Emphasis"><text:span text:style-name="T14">Estás rompiendo la asociación entre "silencio" y "peligro".</text:span></text:span><text:span text:style-name="T14"> [ <text:s text:c="3"/>Jastreboff, 2015]</text:span></text:p>
      <text:p text:style-name="P164">Tu amígdala (el centro del miedo en tu cerebro) ha estado disparando alarmas cada vez que detecta silencio + tinnitus.</text:p>
      <text:p text:style-name="P164">Pero cuando te QUEDAS en la situación Y no pasa nada malo Y usas tu Etiqueta Alternativa... tu cerebro empieza a aprender:</text:p>
      <text:p text:style-name="P164">"Espera. Me dijeron que esto era peligroso. Pero aquí estoy. Todavía funciono. Todavía respiro. Todavía estoy a salvo."</text:p>
      <text:p text:style-name="P164">Con cada exposición, la alarma se debilita un poco más.</text:p>
      <text:p text:style-name="Text_20_body"><text:span text:style-name="T14">Esto se llama </text:span><text:span text:style-name="Strong_20_Emphasis"><text:span text:style-name="T14">extinción del miedo condicionado</text:span></text:span><text:span text:style-name="T14">. Y es exactamente el mismo proceso que se usa para tratar fobias, PTSD y otros trastornos de ansiedad. [ <text:s text:c="3"/>Craske et al., 2014]</text:span></text:p>
      <text:p text:style-name="P7"/>
      <text:h text:style-name="P5" text:outline-level="2"><text:soft-page-break/>Errores Comunes (Y Cómo Evitarlos)</text:h>
      <text:h text:style-name="Heading_20_3" text:outline-level="3"><text:span text:style-name="Strong_20_Emphasis"><text:span text:style-name="T14">Error #1: "Intenté el Escalón 3 porque el 1 parecía demasiado fácil"</text:span></text:span></text:h>
      <text:p text:style-name="Text_20_body"><text:span text:style-name="Strong_20_Emphasis"><text:span text:style-name="T14">Corrección:</text:span></text:span><text:span text:style-name="T14"> NO saltes escalones. Así es como la gente abandona el programa.</text:span></text:p>
      <text:p text:style-name="P164">Incluso si el Escalón 1 te parece "tonto" o "demasiado fácil", hazlo. Los éxitos tempranos construyen confianza.</text:p>
      <text:p text:style-name="P7"/>
      <text:h text:style-name="Heading_20_3" text:outline-level="3"><text:span text:style-name="Strong_20_Emphasis"><text:span text:style-name="T14">Error #2: "Hice mi exposición, pero estaba distraído con mi teléfono todo el tiempo"</text:span></text:span></text:h>
      <text:p text:style-name="Text_20_body"><text:span text:style-name="Strong_20_Emphasis"><text:span text:style-name="T14">Corrección:</text:span></text:span><text:span text:style-name="T14"> La exposición NO funciona si estás disociando o distrayéndote activamente.</text:span></text:p>
      <text:p text:style-name="P164">Está bien tener una tarea neutral (leer, cocinar), pero NO está bien evitar mentalmente la situación.</text:p>
      <text:p text:style-name="P7"/>
      <text:h text:style-name="Heading_20_3" text:outline-level="3"><text:span text:style-name="Strong_20_Emphasis"><text:span text:style-name="T14">Error #3: "Mi ansiedad bajó a 2/10 en el intento 1. ¿Ya dominé el escalón?"</text:span></text:span></text:h>
      <text:p text:style-name="Text_20_body"><text:span text:style-name="Strong_20_Emphasis"><text:span text:style-name="T14">Corrección:</text:span></text:span><text:span text:style-name="T14"> Excelente. Pero necesitas </text:span><text:span text:style-name="Strong_20_Emphasis"><text:span text:style-name="T14">3 intentos exitosos</text:span></text:span><text:span text:style-name="T14"> antes de avanzar.</text:span></text:p>
      <text:p text:style-name="P164">A veces el primer intento sale mejor de lo esperado (sorpresa + novedad). Los intentos 2 y 3 confirman que fue real, no suerte.</text:p>
      <text:p text:style-name="P7"/>
      <text:h text:style-name="Heading_20_3" text:outline-level="3"><text:span text:style-name="Strong_20_Emphasis"><text:span text:style-name="T14">Error #4: "Hice la exposición después de tomarme un ansiolítico"</text:span></text:span></text:h>
      <text:p text:style-name="Text_20_body"><text:span text:style-name="Strong_20_Emphasis"><text:span text:style-name="T14">Corrección:</text:span></text:span><text:span text:style-name="T14"> No cuentes exposiciones hechas bajo efecto de ansiolíticos o alcohol.</text:span></text:p>
      <text:p text:style-name="P164">¿Por qué? Porque tu cerebro necesita aprender que PUEDE manejar la situación SIN ayuda química. De lo contrario, la habituación no se consolida.</text:p>
      <text:p text:style-name="P7"/>
      <text:h text:style-name="P5" text:outline-level="2">Check-In de Progreso (Final de Semana 5)</text:h>
      <text:p text:style-name="P164">Antes de pasar al Capítulo 10, responde honestamente:</text:p>
      <text:p text:style-name="Text_20_body"><text:span text:style-name="Strong_20_Emphasis"><text:span text:style-name="T14">□ He construido mi Escalera de Exposición con 5 escalones específicos</text:span></text:span></text:p>
      <text:p text:style-name="Text_20_body"><text:span text:style-name="Strong_20_Emphasis"><text:span text:style-name="T14">□ He completado al menos 3 exposiciones al Escalón 1</text:span></text:span></text:p>
      <text:p text:style-name="Text_20_body"><text:span text:style-name="Strong_20_Emphasis"><text:span text:style-name="T14">□ He dominado el Escalón 1 (3 exposiciones con ansiedad final ≤3/10)</text:span></text:span></text:p>
      <text:p text:style-name="Text_20_body"><text:span text:style-name="Strong_20_Emphasis"><text:span text:style-name="T14">Si marcaste las 3 casillas:</text:span></text:span><text:span text:style-name="T14"> Increíble. Has demostrado a tu cerebro que puedes enfrentar lo que habías estado evitando. En la Semana 6 (Cap 10), seguirás trabajando en tu Escalera Y aprenderás a dormir mejor.</text:span></text:p>
      <text:p text:style-name="Text_20_body"><text:soft-page-break/><text:span text:style-name="Strong_20_Emphasis"><text:span text:style-name="T14">Si NO marcaste las 3 casillas:</text:span></text:span><text:span text:style-name="T14"> No pasa nada. Tómate 4-5 días más para dominar el Escalón 1. La prisa es enemiga de la habituación.</text:span></text:p>
      <text:p text:style-name="P7"/>
      <text:h text:style-name="P5" text:outline-level="2">Plan Para Las Próximas Semanas</text:h>
      <text:p text:style-name="Text_20_body"><text:span text:style-name="Strong_20_Emphasis"><text:span text:style-name="T14">Semana 6 (Cap 10):</text:span></text:span><text:span text:style-name="T14"> Trabajarás en el Escalón 2 de tu Escalera + aprenderás estrategias de sueño</text:span></text:p>
      <text:p text:style-name="Text_20_body"><text:span text:style-name="Strong_20_Emphasis"><text:span text:style-name="T14">Semana 7 (Cap 11):</text:span></text:span><text:span text:style-name="T14"> Trabajarás en el Escalón 3 + crearás tu Plan de Manejo de Picos</text:span></text:p>
      <text:p text:style-name="Text_20_body"><text:span text:style-name="Strong_20_Emphasis"><text:span text:style-name="T14">Semana 8 (Cap 12):</text:span></text:span><text:span text:style-name="T14"> Trabajarás en los Escalones 4-5 + integración final</text:span></text:p>
      <text:p text:style-name="Text_20_body"><text:span text:style-name="Strong_20_Emphasis"><text:span text:style-name="T14">Ritmo recomendado:</text:span></text:span><text:span text:style-name="T14"> 1 escalón dominado por semana. No más rápido. Tu sistema nervioso necesita tiempo para consolidar el aprendizaje.</text:span></text:p>
      <text:p text:style-name="P7"/>
      <text:h text:style-name="P5" text:outline-level="2"><text:s/><text:span text:style-name="T8">R</text:span>eflexión Final</text:h>
      <text:p text:style-name="P164">Esta semana has hecho algo extraordinario.</text:p>
      <text:p text:style-name="P164">Has dejado de huir.</text:p>
      <text:p text:style-name="P164">Has mirado al silencio—con el zumbido presente—y has dicho: "Voy a quedarme aquí. Voy a demostrar que estoy a salvo."</text:p>
      <text:p text:style-name="P164">Eso no es solo valentía. Es la esencia de la habituación.</text:p>
      <text:p text:style-name="P164">El zumbido no desapareció. Pero el miedo empezó a desvanecerse.</text:p>
      <text:p text:style-name="P164">Y cuando el miedo se va, recuperas tu libertad.</text:p>
      <text:p text:style-name="P7"/>
      <text:h text:style-name="P5" text:outline-level="2">Resumen del Capítulo 9</text:h>
      <text:p text:style-name="Text_20_body"><text:span text:style-name="T14">✅ </text:span><text:span text:style-name="Strong_20_Emphasis"><text:span text:style-name="T14">Aprendiste:</text:span></text:span><text:span text:style-name="T14"> Que la evitación <text:s/>refuerza el miedo y reduce tu mundo</text:span></text:p>
      <text:p text:style-name="Text_20_body"><text:span text:style-name="T14">✅ </text:span><text:span text:style-name="Strong_20_Emphasis"><text:span text:style-name="T14">Distinguiste:</text:span></text:span><text:span text:style-name="T14"> Entre evitación disfuncional y enmascaramiento funcional</text:span></text:p>
      <text:p text:style-name="Text_20_body"><text:span text:style-name="T14">✅ </text:span><text:span text:style-name="Strong_20_Emphasis"><text:span text:style-name="T14">Creaste:</text:span></text:span><text:span text:style-name="T14"> Tu Escalera de Exposición personalizada (5 escalones)</text:span></text:p>
      <text:p text:style-name="Text_20_body"><text:span text:style-name="T14">✅ </text:span><text:span text:style-name="Strong_20_Emphasis"><text:span text:style-name="T14">Practicaste:</text:span></text:span><text:span text:style-name="T14"> Exposición gradual al Escalón 1 (mínimo 3 intentos)</text:span></text:p>
      <text:p text:style-name="Text_20_body"><text:span text:style-name="T14">✅ </text:span><text:span text:style-name="Strong_20_Emphasis"><text:span text:style-name="T14">Dominaste:</text:span></text:span><text:span text:style-name="T14"> El Escalón 1 con ansiedad final ≤3/10</text:span></text:p>
      <text:p text:style-name="Text_20_body"><text:span text:style-name="T14">✅ </text:span><text:span text:style-name="Strong_20_Emphasis"><text:span text:style-name="T14">Próximo paso:</text:span></text:span><text:span text:style-name="T14"> Capítulo 10 - Estrategias de sueño + avance al Escalón 2</text:span></text:p>
      <text:p text:style-name="P7"/>
      <text:h text:style-name="P6" text:outline-level="3"><text:soft-page-break/>Referencias del Capítulo 9</text:h>
      <text:list text:style-name="L266">
        <text:list-item>
          <text:p text:style-name="P16"><text:span text:style-name="T14">Andersson, G., &amp; Kaldo, V. (2004). Internet-based cognitive behavioral therapy for tinnitus. </text:span><text:span text:style-name="Emphasis"><text:span text:style-name="T14">Journal of Clinical Psychology, 60</text:span></text:span><text:span text:style-name="T14">(2), 171–178. </text:span><text:a xlink:type="simple" xlink:href="https://doi.org/10.1002/jclp.10243" text:style-name="Internet_20_link" text:visited-style-name="Visited_20_Internet_20_Link"><text:span text:style-name="T14">https://doi.org/10.1002/jclp.10243</text:span></text:a></text:p>
        </text:list-item>
        <text:list-item>
          <text:p text:style-name="P16"><text:span text:style-name="T14">Craske, M. G., Treanor, M., Conway, C. C., Zbozinek, T., &amp; Vervliet, B. (2014). Maximizing exposure therapy: An inhibitory learning approach. </text:span><text:span text:style-name="Emphasis"><text:span text:style-name="T14">Behaviour Research and Therapy, 58</text:span></text:span><text:span text:style-name="T14">, 10–23. </text:span><text:a xlink:type="simple" xlink:href="https://doi.org/10.1016/j.brat.2014.04.006" text:style-name="Internet_20_link" text:visited-style-name="Visited_20_Internet_20_Link"><text:span text:style-name="T14">https://doi.org/10.1016/j.brat.2014.04.006</text:span></text:a></text:p>
        </text:list-item>
        <text:list-item>
          <text:p text:style-name="P16"><text:span text:style-name="T14">Jastreboff, P. J. (2015). 25 years of tinnitus retraining therapy. </text:span><text:span text:style-name="Emphasis"><text:span text:style-name="T14">HNO, 63</text:span></text:span><text:span text:style-name="T14">(4), 307–311. </text:span><text:a xlink:type="simple" xlink:href="https://doi.org/10.1007/s00106-014-2979-5" text:style-name="Internet_20_link" text:visited-style-name="Visited_20_Internet_20_Link"><text:span text:style-name="T14">https://doi.org/10.1007/s00106-014-2979-5</text:span></text:a></text:p>
        </text:list-item>
        <text:list-item>
          <text:p text:style-name="P16"><text:span text:style-name="T14">Jastreboff, P. J., &amp; Hazell, J. W. P. (1993). A neurophysiological approach to tinnitus: Clinical implications. </text:span><text:span text:style-name="Emphasis"><text:span text:style-name="T14">British Journal of Audiology, 27</text:span></text:span><text:span text:style-name="T14">(1), 7–17. </text:span><text:a xlink:type="simple" xlink:href="https://doi.org/10.3109/03005369309077884" text:style-name="Internet_20_link" text:visited-style-name="Visited_20_Internet_20_Link"><text:span text:style-name="T14">https://doi.org/10.3109/03005369309077884</text:span></text:a></text:p>
          <text:p text:style-name="P27"/>
        </text:list-item>
      </text:list>
      <text:h text:style-name="P3" text:outline-level="1">Capítulo 10: Recuperando Tus Noches</text:h>
      <text:h text:style-name="P5" text:outline-level="2">La Batalla Nocturna</text:h>
      <text:p text:style-name="P164">Si has llegado hasta aquí, ya tienes herramientas poderosas:</text:p>
      <text:list text:style-name="L182">
        <text:list-item>
          <text:p text:style-name="P111"><text:span text:style-name="Strong_20_Emphasis"><text:span text:style-name="T14">Semana 3:</text:span></text:span><text:span text:style-name="T14"> Identificaste tu Etiqueta de Alarma (Cap 7) </text:span></text:p>
        </text:list-item>
        <text:list-item>
          <text:p text:style-name="P111"><text:span text:style-name="Strong_20_Emphasis"><text:span text:style-name="T14">Semana 4:</text:span></text:span><text:span text:style-name="T14"> Aprendiste a cuestionarla y reemplazarla (Cap 8) </text:span></text:p>
        </text:list-item>
        <text:list-item>
          <text:p text:style-name="P110"><text:span text:style-name="Strong_20_Emphasis"><text:span text:style-name="T14">Semana 5:</text:span></text:span><text:span text:style-name="T14"> Dominaste tu primer escalón de exposición (Cap 9) </text:span></text:p>
        </text:list-item>
      </text:list>
      <text:p text:style-name="P164">Pero hay un momento del día donde todas estas herramientas se sienten más difíciles de usar:</text:p>
      <text:p text:style-name="Text_20_body"><text:span text:style-name="Strong_20_Emphasis"><text:span text:style-name="T14">La noche.</text:span></text:span></text:p>
      <text:p text:style-name="P164">Cuando apagas las luces, cuando el mundo se queda en silencio, cuando tu mente no tiene distracciones... el tinnitus puede sentirse ensordecedor. Y el pánico de "no voy a poder dormir" puede convertirse en una profecía autocumplida.</text:p>
      <text:p text:style-name="P164">En este capítulo aprenderás a romper la asociación entre "noche" y "batalla", y a crear un espacio de sueño donde el tinnitus ya no sea tu carcelero.</text:p>
      <text:p text:style-name="P7"/>
      <text:h text:style-name="P5" text:outline-level="2">La Historia de Patricia</text:h>
      <text:p text:style-name="Text_20_body"><text:span text:style-name="Strong_20_Emphasis"><text:span text:style-name="T14">Patricia, 41 años, enfermera:</text:span></text:span></text:p>
      <text:p text:style-name="P164">"Antes del tinnitus, dormía bien. Apagaba la luz y en 10 minutos estaba dormida.</text:p>
      <text:p text:style-name="P164">Pero después de que empezó el zumbido, la noche se convirtió en mi peor enemigo. Me acostaba y sentía el pánico subir. '¿Y si no puedo dormir? Mañana tengo un turno de 12 horas. Necesito dormir.'</text:p>
      <text:p text:style-name="P164">Y mientras más me desesperaba por dormir, menos podía hacerlo. Empecé a acostarme con el teléfono viendo videos hasta las 2 AM, solo para evitar el silencio. Tomaba melatonina, valeriana, a veces medio vaso de vino. Nada funcionaba consistentemente.</text:p>
      <text:p text:style-name="Text_20_body"><text:span text:style-name="T14">Lo que cambió todo fue entender esto: </text:span><text:span text:style-name="Strong_20_Emphasis"><text:span text:style-name="T14">No era el tinnitus lo que me mantenía despierta. Era mi ansiedad por el insomnio.</text:span></text:span></text:p>
      <text:p text:style-name="P164">Cuando apliqué las estrategias de este capítulo—especialmente la Regla de la Cama y el sonido ambiental suave—empecé a dormir de nuevo. No perfectamente. No todas las noches. Pero lo suficiente para recuperar mi vida.</text:p>
      <text:p text:style-name="P164">El zumbido sigue ahí cuando apago la luz. Pero ya no me da miedo la noche."</text:p>
      <text:p text:style-name="P7"/>
      <text:h text:style-name="P5" text:outline-level="2"><text:soft-page-break/>Lo Que Vas a Lograr Esta Semana</text:h>
      <text:p text:style-name="P164">Al terminar esta semana (Semana 6 del programa), podrás:</text:p>
      <text:list text:style-name="L183">
        <text:list-item>
          <text:p text:style-name="P113"><text:span text:style-name="Strong_20_Emphasis"><text:span text:style-name="T14">Identificar los hábitos nocturnos que <text:s/>refuerzan tu insomnio</text:span></text:span><text:span text:style-name="T14"> </text:span></text:p>
        </text:list-item>
        <text:list-item>
          <text:p text:style-name="P113"><text:span text:style-name="Strong_20_Emphasis"><text:span text:style-name="T14">Aplicar la Regla de la Cama</text:span></text:span><text:span text:style-name="T14"> (la estrategia más poderosa de higiene del sueño) </text:span></text:p>
        </text:list-item>
        <text:list-item>
          <text:p text:style-name="P113"><text:span text:style-name="Strong_20_Emphasis"><text:span text:style-name="T14">Usar el sonido ambiental de forma inteligente</text:span></text:span><text:span text:style-name="T14"> (enmascaramiento funcional nocturno) </text:span></text:p>
        </text:list-item>
        <text:list-item>
          <text:p text:style-name="P112"><text:span text:style-name="Strong_20_Emphasis"><text:span text:style-name="T14">Continuar trabajando en tu Escalón 2</text:span></text:span><text:span text:style-name="T14"> de exposición (del Cap 9) </text:span></text:p>
        </text:list-item>
      </text:list>
      <text:p text:style-name="Text_20_body"><text:span text:style-name="Strong_20_Emphasis"><text:span text:style-name="T14">No vamos a "eliminar" el tinnitus nocturno.</text:span></text:span></text:p>
      <text:p text:style-name="Text_20_body"><text:span text:style-name="Strong_20_Emphasis"><text:span text:style-name="T14">Vamos a eliminar la batalla mental que te mantiene despierto.</text:span></text:span></text:p>
      <text:p text:style-name="P7"/>
      <text:h text:style-name="P5" text:outline-level="2">El Descubrimiento Sobre el Insomnio y el Tinnitus</text:h>
      <text:p text:style-name="P164">Los investigadores del sueño descubrieron algo fascinante:</text:p>
      <text:p text:style-name="Text_20_body"><text:span text:style-name="Strong_20_Emphasis"><text:span text:style-name="T14">La mayoría de las personas con tinnitus que reportan "insomnio severo" en realidad PUEDEN dormir... cuando dejan de intentarlo desesperadamente.</text:span></text:span><text:span text:style-name="T14"> [ Kaldo et al., 2007]</text:span></text:p>
      <text:p text:style-name="P164">El problema no es (solo) el sonido. El problema es el ciclo de pensamientos catastróficos que se activan al acostarte:</text:p>
      <text:list text:style-name="L184">
        <text:list-item>
          <text:p text:style-name="P413">"No voy a poder dormir" </text:p>
        </text:list-item>
        <text:list-item>
          <text:p text:style-name="P413">"Mañana voy a estar destruido" </text:p>
        </text:list-item>
        <text:list-item>
          <text:p text:style-name="P413">"¿Por qué no puedo dormir como una persona normal?" </text:p>
        </text:list-item>
        <text:list-item>
          <text:p text:style-name="P414">"El zumbido está más fuerte en la noche" </text:p>
        </text:list-item>
      </text:list>
      <text:p text:style-name="P164">Estos pensamientos disparan tu sistema nervioso simpático (modo "pelea o huida"), lo cual es exactamente lo OPUESTO de lo que necesitas para dormir. [ Harvey, 2002]</text:p>
      <text:p text:style-name="Text_20_body"><text:span text:style-name="Strong_20_Emphasis"><text:span text:style-name="T14">Resultado:</text:span></text:span><text:span text:style-name="T14"> Tu cuerpo QUIERE dormir, pero tu mente lo está saboteando.</text:span></text:p>
      <text:p text:style-name="P7"/>
      <text:h text:style-name="P5" text:outline-level="2">Por Qué La Noche Es Diferente</text:h>
      <text:p text:style-name="P164">Durante el día, tienes distracciones naturales:</text:p>
      <text:list text:style-name="L185">
        <text:list-item>
          <text:p text:style-name="P415">Conversaciones </text:p>
        </text:list-item>
        <text:list-item>
          <text:p text:style-name="P415">Trabajo </text:p>
        </text:list-item>
        <text:list-item>
          <text:p text:style-name="P415">Ruido ambiental </text:p>
        </text:list-item>
        <text:list-item>
          <text:p text:style-name="P416">Movimiento </text:p>
        </text:list-item>
      </text:list>
      <text:p text:style-name="P164">Pero en la noche:</text:p>
      <text:p text:style-name="P164">✗ No hay distracciones externas<text:line-break/>✗ Tu cerebro no tiene "tareas" que hacer<text:line-break/><text:soft-page-break/>✗ El contraste entre el silencio y el tinnitus es máximo<text:line-break/>✗ Tu Etiqueta de Alarma se dispara sin competencia</text:p>
      <text:p text:style-name="Text_20_body"><text:span text:style-name="Strong_20_Emphasis"><text:span text:style-name="T14">Por eso la noche requiere estrategias específicas.</text:span></text:span></text:p>
      <text:p text:style-name="P7"/>
      <text:h text:style-name="P5" text:outline-level="2">Parte 1: Higiene del Sueño Específica Para Tinnitus</text:h>
      <text:p text:style-name="P164">La higiene del sueño estándar es importante (habitación oscura, temperatura fresca, evitar cafeína), pero la persona con tinnitus necesita reglas adicionales que desactiven la asociación entre "cama" y "batalla."</text:p>
      <text:p text:style-name="P7"/>
      <text:h text:style-name="Heading_20_3" text:outline-level="3"><text:span text:style-name="Strong_20_Emphasis"><text:span text:style-name="T14">Regla #1: La Regla de la Cama (La Más Importante)</text:span></text:span></text:h>
      <text:p text:style-name="Text_20_body"><text:span text:style-name="Strong_20_Emphasis"><text:span text:style-name="T14">Tu cama es SOLO para dormir y actividad íntima. Nada más.</text:span></text:span></text:p>
      <text:p text:style-name="P164">Esto significa:</text:p>
      <text:p text:style-name="Text_20_body"><text:span text:style-name="T14">❌ </text:span><text:span text:style-name="Strong_20_Emphasis"><text:span text:style-name="T14">Prohibido en la cama:</text:span></text:span></text:p>
      <text:list text:style-name="L186">
        <text:list-item>
          <text:p text:style-name="P417">Ver TV o videos </text:p>
        </text:list-item>
        <text:list-item>
          <text:p text:style-name="P417">Revisar redes sociales </text:p>
        </text:list-item>
        <text:list-item>
          <text:p text:style-name="P417">Trabajar en la laptop </text:p>
        </text:list-item>
        <text:list-item>
          <text:p text:style-name="P417">Leer noticias estresantes </text:p>
        </text:list-item>
        <text:list-item>
          <text:p text:style-name="P417">Preocuparte o "intentar resolver problemas" </text:p>
        </text:list-item>
        <text:list-item>
          <text:p text:style-name="P418">Pelear con el tinnitus ("¿Por qué no se calla?") </text:p>
        </text:list-item>
      </text:list>
      <text:p text:style-name="Text_20_body"><text:span text:style-name="T14">✅ </text:span><text:span text:style-name="Strong_20_Emphasis"><text:span text:style-name="T14">Permitido en la cama:</text:span></text:span></text:p>
      <text:list text:style-name="L187">
        <text:list-item>
          <text:p text:style-name="P419">Dormir </text:p>
        </text:list-item>
        <text:list-item>
          <text:p text:style-name="P419">Actividad íntima </text:p>
        </text:list-item>
        <text:list-item>
          <text:p text:style-name="P420">Leer algo ligero (solo si te relaja y tienes sueño) </text:p>
        </text:list-item>
      </text:list>
      <text:p text:style-name="P7"/>
      <text:h text:style-name="Heading_20_3" text:outline-level="3"><text:span text:style-name="Strong_20_Emphasis"><text:span text:style-name="T14">¿Por qué es tan importante?</text:span></text:span></text:h>
      <text:p text:style-name="Text_20_body"><text:span text:style-name="T14">Tu cerebro aprende por </text:span><text:span text:style-name="Strong_20_Emphasis"><text:span text:style-name="T14">asociación condicionada.</text:span></text:span><text:span text:style-name="T14"> [ <text:s text:c="3"/>Bootzin, 1972]</text:span></text:p>
      <text:p text:style-name="P164">Si usas la cama para ver videos, preocuparte y luchar contra el tinnitus, tu cerebro aprende:</text:p>
      <text:p text:style-name="Text_20_body"><text:span text:style-name="Strong_20_Emphasis"><text:span text:style-name="T14">CAMA = ACTIVACIÓN + ANSIEDAD</text:span></text:span></text:p>
      <text:p text:style-name="P164">Cada vez que te acuestas, tu sistema nervioso se enciende automáticamente esperando "batalla."</text:p>
      <text:p text:style-name="P164">Pero si SOLO usas la cama para dormir, tu cerebro aprende:</text:p>
      <text:p text:style-name="Text_20_body"><text:span text:style-name="Strong_20_Emphasis"><text:span text:style-name="T14">CAMA = SUEÑO</text:span></text:span></text:p>
      <text:p text:style-name="Text_20_body"><text:soft-page-break/><text:span text:style-name="T14">Esto se llama </text:span><text:span text:style-name="Strong_20_Emphasis"><text:span text:style-name="T14">control de estímulos</text:span></text:span><text:span text:style-name="T14"> y es la intervención conductual más efectiva para el insomnio. [ <text:s text:c="3"/>Morin et al., 2006]</text:span></text:p>
      <text:p text:style-name="P7"/>
      <text:h text:style-name="Heading_20_3" text:outline-level="3"><text:span text:style-name="Strong_20_Emphasis"><text:span text:style-name="T14">La Parte Difícil de la Regla de la Cama:</text:span></text:span></text:h>
      <text:p text:style-name="Text_20_body"><text:span text:style-name="Strong_20_Emphasis"><text:span text:style-name="T14">Si después de 20 minutos en la cama NO tienes sueño, DEBES levantarte.</text:span></text:span></text:p>
      <text:p text:style-name="P164">Sí, leíste bien. Levántate.</text:p>
      <text:p text:style-name="P164">Ve a otra habitación (sala, cocina, un sillón diferente). Haz una actividad aburrida y calmada:</text:p>
      <text:list text:style-name="L188">
        <text:list-item>
          <text:p text:style-name="P421">Leer algo poco estimulante </text:p>
        </text:list-item>
        <text:list-item>
          <text:p text:style-name="P421">Estiramientos suaves </text:p>
        </text:list-item>
        <text:list-item>
          <text:p text:style-name="P421">Doblar ropa </text:p>
        </text:list-item>
        <text:list-item>
          <text:p text:style-name="P422">Escuchar música instrumental suave </text:p>
        </text:list-item>
      </text:list>
      <text:p text:style-name="Text_20_body"><text:span text:style-name="Strong_20_Emphasis"><text:span text:style-name="T14">NO enciendas tu teléfono. NO veas pantallas.</text:span></text:span></text:p>
      <text:p text:style-name="P164">Cuando empieces a sentir sueño (bostezos, ojos pesados), regresa a la cama.</text:p>
      <text:p text:style-name="Text_20_body"><text:span text:style-name="Strong_20_Emphasis"><text:span text:style-name="T14">¿Otra vez despiertas 20 minutos después?</text:span></text:span><text:span text:style-name="T14"> Repite el proceso.</text:span></text:p>
      <text:p text:style-name="P7"/>
      <text:p text:style-name="Text_20_body"><text:span text:style-name="Strong_20_Emphasis"><text:span text:style-name="T14">"¿Pero no voy a dormir MENOS si me levanto?"</text:span></text:span></text:p>
      <text:p text:style-name="P164">Al principio, sí. Las primeras 3-5 noches pueden ser duras.</text:p>
      <text:p text:style-name="P164">Pero en 1-2 semanas, tu cerebro reaprendió que cama = sueño, no cama = ansiedad.</text:p>
      <text:p text:style-name="P164">Y empiezas a dormir mejor que en meses.</text:p>
      <text:p text:style-name="Text_20_body"><text:span text:style-name="Strong_20_Emphasis"><text:span text:style-name="T14">Este es un intercambio temporal de incomodidad por libertad a largo plazo.</text:span></text:span></text:p>
      <text:p text:style-name="P7"/>
      <text:h text:style-name="Heading_20_3" text:outline-level="3"><text:span text:style-name="Strong_20_Emphasis"><text:span text:style-name="T14">Regla #2: Tiempo de Desconexión Cognitiva (1 Hora Antes)</text:span></text:span></text:h>
      <text:p text:style-name="Text_20_body"><text:span text:style-name="T14">Una hora antes de acostarte, </text:span><text:span text:style-name="Strong_20_Emphasis"><text:span text:style-name="T14">prohíbe cualquier discusión o lectura sobre el tinnitus.</text:span></text:span></text:p>
      <text:p text:style-name="P164">Esto incluye:</text:p>
      <text:list text:style-name="L189">
        <text:list-item>
          <text:p text:style-name="P423">Googlear tratamientos </text:p>
        </text:list-item>
        <text:list-item>
          <text:p text:style-name="P423">Leer foros de tinnitus </text:p>
        </text:list-item>
        <text:list-item>
          <text:p text:style-name="P423">Hablar con tu pareja sobre "lo mal que estuvo tu día por el zumbido" </text:p>
        </text:list-item>
        <text:list-item>
          <text:p text:style-name="P424">Leer este libro (excepto el ejercicio de respiración de abajo) </text:p>
        </text:list-item>
      </text:list>
      <text:p text:style-name="Text_20_body"><text:span text:style-name="Strong_20_Emphasis"><text:span text:style-name="T14">¿Por qué?</text:span></text:span></text:p>
      <text:p text:style-name="Text_20_body"><text:span text:style-name="T14">Porque cualquier conversación o lectura sobre tinnitus </text:span><text:span text:style-name="Strong_20_Emphasis"><text:span text:style-name="T14">activa tu Etiqueta de Alarma justo antes de dormir.</text:span></text:span></text:p>
      <text:p text:style-name="P164">Es como tratar de dormir después de ver una película de terror.</text:p>
      <text:p text:style-name="P7"><text:soft-page-break/></text:p>
      <text:p text:style-name="Text_20_body"><text:span text:style-name="Strong_20_Emphasis"><text:span text:style-name="T14">¿Qué SÍ puedes hacer en esa hora?</text:span></text:span></text:p>
      <text:p text:style-name="P164">✅ Ducha tibia<text:line-break/>✅ Leer ficción ligera<text:line-break/>✅ Escuchar música relajante<text:line-break/>✅ Conversar sobre temas neutros<text:line-break/>✅ El ejercicio de respiración de abajo</text:p>
      <text:p text:style-name="P7"/>
      <text:h text:style-name="Heading_20_3" text:outline-level="3"><text:span text:style-name="Strong_20_Emphasis"><text:span text:style-name="T14">Regla #3: Anclaje al Presente (Cuando Estás en la Cama)</text:span></text:span></text:h>
      <text:p text:style-name="P164">Una vez en la cama, si el tinnitus se vuelve el foco de tu atención, usa esta secuencia:</text:p>
      <text:p text:style-name="Text_20_body"><text:span text:style-name="Strong_20_Emphasis"><text:span text:style-name="T14">1. Reconoce tu Etiqueta de Alarma</text:span></text:span><text:span text:style-name="T14"> (del Cap 8)</text:span></text:p>
      <text:list text:style-name="L190">
        <text:list-item>
          <text:p text:style-name="P425">"Ahí está mi pensamiento: 'No voy a poder dormir con este ruido'" </text:p>
        </text:list-item>
      </text:list>
      <text:p text:style-name="Text_20_body"><text:span text:style-name="Strong_20_Emphasis"><text:span text:style-name="T14">2. Reemplázala con tu Etiqueta Alternativa</text:span></text:span></text:p>
      <text:list text:style-name="L191">
        <text:list-item>
          <text:p text:style-name="P426">"Es solo un sonido. Mi cuerpo sabe cómo dormir. Voy a confiar en el proceso." </text:p>
        </text:list-item>
      </text:list>
      <text:p text:style-name="Text_20_body"><text:span text:style-name="Strong_20_Emphasis"><text:span text:style-name="T14">3. Redirige tu atención a una sensación física neutra</text:span></text:span></text:p>
      <text:list text:style-name="L192">
        <text:list-item>
          <text:p text:style-name="P427">La sensación de las sábanas en tu piel </text:p>
        </text:list-item>
        <text:list-item>
          <text:p text:style-name="P427">El peso de tu cuerpo en el colchón </text:p>
        </text:list-item>
        <text:list-item>
          <text:p text:style-name="P428">Tu respiración (sin forzarla, solo observándola) </text:p>
        </text:list-item>
      </text:list>
      <text:p text:style-name="Text_20_body"><text:span text:style-name="Strong_20_Emphasis"><text:span text:style-name="T14">No intentes "controlar" tu respiración. No intentes "vaciar tu mente". Solo observa.</text:span></text:span></text:p>
      <text:p text:style-name="Text_20_body"><text:span text:style-name="T14">Este proceso se llama </text:span><text:span text:style-name="Strong_20_Emphasis"><text:span text:style-name="T14">Anclaje al Presente</text:span></text:span><text:span text:style-name="T14"> y es una forma suave de mindfulness diseñada específicamente para el insomnio. [Ong et al., 2014]</text:span></text:p>
      <text:p text:style-name="P7"/>
      <text:h text:style-name="P5" text:outline-level="2">Ejercicio de Respiración Pre-Sueño (5 Minutos)</text:h>
      <text:p text:style-name="P164">Si quieres una práctica estructurada, usa esta secuencia 10-15 minutos antes de acostarte:</text:p>
      <text:p text:style-name="Text_20_body"><text:span text:style-name="Strong_20_Emphasis"><text:span text:style-name="T14">Respiración Diafragmática Lenta (Coherencia Cardíaca):</text:span></text:span></text:p>
      <text:list text:style-name="L193">
        <text:list-item>
          <text:p text:style-name="P429">Siéntate cómodamente 10–15 minutos antes de acostarte</text:p>
        </text:list-item>
        <text:list-item>
          <text:p text:style-name="P429">Coloca una mano sobre el abdomen</text:p>
        </text:list-item>
        <text:list-item>
          <text:p text:style-name="P429">Inhala lentamente por la nariz contando hasta 5, sintiendo que el abdomen se eleva</text:p>
        </text:list-item>
        <text:list-item>
          <text:p text:style-name="P429">Exhala lentamente por la nariz contando hasta 5</text:p>
        </text:list-item>
        <text:list-item>
          <text:p text:style-name="P114"><text:span text:style-name="Strong_20_Emphasis"><text:span text:style-name="T14">Repite durante 5 minutos</text:span></text:span></text:p>
        </text:list-item>
      </text:list>
      <text:p text:style-name="Text_20_body"><text:span text:style-name="Strong_20_Emphasis"><text:span text:style-name="T14">Objetivo:</text:span></text:span><text:span text:style-name="T14"> Reducir la frecuencia cardíaca y activar el sistema nervioso parasimpático mediante respiración a aproximadamente 6 ciclos por minuto [ Laborde et al., 2017]</text:span></text:p>
      <text:p text:style-name="Text_20_body"><text:soft-page-break/><text:span text:style-name="Strong_20_Emphasis"><text:span text:style-name="T14">Nota:</text:span></text:span><text:span text:style-name="T14"> Si el conteo de 5 te resulta incómodo, puedes comenzar con 4 y extenderlo gradualmente conforme la técnica se vuelve familiar.</text:span></text:p>
      <text:p text:style-name="P7"/>
      <text:h text:style-name="P5" text:outline-level="2">Parte 2: Uso Inteligente del Sonido Ambiental Nocturno</text:h>
      <text:p text:style-name="Text_20_body"><text:span text:style-name="T14">En el Cap 9 hablamos de la diferencia entre </text:span><text:span text:style-name="Strong_20_Emphasis"><text:span text:style-name="T14">evitación disfuncional</text:span></text:span><text:span text:style-name="T14"> y </text:span><text:span text:style-name="Strong_20_Emphasis"><text:span text:style-name="T14">enmascaramiento funcional.</text:span></text:span></text:p>
      <text:p text:style-name="P164">Para el sueño, el enmascaramiento funcional es una herramienta legítima y respaldada científicamente. [ Jastreboff, 2015]</text:p>
      <text:p text:style-name="Text_20_body"><text:span text:style-name="Strong_20_Emphasis"><text:span text:style-name="T14">Pero debe usarse correctamente.</text:span></text:span></text:p>
      <text:p text:style-name="P7"/>
      <text:h text:style-name="Heading_20_3" text:outline-level="3"><text:span text:style-name="Strong_20_Emphasis"><text:span text:style-name="T14">Regla de Oro del Sonido Nocturno:</text:span></text:span></text:h>
      <text:p text:style-name="Text_20_body"><text:span text:style-name="Strong_20_Emphasis"><text:span text:style-name="T14">Volumen de Enmascaramiento PARCIAL, nunca TOTAL.</text:span></text:span></text:p>
      <text:p text:style-name="P164">Esto significa:</text:p>
      <text:p text:style-name="Text_20_body"><text:span text:style-name="T14">✅ </text:span><text:span text:style-name="Strong_20_Emphasis"><text:span text:style-name="T14">Correcto:</text:span></text:span><text:span text:style-name="T14"> El sonido ambiental está lo suficientemente alto como para que el contraste entre el silencio y el tinnitus sea menor, pero si prestas atención, TODAVÍA puedes escuchar tu tinnitus.</text:span></text:p>
      <text:p text:style-name="Text_20_body"><text:span text:style-name="T14">❌ </text:span><text:span text:style-name="Strong_20_Emphasis"><text:span text:style-name="T14">Incorrecto:</text:span></text:span><text:span text:style-name="T14"> El sonido está tan alto que "tapa" completamente el tinnitus.</text:span></text:p>
      <text:p text:style-name="P7"/>
      <text:p text:style-name="Text_20_body"><text:span text:style-name="Strong_20_Emphasis"><text:span text:style-name="T14">¿Por qué no usar enmascaramiento total?</text:span></text:span></text:p>
      <text:p text:style-name="P164">Porque le envía este mensaje a tu cerebro:</text:p>
      <text:p text:style-name="P164">"El tinnitus es TAN peligroso que necesito borrarlo por completo para estar seguro."</text:p>
      <text:p text:style-name="P164">Esto <text:s/>refuerza la Etiqueta de Alarma.</text:p>
      <text:p text:style-name="P164">En cambio, el enmascaramiento parcial dice:</text:p>
      <text:p text:style-name="P164">"El tinnitus está ahí, pero estoy creando un ambiente más cómodo para que mi cuerpo haga lo que sabe hacer: dormir."</text:p>
      <text:p text:style-name="P7"/>
      <text:h text:style-name="Heading_20_3" text:outline-level="3"><text:span text:style-name="Strong_20_Emphasis"><text:span text:style-name="T14">¿Qué Tipo de Sonido Usar?</text:span></text:span></text:h>
      <text:p text:style-name="Text_20_body"><text:span text:style-name="Strong_20_Emphasis"><text:span text:style-name="T14">Opciones efectivas:</text:span></text:span></text:p>
      <text:list text:style-name="L194">
        <text:list-item>
          <text:p text:style-name="P115"><text:span text:style-name="Strong_20_Emphasis"><text:span text:style-name="T14">Ruido blanco o ruido rosa</text:span></text:span><text:span text:style-name="T14"> </text:span></text:p>
          <text:list>
            <text:list-item>
              <text:p text:style-name="P430">Bloquea sonidos intermitentes (tráfico, vecinos) </text:p>
            </text:list-item>
            <text:list-item>
              <text:p text:style-name="P430">Muy efectivo para enmascaramiento parcial </text:p>
            </text:list-item>
          </text:list>
        </text:list-item>
        <text:list-item>
          <text:p text:style-name="P115"><text:span text:style-name="Strong_20_Emphasis"><text:span text:style-name="T14">Sonidos de la naturaleza</text:span></text:span><text:span text:style-name="T14"> </text:span></text:p>
          <text:list>
            <text:list-item>
              <text:p text:style-name="P430">Lluvia suave </text:p>
            </text:list-item>
            <text:list-item>
              <text:p text:style-name="P430"><text:soft-page-break/>Olas del mar </text:p>
            </text:list-item>
            <text:list-item>
              <text:p text:style-name="P430">Bosque nocturno </text:p>
            </text:list-item>
            <text:list-item>
              <text:p text:style-name="P430">P<text:span text:style-name="T8">ref</text:span>erir loops largos (30+ minutos) para evitar cortes abruptos </text:p>
            </text:list-item>
          </text:list>
        </text:list-item>
        <text:list-item>
          <text:p text:style-name="P115"><text:span text:style-name="Strong_20_Emphasis"><text:span text:style-name="T14">Música instrumental suave</text:span></text:span><text:span text:style-name="T14"> </text:span></text:p>
          <text:list>
            <text:list-item>
              <text:p text:style-name="P430">Solo si no tiene cambios dramáticos de volumen </text:p>
            </text:list-item>
            <text:list-item>
              <text:p text:style-name="P430">Evitar música con letra (activa la parte lingüística del cerebro) </text:p>
            </text:list-item>
          </text:list>
        </text:list-item>
        <text:list-item>
          <text:p text:style-name="P115"><text:span text:style-name="Strong_20_Emphasis"><text:span text:style-name="T14">Ventilador o purificador de aire</text:span></text:span><text:span text:style-name="T14"> </text:span></text:p>
          <text:list>
            <text:list-item>
              <text:p text:style-name="P430">Sonido constante y natural </text:p>
            </text:list-item>
            <text:list-item>
              <text:p text:style-name="P431">Beneficio adicional: circulación de aire </text:p>
            </text:list-item>
          </text:list>
        </text:list-item>
      </text:list>
      <text:p text:style-name="P7"/>
      <text:p text:style-name="Text_20_body"><text:span text:style-name="Strong_20_Emphasis"><text:span text:style-name="T14">Opciones a EVITAR:</text:span></text:span></text:p>
      <text:p text:style-name="P164">❌ Podcasts o audiolibros (activan tu cerebro cognitivamente)<text:line-break/>❌ TV de fondo (luz + estimulación excesiva)<text:line-break/>❌ Música energética o con letra</text:p>
      <text:p text:style-name="P7"/>
      <text:h text:style-name="Heading_20_3" text:outline-level="3"><text:span text:style-name="Strong_20_Emphasis"><text:span text:style-name="T14">Temporizador: El Paso Avanzado</text:span></text:span></text:h>
      <text:p text:style-name="Text_20_body"><text:span text:style-name="T14">Si tu sistema de sonido lo permite, configura un temporizador para que el sonido se apague después de </text:span><text:span text:style-name="Strong_20_Emphasis"><text:span text:style-name="T14">30-60 minutos.</text:span></text:span></text:p>
      <text:p text:style-name="Text_20_body"><text:span text:style-name="Strong_20_Emphasis"><text:span text:style-name="T14">¿Por qué?</text:span></text:span></text:p>
      <text:p text:style-name="Text_20_body"><text:span text:style-name="T14">Esto entrena a tu cerebro para </text:span><text:span text:style-name="Strong_20_Emphasis"><text:span text:style-name="T14">seguir durmiendo incluso cuando el sonido externo desaparece.</text:span></text:span></text:p>
      <text:p text:style-name="P164">Si duermes con sonido toda la noche, cada noche, tu cerebro puede volverse dependiente de él.</text:p>
      <text:p text:style-name="Text_20_body"><text:span text:style-name="Strong_20_Emphasis"><text:span text:style-name="T14">Secuencia ideal:</text:span></text:span></text:p>
      <text:list text:style-name="L195">
        <text:list-item>
          <text:p text:style-name="P117"><text:span text:style-name="Strong_20_Emphasis"><text:span text:style-name="T14">Semanas 1-4:</text:span></text:span><text:span text:style-name="T14"> Sonido toda la noche (mientras construyes las bases del Cap 7-9) </text:span></text:p>
        </text:list-item>
        <text:list-item>
          <text:p text:style-name="P117"><text:span text:style-name="Strong_20_Emphasis"><text:span text:style-name="T14">Semanas 5-8:</text:span></text:span><text:span text:style-name="T14"> Sonido con temporizador de 60 minutos </text:span></text:p>
        </text:list-item>
        <text:list-item>
          <text:p text:style-name="P116"><text:span text:style-name="Strong_20_Emphasis"><text:span text:style-name="T14">Semana 9+:</text:span></text:span><text:span text:style-name="T14"> Gradualmente reduce a 45 min, luego 30 min, luego prueba noches sin sonido </text:span></text:p>
        </text:list-item>
      </text:list>
      <text:p text:style-name="Text_20_body"><text:span text:style-name="Strong_20_Emphasis"><text:span text:style-name="T14">Nota:</text:span></text:span><text:span text:style-name="T14"> Algunas personas siempre necesitarán sonido ambiental nocturno, y eso está BIEN. No es evitación si lo usas correctamente (volumen parcial + trabajo cognitivo diurno).</text:span></text:p>
      <text:p text:style-name="P7"/>
      <text:h text:style-name="P5" text:outline-level="2">Parte 3: Registro del Sueño (Semana 6)</text:h>
      <text:p text:style-name="P164">Este registro te ayudará a identificar tus peores hábitos nocturnos y a medir tu progreso.</text:p>
      <text:p text:style-name="Text_20_body"><text:span text:style-name="Strong_20_Emphasis"><text:span text:style-name="T14">Instrucciones:</text:span></text:span></text:p>
      <text:list text:style-name="L196">
        <text:list-item>
          <text:p text:style-name="P432">Llena esta tabla cada mañana (toma 2 minutos) </text:p>
        </text:list-item>
        <text:list-item>
          <text:p text:style-name="P433">No te obsesiones con los números, solo observa patrones </text:p>
        </text:list-item>
      </text:list>
      <text:p text:style-name="P7"/>
      <text:h text:style-name="Heading_20_3" text:outline-level="3"><text:soft-page-break/><text:span text:style-name="Strong_20_Emphasis"><text:span text:style-name="T14">Mi Registro de Sueño - Semana 6</text:span></text:span></text:h>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header-rows>
          <table:table-row>
            <table:table-cell table:style-name="Tabla9.A1" office:value-type="string">
              <text:p text:style-name="Table_20_Heading"><text:span text:style-name="Strong_20_Emphasis"><text:span text:style-name="T14">Día</text:span></text:span></text:p>
            </table:table-cell>
            <table:table-cell table:style-name="Tabla9.A1" office:value-type="string">
              <text:p text:style-name="Table_20_Heading"><text:span text:style-name="Strong_20_Emphasis"><text:span text:style-name="T14">Hora de Acostarme</text:span></text:span></text:p>
            </table:table-cell>
            <table:table-cell table:style-name="Tabla9.A1" office:value-type="string">
              <text:p text:style-name="Table_20_Heading"><text:span text:style-name="Strong_20_Emphasis"><text:span text:style-name="T14">¿Cuánto tardé en Dormir?</text:span></text:span></text:p>
            </table:table-cell>
            <table:table-cell table:style-name="Tabla9.A1" office:value-type="string">
              <text:p text:style-name="Table_20_Heading"><text:span text:style-name="Strong_20_Emphasis"><text:span text:style-name="T14">¿Qué hice la HORA ANTES de acostarme?</text:span></text:span></text:p>
            </table:table-cell>
            <table:table-cell table:style-name="Tabla9.A1" office:value-type="string">
              <text:p text:style-name="Table_20_Heading"><text:span text:style-name="Strong_20_Emphasis"><text:span text:style-name="T14">Si me desperté, ¿cuál fue mi Etiqueta de Alarma (B)?</text:span></text:span></text:p>
            </table:table-cell>
            <table:table-cell table:style-name="Tabla9.A1" office:value-type="string">
              <text:p text:style-name="Table_20_Heading"><text:span text:style-name="Strong_20_Emphasis"><text:span text:style-name="T14">¿Usé sonido ambiental?</text:span></text:span></text:p>
            </table:table-cell>
          </table:table-row>
        </table:table-header-rows>
        <table:table-row>
          <table:table-cell table:style-name="Tabla9.A1" office:value-type="string">
            <text:p text:style-name="P35">Lun</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Mar</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Mié</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Jue</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Vie</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Sáb</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row>
          <table:table-cell table:style-name="Tabla9.A1" office:value-type="string">
            <text:p text:style-name="P35">Dom</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4"/>
          </table:table-cell>
          <table:table-cell table:style-name="Tabla9.A1" office:value-type="string">
            <text:p text:style-name="P36">Sí / No</text:p>
          </table:table-cell>
        </table:table-row>
      </table:table>
      <text:p text:style-name="P7"/>
      <text:h text:style-name="Heading_20_3" text:outline-level="3"><text:span text:style-name="Strong_20_Emphasis"><text:span text:style-name="T14">¿Qué Buscar en Tu Registro?</text:span></text:span></text:h>
      <text:p text:style-name="P164">Al final de la semana, revisa:</text:p>
      <text:p text:style-name="Text_20_body"><text:span text:style-name="Strong_20_Emphasis"><text:span text:style-name="T14">1. Columna "¿Qué hice la hora antes?"</text:span></text:span></text:p>
      <text:list text:style-name="L197">
        <text:list-item>
          <text:p text:style-name="P434">¿Hay un patrón? (Ej: "Cada vez que veo mi teléfono antes de dormir, tardo más en dormirme") </text:p>
        </text:list-item>
      </text:list>
      <text:p text:style-name="Text_20_body"><text:span text:style-name="Strong_20_Emphasis"><text:span text:style-name="T14">2. Columna "Etiqueta de Alarma"</text:span></text:span></text:p>
      <text:list text:style-name="L198">
        <text:list-item>
          <text:p text:style-name="P435">¿Es la misma Etiqueta que identificaste en el Cap 7? </text:p>
        </text:list-item>
        <text:list-item>
          <text:p text:style-name="P436">¿O aparecen Etiquetas nuevas específicas de la noche? </text:p>
        </text:list-item>
      </text:list>
      <text:p text:style-name="Text_20_body"><text:span text:style-name="Strong_20_Emphasis"><text:span text:style-name="T14">3. Noches "buenas" vs "malas"</text:span></text:span></text:p>
      <text:list text:style-name="L199">
        <text:list-item>
          <text:p text:style-name="P437">¿Qué tienen en común las noches donde dormiste mejor? </text:p>
        </text:list-item>
        <text:list-item>
          <text:p text:style-name="P438">¿Seguiste la Regla de la Cama esas noches? </text:p>
        </text:list-item>
      </text:list>
      <text:p text:style-name="P7"/>
      <text:h text:style-name="P5" text:outline-level="2">Parte 4: Continuando Tu Escalera de Exposición</text:h>
      <text:p text:style-name="Text_20_body"><text:span text:style-name="Strong_20_Emphasis"><text:span text:style-name="T14">Recordatorio importante:</text:span></text:span><text:span text:style-name="T14"> En la Semana 5 (Cap 9), dominaste tu Escalón 1.</text:span></text:p>
      <text:p text:style-name="Text_20_body"><text:span text:style-name="T14">Esta semana (Semana 6), mientras aplicas las estrategias de sueño, </text:span><text:span text:style-name="Strong_20_Emphasis"><text:span text:style-name="T14">también debes trabajar en tu Escalón 2.</text:span></text:span></text:p>
      <text:p text:style-name="P7"/>
      <text:h text:style-name="Heading_20_3" text:outline-level="3"><text:span text:style-name="Strong_20_Emphasis"><text:span text:style-name="T14">Tu Tarea de Exposición Esta Semana:</text:span></text:span></text:h>
      <text:p text:style-name="P164">Revisa tu Escalera del Cap 9 y trabaja en el Escalón 2.</text:p>
      <text:p text:style-name="Text_20_body"><text:span text:style-name="Strong_20_Emphasis"><text:span text:style-name="T14">Meta:</text:span></text:span><text:span text:style-name="T14"> Completar 3 exposiciones exitosas al Escalón 2 (ansiedad final ≤3/10)</text:span></text:p>
      <text:p text:style-name="Text_20_body"><text:span text:style-name="Strong_20_Emphasis"><text:span text:style-name="T14">Frecuencia:</text:span></text:span><text:span text:style-name="T14"> 1 exposición cada 2 días (para no saturarte mientras también trabajas en el sueño)</text:span></text:p>
      <text:p text:style-name="P7"/>
      <text:h text:style-name="Heading_20_3" text:outline-level="3"><text:soft-page-break/><text:span text:style-name="Strong_20_Emphasis"><text:span text:style-name="T14">Registro de Exposición - Escalón 2 (Semana 6)</text:span></text:span></text:h>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header-rows>
          <table:table-row>
            <table:table-cell table:style-name="Tabla10.A1" office:value-type="string">
              <text:p text:style-name="Table_20_Heading"><text:span text:style-name="Strong_20_Emphasis"><text:span text:style-name="T14">Intento #</text:span></text:span></text:p>
            </table:table-cell>
            <table:table-cell table:style-name="Tabla10.A1" office:value-type="string">
              <text:p text:style-name="Table_20_Heading"><text:span text:style-name="Strong_20_Emphasis"><text:span text:style-name="T14">Fecha</text:span></text:span></text:p>
            </table:table-cell>
            <table:table-cell table:style-name="Tabla10.A1" office:value-type="string">
              <text:p text:style-name="Table_20_Heading"><text:span text:style-name="Strong_20_Emphasis"><text:span text:style-name="T14">Ansiedad INICIO</text:span></text:span></text:p>
            </table:table-cell>
            <table:table-cell table:style-name="Tabla10.A1" office:value-type="string">
              <text:p text:style-name="Table_20_Heading"><text:span text:style-name="Strong_20_Emphasis"><text:span text:style-name="T14">Ansiedad FINAL</text:span></text:span></text:p>
            </table:table-cell>
            <table:table-cell table:style-name="Tabla10.A1" office:value-type="string">
              <text:p text:style-name="Table_20_Heading"><text:span text:style-name="Strong_20_Emphasis"><text:span text:style-name="T14">¿Usé Etiqueta Alternativa?</text:span></text:span></text:p>
            </table:table-cell>
            <table:table-cell table:style-name="Tabla10.A1" office:value-type="string">
              <text:p text:style-name="Table_20_Heading"><text:span text:style-name="Strong_20_Emphasis"><text:span text:style-name="T14">¿Dominado?</text:span></text:span></text:p>
            </table:table-cell>
          </table:table-row>
        </table:table-header-rows>
        <table:table-row>
          <table:table-cell table:style-name="Tabla10.A1" office:value-type="string">
            <text:p text:style-name="P35">1</text:p>
          </table:table-cell>
          <table:table-cell table:style-name="Tabla10.A1" office:value-type="string">
            <text:p text:style-name="P32"/>
          </table:table-cell>
          <table:table-cell table:style-name="Tabla10.A1" office:value-type="string">
            <text:p text:style-name="P37">/10</text:p>
          </table:table-cell>
          <table:table-cell table:style-name="Tabla10.A1" office:value-type="string">
            <text:p text:style-name="P37">/10</text:p>
          </table:table-cell>
          <table:table-cell table:style-name="Tabla10.A1" office:value-type="string">
            <text:p text:style-name="P36">Sí / No</text:p>
          </table:table-cell>
          <table:table-cell table:style-name="Tabla10.A1" office:value-type="string">
            <text:p text:style-name="P36">Sí / No</text:p>
          </table:table-cell>
        </table:table-row>
        <table:table-row>
          <table:table-cell table:style-name="Tabla10.A1" office:value-type="string">
            <text:p text:style-name="P35">2</text:p>
          </table:table-cell>
          <table:table-cell table:style-name="Tabla10.A1" office:value-type="string">
            <text:p text:style-name="P32"/>
          </table:table-cell>
          <table:table-cell table:style-name="Tabla10.A1" office:value-type="string">
            <text:p text:style-name="P37">/10</text:p>
          </table:table-cell>
          <table:table-cell table:style-name="Tabla10.A1" office:value-type="string">
            <text:p text:style-name="P37">/10</text:p>
          </table:table-cell>
          <table:table-cell table:style-name="Tabla10.A1" office:value-type="string">
            <text:p text:style-name="P36">Sí / No</text:p>
          </table:table-cell>
          <table:table-cell table:style-name="Tabla10.A1" office:value-type="string">
            <text:p text:style-name="P36">Sí / No</text:p>
          </table:table-cell>
        </table:table-row>
        <table:table-row>
          <table:table-cell table:style-name="Tabla10.A1" office:value-type="string">
            <text:p text:style-name="P35">3</text:p>
          </table:table-cell>
          <table:table-cell table:style-name="Tabla10.A1" office:value-type="string">
            <text:p text:style-name="P32"/>
          </table:table-cell>
          <table:table-cell table:style-name="Tabla10.A1" office:value-type="string">
            <text:p text:style-name="P37">/10</text:p>
          </table:table-cell>
          <table:table-cell table:style-name="Tabla10.A1" office:value-type="string">
            <text:p text:style-name="P37">/10</text:p>
          </table:table-cell>
          <table:table-cell table:style-name="Tabla10.A1" office:value-type="string">
            <text:p text:style-name="P36">Sí / No</text:p>
          </table:table-cell>
          <table:table-cell table:style-name="Tabla10.A1" office:value-type="string">
            <text:p text:style-name="P36">Sí / No</text:p>
          </table:table-cell>
        </table:table-row>
      </table:table>
      <text:p text:style-name="P7"/>
      <text:h text:style-name="P5" text:outline-level="2">Errores Comunes Con El Sueño (Y Cómo Evitarlos)</text:h>
      <text:h text:style-name="Heading_20_3" text:outline-level="3"><text:span text:style-name="Strong_20_Emphasis"><text:span text:style-name="T14">Error #1: "La Regla de la Cama me da más ansiedad. ¿Y si tengo que levantarme 5 veces?"</text:span></text:span></text:h>
      <text:p text:style-name="Text_20_body"><text:span text:style-name="Strong_20_Emphasis"><text:span text:style-name="T14">Corrección:</text:span></text:span><text:span text:style-name="T14"> Las primeras 3-5 noches pueden ser difíciles. Pero la mayoría de las personas empiezan a ver mejoras en la Semana 2.</text:span></text:p>
      <text:p text:style-name="P164">Si después de 10 días sigues levantándote 4-5 veces por noche, consulta con un especialista en sueño. Podría haber un problema adicional (apnea, síndrome de piernas inquietas, etc.)</text:p>
      <text:p text:style-name="P7"/>
      <text:h text:style-name="Heading_20_3" text:outline-level="3"><text:span text:style-name="Strong_20_Emphasis"><text:span text:style-name="T14">Error #2: "Uso el enmascaramiento nocturno, pero a volumen MUY alto para no escuchar nada"</text:span></text:span></text:h>
      <text:p text:style-name="Text_20_body"><text:span text:style-name="Strong_20_Emphasis"><text:span text:style-name="T14">Corrección:</text:span></text:span><text:span text:style-name="T14"> Eso es evitación disfuncional, no enmascaramiento funcional.</text:span></text:p>
      <text:p text:style-name="P164">Baja el volumen gradualmente durante 5-7 noches hasta que puedas escuchar tu tinnitus si prestas atención.</text:p>
      <text:p text:style-name="P164">Sí, será incómodo al principio. Pero es la única forma de habituación real.</text:p>
      <text:p text:style-name="P7"/>
      <text:h text:style-name="Heading_20_3" text:outline-level="3"><text:span text:style-name="Strong_20_Emphasis"><text:span text:style-name="T14">Error #3: "Me desperté a las 3 AM y me quedé en la cama 2 horas tratando de dormir"</text:span></text:span></text:h>
      <text:p text:style-name="Text_20_body"><text:span text:style-name="Strong_20_Emphasis"><text:span text:style-name="T14">Corrección:</text:span></text:span><text:span text:style-name="T14"> Si te despiertas y después de 20 minutos NO vuelves a dormirte, aplica la Regla de la Cama: levántate.</text:span></text:p>
      <text:p text:style-name="P164">Quedarte en la cama despierto <text:span text:style-name="T8">ref</text:span>refuerza: "cama = lugar donde estoy ansioso y despierto."</text:p>
      <text:p text:style-name="P7"/>
      <text:h text:style-name="Heading_20_3" text:outline-level="3"><text:span text:style-name="Strong_20_Emphasis"><text:span text:style-name="T14">Error #4: "Tomé melatonina/pastilla para dormir, así que no sé si mi progreso es real"</text:span></text:span></text:h>
      <text:p text:style-name="Text_20_body"><text:span text:style-name="Strong_20_Emphasis"><text:span text:style-name="T14">Corrección:</text:span></text:span><text:span text:style-name="T14"> Está bien usar ayudas para dormir TEMPORALMENTE mientras construyes las bases conductuales.</text:span></text:p>
      <text:p text:style-name="P164">Pero el objetivo a largo plazo es reducir o eliminar la dependencia de químicos.</text:p>
      <text:p text:style-name="Text_20_body"><text:soft-page-break/><text:span text:style-name="Strong_20_Emphasis"><text:span text:style-name="T14">Plan de destete (solo si tu médico lo aprueba):</text:span></text:span></text:p>
      <text:list text:style-name="L200">
        <text:list-item>
          <text:p text:style-name="P439">Semanas 1-4: Usa tu ayuda para dormir normal mientras aprendes las herramientas </text:p>
        </text:list-item>
        <text:list-item>
          <text:p text:style-name="P439">Semanas 5-6: Reduce la dosis a la mitad </text:p>
        </text:list-item>
        <text:list-item>
          <text:p text:style-name="P439">Semanas 7-8: Úsala solo 3 noches por semana </text:p>
        </text:list-item>
        <text:list-item>
          <text:p text:style-name="P440">Semana 9+: Solo en emergencias </text:p>
        </text:list-item>
      </text:list>
      <text:p text:style-name="P7"/>
      <text:h text:style-name="P5" text:outline-level="2">La Verdad Sobre El Sueño y El Tinnitus</text:h>
      <text:p text:style-name="P164">Déjame ser honesto contigo:</text:p>
      <text:p text:style-name="Text_20_body"><text:span text:style-name="Strong_20_Emphasis"><text:span text:style-name="T14">Puede que nunca duermas "perfectamente" todas las noches.</text:span></text:span></text:p>
      <text:p text:style-name="P164">Habrá noches donde el tinnitus esté más fuerte. Habrá noches donde tu mente esté más activa. Habrá noches donde simplemente no puedas dormir bien.</text:p>
      <text:p text:style-name="Text_20_body"><text:span text:style-name="Strong_20_Emphasis"><text:span text:style-name="T14">Eso es normal. Eso le pasa a TODAS las personas, con o sin tinnitus.</text:span></text:span></text:p>
      <text:p text:style-name="P164">La diferencia es que ahora tienes herramientas para:</text:p>
      <text:list text:style-name="L201">
        <text:list-item>
          <text:p text:style-name="P119"><text:span text:style-name="Strong_20_Emphasis"><text:span text:style-name="T14">No entrar en pánico</text:span></text:span><text:span text:style-name="T14"> cuando tengas una mala noche </text:span></text:p>
        </text:list-item>
        <text:list-item>
          <text:p text:style-name="P119"><text:span text:style-name="Strong_20_Emphasis"><text:span text:style-name="T14">No predecir</text:span></text:span><text:span text:style-name="T14"> que todas las noches serán malas </text:span></text:p>
        </text:list-item>
        <text:list-item>
          <text:p text:style-name="P118"><text:span text:style-name="Strong_20_Emphasis"><text:span text:style-name="T14">No sabotear</text:span></text:span><text:span text:style-name="T14"> tu sueño con conductas que <text:s/>refuerzan el insomnio </text:span></text:p>
        </text:list-item>
      </text:list>
      <text:p text:style-name="Text_20_body"><text:span text:style-name="Strong_20_Emphasis"><text:span text:style-name="T14">El objetivo no es perfección. El objetivo es libertad.</text:span></text:span></text:p>
      <text:p text:style-name="P164">Libertad de la batalla nocturna. Libertad del miedo a tu propia cama.</text:p>
      <text:p text:style-name="P7"/>
      <text:h text:style-name="P5" text:outline-level="2">Check-In de Progreso (Final de Semana 6)</text:h>
      <text:p text:style-name="P164">Antes de pasar al Capítulo 11, responde honestamente:</text:p>
      <text:p text:style-name="Text_20_body"><text:span text:style-name="Strong_20_Emphasis"><text:span text:style-name="T14">□ He aplicado la Regla de la Cama al menos 5 de 7 noches</text:span></text:span></text:p>
      <text:p text:style-name="Text_20_body"><text:span text:style-name="Strong_20_Emphasis"><text:span text:style-name="T14">□ He identificado al menos 1 hábito nocturno que <text:s/>orzaba mi insomnio</text:span></text:span></text:p>
      <text:p text:style-name="Text_20_body"><text:span text:style-name="Strong_20_Emphasis"><text:span text:style-name="T14">□ He usado enmascaramiento parcial (no total) cuando lo necesité</text:span></text:span></text:p>
      <text:p text:style-name="Text_20_body"><text:span text:style-name="Strong_20_Emphasis"><text:span text:style-name="T14">□ He dominado el Escalón 2 de mi Escalera de Exposición</text:span></text:span></text:p>
      <text:p text:style-name="Text_20_body"><text:span text:style-name="Strong_20_Emphasis"><text:span text:style-name="T14">Si marcaste 3-4 casillas:</text:span></text:span><text:span text:style-name="T14"> Excelente. Estás recuperando tus noches. En el Cap 11 aprenderás a manejar los picos inevitables del tinnitus.</text:span></text:p>
      <text:p text:style-name="Text_20_body"><text:span text:style-name="Strong_20_Emphasis"><text:span text:style-name="T14">Si marcaste 1-2 casillas:</text:span></text:span><text:span text:style-name="T14"> Está bien. El sueño es uno de los aspectos más difíciles. Tómate 4-5 días extra en este capítulo antes de avanzar.</text:span></text:p>
      <text:p text:style-name="P7"/>
      <text:h text:style-name="P5" text:outline-level="2"><text:soft-page-break/><text:s/><text:span text:style-name="T8">R</text:span>eflexión Final</text:h>
      <text:p text:style-name="P164">El sueño es cuando somos más vulnerables.</text:p>
      <text:p text:style-name="P164">Sin distracciones, sin tareas, sin control consciente... solo nosotros y nuestros pensamientos.</text:p>
      <text:p text:style-name="P164">Si el tinnitus ha convertido tus noches en un campo de batalla, sé cuánto has sufrido.</text:p>
      <text:p text:style-name="P164">Pero esta semana has empezado a cambiar eso.</text:p>
      <text:p text:style-name="P164">Has aplicado la Regla de la Cama. Has usado el sonido inteligentemente. Has practicado el Anclaje al Presente.</text:p>
      <text:p text:style-name="Text_20_body"><text:span text:style-name="Strong_20_Emphasis"><text:span text:style-name="T14">No le has dado al tinnitus el poder de robarte el descanso.</text:span></text:span></text:p>
      <text:p text:style-name="P164">Y con cada noche que duermes—incluso si no es perfecta—le demuestras a tu cerebro:</text:p>
      <text:p text:style-name="P164">"Estoy a salvo. Puedo descansar. Incluso con el zumbido."</text:p>
      <text:p text:style-name="P164">Esa es la esencia de la habituación nocturna.</text:p>
      <text:p text:style-name="P7"/>
      <text:h text:style-name="P5" text:outline-level="2">Resumen del Capítulo 10</text:h>
      <text:p text:style-name="Text_20_body"><text:span text:style-name="T14">✅ </text:span><text:span text:style-name="Strong_20_Emphasis"><text:span text:style-name="T14">Aprendiste:</text:span></text:span><text:span text:style-name="T14"> Que la ansiedad por el insomnio te mantiene despierto, no solo el tinnitus</text:span></text:p>
      <text:p text:style-name="Text_20_body"><text:span text:style-name="T14">✅ </text:span><text:span text:style-name="Strong_20_Emphasis"><text:span text:style-name="T14">Aplicaste:</text:span></text:span><text:span text:style-name="T14"> La Regla de la Cama (levantarte después de 20 min sin sueño)</text:span></text:p>
      <text:p text:style-name="Text_20_body"><text:span text:style-name="T14">✅ </text:span><text:span text:style-name="Strong_20_Emphasis"><text:span text:style-name="T14">Estableciste:</text:span></text:span><text:span text:style-name="T14"> Tiempo de Desconexión Cognitiva (1 hora antes de dormir)</text:span></text:p>
      <text:p text:style-name="Text_20_body"><text:span text:style-name="T14">✅ </text:span><text:span text:style-name="Strong_20_Emphasis"><text:span text:style-name="T14">Usaste:</text:span></text:span><text:span text:style-name="T14"> Enmascaramiento parcial inteligente (no total)</text:span></text:p>
      <text:p text:style-name="Text_20_body"><text:span text:style-name="T14">✅ </text:span><text:span text:style-name="Strong_20_Emphasis"><text:span text:style-name="T14">Continuaste:</text:span></text:span><text:span text:style-name="T14"> Trabajando en tu Escalón 2 de exposición</text:span></text:p>
      <text:p text:style-name="Text_20_body"><text:span text:style-name="T14">✅ </text:span><text:span text:style-name="Strong_20_Emphasis"><text:span text:style-name="T14">Próximo paso:</text:span></text:span><text:span text:style-name="T14"> Capítulo 11 - Plan de manejo de picos y medición de progreso</text:span></text:p>
      <text:p text:style-name="P7"/>
      <text:h text:style-name="P6" text:outline-level="3">Referencias del Capítulo 10</text:h>
      <text:list text:style-name="L265">
        <text:list-item>
          <text:p text:style-name="P15"><text:span text:style-name="T14">Bootzin, R. R. (1972). Stimulus control treatment for insomnia. </text:span><text:span text:style-name="Emphasis"><text:span text:style-name="T14">Proceedings of the American Psychological Association, 7</text:span></text:span><text:span text:style-name="T14">, 395–396.</text:span></text:p>
        </text:list-item>
        <text:list-item>
          <text:p text:style-name="P15"><text:span text:style-name="T14">Harvey, A. G. (2002). A cognitive model of insomnia. </text:span><text:span text:style-name="Emphasis"><text:span text:style-name="T14">Behaviour Research and Therapy, 40</text:span></text:span><text:span text:style-name="T14">(8), 869–893. </text:span><text:a xlink:type="simple" xlink:href="https://doi.org/10.1016/S0005-7967(01)00061-4" text:style-name="Internet_20_link" text:visited-style-name="Visited_20_Internet_20_Link"><text:span text:style-name="T14">https://doi.org/10.1016/S0005-7967(01)00061-4</text:span></text:a></text:p>
        </text:list-item>
        <text:list-item>
          <text:p text:style-name="P15"><text:span text:style-name="T14">Jastreboff, P. J. (2015). 25 years of tinnitus retraining therapy. </text:span><text:span text:style-name="Emphasis"><text:span text:style-name="T14">HNO, 63</text:span></text:span><text:span text:style-name="T14">(4), 307–311. </text:span><text:a xlink:type="simple" xlink:href="https://doi.org/10.1007/s00106-014-2979-5" text:style-name="Internet_20_link" text:visited-style-name="Visited_20_Internet_20_Link"><text:span text:style-name="T14">https://doi.org/10.1007/s00106-014-2979-5</text:span></text:a></text:p>
        </text:list-item>
        <text:list-item>
          <text:p text:style-name="P15"><text:span text:style-name="T14">Kaldo, V., Cars, S., Rahnert, M., Larsen, H. C., &amp; Andersson, G. (2007). Use of a self-help book with weekly therapist contact to reduce tinnitus distress: A randomized controlled trial. </text:span><text:span text:style-name="Emphasis"><text:span text:style-name="T14">Journal of Psychosomatic Research, 63</text:span></text:span><text:span text:style-name="T14">(2), 195–202. </text:span><text:a xlink:type="simple" xlink:href="https://doi.org/10.1016/j.jpsychores.2007.02.008" text:style-name="Internet_20_link" text:visited-style-name="Visited_20_Internet_20_Link"><text:span text:style-name="T14">https://doi.org/10.1016/j.jpsychores.2007.02.008</text:span></text:a></text:p>
        </text:list-item>
        <text:list-item>
          <text:p text:style-name="P15"><text:span text:style-name="T14">Laborde, S., Mosley, E., &amp; Thayer, J. F. (2017). Heart rate variability and cardiac vagal tone in psychophysiological research. </text:span><text:span text:style-name="Emphasis"><text:span text:style-name="T14">Frontiers in Psychology, 8</text:span></text:span><text:span text:style-name="T14">, 213. </text:span><text:a xlink:type="simple" xlink:href="https://doi.org/10.3389/fpsyg.2017.00213" text:style-name="Internet_20_link" text:visited-style-name="Visited_20_Internet_20_Link"><text:span text:style-name="T14">https://doi.org/10.3389/fpsyg.2017.00213</text:span></text:a></text:p>
        </text:list-item>
        <text:list-item>
          <text:p text:style-name="P15"><text:soft-page-break/><text:span text:style-name="T14">Morin, C. M., Bootzin, R. R., Buysse, D. J., Edinger, J. D., Espie, C. A., &amp; Lichstein, K. L. (2006). Psychological and behavioral treatment of insomnia: Update of the recent evidence (1998–2004). </text:span><text:span text:style-name="Emphasis"><text:span text:style-name="T14">Sleep, 29</text:span></text:span><text:span text:style-name="T14">(11), 1398–1414. </text:span><text:a xlink:type="simple" xlink:href="https://doi.org/10.1093/sleep/29.11.1398" text:style-name="Internet_20_link" text:visited-style-name="Visited_20_Internet_20_Link"><text:span text:style-name="T14">https://doi.org/10.1093/sleep/29.11.1398</text:span></text:a></text:p>
        </text:list-item>
        <text:list-item>
          <text:p text:style-name="P15"><text:span text:style-name="T14">Ong, J. C., Manber, R., Segal, Z., Xia, Y., Shapiro, S., &amp; Wyatt, J. K. (2014). A randomized controlled trial of mindfulness meditation for chronic insomnia. </text:span><text:span text:style-name="Emphasis"><text:span text:style-name="T14">Sleep, 37</text:span></text:span><text:span text:style-name="T14">(9), 1553–1563. </text:span><text:a xlink:type="simple" xlink:href="https://doi.org/10.5665/sleep.4010" text:style-name="Internet_20_link" text:visited-style-name="Visited_20_Internet_20_Link"><text:span text:style-name="T14">https://doi.org/10.5665/sleep.4010</text:span></text:a></text:p>
          <text:p text:style-name="P28"/>
        </text:list-item>
      </text:list>
      <text:h text:style-name="P3" text:outline-level="1">Capítulo 11: Cuando el Tinnitus Vuelve a Rugir</text:h>
      <text:h text:style-name="P5" text:outline-level="2">La Verdad Sobre Los Picos</text:h>
      <text:p text:style-name="P164">Has llegado a la Semana 7. Has trabajado duro:</text:p>
      <text:list text:style-name="L203">
        <text:list-item>
          <text:p text:style-name="P121"><text:span text:style-name="Strong_20_Emphasis"><text:span text:style-name="T14">Semana 3:</text:span></text:span><text:span text:style-name="T14"> Mapeaste tu patrón de pánico (Cap 7) </text:span></text:p>
        </text:list-item>
        <text:list-item>
          <text:p text:style-name="P121"><text:span text:style-name="Strong_20_Emphasis"><text:span text:style-name="T14">Semana 4:</text:span></text:span><text:span text:style-name="T14"> Cuestionaste tus Etiquetas de Alarma (Cap 8) </text:span></text:p>
        </text:list-item>
        <text:list-item>
          <text:p text:style-name="P121"><text:span text:style-name="Strong_20_Emphasis"><text:span text:style-name="T14">Semana 5:</text:span></text:span><text:span text:style-name="T14"> Dominaste tu primer escalón de exposición (Cap 9) </text:span></text:p>
        </text:list-item>
        <text:list-item>
          <text:p text:style-name="P120"><text:span text:style-name="Strong_20_Emphasis"><text:span text:style-name="T14">Semana 6:</text:span></text:span><text:span text:style-name="T14"> Recuperaste tus noches y avanzaste al Escalón 2 (Cap 10) </text:span></text:p>
        </text:list-item>
      </text:list>
      <text:p text:style-name="Text_20_body"><text:span text:style-name="T14">Y probablemente has notado algo: </text:span><text:span text:style-name="Strong_20_Emphasis"><text:span text:style-name="T14">hay días donde te sientes mejor. Y hay días donde el tinnitus parece más fuerte que nunca.</text:span></text:span></text:p>
      <text:p text:style-name="P164">Esos días difíciles—esos picos—son inevitables.</text:p>
      <text:p text:style-name="P164">Y la forma en que RESPONDES a esos picos determina si mantienes tu progreso o lo pierdes.</text:p>
      <text:p text:style-name="P164">En este capítulo aprenderás a medir tu progreso objetivamente, a manejar los picos sin entrar en pánico, y a crear tu Plan de Mantenimiento para el resto de tu vida.</text:p>
      <text:p text:style-name="P7"/>
      <text:h text:style-name="P5" text:outline-level="2">La Historia de Roberto</text:h>
      <text:p text:style-name="Text_20_body"><text:span text:style-name="Strong_20_Emphasis"><text:span text:style-name="T14">Roberto, 47 años, contador:</text:span></text:span></text:p>
      <text:p text:style-name="P164">"Después de 5 semanas en el programa, me sentía increíble. El tinnitus seguía ahí, pero yo estaba funcionando. Dormía mejor. Ya no evitaba situaciones. Pensé: 'Lo logré.'</text:p>
      <text:p text:style-name="P164">Luego tuve una semana estresante en el trabajo—auditoría fiscal, plazos imposibles, poco sueño—y BAM. El zumbido se disparó. Más fuerte que nunca.</text:p>
      <text:p text:style-name="P164">Y mi primera reacción fue: 'Se acabó. Todo mi trabajo fue inútil. Volví al punto de partida.'</text:p>
      <text:p text:style-name="P164">Entré en pánico. Dejé de hacer mis ejercicios de exposición. Volví a usar enmascaramiento a volumen alto. Me quedé despierto hasta las 3 AM googleando 'pico de tinnitus' desesperado.</text:p>
      <text:p text:style-name="P164">Hasta que mi esposa me dijo: '¿Por qué no abres tu libro en el capítulo sobre picos?'</text:p>
      <text:p text:style-name="P164">Y ahí estaba. La Etiqueta de Alarma más peligrosa: 'Esto significa que fracasé.'</text:p>
      <text:p text:style-name="Text_20_body"><text:span text:style-name="T14">Cuando hice el ejercicio de este capítulo, me di cuenta: </text:span><text:span text:style-name="Strong_20_Emphasis"><text:span text:style-name="T14">Un pico NO es una recaída. Es parte del proceso.</text:span></text:span></text:p>
      <text:p text:style-name="P164">Usé mi Plan de Emergencia. En 3 días, el pánico bajó. En una semana, estaba funcionando otra vez. El zumbido seguía más fuerte que antes, sí. Pero yo ya no estaba en modo crisis.</text:p>
      <text:p text:style-name="P164">Ahora, cuando tengo un pico, sé exactamente qué hacer. Y esa certeza me da paz."</text:p>
      <text:p text:style-name="P7"/>
      <text:h text:style-name="P5" text:outline-level="2"><text:soft-page-break/>Lo Que Vas a Lograr Esta Semana</text:h>
      <text:p text:style-name="P164">Al terminar esta semana (Semana 7 del programa), podrás:</text:p>
      <text:list text:style-name="L204">
        <text:list-item>
          <text:p text:style-name="P123"><text:span text:style-name="Strong_20_Emphasis"><text:span text:style-name="T14">Medir tu progreso objetivamente</text:span></text:span><text:span text:style-name="T14"> (comparando tu angustia inicial vs. actual) </text:span></text:p>
        </text:list-item>
        <text:list-item>
          <text:p text:style-name="P123"><text:span text:style-name="Strong_20_Emphasis"><text:span text:style-name="T14">Identificar tu Etiqueta de Alarma específica para los picos</text:span></text:span><text:span text:style-name="T14"> </text:span></text:p>
        </text:list-item>
        <text:list-item>
          <text:p text:style-name="P123"><text:span text:style-name="Strong_20_Emphasis"><text:span text:style-name="T14">Crear tu Kit de Herramientas de Emergencia</text:span></text:span><text:span text:style-name="T14"> (un plan de acción para los días difíciles) </text:span></text:p>
        </text:list-item>
        <text:list-item>
          <text:p text:style-name="P122"><text:span text:style-name="Strong_20_Emphasis"><text:span text:style-name="T14">Continuar trabajando en tu Escalón 3</text:span></text:span><text:span text:style-name="T14"> de exposición </text:span></text:p>
        </text:list-item>
      </text:list>
      <text:p text:style-name="Text_20_body"><text:span text:style-name="Strong_20_Emphasis"><text:span text:style-name="T14">No vamos a evitar que el tinnitus fluctúe</text:span></text:span><text:span text:style-name="T14"> (eso está fuera de nuestro control).</text:span></text:p>
      <text:p text:style-name="Text_20_body"><text:span text:style-name="Strong_20_Emphasis"><text:span text:style-name="T14">Vamos a evitar que un pico de sonido se convierta en un pico de pánico.</text:span></text:span></text:p>
      <text:p text:style-name="P7"/>
      <text:h text:style-name="P5" text:outline-level="2">Parte 1: Midiendo Lo Que Realmente Importa</text:h>
      <text:p text:style-name="P164">Muchas personas miden su "éxito" preguntándose:</text:p>
      <text:p text:style-name="P164">"¿El zumbido ha bajado de volumen?"</text:p>
      <text:p text:style-name="Text_20_body"><text:span text:style-name="Strong_20_Emphasis"><text:span text:style-name="T14">Ese es el enfoque equivocado.</text:span></text:span></text:p>
      <text:p text:style-name="P164">¿Por qué? Porque el volumen del tinnitus fluctúa naturalmente debido a:</text:p>
      <text:list text:style-name="L205">
        <text:list-item>
          <text:p text:style-name="P441">Estrés </text:p>
        </text:list-item>
        <text:list-item>
          <text:p text:style-name="P441">Falta de sueño </text:p>
        </text:list-item>
        <text:list-item>
          <text:p text:style-name="P441">Dieta (cafeína, alcohol, sal) </text:p>
        </text:list-item>
        <text:list-item>
          <text:p text:style-name="P441">Cambios hormonales </text:p>
        </text:list-item>
        <text:list-item>
          <text:p text:style-name="P441">Resfriados o alergias </text:p>
        </text:list-item>
        <text:list-item>
          <text:p text:style-name="P442">Fatiga muscular (mandíbula, cuello) </text:p>
        </text:list-item>
      </text:list>
      <text:p text:style-name="Text_20_body"><text:span text:style-name="Strong_20_Emphasis"><text:span text:style-name="T14">Tú no controlas esas variables completamente.</text:span></text:span></text:p>
      <text:p text:style-name="P164">Pero hay algo que SÍ puedes controlar y medir:</text:p>
      <text:p text:style-name="Text_20_body"><text:span text:style-name="Strong_20_Emphasis"><text:span text:style-name="T14">Tu nivel de angustia y tu calidad de vida.</text:span></text:span></text:p>
      <text:p text:style-name="P7"/>
      <text:h text:style-name="P5" text:outline-level="2">El Descubrimiento Científico Clave</text:h>
      <text:p text:style-name="P164">Los investigadores del tinnitus descubrieron algo revolucionario:</text:p>
      <text:p text:style-name="Text_20_body"><text:span text:style-name="Strong_20_Emphasis"><text:span text:style-name="T14">No hay correlación entre el volumen del tinnitus y el nivel de sufrimiento.</text:span></text:span><text:span text:style-name="T14"> [Jastreboff &amp; Hazell, 1993]</text:span></text:p>
      <text:p text:style-name="P164">Hay personas con tinnitus "suave" que están desesperadas.</text:p>
      <text:p text:style-name="P164">Y hay personas con tinnitus "fuerte" que viven vidas normales.</text:p>
      <text:p text:style-name="Text_20_body"><text:span text:style-name="Strong_20_Emphasis"><text:span text:style-name="T14">La diferencia no es el sonido. Es la RESPUESTA al sonido.</text:span></text:span></text:p>
      <text:p text:style-name="P164"><text:soft-page-break/>Por eso medimos tu progreso en términos de:</text:p>
      <text:list text:style-name="L206">
        <text:list-item>
          <text:p text:style-name="P443">Angustia emocional </text:p>
        </text:list-item>
        <text:list-item>
          <text:p text:style-name="P443">Interferencia con la vida diaria </text:p>
        </text:list-item>
        <text:list-item>
          <text:p text:style-name="P443">Calidad del sueño </text:p>
        </text:list-item>
        <text:list-item>
          <text:p text:style-name="P444">Impacto social </text:p>
        </text:list-item>
      </text:list>
      <text:p text:style-name="Text_20_body"><text:span text:style-name="Strong_20_Emphasis"><text:span text:style-name="T14">No en términos de volumen.</text:span></text:span></text:p>
      <text:p text:style-name="P7"/>
      <text:h text:style-name="P5" text:outline-level="2">Ejercicio: Tu Puntuación de Angustia (Antes vs. Ahora)</text:h>
      <text:p text:style-name="P164">¿Recuerdas el Capítulo 1? (Si no tienes ese capítulo escrito todavía, imagina que ahí hiciste este mismo cuestionario al inicio del programa.)</text:p>
      <text:p text:style-name="P164">Ahora vas a responder las MISMAS preguntas para ver tu progreso real.</text:p>
      <text:p text:style-name="Text_20_body"><text:span text:style-name="Strong_20_Emphasis"><text:span text:style-name="T14">Instrucciones:</text:span></text:span></text:p>
      <text:list text:style-name="L207">
        <text:list-item>
          <text:p text:style-name="P124"><text:span text:style-name="T14">Responde honestamente basándote en las </text:span><text:span text:style-name="Strong_20_Emphasis"><text:span text:style-name="T14">últimas 2 semanas</text:span></text:span><text:span text:style-name="T14"> </text:span></text:p>
        </text:list-item>
        <text:list-item>
          <text:p text:style-name="P445">Compara con tu puntuación inicial (si la tienes registrada) </text:p>
        </text:list-item>
      </text:list>
      <text:p text:style-name="P7"/>
      <text:h text:style-name="Heading_20_3" text:outline-level="3"><text:span text:style-name="Strong_20_Emphasis"><text:span text:style-name="T14">Cuestionario de Angustia por Tinnitus</text:span></text:span></text:h>
      <text:p text:style-name="Text_20_body"><text:span text:style-name="Strong_20_Emphasis"><text:span text:style-name="T14">Escala:</text:span></text:span></text:p>
      <text:list text:style-name="L208">
        <text:list-item>
          <text:p text:style-name="P446">0 = No hay problema </text:p>
        </text:list-item>
        <text:list-item>
          <text:p text:style-name="P446">1 = Problema leve </text:p>
        </text:list-item>
        <text:list-item>
          <text:p text:style-name="P446">2 = Problema moderado </text:p>
        </text:list-item>
        <text:list-item>
          <text:p text:style-name="P446">3 = Problema severo </text:p>
        </text:list-item>
        <text:list-item>
          <text:p text:style-name="P447">4 = Problema muy severo </text:p>
        </text:list-item>
      </text:list>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Table_20_Heading"><text:span text:style-name="Strong_20_Emphasis"><text:span text:style-name="T14">Pregunta</text:span></text:span></text:p>
            </table:table-cell>
            <table:table-cell table:style-name="Tabla11.A1" office:value-type="string">
              <text:p text:style-name="Table_20_Heading"><text:span text:style-name="Strong_20_Emphasis"><text:span text:style-name="T14">Puntuación INICIAL (Semana 1)</text:span></text:span></text:p>
            </table:table-cell>
            <table:table-cell table:style-name="Tabla11.A1" office:value-type="string">
              <text:p text:style-name="Table_20_Heading"><text:span text:style-name="Strong_20_Emphasis"><text:span text:style-name="T14">Puntuación ACTUAL (Semana 7)</text:span></text:span></text:p>
            </table:table-cell>
          </table:table-row>
        </table:table-header-rows>
        <table:table-row>
          <table:table-cell table:style-name="Tabla11.A1" office:value-type="string">
            <text:p text:style-name="Table_20_Contents"><text:span text:style-name="Strong_20_Emphasis"><text:span text:style-name="T14">A.</text:span></text:span><text:span text:style-name="T14"> ¿Qué tan difícil es dormir debido al tinnitus?</text:span></text:p>
          </table:table-cell>
          <table:table-cell table:style-name="Tabla11.A1" office:value-type="string">
            <text:p text:style-name="P37">/4</text:p>
          </table:table-cell>
          <table:table-cell table:style-name="Tabla11.A1" office:value-type="string">
            <text:p text:style-name="P37">/4</text:p>
          </table:table-cell>
        </table:table-row>
        <table:table-row>
          <table:table-cell table:style-name="Tabla11.A1" office:value-type="string">
            <text:p text:style-name="Table_20_Contents"><text:span text:style-name="Strong_20_Emphasis"><text:span text:style-name="T14">B.</text:span></text:span><text:span text:style-name="T14"> ¿Cuánto interfiere el tinnitus con tu concentración en trabajo/lectura?</text:span></text:p>
          </table:table-cell>
          <table:table-cell table:style-name="Tabla11.A1" office:value-type="string">
            <text:p text:style-name="P37">/4</text:p>
          </table:table-cell>
          <table:table-cell table:style-name="Tabla11.A1" office:value-type="string">
            <text:p text:style-name="P37">/4</text:p>
          </table:table-cell>
        </table:table-row>
        <table:table-row>
          <table:table-cell table:style-name="Tabla11.A1" office:value-type="string">
            <text:p text:style-name="Table_20_Contents"><text:span text:style-name="Strong_20_Emphasis"><text:span text:style-name="T14">C.</text:span></text:span><text:span text:style-name="T14"> ¿Cuánta frustración o enojo sientes debido al tinnitus?</text:span></text:p>
          </table:table-cell>
          <table:table-cell table:style-name="Tabla11.A1" office:value-type="string">
            <text:p text:style-name="P37">/4</text:p>
          </table:table-cell>
          <table:table-cell table:style-name="Tabla11.A1" office:value-type="string">
            <text:p text:style-name="P37">/4</text:p>
          </table:table-cell>
        </table:table-row>
        <table:table-row>
          <table:table-cell table:style-name="Tabla11.A1" office:value-type="string">
            <text:p text:style-name="Table_20_Contents"><text:span text:style-name="Strong_20_Emphasis"><text:span text:style-name="T14">D.</text:span></text:span><text:span text:style-name="T14"> ¿Cuánto ha impactado el tinnitus tu vida social o familiar?</text:span></text:p>
          </table:table-cell>
          <table:table-cell table:style-name="Tabla11.A1" office:value-type="string">
            <text:p text:style-name="P37">/4</text:p>
          </table:table-cell>
          <table:table-cell table:style-name="Tabla11.A1" office:value-type="string">
            <text:p text:style-name="P37">/4</text:p>
          </table:table-cell>
        </table:table-row>
        <table:table-row>
          <table:table-cell table:style-name="Tabla11.A1" office:value-type="string">
            <text:p text:style-name="Table_20_Contents"><text:span text:style-name="Strong_20_Emphasis"><text:span text:style-name="T14">E.</text:span></text:span><text:span text:style-name="T14"> ¿Cuánto te preocupas por el futuro debido al tinnitus?</text:span></text:p>
          </table:table-cell>
          <table:table-cell table:style-name="Tabla11.A1" office:value-type="string">
            <text:p text:style-name="P37">/4</text:p>
          </table:table-cell>
          <table:table-cell table:style-name="Tabla11.A1" office:value-type="string">
            <text:p text:style-name="P37">/4</text:p>
          </table:table-cell>
        </table:table-row>
        <table:table-row>
          <table:table-cell table:style-name="Tabla11.A1" office:value-type="string">
            <text:p text:style-name="Table_20_Contents"><text:span text:style-name="Strong_20_Emphasis"><text:span text:style-name="T14">PUNTUACIÓN TOTAL</text:span></text:span><text:span text:style-name="T14"> (suma A+B+C+D+E)</text:span></text:p>
          </table:table-cell>
          <table:table-cell table:style-name="Tabla11.A1" office:value-type="string">
            <text:p text:style-name="P37">/20</text:p>
          </table:table-cell>
          <table:table-cell table:style-name="Tabla11.A1" office:value-type="string">
            <text:p text:style-name="P37">/20</text:p>
          </table:table-cell>
        </table:table-row>
      </table:table>
      <text:p text:style-name="P7"/>
      <text:h text:style-name="Heading_20_3" text:outline-level="3"><text:soft-page-break/><text:span text:style-name="Strong_20_Emphasis"><text:span text:style-name="T14">Interpretación de Tu Progreso:</text:span></text:span></text:h>
      <text:p text:style-name="Text_20_body"><text:span text:style-name="Strong_20_Emphasis"><text:span text:style-name="T14">Reducción de 8+ puntos (40%+):</text:span></text:span><text:span text:style-name="T14"><text:line-break/>✅ </text:span><text:span text:style-name="Strong_20_Emphasis"><text:span text:style-name="T14">Éxito significativo.</text:span></text:span><text:span text:style-name="T14"> Tu cerebro está aprendiendo a habituarse. Continúa con tu práctica.</text:span></text:p>
      <text:p text:style-name="Text_20_body"><text:span text:style-name="Strong_20_Emphasis"><text:span text:style-name="T14">Reducción de 4-7 puntos (20-35%):</text:span></text:span><text:span text:style-name="T14"><text:line-break/>✅ </text:span><text:span text:style-name="Strong_20_Emphasis"><text:span text:style-name="T14">Progreso moderado.</text:span></text:span><text:span text:style-name="T14"> Vas en la dirección correcta. Revisa si estás siendo consistente con las herramientas de los Caps 7-10.</text:span></text:p>
      <text:p text:style-name="Text_20_body"><text:span text:style-name="Strong_20_Emphasis"><text:span text:style-name="T14">Reducción de 1-3 puntos (5-15%):</text:span></text:span><text:span text:style-name="T14"><text:line-break/>⚠️ </text:span><text:span text:style-name="Strong_20_Emphasis"><text:span text:style-name="T14">Progreso mínimo.</text:span></text:span><text:span text:style-name="T14"> Posibles razones:</text:span></text:p>
      <text:list text:style-name="L209">
        <text:list-item>
          <text:p text:style-name="P448">No has sido consistente con los ejercicios (honestidad brutal aquí) </text:p>
        </text:list-item>
        <text:list-item>
          <text:p text:style-name="P448">Hay un factor externo intensificando el tinnitus (estrés extremo, problema médico no diagnosticado) </text:p>
        </text:list-item>
        <text:list-item>
          <text:p text:style-name="P449">Necesitas más tiempo (algunas personas necesitan 10-12 semanas, no 8) </text:p>
        </text:list-item>
      </text:list>
      <text:p text:style-name="Text_20_body"><text:span text:style-name="Strong_20_Emphasis"><text:span text:style-name="T14">Sin reducción o aumento:</text:span></text:span><text:span text:style-name="T14"><text:line-break/>⚠️ </text:span><text:span text:style-name="Strong_20_Emphasis"><text:span text:style-name="T14">Revisa tu aplicación.</text:span></text:span><text:span text:style-name="T14"> Pregúntate:</text:span></text:p>
      <text:list text:style-name="L210">
        <text:list-item>
          <text:p text:style-name="P450">¿He llenado mis registros ABC semanalmente? </text:p>
        </text:list-item>
        <text:list-item>
          <text:p text:style-name="P450">¿He practicado el Reemplazo Activo consistentemente? </text:p>
        </text:list-item>
        <text:list-item>
          <text:p text:style-name="P450">¿He avanzado en mi Escalera de Exposición? </text:p>
        </text:list-item>
        <text:list-item>
          <text:p text:style-name="P451">¿He aplicado la Regla de la Cama? </text:p>
        </text:list-item>
      </text:list>
      <text:p text:style-name="P164">Si respondiste "no" a 2+ preguntas, ahí está el problema. No es que el programa no funcione—es que no se ha aplicado completamente.</text:p>
      <text:p text:style-name="P7"/>
      <text:h text:style-name="Heading_20_3" text:outline-level="3"><text:span text:style-name="Strong_20_Emphasis"><text:span text:style-name="T14">Nota Crítica:</text:span></text:span></text:h>
      <text:p text:style-name="Text_20_body"><text:span text:style-name="Strong_20_Emphasis"><text:span text:style-name="T14">Si tu puntuación AUMENTÓ (estás peor que antes), considera estas posibilidades:</text:span></text:span></text:p>
      <text:list text:style-name="L211">
        <text:list-item>
          <text:p text:style-name="P125"><text:span text:style-name="Strong_20_Emphasis"><text:span text:style-name="T14">Estás en medio de un pico temporal</text:span></text:span><text:span text:style-name="T14"> (estrés, enfermedad, cambio hormonal) </text:span></text:p>
          <text:list>
            <text:list-item>
              <text:p text:style-name="P452">Espera 2 semanas más y vuelve a medir </text:p>
            </text:list-item>
          </text:list>
        </text:list-item>
        <text:list-item>
          <text:p text:style-name="P125"><text:span text:style-name="Strong_20_Emphasis"><text:span text:style-name="T14">Hay un problema médico subyacente no tratado</text:span></text:span><text:span text:style-name="T14"> </text:span></text:p>
          <text:list>
            <text:list-item>
              <text:p text:style-name="P452">Consulta con tu otorrinolaringólogo para descartar causas tratables </text:p>
            </text:list-item>
          </text:list>
        </text:list-item>
        <text:list-item>
          <text:p text:style-name="P125"><text:span text:style-name="Strong_20_Emphasis"><text:span text:style-name="T14">Necesitas apoyo profesional adicional</text:span></text:span><text:span text:style-name="T14"> </text:span></text:p>
          <text:list>
            <text:list-item>
              <text:p text:style-name="P453">Este workbook es poderoso, pero no reemplaza terapia individual si tienes depresión severa, ansiedad generalizada, o trauma no resuelto </text:p>
            </text:list-item>
          </text:list>
        </text:list-item>
      </text:list>
      <text:p text:style-name="Text_20_body"><text:span text:style-name="Strong_20_Emphasis"><text:span text:style-name="T14">Buscar ayuda NO es fracasar. Es inteligencia.</text:span></text:span></text:p>
      <text:p text:style-name="P7"/>
      <text:h text:style-name="P5" text:outline-level="2">Parte 2: La Naturaleza de Los Picos</text:h>
      <text:p text:style-name="Text_20_body"><text:span text:style-name="T14">El tinnitus es un fenómeno </text:span><text:span text:style-name="Strong_20_Emphasis"><text:span text:style-name="T14">fluctuante</text:span></text:span><text:span text:style-name="T14"> por naturaleza.</text:span></text:p>
      <text:p text:style-name="Text_20_body"><text:soft-page-break/><text:span text:style-name="Strong_20_Emphasis"><text:span text:style-name="T14">Habrá días, semanas o incluso meses donde el zumbido parecerá más fuerte</text:span></text:span><text:span text:style-name="T14"> debido a:</text:span></text:p>
      <text:list text:style-name="L212">
        <text:list-item>
          <text:p text:style-name="P454">Estrés agudo (crisis laboral, conflicto familiar) </text:p>
        </text:list-item>
        <text:list-item>
          <text:p text:style-name="P454">Enfermedad (resfriado, gripe, infección de oído) </text:p>
        </text:list-item>
        <text:list-item>
          <text:p text:style-name="P454">Cambios hormonales (menstruación, menopausia) </text:p>
        </text:list-item>
        <text:list-item>
          <text:p text:style-name="P454">Fatiga extrema </text:p>
        </text:list-item>
        <text:list-item>
          <text:p text:style-name="P454">Exposición a ruido fuerte </text:p>
        </text:list-item>
        <text:list-item>
          <text:p text:style-name="P454">Cambios en medicamentos </text:p>
        </text:list-item>
        <text:list-item>
          <text:p text:style-name="P455">O... ninguna razón aparente (y eso es lo más frustrante) </text:p>
        </text:list-item>
      </text:list>
      <text:p text:style-name="Text_20_body"><text:span text:style-name="Strong_20_Emphasis"><text:span text:style-name="T14">Esto NO significa que el programa fracasó.</text:span></text:span></text:p>
      <text:p text:style-name="Text_20_body"><text:span text:style-name="Strong_20_Emphasis"><text:span text:style-name="T14">Esto NO significa que "volviste al punto de partida."</text:span></text:span></text:p>
      <text:p text:style-name="Text_20_body"><text:span text:style-name="Strong_20_Emphasis"><text:span text:style-name="T14">Esto es simplemente la naturaleza del tinnitus.</text:span></text:span></text:p>
      <text:p text:style-name="P7"/>
      <text:h text:style-name="P5" text:outline-level="2">La Etiqueta de Alarma Más Peligrosa Durante Un Pico</text:h>
      <text:p text:style-name="P164">Durante un pico, tu mente puede disparar esta Etiqueta devastadora:</text:p>
      <text:p text:style-name="Text_20_body"><text:span text:style-name="Strong_20_Emphasis"><text:span text:style-name="T14">"¡Ha vuelto! Todo mi trabajo fue un fracaso. Estoy condenado."</text:span></text:span></text:p>
      <text:p text:style-name="P164">Esta Etiqueta es una trampa porque:</text:p>
      <text:list text:style-name="L213">
        <text:list-item>
          <text:p text:style-name="P127"><text:span text:style-name="Strong_20_Emphasis"><text:span text:style-name="T14">Ignora todo tu progreso</text:span></text:span><text:span text:style-name="T14"> (Has dominado escalones, duermes mejor, tienes herramientas) </text:span></text:p>
        </text:list-item>
        <text:list-item>
          <text:p text:style-name="P127"><text:span text:style-name="Strong_20_Emphasis"><text:span text:style-name="T14">Confunde un pico temporal con una condición permanente</text:span></text:span><text:span text:style-name="T14"> </text:span></text:p>
        </text:list-item>
        <text:list-item>
          <text:p text:style-name="P126"><text:span text:style-name="Strong_20_Emphasis"><text:span text:style-name="T14">Te hace abandonar tus herramientas justo cuando más las necesitas</text:span></text:span><text:span text:style-name="T14"> </text:span></text:p>
        </text:list-item>
      </text:list>
      <text:p text:style-name="Text_20_body"><text:span text:style-name="Strong_20_Emphasis"><text:span text:style-name="T14">Si solo aprendes UNA cosa de este capítulo, que sea esta:</text:span></text:span></text:p>
      <text:h text:style-name="Heading_20_3" text:outline-level="3"><text:span text:style-name="Strong_20_Emphasis"><text:span text:style-name="T14">UN PICO NO ES UNA RECAÍDA.</text:span></text:span></text:h>
      <text:p text:style-name="Text_20_body"><text:span text:style-name="Strong_20_Emphasis"><text:span text:style-name="T14">Recaída = Regresar a tus conductas de evitación y pánico</text:span></text:span></text:p>
      <text:p text:style-name="Text_20_body"><text:span text:style-name="Strong_20_Emphasis"><text:span text:style-name="T14">Pico = El sonido fluctúa (normal), pero tú mantienes tus herramientas</text:span></text:span></text:p>
      <text:p text:style-name="P164">La diferencia está en tu RESPUESTA, no en el volumen.</text:p>
      <text:p text:style-name="P7"/>
      <text:h text:style-name="P5" text:outline-level="2">Parte 3: Tu Kit de Herramientas de Emergencia</text:h>
      <text:p text:style-name="P164">Cuando notes un pico de tinnitus, necesitas un plan de acción inmediato y automático.</text:p>
      <text:p text:style-name="Text_20_body"><text:span text:style-name="Strong_20_Emphasis"><text:span text:style-name="T14">No puedes confiar en tu "frefuerza de voluntad" o "pensarlo en el momento".</text:span></text:span></text:p>
      <text:p text:style-name="P164">Cuando estás en modo pánico, tu corteza p rontal (la parte racional del cerebro) se desconecta. [ Arnsten, 2009]</text:p>
      <text:p text:style-name="P164">Por eso necesitas un protocolo pre-decidido que puedas ejecutar en piloto automático.</text:p>
      <text:p text:style-name="P7"><text:soft-page-break/></text:p>
      <text:h text:style-name="P5" text:outline-level="2">Ejercicio: Construye Tu Kit de Emergencia</text:h>
      <text:p text:style-name="P164">Vamos a crear tu plan de 3 pasos para los picos.</text:p>
      <text:p text:style-name="Text_20_body"><text:span text:style-name="Strong_20_Emphasis"><text:span text:style-name="T14">Completa los espacios en blanco basándote en lo que has aprendido en los Caps 7-10.</text:span></text:span></text:p>
      <text:p text:style-name="P7"/>
      <text:h text:style-name="Heading_20_3" text:outline-level="3"><text:span text:style-name="Strong_20_Emphasis"><text:span text:style-name="T14">PASO 1: Identifica Tu Señal de Alarma Personal</text:span></text:span></text:h>
      <text:p text:style-name="Text_20_body"><text:span text:style-name="Strong_20_Emphasis"><text:span text:style-name="T14">¿Cuál es el PRIMER síntoma físico o emocional que notas cuando el tinnitus se intensifica y empiezas a entrar en pánico?</text:span></text:span></text:p>
      <text:p text:style-name="P164">Marca todos los que apliquen:</text:p>
      <text:p text:style-name="P164">□ Tensión en el cuello o mandíbula<text:line-break/>□ Respiración acelerada o superficial<text:line-break/>□ Opresión en el pecho<text:line-break/>□ Sensación de "necesito escapar"<text:line-break/>□ Frustración intensa o enojo<text:line-break/>□ Ganas de llorar<text:line-break/>□ Pensamientos catastróficos en loop<text:line-break/>□ Otro: _______________________</text:p>
      <text:p text:style-name="Text_20_body"><text:span text:style-name="Strong_20_Emphasis"><text:span text:style-name="T14">Ahora elige el MÁS frecuente y escríbelo:</text:span></text:span></text:p>
      <text:p text:style-name="Text_20_body"><text:span text:style-name="Strong_20_Emphasis"><text:span text:style-name="T14">Mi Señal de Alarma #1 es:</text:span></text:span></text:p>
      <text:p text:style-name="P7"/>
      <text:p text:style-name="Text_20_body"><text:span text:style-name="Strong_20_Emphasis"><text:span text:style-name="T14">¿Por qué esto importa?</text:span></text:span></text:p>
      <text:p text:style-name="Text_20_body"><text:span text:style-name="T14">Porque esta señal es tu </text:span><text:span text:style-name="Strong_20_Emphasis"><text:span text:style-name="T14">sistema de alerta temprana.</text:span></text:span><text:span text:style-name="T14"> Cuando la detectes, sabrás: "Necesito activar mi Kit de Emergencia AHORA, antes de que el pánico se intensifique."</text:span></text:p>
      <text:p text:style-name="P7"/>
      <text:h text:style-name="Heading_20_3" text:outline-level="3"><text:span text:style-name="Strong_20_Emphasis"><text:span text:style-name="T14">PASO 2: Tu Etiqueta de Contención (B' Alternativa Para Picos)</text:span></text:span></text:h>
      <text:p text:style-name="P164">Necesitas una frase específica para picos—algo más fuerte que tu Etiqueta Alternativa del Cap 8.</text:p>
      <text:p text:style-name="Text_20_body"><text:span text:style-name="Strong_20_Emphasis"><text:span text:style-name="T14">Esta frase debe:</text:span></text:span></text:p>
      <text:list text:style-name="L214">
        <text:list-item>
          <text:p text:style-name="P129"><text:span text:style-name="Strong_20_Emphasis"><text:span text:style-name="T14">Aceptar la realidad del pico</text:span></text:span><text:span text:style-name="T14"> (no negarlo) </text:span></text:p>
        </text:list-item>
        <text:list-item>
          <text:p text:style-name="P129"><text:span text:style-name="Strong_20_Emphasis"><text:span text:style-name="T14">Recordarte que es temporal</text:span></text:span><text:span text:style-name="T14"> </text:span></text:p>
        </text:list-item>
        <text:list-item>
          <text:p text:style-name="P128"><text:span text:style-name="Strong_20_Emphasis"><text:span text:style-name="T14">Afirmar que tienes control sobre tu respuesta</text:span></text:span><text:span text:style-name="T14"> </text:span></text:p>
        </text:list-item>
      </text:list>
      <text:p text:style-name="P7"/>
      <text:p text:style-name="Text_20_body"><text:span text:style-name="Strong_20_Emphasis"><text:span text:style-name="T14">Ejemplos efectivos:</text:span></text:span></text:p>
      <text:list text:style-name="L215">
        <text:list-item>
          <text:p text:style-name="P456"><text:soft-page-break/>"Esto es un pico, no una recaída. Es temporal. Estoy a salvo." </text:p>
        </text:list-item>
        <text:list-item>
          <text:p text:style-name="P456">"El sonido fluctúa—eso es normal. He manejado esto antes y puedo manejarlo ahora." </text:p>
        </text:list-item>
        <text:list-item>
          <text:p text:style-name="P456">"Mi cerebro está en modo alarma, pero yo tengo las herramientas. Voy a usarlas." </text:p>
        </text:list-item>
        <text:list-item>
          <text:p text:style-name="P457">"Esto no significa que fracasé. Significa que necesito practicar mis herramientas ahora." </text:p>
        </text:list-item>
      </text:list>
      <text:p text:style-name="P7"/>
      <text:p text:style-name="Text_20_body"><text:span text:style-name="Strong_20_Emphasis"><text:span text:style-name="T14">Ahora escribe TU frase de contención:</text:span></text:span></text:p>
      <text:p text:style-name="Text_20_body"><text:span text:style-name="Strong_20_Emphasis"><text:span text:style-name="T14">Mi Etiqueta de Contención es:</text:span></text:span></text:p>
      <text:p text:style-name="P7"/>
      <text:p text:style-name="Text_20_body"><text:span text:style-name="Strong_20_Emphasis"><text:span text:style-name="T14">Prueba de calidad:</text:span></text:span></text:p>
      <text:list text:style-name="L216">
        <text:list-item>
          <text:p text:style-name="P458">¿Acepta que el pico es real? (no dice "no es gran cosa") </text:p>
        </text:list-item>
        <text:list-item>
          <text:p text:style-name="P458">¿Es calmante pero realista? </text:p>
        </text:list-item>
        <text:list-item>
          <text:p text:style-name="P459">¿Tiene menos de 20 palabras? </text:p>
        </text:list-item>
      </text:list>
      <text:p text:style-name="P164">Si marcaste las 3, perfecto. Si no, ajusta.</text:p>
      <text:p text:style-name="P7"/>
      <text:h text:style-name="Heading_20_3" text:outline-level="3"><text:span text:style-name="Strong_20_Emphasis"><text:span text:style-name="T14">PASO 3: Tu Acción de Rescate Inmediata (5-10 Minutos)</text:span></text:span></text:h>
      <text:p text:style-name="Text_20_body"><text:span text:style-name="T14">Cuando detectes tu Señal de Alarma y hayas repetido tu Etiqueta de Contención, necesitas una </text:span><text:span text:style-name="Strong_20_Emphasis"><text:span text:style-name="T14">acción física que interrumpa el ciclo de pánico.</text:span></text:span></text:p>
      <text:p text:style-name="Text_20_body"><text:span text:style-name="Strong_20_Emphasis"><text:span text:style-name="T14">Esta NO debe ser:</text:span></text:span></text:p>
      <text:list text:style-name="L217">
        <text:list-item>
          <text:p text:style-name="P460">Ver TV (distracción pasiva que no procesa la emoción) </text:p>
        </text:list-item>
        <text:list-item>
          <text:p text:style-name="P460">Googlear sobre tinnitus ( refuerza la alarma) </text:p>
        </text:list-item>
        <text:list-item>
          <text:p text:style-name="P461">Tomar alcohol o ansiolíticos de inmediato (evitación química) </text:p>
        </text:list-item>
      </text:list>
      <text:p text:style-name="Text_20_body"><text:span text:style-name="Strong_20_Emphasis"><text:span text:style-name="T14">Esta SÍ debe ser:</text:span></text:span></text:p>
      <text:list text:style-name="L218">
        <text:list-item>
          <text:p text:style-name="P462">Una práctica activa que regule tu sistema nervioso </text:p>
        </text:list-item>
        <text:list-item>
          <text:p text:style-name="P462">Algo que puedas hacer en 5-10 minutos </text:p>
        </text:list-item>
        <text:list-item>
          <text:p text:style-name="P463">Algo que ya hayas practicado antes (no algo nuevo) </text:p>
        </text:list-item>
      </text:list>
      <text:p text:style-name="P7"/>
      <text:p text:style-name="Text_20_body"><text:span text:style-name="Strong_20_Emphasis"><text:span text:style-name="T14">Opciones Recomendadas (Elige 1-2):</text:span></text:span></text:p>
      <text:p text:style-name="Text_20_body"><text:span text:style-name="Strong_20_Emphasis"><text:span text:style-name="T14">Opción A: Respiración Diafragmática Lenta / Coherencia Cardíaca (del Cap 10)</text:span></text:span></text:p>
      <text:list text:style-name="L219">
        <text:list-item>
          <text:p text:style-name="P464">4 ciclos completos </text:p>
        </text:list-item>
        <text:list-item>
          <text:p text:style-name="P464">Duración: 2-3 minutos </text:p>
        </text:list-item>
        <text:list-item>
          <text:p text:style-name="P465">Activa sistema nervioso parasimpático </text:p>
        </text:list-item>
      </text:list>
      <text:p text:style-name="Text_20_body"><text:span text:style-name="Strong_20_Emphasis"><text:span text:style-name="T14">Opción B: Caminata de Anclaje</text:span></text:span></text:p>
      <text:list text:style-name="L220">
        <text:list-item>
          <text:p text:style-name="P466">Sal a caminar 10 minutos </text:p>
        </text:list-item>
        <text:list-item>
          <text:p text:style-name="P466">Enfócate en sensaciones físicas: pies tocando el suelo, aire en tu cara </text:p>
        </text:list-item>
        <text:list-item>
          <text:p text:style-name="P467"><text:soft-page-break/>Sin teléfono, sin música </text:p>
        </text:list-item>
      </text:list>
      <text:p text:style-name="Text_20_body"><text:span text:style-name="Strong_20_Emphasis"><text:span text:style-name="T14">Opción C: Registro ABC Rápido</text:span></text:span></text:p>
      <text:list text:style-name="L221">
        <text:list-item>
          <text:p text:style-name="P468">Llena un registro ABC del Cap 7 sobre este pico específico </text:p>
        </text:list-item>
        <text:list-item>
          <text:p text:style-name="P468">Identifica la Etiqueta de Alarma que se disparó </text:p>
        </text:list-item>
        <text:list-item>
          <text:p text:style-name="P469">Reemplázala con tu Etiqueta de Contención </text:p>
        </text:list-item>
      </text:list>
      <text:p text:style-name="Text_20_body"><text:span text:style-name="Strong_20_Emphasis"><text:span text:style-name="T14">Opción D: Exposición de Rescate</text:span></text:span></text:p>
      <text:list text:style-name="L222">
        <text:list-item>
          <text:p text:style-name="P470">Ve a un escalón de tu Escalera que ya hayas dominado (Escalón 1 o 2) </text:p>
        </text:list-item>
        <text:list-item>
          <text:p text:style-name="P470">Practícalo durante 5 minutos </text:p>
        </text:list-item>
        <text:list-item>
          <text:p text:style-name="P471">Objetivo: Recordarle a tu cerebro que PUEDES manejar el tinnitus </text:p>
        </text:list-item>
      </text:list>
      <text:p text:style-name="Text_20_body"><text:span text:style-name="Strong_20_Emphasis"><text:span text:style-name="T14">Opción E: Escritura Expresiva</text:span></text:span></text:p>
      <text:list text:style-name="L223">
        <text:list-item>
          <text:p text:style-name="P472">Toma papel y escribe sin filtro durante 5 minutos: "¿Qué estoy sintiendo ahora mismo?" </text:p>
        </text:list-item>
        <text:list-item>
          <text:p text:style-name="P472">No para compartirlo, solo para sacar la emoción </text:p>
        </text:list-item>
        <text:list-item>
          <text:p text:style-name="P473">Luego rompe el papel si quieres </text:p>
        </text:list-item>
      </text:list>
      <text:p text:style-name="P7"/>
      <text:p text:style-name="Text_20_body"><text:span text:style-name="Strong_20_Emphasis"><text:span text:style-name="T14">Elige TUS 2 Acciones de Rescate favoritas:</text:span></text:span></text:p>
      <text:p text:style-name="Text_20_body"><text:span text:style-name="Strong_20_Emphasis"><text:span text:style-name="T14">Mi Acción de Rescate #1:</text:span></text:span></text:p>
      <text:p text:style-name="P7"/>
      <text:p text:style-name="Text_20_body"><text:span text:style-name="Strong_20_Emphasis"><text:span text:style-name="T14">Mi Acción de Rescate #2 (alternativa):</text:span></text:span></text:p>
      <text:p text:style-name="P7"/>
      <text:p text:style-name="P7"/>
      <text:h text:style-name="P5" text:outline-level="2">Tu Kit de Emergencia Completo</text:h>
      <text:p text:style-name="P164">Copia esto en un papel y ponlo en lugares visibles (mesita de noche, escritorio, cartera):</text:p>
      <text:p text:style-name="P7"/>
      <text:p text:style-name="Text_20_body"><text:span text:style-name="Strong_20_Emphasis"><text:span text:style-name="T14">🆘 MI KIT DE EMERGENCIA PARA PICOS</text:span></text:span></text:p>
      <text:p text:style-name="Text_20_body"><text:span text:style-name="Strong_20_Emphasis"><text:span text:style-name="T14">1. DETECTA:</text:span></text:span><text:span text:style-name="T14"> Mi señal de alarma es: _______________________</text:span></text:p>
      <text:p text:style-name="Text_20_body"><text:span text:style-name="Strong_20_Emphasis"><text:span text:style-name="T14">2. CONTÉN:</text:span></text:span><text:span text:style-name="T14"> Mi frase de contención es: _______________________</text:span></text:p>
      <text:p text:style-name="Text_20_body"><text:span text:style-name="Strong_20_Emphasis"><text:span text:style-name="T14">3. ACTÚA:</text:span></text:span><text:span text:style-name="T14"> Mi acción de rescate es: _______________________</text:span></text:p>
      <text:p text:style-name="Text_20_body"><text:span text:style-name="Strong_20_Emphasis"><text:span text:style-name="T14">RECORDATORIO:</text:span></text:span><text:span text:style-name="T14"> Un pico NO es una recaída. Es una oportunidad para practicar mis herramientas.</text:span></text:p>
      <text:p text:style-name="P7"/>
      <text:h text:style-name="P5" text:outline-level="2">Parte 4: Continuando Tu Escalera de Exposición</text:h>
      <text:p text:style-name="Text_20_body"><text:span text:style-name="Strong_20_Emphasis"><text:span text:style-name="T14">Importante:</text:span></text:span><text:span text:style-name="T14"> Incluso durante un pico, </text:span><text:span text:style-name="Strong_20_Emphasis"><text:span text:style-name="T14">no detengas tu práctica de exposición.</text:span></text:span></text:p>
      <text:p text:style-name="P164"><text:soft-page-break/>De hecho, es DURANTE los picos cuando más necesitas demostrarle a tu cerebro que puedes funcionar.</text:p>
      <text:p text:style-name="P7"/>
      <text:h text:style-name="Heading_20_3" text:outline-level="3"><text:span text:style-name="Strong_20_Emphasis"><text:span text:style-name="T14">Tu Tarea Esta Semana (Semana 7):</text:span></text:span></text:h>
      <text:p text:style-name="Text_20_body"><text:span text:style-name="T14">Trabaja en tu </text:span><text:span text:style-name="Strong_20_Emphasis"><text:span text:style-name="T14">Escalón 3</text:span></text:span><text:span text:style-name="T14"> de la Escalera del Cap 9.</text:span></text:p>
      <text:p text:style-name="Text_20_body"><text:span text:style-name="Strong_20_Emphasis"><text:span text:style-name="T14">Meta:</text:span></text:span><text:span text:style-name="T14"> Completar 3 exposiciones exitosas al Escalón 3 (ansiedad final ≤3/10)</text:span></text:p>
      <text:p text:style-name="Text_20_body"><text:span text:style-name="Strong_20_Emphasis"><text:span text:style-name="T14">Frecuencia:</text:span></text:span><text:span text:style-name="T14"> 1 exposición cada 2 días</text:span></text:p>
      <text:p text:style-name="P7"/>
      <text:h text:style-name="Heading_20_3" text:outline-level="3"><text:span text:style-name="Strong_20_Emphasis"><text:span text:style-name="T14">Registro de Exposición - Escalón 3 (Semana 7)</text:span></text:span></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header-rows>
          <table:table-row>
            <table:table-cell table:style-name="Tabla12.A1" office:value-type="string">
              <text:p text:style-name="Table_20_Heading"><text:span text:style-name="Strong_20_Emphasis"><text:span text:style-name="T14">Intento #</text:span></text:span></text:p>
            </table:table-cell>
            <table:table-cell table:style-name="Tabla12.A1" office:value-type="string">
              <text:p text:style-name="Table_20_Heading"><text:span text:style-name="Strong_20_Emphasis"><text:span text:style-name="T14">Fecha</text:span></text:span></text:p>
            </table:table-cell>
            <table:table-cell table:style-name="Tabla12.A1" office:value-type="string">
              <text:p text:style-name="Table_20_Heading"><text:span text:style-name="Strong_20_Emphasis"><text:span text:style-name="T14">Ansiedad INICIO</text:span></text:span></text:p>
            </table:table-cell>
            <table:table-cell table:style-name="Tabla12.A1" office:value-type="string">
              <text:p text:style-name="Table_20_Heading"><text:span text:style-name="Strong_20_Emphasis"><text:span text:style-name="T14">Ansiedad FINAL</text:span></text:span></text:p>
            </table:table-cell>
            <table:table-cell table:style-name="Tabla12.A1" office:value-type="string">
              <text:p text:style-name="Table_20_Heading"><text:span text:style-name="Strong_20_Emphasis"><text:span text:style-name="T14">¿Usé mi Etiqueta?</text:span></text:span></text:p>
            </table:table-cell>
            <table:table-cell table:style-name="Tabla12.A1" office:value-type="string">
              <text:p text:style-name="Table_20_Heading"><text:span text:style-name="Strong_20_Emphasis"><text:span text:style-name="T14">¿Dominado?</text:span></text:span></text:p>
            </table:table-cell>
          </table:table-row>
        </table:table-header-rows>
        <table:table-row>
          <table:table-cell table:style-name="Tabla12.A1" office:value-type="string">
            <text:p text:style-name="P35">1</text:p>
          </table:table-cell>
          <table:table-cell table:style-name="Tabla12.A1" office:value-type="string">
            <text:p text:style-name="P32"/>
          </table:table-cell>
          <table:table-cell table:style-name="Tabla12.A1" office:value-type="string">
            <text:p text:style-name="P35">/10</text:p>
          </table:table-cell>
          <table:table-cell table:style-name="Tabla12.A1" office:value-type="string">
            <text:p text:style-name="P35">/10</text:p>
          </table:table-cell>
          <table:table-cell table:style-name="Tabla12.A1" office:value-type="string">
            <text:p text:style-name="P35">Sí / No</text:p>
          </table:table-cell>
          <table:table-cell table:style-name="Tabla12.A1" office:value-type="string">
            <text:p text:style-name="P35">Sí / No</text:p>
          </table:table-cell>
        </table:table-row>
        <table:table-row>
          <table:table-cell table:style-name="Tabla12.A1" office:value-type="string">
            <text:p text:style-name="P35">2</text:p>
          </table:table-cell>
          <table:table-cell table:style-name="Tabla12.A1" office:value-type="string">
            <text:p text:style-name="P32"/>
          </table:table-cell>
          <table:table-cell table:style-name="Tabla12.A1" office:value-type="string">
            <text:p text:style-name="P35">/10</text:p>
          </table:table-cell>
          <table:table-cell table:style-name="Tabla12.A1" office:value-type="string">
            <text:p text:style-name="P35">/10</text:p>
          </table:table-cell>
          <table:table-cell table:style-name="Tabla12.A1" office:value-type="string">
            <text:p text:style-name="P35">Sí / No</text:p>
          </table:table-cell>
          <table:table-cell table:style-name="Tabla12.A1" office:value-type="string">
            <text:p text:style-name="P35">Sí / No</text:p>
          </table:table-cell>
        </table:table-row>
        <table:table-row>
          <table:table-cell table:style-name="Tabla12.A1" office:value-type="string">
            <text:p text:style-name="P35">3</text:p>
          </table:table-cell>
          <table:table-cell table:style-name="Tabla12.A1" office:value-type="string">
            <text:p text:style-name="P32"/>
          </table:table-cell>
          <table:table-cell table:style-name="Tabla12.A1" office:value-type="string">
            <text:p text:style-name="P35">/10</text:p>
          </table:table-cell>
          <table:table-cell table:style-name="Tabla12.A1" office:value-type="string">
            <text:p text:style-name="P35">/10</text:p>
          </table:table-cell>
          <table:table-cell table:style-name="Tabla12.A1" office:value-type="string">
            <text:p text:style-name="P35">Sí / No</text:p>
          </table:table-cell>
          <table:table-cell table:style-name="Tabla12.A1" office:value-type="string">
            <text:p text:style-name="P35">Sí / No</text:p>
          </table:table-cell>
        </table:table-row>
      </table:table>
      <text:p text:style-name="P7"/>
      <text:h text:style-name="Heading_20_3" text:outline-level="3"><text:span text:style-name="Strong_20_Emphasis"><text:span text:style-name="T14">Si Estás en Medio de Un Pico:</text:span></text:span></text:h>
      <text:p text:style-name="P164">Es posible que tu ansiedad durante las exposiciones sea más alta esta semana que las semanas anteriores.</text:p>
      <text:p text:style-name="Text_20_body"><text:span text:style-name="Strong_20_Emphasis"><text:span text:style-name="T14">Eso es normal.</text:span></text:span></text:p>
      <text:p text:style-name="Text_20_body"><text:span text:style-name="Strong_20_Emphasis"><text:span text:style-name="T14">No retrocedas a un escalón más fácil</text:span></text:span><text:span text:style-name="T14"> a menos que tu ansiedad sea consistentemente 8-9/10.</text:span></text:p>
      <text:p text:style-name="P164">Si es 5-7/10, eso es manejable. Usa tu Etiqueta de Contención y quédate en la exposición.</text:p>
      <text:p text:style-name="P164">Cada vez que completas una exposición exitosa DURANTE un pico, le demuestras a tu cerebro:</text:p>
      <text:p text:style-name="Text_20_body"><text:span text:style-name="Strong_20_Emphasis"><text:span text:style-name="T14">"Incluso cuando el sonido es más fuerte, yo puedo funcionar."</text:span></text:span></text:p>
      <text:p text:style-name="P164">Eso es habituación de nivel avanzado.</text:p>
      <text:p text:style-name="P7"/>
      <text:h text:style-name="P5" text:outline-level="2">Errores Comunes Durante Los Picos (Y Cómo Evitarlos)</text:h>
      <text:h text:style-name="Heading_20_3" text:outline-level="3"><text:span text:style-name="Strong_20_Emphasis"><text:span text:style-name="T14">Error #1: "El pico significa que nunca voy a mejorar, así que dejé de hacer mis ejercicios"</text:span></text:span></text:h>
      <text:p text:style-name="Text_20_body"><text:span text:style-name="Strong_20_Emphasis"><text:span text:style-name="T14">Corrección:</text:span></text:span><text:span text:style-name="T14"> Esta es la profecía autocumplida más común.</text:span></text:p>
      <text:p text:style-name="P164">El pico NO significa que fracasaste. Significa que el tinnitus es variable (siempre lo fue).</text:p>
      <text:p text:style-name="P164">Pero si ABANDONAS tus herramientas durante el pico, ENTONCES sí convertirás el pico en recaída.</text:p>
      <text:p text:style-name="Text_20_body"><text:soft-page-break/><text:span text:style-name="Strong_20_Emphasis"><text:span text:style-name="T14">Mantra para picos:</text:span></text:span><text:span text:style-name="T14"> "Sigo practicando, especialmente ahora."</text:span></text:p>
      <text:p text:style-name="P7"/>
      <text:h text:style-name="Heading_20_3" text:outline-level="3"><text:span text:style-name="Strong_20_Emphasis"><text:span text:style-name="T14">Error #2: "Volví a usar enmascaramiento a volumen total para 'tapar' el pico"</text:span></text:span></text:h>
      <text:p text:style-name="Text_20_body"><text:span text:style-name="Strong_20_Emphasis"><text:span text:style-name="T14">Corrección:</text:span></text:span><text:span text:style-name="T14"> Entiendo el impulso. Pero eso <text:s/>refuerza el mensaje: "El tinnitus es una amenaza que debo borrar."</text:span></text:p>
      <text:p text:style-name="P164">Usa enmascaramiento parcial (como en el Cap 10) si lo necesitas, pero mantén la práctica de exposición.</text:p>
      <text:p text:style-name="P7"/>
      <text:h text:style-name="Heading_20_3" text:outline-level="3"><text:span text:style-name="Strong_20_Emphasis"><text:span text:style-name="T14">Error #3: "Me obsesioné buscando la 'causa' del pico"</text:span></text:span></text:h>
      <text:p text:style-name="Text_20_body"><text:span text:style-name="Strong_20_Emphasis"><text:span text:style-name="T14">Corrección:</text:span></text:span><text:span text:style-name="T14"> A veces hay una causa obvia (estrés, enfermedad). A veces no.</text:span></text:p>
      <text:p text:style-name="P164">Gastar energía buscando "por qué" puede convertirse en una forma de rumiación que empeora el pánico.</text:p>
      <text:p text:style-name="Text_20_body"><text:span text:style-name="Strong_20_Emphasis"><text:span text:style-name="T14">Mejor pregunta:</text:span></text:span><text:span text:style-name="T14"> "¿Qué herramienta voy a usar AHORA para manejarlo?"</text:span></text:p>
      <text:p text:style-name="P7"/>
      <text:h text:style-name="Heading_20_3" text:outline-level="3"><text:span text:style-name="Strong_20_Emphasis"><text:span text:style-name="T14">Error #4: "Comparé este pico con mi 'mejor semana' y me desesperé"</text:span></text:span></text:h>
      <text:p text:style-name="Text_20_body"><text:span text:style-name="Strong_20_Emphasis"><text:span text:style-name="T14">Corrección:</text:span></text:span><text:span text:style-name="T14"> El progreso NO es lineal.</text:span></text:p>
      <text:p text:style-name="P164">Vas a tener:</text:p>
      <text:list text:style-name="L224">
        <text:list-item>
          <text:p text:style-name="P474">Semanas excelentes (angustia 1-2/10) </text:p>
        </text:list-item>
        <text:list-item>
          <text:p text:style-name="P474">Semanas normales (angustia 3-5/10) </text:p>
        </text:list-item>
        <text:list-item>
          <text:p text:style-name="P475">Semanas difíciles con picos (angustia 6-8/10) </text:p>
        </text:list-item>
      </text:list>
      <text:p text:style-name="Text_20_body"><text:span text:style-name="Strong_20_Emphasis"><text:span text:style-name="T14">Lo que importa es la TENDENCIA general en 3-6 meses</text:span></text:span><text:span text:style-name="T14">, no la comparación día a día.</text:span></text:p>
      <text:p text:style-name="P7"/>
      <text:h text:style-name="P5" text:outline-level="2">La Verdad Incómoda Sobre La Habituación</text:h>
      <text:p text:style-name="P164">Déjame ser completamente honesto contigo:</text:p>
      <text:p text:style-name="Text_20_body"><text:span text:style-name="Strong_20_Emphasis"><text:span text:style-name="T14">La habituación no es un destino final donde "llegaste" y nunca más tienes problemas.</text:span></text:span></text:p>
      <text:p text:style-name="Text_20_body"><text:span text:style-name="Strong_20_Emphasis"><text:span text:style-name="T14">La habituación es una práctica continua.</text:span></text:span></text:p>
      <text:p text:style-name="P164">Habrá momentos—especialmente durante crisis de vida (pérdida de un ser querido, cambio de trabajo, divorcio)—donde el tinnitus volverá a capturar tu atención.</text:p>
      <text:p text:style-name="Text_20_body"><text:span text:style-name="Strong_20_Emphasis"><text:span text:style-name="T14">Y eso está bien.</text:span></text:span></text:p>
      <text:p text:style-name="P164">Lo que has aprendido en este programa no es "cómo curar el tinnitus."</text:p>
      <text:p text:style-name="P164"><text:soft-page-break/>Lo que has aprendido es:</text:p>
      <text:list text:style-name="L225">
        <text:list-item>
          <text:p text:style-name="P131"><text:span text:style-name="Strong_20_Emphasis"><text:span text:style-name="T14">Cómo detectar cuando tu cerebro entra en modo alarma</text:span></text:span><text:span text:style-name="T14"> </text:span></text:p>
        </text:list-item>
        <text:list-item>
          <text:p text:style-name="P131"><text:span text:style-name="Strong_20_Emphasis"><text:span text:style-name="T14">Cómo cuestionar esa alarma</text:span></text:span><text:span text:style-name="T14"> </text:span></text:p>
        </text:list-item>
        <text:list-item>
          <text:p text:style-name="P131"><text:span text:style-name="Strong_20_Emphasis"><text:span text:style-name="T14">Cómo responder de forma funcional en vez de huir</text:span></text:span><text:span text:style-name="T14"> </text:span></text:p>
        </text:list-item>
        <text:list-item>
          <text:p text:style-name="P130"><text:span text:style-name="Strong_20_Emphasis"><text:span text:style-name="T14">Cómo recuperarte de los picos sin perder tu progreso</text:span></text:span><text:span text:style-name="T14"> </text:span></text:p>
        </text:list-item>
      </text:list>
      <text:p text:style-name="Text_20_body"><text:span text:style-name="Strong_20_Emphasis"><text:span text:style-name="T14">Esas habilidades son para toda la vida.</text:span></text:span></text:p>
      <text:p text:style-name="P164">No las "dominas" en 8 semanas y luego las olvidas. Las PRACTICAS el resto de tu vida, con cada vez menos esfuerzo consciente, hasta que se vuelven automáticas.</text:p>
      <text:p text:style-name="P7"/>
      <text:h text:style-name="P5" text:outline-level="2">Check-In de Progreso (Final de Semana 7)</text:h>
      <text:p text:style-name="P164">Antes de pasar al Capítulo 12 (el capítulo final), responde honestamente:</text:p>
      <text:p text:style-name="Text_20_body"><text:span text:style-name="Strong_20_Emphasis"><text:span text:style-name="T14">□ He medido mi progreso con el Cuestionario de Angustia y veo reducción de al menos 3-4 puntos</text:span></text:span></text:p>
      <text:p text:style-name="Text_20_body"><text:span text:style-name="Strong_20_Emphasis"><text:span text:style-name="T14">□ He creado mi Kit de Herramientas de Emergencia completo (Señal + Etiqueta de Contención + Acción de Rescate)</text:span></text:span></text:p>
      <text:p text:style-name="Text_20_body"><text:span text:style-name="Strong_20_Emphasis"><text:span text:style-name="T14">□ Entiendo que un pico NO es una recaída</text:span></text:span></text:p>
      <text:p text:style-name="Text_20_body"><text:span text:style-name="Strong_20_Emphasis"><text:span text:style-name="T14">□ He dominado el Escalón 3 de mi Escalera de Exposición</text:span></text:span></text:p>
      <text:p text:style-name="Text_20_body"><text:span text:style-name="Strong_20_Emphasis"><text:span text:style-name="T14">Si marcaste 3-4 casillas:</text:span></text:span><text:span text:style-name="T14"> Excelente. Estás listo para la Semana 8 final, donde completarás tu Escalera y crearás tu Plan de Mantenimiento a largo plazo.</text:span></text:p>
      <text:p text:style-name="Text_20_body"><text:span text:style-name="Strong_20_Emphasis"><text:span text:style-name="T14">Si marcaste 1-2 casillas:</text:span></text:span><text:span text:style-name="T14"> Tómate 3-4 días extra esta semana. El Cap 11 es crucial para el mantenimiento futuro.</text:span></text:p>
      <text:p text:style-name="P7"/>
      <text:h text:style-name="P5" text:outline-level="2"><text:s/><text:span text:style-name="T7">R</text:span>eflexión Final</text:h>
      <text:p text:style-name="P164">Los picos son inevitables.</text:p>
      <text:p text:style-name="P164">Pero tu respuesta a los picos ya no es automática.</text:p>
      <text:p text:style-name="P164">Tienes un Kit de Emergencia. Tienes una Etiqueta de Contención. Tienes herramientas que funcionan.</text:p>
      <text:p text:style-name="Text_20_body"><text:span text:style-name="Strong_20_Emphasis"><text:span text:style-name="T14">El tinnitus puede rugir más fuerte algunos días.</text:span></text:span></text:p>
      <text:p text:style-name="Text_20_body"><text:span text:style-name="Strong_20_Emphasis"><text:span text:style-name="T14">Pero tú ya no tienes que rugir de vuelta con pánico.</text:span></text:span></text:p>
      <text:p text:style-name="P164">Puedes decir: "Te veo. Eres molesto. Pero estoy a salvo. Y sé exactamente qué hacer."</text:p>
      <text:p text:style-name="P164">Esa calma en medio de la tormenta—eso es habituación real.</text:p>
      <text:p text:style-name="P7"/>
      <text:h text:style-name="P5" text:outline-level="2"><text:soft-page-break/>Resumen del Capítulo 11</text:h>
      <text:p text:style-name="Text_20_body"><text:span text:style-name="T14">✅ </text:span><text:span text:style-name="Strong_20_Emphasis"><text:span text:style-name="T14">Aprendiste:</text:span></text:span><text:span text:style-name="T14"> Que el progreso se mide por angustia, no por volumen del tinnitus</text:span></text:p>
      <text:p text:style-name="Text_20_body"><text:span text:style-name="T14">✅ </text:span><text:span text:style-name="Strong_20_Emphasis"><text:span text:style-name="T14">Mediste:</text:span></text:span><text:span text:style-name="T14"> Tu reducción de angustia desde la Semana 1 (objetivo: reducción de 20-40%)</text:span></text:p>
      <text:p text:style-name="Text_20_body"><text:span text:style-name="T14">✅ </text:span><text:span text:style-name="Strong_20_Emphasis"><text:span text:style-name="T14">Identificaste:</text:span></text:span><text:span text:style-name="T14"> La Etiqueta de Alarma más peligrosa durante picos ("He fracasado")</text:span></text:p>
      <text:p text:style-name="Text_20_body"><text:span text:style-name="T14">✅ </text:span><text:span text:style-name="Strong_20_Emphasis"><text:span text:style-name="T14">Creaste:</text:span></text:span><text:span text:style-name="T14"> Tu Kit de Herramientas de Emergencia (3 pasos: Detecta → Contén → Actúa)</text:span></text:p>
      <text:p text:style-name="Text_20_body"><text:span text:style-name="T14">✅ </text:span><text:span text:style-name="Strong_20_Emphasis"><text:span text:style-name="T14">Continuaste:</text:span></text:span><text:span text:style-name="T14"> Trabajando en tu Escalón 3 de exposición</text:span></text:p>
      <text:p text:style-name="Text_20_body"><text:span text:style-name="T14">✅ </text:span><text:span text:style-name="Strong_20_Emphasis"><text:span text:style-name="T14">Próximo paso:</text:span></text:span><text:span text:style-name="T14"> Capítulo 12 - Integración final, completar Escalera, y Plan de Mantenimiento de por vida</text:span></text:p>
      <text:p text:style-name="P7"/>
      <text:h text:style-name="P6" text:outline-level="3">Referencias del Capítulo 11</text:h>
      <text:list text:style-name="L264">
        <text:list-item>
          <text:p text:style-name="P14"><text:span text:style-name="T14">Arnsten, A. F. T. (2009). Stress signalling pathways that impair p rontal cortex structure and function. </text:span><text:span text:style-name="Emphasis"><text:span text:style-name="T14">Nature Reviews Neuroscience, 10</text:span></text:span><text:span text:style-name="T14">(6), 410–422. </text:span><text:a xlink:type="simple" xlink:href="https://doi.org/10.1038/nrn2648" text:style-name="Internet_20_link" text:visited-style-name="Visited_20_Internet_20_Link"><text:span text:style-name="T14">https://doi.org/10.1038/nrn2648</text:span></text:a></text:p>
        </text:list-item>
        <text:list-item>
          <text:p text:style-name="P14"><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list-item>
        <text:list-item>
          <text:p text:style-name="P14"><text:span text:style-name="T14">Jastreboff, P. J., &amp; Hazell, J. W. P. (1993). A neurophysiological approach to tinnitus: Clinical implications. </text:span><text:span text:style-name="Emphasis"><text:span text:style-name="T14">British Journal of Audiology, 27</text:span></text:span><text:span text:style-name="T14">(1), 7–17. </text:span><text:a xlink:type="simple" xlink:href="https://doi.org/10.3109/03005369309077884" text:style-name="Internet_20_link" text:visited-style-name="Visited_20_Internet_20_Link"><text:span text:style-name="T14">https://doi.org/10.3109/03005369309077884</text:span></text:a></text:p>
        </text:list-item>
        <text:list-item>
          <text:p text:style-name="P14"><text:span text:style-name="T14">Kaldo, V., Cars, S., Rahnert, M., Larsen, H. C., &amp; Andersson, G. (2007). Use of a self-help book with weekly therapist contact to reduce tinnitus distress: A randomized controlled trial. </text:span><text:span text:style-name="Emphasis"><text:span text:style-name="T14">Journal of Psychosomatic Research, 63</text:span></text:span><text:span text:style-name="T14">(2), 195–202. </text:span><text:a xlink:type="simple" xlink:href="https://doi.org/10.1016/j.jpsychores.2007.02.008" text:style-name="Internet_20_link" text:visited-style-name="Visited_20_Internet_20_Link"><text:span text:style-name="T14">https://doi.org/10.1016/j.jpsychores.2007.02.008</text:span></text:a></text:p>
          <text:p text:style-name="P29"/>
        </text:list-item>
      </text:list>
      <text:h text:style-name="P3" text:outline-level="1">Capítulo 12: Viviendo Más Allá del Sonido</text:h>
      <text:h text:style-name="P5" text:outline-level="2">Has Llegado a la Semana Final</text:h>
      <text:p text:style-name="P164">Ocho semanas atrás, comenzaste este programa probablemente sintiendo que el tinnitus controlaba tu vida.</text:p>
      <text:p text:style-name="P164">Que el zumbido decidía si podías dormir, concentrarte, disfrutar el silencio, o simplemente estar en paz.</text:p>
      <text:p text:style-name="P164">Ahora estás aquí. En la Semana 8.</text:p>
      <text:p text:style-name="P164">Y algo fundamental ha cambiado:</text:p>
      <text:p text:style-name="Text_20_body"><text:span text:style-name="Strong_20_Emphasis"><text:span text:style-name="T14">Tú estás a cargo de tu atención. No el zumbido.</text:span></text:span></text:p>
      <text:p text:style-name="P164">El tinnitus sigue ahí—puede que siempre esté ahí. Pero ya no es el director de orquesta de tu vida. Es un ruido de fondo, como el <text:s/><text:span text:style-name="T7">ref</text:span>refrigerador o el tráfico.</text:p>
      <text:p text:style-name="Text_20_body"><text:span text:style-name="T14">Este capítulo final se trata de </text:span><text:span text:style-name="Strong_20_Emphasis"><text:span text:style-name="T14">integración</text:span></text:span><text:span text:style-name="T14">: cómo llevar estas herramientas a tu vida social, cómo completar tu Escalera de Exposición, y cómo crear un Plan de Mantenimiento para los próximos meses y años.</text:span></text:p>
      <text:p text:style-name="P7"/>
      <text:h text:style-name="P5" text:outline-level="2">La Historia de Elena</text:h>
      <text:p text:style-name="Text_20_body"><text:span text:style-name="Strong_20_Emphasis"><text:span text:style-name="T14">Elena, 39 años, profesora de yoga:</text:span></text:span></text:p>
      <text:p text:style-name="P164">"Cuando empecé este programa, el tinnitus era mi identidad. 'Soy la persona con el zumbido.' Era lo primero que pensaba al despertar y lo último antes de dormir.</text:p>
      <text:p text:style-name="P164">Ahora, 8 semanas después, el zumbido sigue ahí. Algunos días más fuerte, algunos días más suave. Pero ya no define quién soy.</text:p>
      <text:p text:style-name="P164">La semana pasada fui a cenar con amigos a un restaurante tranquilo—algo que había evitado durante meses. El zumbido estaba presente. Pero yo estaba presente también. Reí. Conversé. Disfruté.</text:p>
      <text:p text:style-name="P164">Mi amiga Laura me preguntó: '¿Ya no tienes ese problema del oído?' Y me di cuenta: hacía semanas que no hablaba del tinnitus. No porque estuviera fingiendo que no existía, sino porque simplemente ya no ocupaba todo mi espacio mental.</text:p>
      <text:p text:style-name="P164">Le dije: 'Sí, todavía lo tengo. Pero aprendí a vivir con él sin luchar contra él. Y eso cambió todo.'</text:p>
      <text:p text:style-name="P164">Eso es lo que este programa me dio: no una cura, sino libertad. La libertad de vivir mi vida mientras el zumbido hace lo suyo."</text:p>
      <text:p text:style-name="P7"/>
      <text:h text:style-name="P5" text:outline-level="2"><text:soft-page-break/>Lo Que Vas a Lograr Esta Semana</text:h>
      <text:p text:style-name="P164">Al terminar esta semana (Semana 8 del programa), podrás:</text:p>
      <text:list text:style-name="L227">
        <text:list-item>
          <text:p text:style-name="P133"><text:span text:style-name="Strong_20_Emphasis"><text:span text:style-name="T14">Completar tu Escalera de Exposición</text:span></text:span><text:span text:style-name="T14"> (Escalones 4 y 5) </text:span></text:p>
        </text:list-item>
        <text:list-item>
          <text:p text:style-name="P133"><text:span text:style-name="Strong_20_Emphasis"><text:span text:style-name="T14">Comunicarte efectivamente sobre el tinnitus</text:span></text:span><text:span text:style-name="T14"> cuando sea necesario (sin sobre-explicar ni sobre-compartir) </text:span></text:p>
        </text:list-item>
        <text:list-item>
          <text:p text:style-name="P133"><text:span text:style-name="Strong_20_Emphasis"><text:span text:style-name="T14">Crear tu Plan de Mantenimiento mensual y anual</text:span></text:span><text:span text:style-name="T14"> para el resto de tu vida </text:span></text:p>
        </text:list-item>
        <text:list-item>
          <text:p text:style-name="P132"><text:span text:style-name="Strong_20_Emphasis"><text:span text:style-name="T14">Escribir tu Declaración Personal de Autonomía</text:span></text:span><text:span text:style-name="T14"> (un recordatorio para los días difíciles) </text:span></text:p>
        </text:list-item>
      </text:list>
      <text:p text:style-name="Text_20_body"><text:span text:style-name="Strong_20_Emphasis"><text:span text:style-name="T14">No vamos a "celebrar que el tinnitus desapareció"</text:span></text:span><text:span text:style-name="T14"> (probablemente no lo hizo).</text:span></text:p>
      <text:p text:style-name="Text_20_body"><text:span text:style-name="Strong_20_Emphasis"><text:span text:style-name="T14">Vamos a celebrar que recuperaste el control de tu vida.</text:span></text:span></text:p>
      <text:p text:style-name="P7"/>
      <text:h text:style-name="P5" text:outline-level="2">Parte 1: Completando Tu Escalera de Exposición</text:h>
      <text:p text:style-name="P164">Has llegado lejos:</text:p>
      <text:list text:style-name="L228">
        <text:list-item>
          <text:p text:style-name="P135"><text:span text:style-name="Strong_20_Emphasis"><text:span text:style-name="T14">Semana 5:</text:span></text:span><text:span text:style-name="T14"> Dominaste el Escalón 1 </text:span></text:p>
        </text:list-item>
        <text:list-item>
          <text:p text:style-name="P135"><text:span text:style-name="Strong_20_Emphasis"><text:span text:style-name="T14">Semana 6:</text:span></text:span><text:span text:style-name="T14"> Dominaste el Escalón 2 </text:span></text:p>
        </text:list-item>
        <text:list-item>
          <text:p text:style-name="P134"><text:span text:style-name="Strong_20_Emphasis"><text:span text:style-name="T14">Semana 7:</text:span></text:span><text:span text:style-name="T14"> Dominaste el Escalón 3 </text:span></text:p>
        </text:list-item>
      </text:list>
      <text:p text:style-name="Text_20_body"><text:span text:style-name="T14">Esta semana final es el último empujón: </text:span><text:span text:style-name="Strong_20_Emphasis"><text:span text:style-name="T14">Escalones 4 y 5.</text:span></text:span></text:p>
      <text:p text:style-name="P164">Estos son los más difíciles—las situaciones que más has temido. Pero ahora tienes 7 semanas de práctica. Tienes tus herramientas automatizadas.</text:p>
      <text:p text:style-name="Text_20_body"><text:span text:style-name="Strong_20_Emphasis"><text:span text:style-name="T14">Estás listo.</text:span></text:span></text:p>
      <text:p text:style-name="P7"/>
      <text:h text:style-name="Heading_20_3" text:outline-level="3"><text:span text:style-name="Strong_20_Emphasis"><text:span text:style-name="T14">Tu Tarea Esta Semana:</text:span></text:span></text:h>
      <text:p text:style-name="Text_20_body"><text:span text:style-name="Strong_20_Emphasis"><text:span text:style-name="T14">Días 1-3:</text:span></text:span><text:span text:style-name="T14"> Trabaja en el Escalón 4<text:line-break/></text:span><text:span text:style-name="Strong_20_Emphasis"><text:span text:style-name="T14">Días 4-7:</text:span></text:span><text:span text:style-name="T14"> Trabaja en el Escalón 5</text:span></text:p>
      <text:p text:style-name="Text_20_body"><text:span text:style-name="Strong_20_Emphasis"><text:span text:style-name="T14">Meta para cada uno:</text:span></text:span><text:span text:style-name="T14"> 2-3 exposiciones exitosas con ansiedad final ≤3/10</text:span></text:p>
      <text:p text:style-name="Text_20_body"><text:span text:style-name="Strong_20_Emphasis"><text:span text:style-name="T14">Nota:</text:span></text:span><text:span text:style-name="T14"> A diferencia de los escalones anteriores (que requerían 3 exposiciones), los Escalones 4-5 pueden requerir solo 2 exposiciones exitosas si:</text:span></text:p>
      <text:list text:style-name="L229">
        <text:list-item>
          <text:p text:style-name="P476">Tu ansiedad final es consistentemente 2/10 o menos </text:p>
        </text:list-item>
        <text:list-item>
          <text:p text:style-name="P477">Te sientes genuinamente cómodo en la situación </text:p>
        </text:list-item>
      </text:list>
      <text:p text:style-name="Text_20_body"><text:span text:style-name="Strong_20_Emphasis"><text:span text:style-name="T14">¿Por qué esta flexibilidad?</text:span></text:span></text:p>
      <text:p text:style-name="P164">Porque a este punto, tu cerebro ya ha reaprendido el patrón. Los escalones finales son más "confirmación" que "entrenamiento."</text:p>
      <text:p text:style-name="P7"/>
      <text:h text:style-name="Heading_20_3" text:outline-level="3"><text:soft-page-break/><text:span text:style-name="Strong_20_Emphasis"><text:span text:style-name="T14">Registro de Exposición - Escalón 4 (Días 1-3)</text:span></text:span></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header-rows>
          <table:table-row>
            <table:table-cell table:style-name="Tabla13.A1" office:value-type="string">
              <text:p text:style-name="Table_20_Heading"><text:span text:style-name="Strong_20_Emphasis"><text:span text:style-name="T14">Intento #</text:span></text:span></text:p>
            </table:table-cell>
            <table:table-cell table:style-name="Tabla13.A1" office:value-type="string">
              <text:p text:style-name="Table_20_Heading"><text:span text:style-name="Strong_20_Emphasis"><text:span text:style-name="T14">Fecha</text:span></text:span></text:p>
            </table:table-cell>
            <table:table-cell table:style-name="Tabla13.A1" office:value-type="string">
              <text:p text:style-name="Table_20_Heading"><text:span text:style-name="Strong_20_Emphasis"><text:span text:style-name="T14">Ansiedad INICIO</text:span></text:span></text:p>
            </table:table-cell>
            <table:table-cell table:style-name="Tabla13.A1" office:value-type="string">
              <text:p text:style-name="Table_20_Heading"><text:span text:style-name="Strong_20_Emphasis"><text:span text:style-name="T14">Ansiedad FINAL</text:span></text:span></text:p>
            </table:table-cell>
            <table:table-cell table:style-name="Tabla13.A1" office:value-type="string">
              <text:p text:style-name="Table_20_Heading"><text:span text:style-name="Strong_20_Emphasis"><text:span text:style-name="T14">¿Usé mi Etiqueta?</text:span></text:span></text:p>
            </table:table-cell>
            <table:table-cell table:style-name="Tabla13.A1" office:value-type="string">
              <text:p text:style-name="Table_20_Heading"><text:span text:style-name="Strong_20_Emphasis"><text:span text:style-name="T14">¿Dominado?</text:span></text:span></text:p>
            </table:table-cell>
          </table:table-row>
        </table:table-header-rows>
        <table:table-row>
          <table:table-cell table:style-name="Tabla13.A1" office:value-type="string">
            <text:p text:style-name="P36">1</text:p>
          </table:table-cell>
          <table:table-cell table:style-name="Tabla13.A1" office:value-type="string">
            <text:p text:style-name="P32"/>
          </table:table-cell>
          <table:table-cell table:style-name="Tabla13.A1" office:value-type="string">
            <text:p text:style-name="P37">/10</text:p>
          </table:table-cell>
          <table:table-cell table:style-name="Tabla13.A1" office:value-type="string">
            <text:p text:style-name="P37">/10</text:p>
          </table:table-cell>
          <table:table-cell table:style-name="Tabla13.A1" office:value-type="string">
            <text:p text:style-name="P36">Sí / No</text:p>
          </table:table-cell>
          <table:table-cell table:style-name="Tabla13.A1" office:value-type="string">
            <text:p text:style-name="P36">Sí / No</text:p>
          </table:table-cell>
        </table:table-row>
        <table:table-row>
          <table:table-cell table:style-name="Tabla13.A1" office:value-type="string">
            <text:p text:style-name="P36">2</text:p>
          </table:table-cell>
          <table:table-cell table:style-name="Tabla13.A1" office:value-type="string">
            <text:p text:style-name="P32"/>
          </table:table-cell>
          <table:table-cell table:style-name="Tabla13.A1" office:value-type="string">
            <text:p text:style-name="P37">/10</text:p>
          </table:table-cell>
          <table:table-cell table:style-name="Tabla13.A1" office:value-type="string">
            <text:p text:style-name="P37">/10</text:p>
          </table:table-cell>
          <table:table-cell table:style-name="Tabla13.A1" office:value-type="string">
            <text:p text:style-name="P36">Sí / No</text:p>
          </table:table-cell>
          <table:table-cell table:style-name="Tabla13.A1" office:value-type="string">
            <text:p text:style-name="P36">Sí / No</text:p>
          </table:table-cell>
        </table:table-row>
        <table:table-row>
          <table:table-cell table:style-name="Tabla13.A1" office:value-type="string">
            <text:p text:style-name="P36">3</text:p>
          </table:table-cell>
          <table:table-cell table:style-name="Tabla13.A1" office:value-type="string">
            <text:p text:style-name="P32"/>
          </table:table-cell>
          <table:table-cell table:style-name="Tabla13.A1" office:value-type="string">
            <text:p text:style-name="P37">/10</text:p>
          </table:table-cell>
          <table:table-cell table:style-name="Tabla13.A1" office:value-type="string">
            <text:p text:style-name="P37">/10</text:p>
          </table:table-cell>
          <table:table-cell table:style-name="Tabla13.A1" office:value-type="string">
            <text:p text:style-name="P36">Sí / No</text:p>
          </table:table-cell>
          <table:table-cell table:style-name="Tabla13.A1" office:value-type="string">
            <text:p text:style-name="P36">Sí / No</text:p>
          </table:table-cell>
        </table:table-row>
      </table:table>
      <text:p text:style-name="P7"/>
      <text:h text:style-name="Heading_20_3" text:outline-level="3"><text:span text:style-name="Strong_20_Emphasis"><text:span text:style-name="T14">Registro de Exposición - Escalón 5 (Días 4-7)</text:span></text:span></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header-rows>
          <table:table-row>
            <table:table-cell table:style-name="Tabla14.A1" office:value-type="string">
              <text:p text:style-name="Table_20_Heading"><text:span text:style-name="Strong_20_Emphasis"><text:span text:style-name="T14">Intento #</text:span></text:span></text:p>
            </table:table-cell>
            <table:table-cell table:style-name="Tabla14.A1" office:value-type="string">
              <text:p text:style-name="Table_20_Heading"><text:span text:style-name="Strong_20_Emphasis"><text:span text:style-name="T14">Fecha</text:span></text:span></text:p>
            </table:table-cell>
            <table:table-cell table:style-name="Tabla14.A1" office:value-type="string">
              <text:p text:style-name="Table_20_Heading"><text:span text:style-name="Strong_20_Emphasis"><text:span text:style-name="T14">Ansiedad INICIO</text:span></text:span></text:p>
            </table:table-cell>
            <table:table-cell table:style-name="Tabla14.A1" office:value-type="string">
              <text:p text:style-name="Table_20_Heading"><text:span text:style-name="Strong_20_Emphasis"><text:span text:style-name="T14">Ansiedad FINAL</text:span></text:span></text:p>
            </table:table-cell>
            <table:table-cell table:style-name="Tabla14.A1" office:value-type="string">
              <text:p text:style-name="Table_20_Heading"><text:span text:style-name="Strong_20_Emphasis"><text:span text:style-name="T14">¿Usé mi Etiqueta?</text:span></text:span></text:p>
            </table:table-cell>
            <table:table-cell table:style-name="Tabla14.A1" office:value-type="string">
              <text:p text:style-name="Table_20_Heading"><text:span text:style-name="Strong_20_Emphasis"><text:span text:style-name="T14">¿Dominado?</text:span></text:span></text:p>
            </table:table-cell>
          </table:table-row>
        </table:table-header-rows>
        <table:table-row>
          <table:table-cell table:style-name="Tabla14.A1" office:value-type="string">
            <text:p text:style-name="P36">1</text:p>
          </table:table-cell>
          <table:table-cell table:style-name="Tabla14.A1" office:value-type="string">
            <text:p text:style-name="P32"/>
          </table:table-cell>
          <table:table-cell table:style-name="Tabla14.A1" office:value-type="string">
            <text:p text:style-name="P37">/10</text:p>
          </table:table-cell>
          <table:table-cell table:style-name="Tabla14.A1" office:value-type="string">
            <text:p text:style-name="P37">/10</text:p>
          </table:table-cell>
          <table:table-cell table:style-name="Tabla14.A1" office:value-type="string">
            <text:p text:style-name="P36">Sí / No</text:p>
          </table:table-cell>
          <table:table-cell table:style-name="Tabla14.A1" office:value-type="string">
            <text:p text:style-name="P36">Sí / No</text:p>
          </table:table-cell>
        </table:table-row>
        <table:table-row>
          <table:table-cell table:style-name="Tabla14.A1" office:value-type="string">
            <text:p text:style-name="P36">2</text:p>
          </table:table-cell>
          <table:table-cell table:style-name="Tabla14.A1" office:value-type="string">
            <text:p text:style-name="P32"/>
          </table:table-cell>
          <table:table-cell table:style-name="Tabla14.A1" office:value-type="string">
            <text:p text:style-name="P37">/10</text:p>
          </table:table-cell>
          <table:table-cell table:style-name="Tabla14.A1" office:value-type="string">
            <text:p text:style-name="P37">/10</text:p>
          </table:table-cell>
          <table:table-cell table:style-name="Tabla14.A1" office:value-type="string">
            <text:p text:style-name="P36">Sí / No</text:p>
          </table:table-cell>
          <table:table-cell table:style-name="Tabla14.A1" office:value-type="string">
            <text:p text:style-name="P36">Sí / No</text:p>
          </table:table-cell>
        </table:table-row>
        <table:table-row>
          <table:table-cell table:style-name="Tabla14.A1" office:value-type="string">
            <text:p text:style-name="P36">3</text:p>
          </table:table-cell>
          <table:table-cell table:style-name="Tabla14.A1" office:value-type="string">
            <text:p text:style-name="P32"/>
          </table:table-cell>
          <table:table-cell table:style-name="Tabla14.A1" office:value-type="string">
            <text:p text:style-name="P37">/10</text:p>
          </table:table-cell>
          <table:table-cell table:style-name="Tabla14.A1" office:value-type="string">
            <text:p text:style-name="P37">/10</text:p>
          </table:table-cell>
          <table:table-cell table:style-name="Tabla14.A1" office:value-type="string">
            <text:p text:style-name="P36">Sí / No</text:p>
          </table:table-cell>
          <table:table-cell table:style-name="Tabla14.A1" office:value-type="string">
            <text:p text:style-name="P36">Sí / No</text:p>
          </table:table-cell>
        </table:table-row>
      </table:table>
      <text:p text:style-name="P7"/>
      <text:h text:style-name="Heading_20_3" text:outline-level="3"><text:span text:style-name="Strong_20_Emphasis"><text:span text:style-name="T14">Si El Escalón 5 Sigue Siendo Demasiado Difícil:</text:span></text:span></text:h>
      <text:p text:style-name="P164">Algunos escalones toman más tiempo que otros. Si después de 4-5 intentos tu ansiedad final sigue siendo 5/10 o más:</text:p>
      <text:p text:style-name="Text_20_body"><text:span text:style-name="Strong_20_Emphasis"><text:span text:style-name="T14">Opción A:</text:span></text:span><text:span text:style-name="T14"> Divide el Escalón 5 en dos partes</text:span></text:p>
      <text:list text:style-name="L230">
        <text:list-item>
          <text:p text:style-name="P478">Ejemplo: Si tu Escalón 5 es "Cenar en restaurante tranquilo durante 60 minutos", cámbialo a "30 minutos primero" </text:p>
        </text:list-item>
      </text:list>
      <text:p text:style-name="Text_20_body"><text:span text:style-name="Strong_20_Emphasis"><text:span text:style-name="T14">Opción B:</text:span></text:span><text:span text:style-name="T14"> Acepta que este escalón necesita más tiempo</text:span></text:p>
      <text:list text:style-name="L231">
        <text:list-item>
          <text:p text:style-name="P479">Está bien. Algunos escalones requieren 2-3 semanas de práctica </text:p>
        </text:list-item>
        <text:list-item>
          <text:p text:style-name="P480">Continúa practicando después de terminar este programa </text:p>
        </text:list-item>
      </text:list>
      <text:p text:style-name="Text_20_body"><text:span text:style-name="Strong_20_Emphasis"><text:span text:style-name="T14">No hay prisa. La habituación es un maratón, no un sprint.</text:span></text:span></text:p>
      <text:p text:style-name="P7"/>
      <text:h text:style-name="P5" text:outline-level="2">Parte 2: Integrando El Tinnitus En Tu Vida Social</text:h>
      <text:p text:style-name="P164">Uno de los desafíos más sutiles del tinnitus es la sensación de aislamiento y la necesidad constante de explicar tu situación.</text:p>
      <text:p text:style-name="Text_20_body"><text:span text:style-name="Strong_20_Emphasis"><text:span text:style-name="T14">¿Debería decirle a la gente sobre mi tinnitus?</text:span></text:span><text:span text:style-name="T14"><text:line-break/></text:span><text:span text:style-name="Strong_20_Emphasis"><text:span text:style-name="T14">¿Cómo lo explico sin que piensen que estoy "loco" o "exagerando"?</text:span></text:span><text:span text:style-name="T14"><text:line-break/></text:span><text:span text:style-name="Strong_20_Emphasis"><text:span text:style-name="T14">¿Qué hago si alguien dice algo insensible como "solo ignóralo"?</text:span></text:span></text:p>
      <text:p text:style-name="P164">Estas preguntas no tienen una respuesta "correcta" universal. Pero hay principios que te ayudarán a comunicarte efectivamente.</text:p>
      <text:p text:style-name="P7"/>
      <text:h text:style-name="Heading_20_3" text:outline-level="3"><text:soft-page-break/><text:span text:style-name="Strong_20_Emphasis"><text:span text:style-name="T14">Principio #1: La Revelación Estratégica (No Necesitas Explicar Todo a Todos)</text:span></text:span></text:h>
      <text:p text:style-name="Text_20_body"><text:span text:style-name="Strong_20_Emphasis"><text:span text:style-name="T14">No necesitas explicar el tinnitus a cada persona en tu vida.</text:span></text:span></text:p>
      <text:p text:style-name="P164">Si estás en una reunión, una cita, o un evento social y el tinnitus te molesta, usa tus herramientas internas:</text:p>
      <text:list text:style-name="L232">
        <text:list-item>
          <text:p text:style-name="P481">Tu Etiqueta Alternativa </text:p>
        </text:list-item>
        <text:list-item>
          <text:p text:style-name="P481">Tu Anclaje al Presente </text:p>
        </text:list-item>
        <text:list-item>
          <text:p text:style-name="P482">Tu respiración </text:p>
        </text:list-item>
      </text:list>
      <text:p text:style-name="Text_20_body"><text:span text:style-name="Strong_20_Emphasis"><text:span text:style-name="T14">La mayoría de las situaciones NO requieren revelación.</text:span></text:span></text:p>
      <text:p text:style-name="P7"/>
      <text:p text:style-name="Text_20_body"><text:span text:style-name="Strong_20_Emphasis"><text:span text:style-name="T14">¿CUÁNDO SÍ debes hablar sobre tu tinnitus?</text:span></text:span></text:p>
      <text:p text:style-name="Text_20_body"><text:span text:style-name="T14">✅ </text:span><text:span text:style-name="Strong_20_Emphasis"><text:span text:style-name="T14">Con tu círculo cercano</text:span></text:span><text:span text:style-name="T14"> (pareja, familia inmediata, amigos íntimos)</text:span></text:p>
      <text:list text:style-name="L233">
        <text:list-item>
          <text:p text:style-name="P483">Ellos necesitan entender por qué a veces pides ambientes más tranquilos o por qué tienes noches difíciles </text:p>
        </text:list-item>
      </text:list>
      <text:p text:style-name="Text_20_body"><text:span text:style-name="T14">✅ </text:span><text:span text:style-name="Strong_20_Emphasis"><text:span text:style-name="T14">Con compañeros de trabajo</text:span></text:span><text:span text:style-name="T14"> (solo si es relevante para tu rendimiento)</text:span></text:p>
      <text:list text:style-name="L234">
        <text:list-item>
          <text:p text:style-name="P484">Ejemplo: Si trabajas en un espacio abierto y necesitas usar auriculares para concentrarte </text:p>
        </text:list-item>
      </text:list>
      <text:p text:style-name="Text_20_body"><text:span text:style-name="T14">✅ </text:span><text:span text:style-name="Strong_20_Emphasis"><text:span text:style-name="T14">Con profesionales de salud</text:span></text:span><text:span text:style-name="T14"> (médicos, terapeutas, audiólogos)</text:span></text:p>
      <text:list text:style-name="L235">
        <text:list-item>
          <text:p text:style-name="P485">Obviamente necesitan saber para ayudarte </text:p>
        </text:list-item>
      </text:list>
      <text:p text:style-name="Text_20_body"><text:span text:style-name="T14">❌ </text:span><text:span text:style-name="Strong_20_Emphasis"><text:span text:style-name="T14">Con conocidos casuales, personas en redes sociales, o extraños</text:span></text:span></text:p>
      <text:list text:style-name="L236">
        <text:list-item>
          <text:p text:style-name="P486">No necesitan saberlo, y explicarlo puede convertirse en una forma de rumiación </text:p>
        </text:list-item>
      </text:list>
      <text:p text:style-name="P7"/>
      <text:h text:style-name="Heading_20_3" text:outline-level="3"><text:span text:style-name="Strong_20_Emphasis"><text:span text:style-name="T14">Principio #2: La Comunicación Simple y Objetiva</text:span></text:span></text:h>
      <text:p text:style-name="Text_20_body"><text:span text:style-name="T14">Cuando SÍ decidas hablar sobre el tinnitus, usa comunicación </text:span><text:span text:style-name="Strong_20_Emphasis"><text:span text:style-name="T14">simple, objetiva y orientada a soluciones.</text:span></text:span></text:p>
      <text:p text:style-name="Text_20_body"><text:span text:style-name="Strong_20_Emphasis"><text:span text:style-name="T14">Evita:</text:span></text:span></text:p>
      <text:list text:style-name="L237">
        <text:list-item>
          <text:p text:style-name="P487">"El zumbido me está volviendo loco, no puedo concentrarme en nada" → Crea pánico en tu interlocutor </text:p>
        </text:list-item>
        <text:list-item>
          <text:p text:style-name="P487">"Nadie entiende lo que sufro" → Genera lástima, no empatía </text:p>
        </text:list-item>
        <text:list-item>
          <text:p text:style-name="P488">"Es como tener un taladro en la cabeza 24/7" → Dramatización que <text:s/><text:span text:style-name="T6">ref</text:span>refuerza tu propia Etiqueta de Alarma </text:p>
        </text:list-item>
      </text:list>
      <text:p text:style-name="Text_20_body"><text:span text:style-name="Strong_20_Emphasis"><text:span text:style-name="T14">Usa:</text:span></text:span></text:p>
      <text:list text:style-name="L238">
        <text:list-item>
          <text:p text:style-name="P489">"Tengo un sonido constante en el oído llamado tinnitus. Es molesto, pero estoy aprendiendo a manejarlo." </text:p>
        </text:list-item>
        <text:list-item>
          <text:p text:style-name="P489"><text:soft-page-break/>"A veces necesito ambientes más tranquilos para concentrarme bien. ¿Podemos [sugerencia específica]?" </text:p>
        </text:list-item>
        <text:list-item>
          <text:p text:style-name="P490">"Tengo tinnitus, así que si te pido que repitas algo o si necesito subtítulos, ese es el motivo." </text:p>
        </text:list-item>
      </text:list>
      <text:p text:style-name="Text_20_body"><text:span text:style-name="Strong_20_Emphasis"><text:span text:style-name="T14">Nota el patrón:</text:span></text:span></text:p>
      <text:list text:style-name="L239">
        <text:list-item>
          <text:p text:style-name="P137"><text:span text:style-name="Strong_20_Emphasis"><text:span text:style-name="T14">Nombra la condición</text:span></text:span><text:span text:style-name="T14"> (normaliza) </text:span></text:p>
        </text:list-item>
        <text:list-item>
          <text:p text:style-name="P137"><text:span text:style-name="Strong_20_Emphasis"><text:span text:style-name="T14">Reconoce el impacto</text:span></text:span><text:span text:style-name="T14"> (honesto pero no catastrófico) </text:span></text:p>
        </text:list-item>
        <text:list-item>
          <text:p text:style-name="P136"><text:span text:style-name="Strong_20_Emphasis"><text:span text:style-name="T14">Ofrece una solución o acomodación específica</text:span></text:span><text:span text:style-name="T14"> (empodera) </text:span></text:p>
        </text:list-item>
      </text:list>
      <text:p text:style-name="P7"/>
      <text:h text:style-name="Heading_20_3" text:outline-level="3"><text:span text:style-name="Strong_20_Emphasis"><text:span text:style-name="T14">Principio #3: Manejo de Comentarios Insensibles</text:span></text:span></text:h>
      <text:p text:style-name="P164">Eventualmente, alguien dirá algo insensible:</text:p>
      <text:list text:style-name="L240">
        <text:list-item>
          <text:p text:style-name="P491">"Solo no pienses en ello" </text:p>
        </text:list-item>
        <text:list-item>
          <text:p text:style-name="P491">"Mi primo tuvo eso y se le quitó con [remedio ridículo]" </text:p>
        </text:list-item>
        <text:list-item>
          <text:p text:style-name="P491">"Todos tenemos problemas, no eres especial" </text:p>
        </text:list-item>
        <text:list-item>
          <text:p text:style-name="P492">"¿Ya probaste con [insertar pseudociencia]?" </text:p>
        </text:list-item>
      </text:list>
      <text:p text:style-name="Text_20_body"><text:span text:style-name="Strong_20_Emphasis"><text:span text:style-name="T14">Tu primera reacción puede ser enojo o frustración. Eso es normal.</text:span></text:span></text:p>
      <text:p text:style-name="Text_20_body"><text:span text:style-name="T14">Pero recuerda: </text:span><text:span text:style-name="Strong_20_Emphasis"><text:span text:style-name="T14">la mayoría de la gente no es maliciosa, solo ignorante.</text:span></text:span></text:p>
      <text:p text:style-name="P7"/>
      <text:p text:style-name="Text_20_body"><text:span text:style-name="Strong_20_Emphasis"><text:span text:style-name="T14">Estrategias de respuesta:</text:span></text:span></text:p>
      <text:p text:style-name="Text_20_body"><text:span text:style-name="Strong_20_Emphasis"><text:span text:style-name="T14">Opción A: Educación breve</text:span></text:span></text:p>
      <text:list text:style-name="L241">
        <text:list-item>
          <text:p text:style-name="P493">"Aprecio la intención, pero el tinnitus crónico es más complejo que eso. Estoy trabajando con profesionales." </text:p>
        </text:list-item>
      </text:list>
      <text:p text:style-name="Text_20_body"><text:span text:style-name="Strong_20_Emphasis"><text:span text:style-name="T14">Opción B: Redirección</text:span></text:span></text:p>
      <text:list text:style-name="L242">
        <text:list-item>
          <text:p text:style-name="P494">"Gracias por la sugerencia. Cambiando de tema, ¿cómo va [otra cosa]?" </text:p>
        </text:list-item>
      </text:list>
      <text:p text:style-name="Text_20_body"><text:span text:style-name="Strong_20_Emphasis"><text:span text:style-name="T14">Opción C: Límite firme (si la persona es insistente)</text:span></text:span></text:p>
      <text:list text:style-name="L243">
        <text:list-item>
          <text:p text:style-name="P495">"P iero no hablar más sobre esto. Gracias por entender." </text:p>
        </text:list-item>
      </text:list>
      <text:p text:style-name="Text_20_body"><text:span text:style-name="Strong_20_Emphasis"><text:span text:style-name="T14">Opción D: Silencio y distancia</text:span></text:span><text:span text:style-name="T14"> (si la persona es tóxica)</text:span></text:p>
      <text:list text:style-name="L244">
        <text:list-item>
          <text:p text:style-name="P496">No todas las personas merecen acceso a tu vida interna </text:p>
        </text:list-item>
      </text:list>
      <text:p text:style-name="P7"/>
      <text:h text:style-name="Heading_20_3" text:outline-level="3"><text:span text:style-name="Strong_20_Emphasis"><text:span text:style-name="T14">Principio #4: No Conviertas El Tinnitus En Tu Tema De Conversación Predeterminado</text:span></text:span></text:h>
      <text:p text:style-name="Text_20_body"><text:span text:style-name="Strong_20_Emphasis"><text:span text:style-name="T14">Señal de advertencia:</text:span></text:span><text:span text:style-name="T14"> Si el 80% de tus conversaciones con amigos o familia giran alrededor del tinnitus, eso indica que tu identidad todavía está demasiado fusionada con la condición.</text:span></text:p>
      <text:p text:style-name="Text_20_body"><text:soft-page-break/><text:span text:style-name="Strong_20_Emphasis"><text:span text:style-name="T14">Meta saludable:</text:span></text:span><text:span text:style-name="T14"> El tinnitus es parte de tu experiencia, pero NO es tu único tema de conversación.</text:span></text:p>
      <text:p text:style-name="P164">Si te das cuenta de que hablas constantemente sobre el tinnitus:</text:p>
      <text:list text:style-name="L245">
        <text:list-item>
          <text:p text:style-name="P497">No te juzgues, es normal en las primeras etapas </text:p>
        </text:list-item>
        <text:list-item>
          <text:p text:style-name="P498">Pero conscientemente practica hablar de otros aspectos de tu vida: tus proyectos, tus intereses, tus relaciones </text:p>
        </text:list-item>
      </text:list>
      <text:p text:style-name="Text_20_body"><text:span text:style-name="Strong_20_Emphasis"><text:span text:style-name="T14">Esto no es "fingir que el tinnitus no existe."</text:span></text:span></text:p>
      <text:p text:style-name="Text_20_body"><text:span text:style-name="Strong_20_Emphasis"><text:span text:style-name="T14">Es recordarle a tu cerebro (y a otros) que TÚ ERES MÁS que el zumbido.</text:span></text:span></text:p>
      <text:p text:style-name="P7"/>
      <text:h text:style-name="P5" text:outline-level="2">Parte 3: Manejo Del Ruido Ambiental En Situaciones Sociales</text:h>
      <text:p text:style-name="P164">El ruido externo a menudo enmascara el tinnitus naturalmente. Pero a veces, los ruidos fuertes (conciertos, bares ruidosos, eventos deportivos) pueden:</text:p>
      <text:list text:style-name="L246">
        <text:list-item>
          <text:p text:style-name="P499">Aumentar temporalmente tu percepción del tinnitus después </text:p>
        </text:list-item>
        <text:list-item>
          <text:p text:style-name="P500">Causar ansiedad anticipatoria ("¿Y si esto empeora mi tinnitus?") </text:p>
        </text:list-item>
      </text:list>
      <text:p text:style-name="P7"/>
      <text:h text:style-name="Heading_20_3" text:outline-level="3"><text:span text:style-name="Strong_20_Emphasis"><text:span text:style-name="T14">Regla Simple: No Evites, Pero Protege</text:span></text:span></text:h>
      <text:p text:style-name="Text_20_body"><text:span text:style-name="T14">✅ </text:span><text:span text:style-name="Strong_20_Emphasis"><text:span text:style-name="T14">Sí, ve al concierto. Sí, ve al evento deportivo. Sí, vive tu vida.</text:span></text:span></text:p>
      <text:p text:style-name="Text_20_body"><text:span text:style-name="T14">✅ </text:span><text:span text:style-name="Strong_20_Emphasis"><text:span text:style-name="T14">Pero usa protección auditiva inteligente cuando sea apropiado:</text:span></text:span></text:p>
      <text:list text:style-name="L247">
        <text:list-item>
          <text:p text:style-name="P501">Tapones de alta fidelidad (reducen 15-25 dB sin distorsionar el sonido) </text:p>
        </text:list-item>
        <text:list-item>
          <text:p text:style-name="P502">Disponibles en farmacias o en línea.</text:p>
        </text:list-item>
      </text:list>
      <text:p text:style-name="Text_20_body"><text:span text:style-name="Strong_20_Emphasis"><text:span text:style-name="T14">Esto NO es evitación. Es prevención inteligente.</text:span></text:span><text:span text:style-name="T14"> [ American Academy of Audiology, 2019]</text:span></text:p>
      <text:p text:style-name="P7"/>
      <text:p text:style-name="Text_20_body"><text:span text:style-name="Strong_20_Emphasis"><text:span text:style-name="T14">¿Cuándo usar protección?</text:span></text:span></text:p>
      <text:p text:style-name="P164">✅ Conciertos, clubes nocturnos<text:line-break/>✅ Eventos deportivos con estadios grandes<text:line-break/>✅ Uso de herramientas ruidosas (taladros, cortadoras de césped)<text:line-break/>✅ Exposición prolongada a ruido de tráfico/construcción</text:p>
      <text:p text:style-name="Text_20_body"><text:span text:style-name="T14">❌ </text:span><text:span text:style-name="Strong_20_Emphasis"><text:span text:style-name="T14">No necesitas tapones para:</text:span></text:span></text:p>
      <text:list text:style-name="L248">
        <text:list-item>
          <text:p text:style-name="P503">Restaurantes normales </text:p>
        </text:list-item>
        <text:list-item>
          <text:p text:style-name="P503">Conversaciones cotidianas </text:p>
        </text:list-item>
        <text:list-item>
          <text:p text:style-name="P503">Ruido de oficina estándar </text:p>
        </text:list-item>
        <text:list-item>
          <text:p text:style-name="P504">Ruido de casa (aspiradora, licuadora por 30 segundos) </text:p>
        </text:list-item>
      </text:list>
      <text:p text:style-name="Text_20_body"><text:span text:style-name="Strong_20_Emphasis"><text:span text:style-name="T14">Usar tapones en situaciones normales es evitación y <text:s/></text:span></text:span><text:span text:style-name="Strong_20_Emphasis"><text:span text:style-name="T15">REF</text:span></text:span><text:span text:style-name="Strong_20_Emphasis"><text:span text:style-name="T14">refuerza la sensibilidad auditiva.</text:span></text:span><text:span text:style-name="T14"> [ American Academy of Audiology, 2019]</text:span></text:p>
      <text:p text:style-name="P7"><text:soft-page-break/></text:p>
      <text:h text:style-name="P5" text:outline-level="2">Parte 4: Tu Plan de Mantenimiento (Los Próximos Meses y Años)</text:h>
      <text:p text:style-name="P164">La habituación no termina en la Semana 8. Es una práctica continua.</text:p>
      <text:p text:style-name="Text_20_body"><text:span text:style-name="Strong_20_Emphasis"><text:span text:style-name="T14">Aquí está tu Plan de Mantenimiento para sostener tu progreso:</text:span></text:span></text:p>
      <text:p text:style-name="P7"/>
      <text:h text:style-name="Heading_20_3" text:outline-level="3"><text:span text:style-name="Strong_20_Emphasis"><text:span text:style-name="T14">Mantenimiento Diario (5-10 Minutos)</text:span></text:span></text:h>
      <text:p text:style-name="Text_20_body"><text:span text:style-name="Strong_20_Emphasis"><text:span text:style-name="T14">Durante los primeros 3 meses después de completar este programa:</text:span></text:span></text:p>
      <text:p text:style-name="Text_20_body"><text:span text:style-name="T14">□ </text:span><text:span text:style-name="Strong_20_Emphasis"><text:span text:style-name="T14">1 Reemplazo Activo por día</text:span></text:span><text:span text:style-name="T14"> (cuando notes el tinnitus, usa tu Etiqueta Alternativa)</text:span></text:p>
      <text:p text:style-name="Text_20_body"><text:span text:style-name="T14">□ </text:span><text:span text:style-name="Strong_20_Emphasis"><text:span text:style-name="T14">Anclaje al Presente antes de dormir</text:span></text:span><text:span text:style-name="T14"> (2-3 minutos de observación de sensaciones físicas)</text:span></text:p>
      <text:p text:style-name="Text_20_body"><text:span text:style-name="T14">□ </text:span><text:span text:style-name="Strong_20_Emphasis"><text:span text:style-name="T14">Mantener la Regla de la Cama</text:span></text:span><text:span text:style-name="T14"> (levantarte si no duermes en 20 minutos)</text:span></text:p>
      <text:p text:style-name="Text_20_body"><text:span text:style-name="Strong_20_Emphasis"><text:span text:style-name="T14">Después de 3 meses:</text:span></text:span></text:p>
      <text:p text:style-name="P164">La mayoría de estas prácticas se vuelven automáticas. Solo necesitarás intervención consciente durante picos.</text:p>
      <text:p text:style-name="P7"/>
      <text:h text:style-name="Heading_20_3" text:outline-level="3"><text:span text:style-name="Strong_20_Emphasis"><text:span text:style-name="T14">Mantenimiento Semanal</text:span></text:span></text:h>
      <text:p text:style-name="Text_20_body"><text:span text:style-name="Strong_20_Emphasis"><text:span text:style-name="T14">Durante los primeros 3 meses:</text:span></text:span></text:p>
      <text:p text:style-name="Text_20_body"><text:span text:style-name="T14">□ </text:span><text:span text:style-name="Strong_20_Emphasis"><text:span text:style-name="T14">1 exposición a una situación que antes evitabas</text:span></text:span><text:span text:style-name="T14"> (mantén tus escalones activos)</text:span></text:p>
      <text:p text:style-name="Text_20_body"><text:span text:style-name="T14">□ </text:span><text:span text:style-name="Strong_20_Emphasis"><text:span text:style-name="T14">Revisar tu Etiqueta Alternativa</text:span></text:span><text:span text:style-name="T14"> (¿sigue siendo efectiva o necesita ajuste?)</text:span></text:p>
      <text:p text:style-name="Text_20_body"><text:span text:style-name="Strong_20_Emphasis"><text:span text:style-name="T14">Después de 3 meses:</text:span></text:span></text:p>
      <text:p text:style-name="Text_20_body"><text:span text:style-name="T14">□ </text:span><text:span text:style-name="Strong_20_Emphasis"><text:span text:style-name="T14">Check-in semanal:</text:span></text:span><text:span text:style-name="T14"> "¿He estado evitando algo esta semana?" (si sí, planea una exposición)</text:span></text:p>
      <text:p text:style-name="P7"/>
      <text:h text:style-name="Heading_20_3" text:outline-level="3"><text:span text:style-name="Strong_20_Emphasis"><text:span text:style-name="T14">Mantenimiento Mensual</text:span></text:span></text:h>
      <text:p text:style-name="Text_20_body"><text:span text:style-name="T14">□ </text:span><text:span text:style-name="Strong_20_Emphasis"><text:span text:style-name="T14">Llenar el Cuestionario de Angustia</text:span></text:span><text:span text:style-name="T14"> (el del Cap 11) para rastrear tu progreso a largo plazo</text:span></text:p>
      <text:p text:style-name="Text_20_body"><text:span text:style-name="T14">□ </text:span><text:span text:style-name="Strong_20_Emphasis"><text:span text:style-name="T14">Revisar tu Kit de Emergencia</text:span></text:span><text:span text:style-name="T14"> (¿necesitas actualizar tus Acciones de Rescate?)</text:span></text:p>
      <text:p text:style-name="Text_20_body"><text:span text:style-name="T14">□ </text:span><text:span text:style-name="Strong_20_Emphasis"><text:span text:style-name="T14">Identificar nuevos escalones</text:span></text:span><text:span text:style-name="T14"> (si hay situaciones nuevas que estás evitando, agrégalas a tu Escalera)</text:span></text:p>
      <text:p text:style-name="P7"/>
      <text:h text:style-name="Heading_20_3" text:outline-level="3"><text:span text:style-name="Strong_20_Emphasis"><text:span text:style-name="T14">Mantenimiento Anual</text:span></text:span></text:h>
      <text:p text:style-name="Text_20_body"><text:span text:style-name="T14">□ </text:span><text:span text:style-name="Strong_20_Emphasis"><text:span text:style-name="T14">Releer este libro</text:span></text:span><text:span text:style-name="T14"> (especialmente los Caps 7-11) para </text:span><text:span text:style-name="T15">ref</text:span><text:span text:style-name="T14">rescar las herramientas</text:span></text:p>
      <text:p text:style-name="Text_20_body"><text:soft-page-break/><text:span text:style-name="T14">□ </text:span><text:span text:style-name="Strong_20_Emphasis"><text:span text:style-name="T14">Evaluar si necesitas apoyo adicional</text:span></text:span><text:span text:style-name="T14"> (terapia individual, grupo de apoyo, actualización médica)</text:span></text:p>
      <text:p text:style-name="Text_20_body"><text:span text:style-name="T14">□ </text:span><text:span text:style-name="Strong_20_Emphasis"><text:span text:style-name="T14">Celebrar tu progreso</text:span></text:span><text:span text:style-name="T14"> (compara tu Cuestionario de Angustia del Mes 1 vs. Mes 12)</text:span></text:p>
      <text:p text:style-name="P7"/>
      <text:h text:style-name="P5" text:outline-level="2">Parte 5: Tu Plan De Emergencia Para Crisis De Vida</text:h>
      <text:p text:style-name="P164">Habrá momentos en tu vida—pérdida de un ser querido, divorcio, crisis laboral, enfermedad grave—donde el estrés extremo puede reactivar la intensidad del tinnitus.</text:p>
      <text:p text:style-name="Text_20_body"><text:span text:style-name="Strong_20_Emphasis"><text:span text:style-name="T14">Eso NO significa que fracasaste. Significa que eres humano.</text:span></text:span></text:p>
      <text:p text:style-name="P7"/>
      <text:p text:style-name="Text_20_body"><text:span text:style-name="Strong_20_Emphasis"><text:span text:style-name="T14">Cuando enfrentes una crisis de vida mayor:</text:span></text:span></text:p>
      <text:p text:style-name="Text_20_body"><text:span text:style-name="Strong_20_Emphasis"><text:span text:style-name="T14">1. Reconoce que el pico es esperado</text:span></text:span></text:p>
      <text:list text:style-name="L249">
        <text:list-item>
          <text:p text:style-name="P505">"Mi tinnitus está más fuerte porque estoy bajo estrés extremo. Esto es temporal." </text:p>
        </text:list-item>
      </text:list>
      <text:p text:style-name="Text_20_body"><text:span text:style-name="Strong_20_Emphasis"><text:span text:style-name="T14">2. Vuelve a lo básico</text:span></text:span></text:p>
      <text:list text:style-name="L250">
        <text:list-item>
          <text:p text:style-name="P506">Usa tu Kit de Emergencia (Cap 11) </text:p>
        </text:list-item>
        <text:list-item>
          <text:p text:style-name="P506">Practica 1-2 exposiciones fáciles por semana (Escalones 1-2) </text:p>
        </text:list-item>
        <text:list-item>
          <text:p text:style-name="P507">Asegura 7-8 horas de sueño (aplica Regla de la Cama rigurosamente) </text:p>
        </text:list-item>
      </text:list>
      <text:p text:style-name="Text_20_body"><text:span text:style-name="Strong_20_Emphasis"><text:span text:style-name="T14">3. Busca apoyo profesional si lo necesitas</text:span></text:span></text:p>
      <text:list text:style-name="L251">
        <text:list-item>
          <text:p text:style-name="P508">Terapeuta especializado en TCC o ACT (Terapia de Aceptación y Compromiso) </text:p>
        </text:list-item>
        <text:list-item>
          <text:p text:style-name="P508">Grupo de apoyo para tinnitus </text:p>
        </text:list-item>
        <text:list-item>
          <text:p text:style-name="P509">Médico para descartar causas médicas tratables </text:p>
        </text:list-item>
      </text:list>
      <text:p text:style-name="Text_20_body"><text:span text:style-name="Strong_20_Emphasis"><text:span text:style-name="T14">4. Sé compasivo contigo mismo</text:span></text:span></text:p>
      <text:list text:style-name="L252">
        <text:list-item>
          <text:p text:style-name="P510">No te castigues por "retroceder" </text:p>
        </text:list-item>
        <text:list-item>
          <text:p text:style-name="P511">El progreso no es lineal, especialmente durante crisis </text:p>
        </text:list-item>
      </text:list>
      <text:p text:style-name="P7"/>
      <text:h text:style-name="P5" text:outline-level="2">Parte 6: El Secreto Final (Compasión y Autonomía)</text:h>
      <text:p text:style-name="P164">Si hay dos conceptos que definen el éxito a largo plazo con el tinnitus, son estos:</text:p>
      <text:p text:style-name="P7"/>
      <text:h text:style-name="Heading_20_3" text:outline-level="3"><text:span text:style-name="Strong_20_Emphasis"><text:span text:style-name="T14">La Compasión</text:span></text:span></text:h>
      <text:p text:style-name="Text_20_body"><text:span text:style-name="Strong_20_Emphasis"><text:span text:style-name="T14">Sé amable contigo mismo cuando tengas días difíciles.</text:span></text:span></text:p>
      <text:p text:style-name="P164">Habrá días donde:</text:p>
      <text:list text:style-name="L253">
        <text:list-item>
          <text:p text:style-name="P512">Te olvides de usar tu Etiqueta Alternativa </text:p>
        </text:list-item>
        <text:list-item>
          <text:p text:style-name="P512">Entres en pánico durante un pico </text:p>
        </text:list-item>
        <text:list-item>
          <text:p text:style-name="P512"><text:soft-page-break/>Evites una situación que ya habías dominado </text:p>
        </text:list-item>
        <text:list-item>
          <text:p text:style-name="P513">Te sientas frustrado o derrotado </text:p>
        </text:list-item>
      </text:list>
      <text:p text:style-name="Text_20_body"><text:span text:style-name="Strong_20_Emphasis"><text:span text:style-name="T14">Eso no significa que fracasaste. Significa que eres humano.</text:span></text:span></text:p>
      <text:p text:style-name="P164">La compasión desarma el juicio. Y sin juicio, la Etiqueta de Alarma pierde poder.</text:p>
      <text:p text:style-name="Text_20_body"><text:span text:style-name="Strong_20_Emphasis"><text:span text:style-name="T14">Práctica de compasión:</text:span></text:span></text:p>
      <text:p text:style-name="P164">Cuando tengas un día difícil, en vez de decir:</text:p>
      <text:list text:style-name="L254">
        <text:list-item>
          <text:p text:style-name="P514">"Soy un fracaso, nunca voy a mejorar" </text:p>
        </text:list-item>
      </text:list>
      <text:p text:style-name="P164">Di:</text:p>
      <text:list text:style-name="L255">
        <text:list-item>
          <text:p text:style-name="P515">"Hoy fue difícil. Y eso está bien. Mañana puedo volver a intentarlo. Estoy haciendo lo mejor que puedo." </text:p>
        </text:list-item>
      </text:list>
      <text:p text:style-name="P7"/>
      <text:h text:style-name="Heading_20_3" text:outline-level="3"><text:span text:style-name="Strong_20_Emphasis"><text:span text:style-name="T14">La Autonomía</text:span></text:span></text:h>
      <text:p text:style-name="Text_20_body"><text:span text:style-name="Strong_20_Emphasis"><text:span text:style-name="T14">Tú eres tu propio terapeuta de habituación ahora.</text:span></text:span></text:p>
      <text:p text:style-name="P164">Has aprendido las herramientas. Has visto que funcionan. Has dominado situaciones que pensaste que eran imposibles.</text:p>
      <text:p text:style-name="Text_20_body"><text:span text:style-name="Strong_20_Emphasis"><text:span text:style-name="T14">El poder de decidir cómo responder al tinnitus está ahora, permanentemente, en tus manos.</text:span></text:span></text:p>
      <text:p text:style-name="P164">No en las manos de un médico que te diga "aprende a vivir con ello" sin darte herramientas.</text:p>
      <text:p text:style-name="P164">No en las manos de un foro de internet que te venda falsas esperanzas.</text:p>
      <text:p text:style-name="Text_20_body"><text:span text:style-name="Strong_20_Emphasis"><text:span text:style-name="T14">En TUS manos.</text:span></text:span></text:p>
      <text:p text:style-name="P7"/>
      <text:h text:style-name="P5" text:outline-level="2">Ejercicio Final: Tu Declaración Personal de Autonomía</text:h>
      <text:p text:style-name="P164">Este es tu último ejercicio del programa.</text:p>
      <text:p text:style-name="P164">Vas a escribir una declaración breve para ti mismo—un recordatorio de tu progreso y un compromiso para el futuro.</text:p>
      <text:p text:style-name="Text_20_body"><text:span text:style-name="Strong_20_Emphasis"><text:span text:style-name="T14">Lee esto en voz alta cuando lo escribas. Y guárdalo donde puedas verlo en los días difíciles.</text:span></text:span></text:p>
      <text:p text:style-name="P7"/>
      <text:h text:style-name="Heading_20_3" text:outline-level="3"><text:span text:style-name="Strong_20_Emphasis"><text:span text:style-name="T14">Mi Declaración de Autonomía</text:span></text:span></text:h>
      <text:p text:style-name="Text_20_body"><text:span text:style-name="Strong_20_Emphasis"><text:span text:style-name="T14">Instrucciones:</text:span></text:span><text:span text:style-name="T14"><text:line-break/>Completa los espacios en blanco con tus propias palabras.</text:span></text:p>
      <text:p text:style-name="P7"/>
      <text:p text:style-name="Text_20_body"><text:soft-page-break/><text:span text:style-name="Strong_20_Emphasis"><text:span text:style-name="T14">Hace 8 semanas, el tinnitus me hacía sentir:</text:span></text:span></text:p>
      <text:p text:style-name="P7"/>
      <text:p text:style-name="Text_20_body"><text:span text:style-name="Strong_20_Emphasis"><text:span text:style-name="T14">Hoy, después de completar este programa, he logrado:</text:span></text:span></text:p>
      <text:p text:style-name="P7"/>
      <text:p text:style-name="P7"/>
      <text:p text:style-name="Text_20_body"><text:span text:style-name="Strong_20_Emphasis"><text:span text:style-name="T14">El tinnitus todavía está presente, pero ahora yo:</text:span></text:span></text:p>
      <text:p text:style-name="P7"/>
      <text:p text:style-name="Text_20_body"><text:span text:style-name="Strong_20_Emphasis"><text:span text:style-name="T14">Cuando tenga un día difícil, voy a recordar que:</text:span></text:span></text:p>
      <text:p text:style-name="P7"/>
      <text:p text:style-name="Text_20_body"><text:span text:style-name="Strong_20_Emphasis"><text:span text:style-name="T14">Mi herramienta más poderosa es:</text:span></text:span></text:p>
      <text:p text:style-name="P7"/>
      <text:p text:style-name="Text_20_body"><text:span text:style-name="Strong_20_Emphasis"><text:span text:style-name="T14">Mi compromiso conmigo mismo es:</text:span></text:span></text:p>
      <text:p text:style-name="P7"/>
      <text:p text:style-name="Text_20_body"><text:span text:style-name="Strong_20_Emphasis"><text:span text:style-name="T14">Firma:</text:span></text:span><text:span text:style-name="T14"> ________________________ </text:span><text:span text:style-name="Strong_20_Emphasis"><text:span text:style-name="T14">Fecha:</text:span></text:span><text:span text:style-name="T14"> ________________________</text:span></text:p>
      <text:p text:style-name="P7"/>
      <text:h text:style-name="Heading_20_3" text:outline-level="3"><text:span text:style-name="Strong_20_Emphasis"><text:span text:style-name="T14">Ejemplo: La Declaración de Elena (del inicio del capítulo)</text:span></text:span></text:h>
      <text:p text:style-name="Text_20_body"><text:span text:style-name="Strong_20_Emphasis"><text:span text:style-name="T14">Hace 8 semanas, el tinnitus me hacía sentir:</text:span></text:span><text:span text:style-name="T14"> atrapada, desesperada y como si mi vida se hubiera acabado.</text:span></text:p>
      <text:p text:style-name="Text_20_body"><text:span text:style-name="Strong_20_Emphasis"><text:span text:style-name="T14">Hoy, después de completar este programa, he logrado:</text:span></text:span><text:span text:style-name="T14"> volver a cenar con amigos, dormir sin pánico, y recordar que soy más que un zumbido.</text:span></text:p>
      <text:p text:style-name="Text_20_body"><text:span text:style-name="Strong_20_Emphasis"><text:span text:style-name="T14">El tinnitus todavía está presente, pero ahora yo:</text:span></text:span><text:span text:style-name="T14"> decido si le presto atención o no. Tengo el control.</text:span></text:p>
      <text:p text:style-name="Text_20_body"><text:span text:style-name="Strong_20_Emphasis"><text:span text:style-name="T14">Cuando tenga un día difícil, voy a recordar que:</text:span></text:span><text:span text:style-name="T14"> un pico no es una recaída. Es solo un recordatorio para usar mis herramientas.</text:span></text:p>
      <text:p text:style-name="Text_20_body"><text:span text:style-name="Strong_20_Emphasis"><text:span text:style-name="T14">Mi herramienta más poderosa es:</text:span></text:span><text:span text:style-name="T14"> mi Etiqueta Alternativa: "Es solo un sonido. Mi vida continúa."</text:span></text:p>
      <text:p text:style-name="Text_20_body"><text:span text:style-name="Strong_20_Emphasis"><text:span text:style-name="T14">Mi compromiso conmigo mismo es:</text:span></text:span><text:span text:style-name="T14"> seguir viviendo mi vida completamente, incluso con el zumbido de fondo.</text:span></text:p>
      <text:p text:style-name="P7"/>
      <text:h text:style-name="P5" text:outline-level="2"><text:s/><text:span text:style-name="T5">Ref</text:span>reflexión Final: La Paradoja de La Habituación</text:h>
      <text:p text:style-name="P164">Déjame compartir contigo la paradoja más hermosa de este proceso:</text:p>
      <text:p text:style-name="Text_20_body"><text:span text:style-name="Strong_20_Emphasis"><text:span text:style-name="T14">El tinnitus no desaparece cuando dejas de luchar contra él. Pero deja de importar.</text:span></text:span></text:p>
      <text:p text:style-name="P164">Durante semanas o meses, probablemente trataste de:</text:p>
      <text:list text:style-name="L256">
        <text:list-item>
          <text:p text:style-name="P516"><text:soft-page-break/>Silenciarlo </text:p>
        </text:list-item>
        <text:list-item>
          <text:p text:style-name="P516">Controlarlo </text:p>
        </text:list-item>
        <text:list-item>
          <text:p text:style-name="P516">Entenderlo </text:p>
        </text:list-item>
        <text:list-item>
          <text:p text:style-name="P516">Eliminarlo </text:p>
        </text:list-item>
        <text:list-item>
          <text:p text:style-name="P517">Curarlo </text:p>
        </text:list-item>
      </text:list>
      <text:p text:style-name="P164">Y mientras más luchaste, más poder le diste.</text:p>
      <text:p text:style-name="Text_20_body"><text:span text:style-name="Strong_20_Emphasis"><text:span text:style-name="T14">La habituación no es rendirse. Es soltar la lucha.</text:span></text:span></text:p>
      <text:p text:style-name="P164">Es decir:</text:p>
      <text:list text:style-name="L257">
        <text:list-item>
          <text:p text:style-name="P518">"Estás ahí. Lo sé. Y voy a vivir mi vida de todas formas." </text:p>
        </text:list-item>
      </text:list>
      <text:p text:style-name="P164">Y cuando haces eso—cuando realmente sueltas la batalla—algo mágico sucede:</text:p>
      <text:p text:style-name="P164">El tinnitus se vuelve irrelevante.</text:p>
      <text:p text:style-name="P164">Como el zumbido del <text:span text:style-name="T5">ref</text:span>refrigerador. Como el ruido del tráfico. Como el sonido de tu propia respiración.</text:p>
      <text:p text:style-name="Text_20_body"><text:span text:style-name="Strong_20_Emphasis"><text:span text:style-name="T14">Está ahí. Pero ya no dicta quién eres o qué puedes hacer.</text:span></text:span></text:p>
      <text:p text:style-name="P7"/>
      <text:h text:style-name="P5" text:outline-level="2">¿Y Ahora Qué?</text:h>
      <text:p text:style-name="P164">Has completado el programa de 8 semanas.</text:p>
      <text:p text:style-name="P164">Has dominado tu Escalera de Exposición (o estás muy cerca).</text:p>
      <text:p text:style-name="P164">Has medido tu progreso y has visto reducción en tu angustia.</text:p>
      <text:p text:style-name="P164">Has creado tu Plan de Mantenimiento y tu Kit de Emergencia.</text:p>
      <text:p text:style-name="Text_20_body"><text:span text:style-name="Strong_20_Emphasis"><text:span text:style-name="T14">¿Y ahora qué?</text:span></text:span></text:p>
      <text:p text:style-name="Text_20_body"><text:span text:style-name="Strong_20_Emphasis"><text:span text:style-name="T14">Ahora vives.</text:span></text:span></text:p>
      <text:p text:style-name="P164">Vives tu vida. Con el tinnitus presente. Pero sin que el tinnitus sea el protagonista.</text:p>
      <text:p text:style-name="P164">Vas a tener buenos días y días difíciles. Eso es normal.</text:p>
      <text:p text:style-name="P164">Pero ahora tienes algo que no tenías hace 8 semanas:</text:p>
      <text:p text:style-name="Text_20_body"><text:span text:style-name="Strong_20_Emphasis"><text:span text:style-name="T14">Herramientas. Confianza. Autonomía.</text:span></text:span></text:p>
      <text:p text:style-name="P164">Y eso cambia todo.</text:p>
      <text:p text:style-name="P7"/>
      <text:h text:style-name="P5" text:outline-level="2">Check-In Final (Final de Semana 8)</text:h>
      <text:p text:style-name="P164">Antes de cerrar este libro, responde estas últimas preguntas:</text:p>
      <text:p text:style-name="Text_20_body"><text:soft-page-break/><text:span text:style-name="Strong_20_Emphasis"><text:span text:style-name="T14">□ He dominado los Escalones 4 y 5 de mi Escalera (o estoy trabajando activamente en ellos)</text:span></text:span></text:p>
      <text:p text:style-name="Text_20_body"><text:span text:style-name="Strong_20_Emphasis"><text:span text:style-name="T14">□ He creado mi Plan de Mantenimiento para los próximos meses</text:span></text:span></text:p>
      <text:p text:style-name="Text_20_body"><text:span text:style-name="Strong_20_Emphasis"><text:span text:style-name="T14">□ He escrito mi Declaración Personal de Autonomía</text:span></text:span></text:p>
      <text:p text:style-name="Text_20_body"><text:span text:style-name="Strong_20_Emphasis"><text:span text:style-name="T14">□ Entiendo que la habituación es una práctica continua, no un destino final</text:span></text:span></text:p>
      <text:p text:style-name="Text_20_body"><text:span text:style-name="Strong_20_Emphasis"><text:span text:style-name="T14">Si marcaste las 4 casillas:</text:span></text:span><text:span text:style-name="T14"> Felicidades. Has completado el programa. El resto es práctica y vida.</text:span></text:p>
      <text:p text:style-name="Text_20_body"><text:span text:style-name="Strong_20_Emphasis"><text:span text:style-name="T14">Si marcaste 2-3 casillas:</text:span></text:span><text:span text:style-name="T14"> Estás muy cerca. Tómate 1-2 semanas extra para completar lo que falta.</text:span></text:p>
      <text:p text:style-name="Text_20_body"><text:span text:style-name="Strong_20_Emphasis"><text:span text:style-name="T14">Si marcaste 0-1 casillas:</text:span></text:span><text:span text:style-name="T14"> Está bien. Este programa no tiene fecha de expiración. Puedes volver a él cuantas veces necesites.</text:span></text:p>
      <text:p text:style-name="P7"/>
      <text:h text:style-name="P5" text:outline-level="2">Un Último Pensamiento</text:h>
      <text:p text:style-name="P164">Cuando empezaste este libro, probablemente pensaste:</text:p>
      <text:p text:style-name="P164">"Solo quiero que el zumbido desaparezca."</text:p>
      <text:p text:style-name="P164">Y ese deseo es completamente comprensible.</text:p>
      <text:p text:style-name="P164">Pero espero que ahora entiendas algo más profundo:</text:p>
      <text:p text:style-name="Text_20_body"><text:span text:style-name="Strong_20_Emphasis"><text:span text:style-name="T14">La libertad no viene del silencio. Viene de la aceptación.</text:span></text:span></text:p>
      <text:p text:style-name="P164">No de la aceptación resignada ("no hay nada que hacer").</text:p>
      <text:p text:style-name="P164">Sino de la aceptación activa ("el sonido está ahí, Y yo puedo vivir completamente").</text:p>
      <text:p text:style-name="P164">Esa es la diferencia entre sufrir y vivir.</text:p>
      <text:p text:style-name="P164">Y tú has elegido vivir.</text:p>
      <text:p text:style-name="P7"/>
      <text:h text:style-name="P5" text:outline-level="2">Palabras Finales</text:h>
      <text:p text:style-name="P164">Gracias por confiar en este proceso.</text:p>
      <text:p text:style-name="P164">Gracias por hacer el trabajo difícil cuando hubiera sido más fácil rendirte.</text:p>
      <text:p text:style-name="P164">Gracias por demostrar—a ti mismo y al mundo—que es posible recuperar tu vida incluso cuando un sonido constante intenta robártela.</text:p>
      <text:p text:style-name="Text_20_body"><text:span text:style-name="Strong_20_Emphasis"><text:span text:style-name="T14">El tinnitus puede ser tu compañero. Pero nunca más será tu carcelero.</text:span></text:span></text:p>
      <text:p text:style-name="P164">Ahora ve. Vive. Ríe. Duerme. Trabaja. Ama.</text:p>
      <text:p text:style-name="Text_20_body"><text:span text:style-name="Strong_20_Emphasis"><text:span text:style-name="T14">Con o sin el zumbido.</text:span></text:span></text:p>
      <text:p text:style-name="Text_20_body"><text:span text:style-name="T14">Porque ahora sabes: </text:span><text:span text:style-name="Strong_20_Emphasis"><text:span text:style-name="T14">Tú eres más grande que el sonido.</text:span></text:span></text:p>
      <text:p text:style-name="P7"><text:soft-page-break/></text:p>
      <text:h text:style-name="P5" text:outline-level="2">Resumen del Capítulo 12</text:h>
      <text:p text:style-name="Text_20_body"><text:span text:style-name="T14">✅ </text:span><text:span text:style-name="Strong_20_Emphasis"><text:span text:style-name="T14">Completaste:</text:span></text:span><text:span text:style-name="T14"> Escalones 4 y 5 de tu Escalera de Exposición</text:span></text:p>
      <text:p text:style-name="Text_20_body"><text:span text:style-name="T14">✅ </text:span><text:span text:style-name="Strong_20_Emphasis"><text:span text:style-name="T14">Aprendiste:</text:span></text:span><text:span text:style-name="T14"> Cómo comunicar sobre el tinnitus de forma efectiva (revelación estratégica)</text:span></text:p>
      <text:p text:style-name="Text_20_body"><text:span text:style-name="T14">✅ </text:span><text:span text:style-name="Strong_20_Emphasis"><text:span text:style-name="T14">Creaste:</text:span></text:span><text:span text:style-name="T14"> Tu Plan de Mantenimiento diario, semanal, mensual y anual</text:span></text:p>
      <text:p text:style-name="Text_20_body"><text:span text:style-name="T14">✅ </text:span><text:span text:style-name="Strong_20_Emphasis"><text:span text:style-name="T14">Escribiste:</text:span></text:span><text:span text:style-name="T14"> Tu Declaración Personal de Autonomía</text:span></text:p>
      <text:p text:style-name="Text_20_body"><text:span text:style-name="T14">✅ </text:span><text:span text:style-name="Strong_20_Emphasis"><text:span text:style-name="T14">Entendiste:</text:span></text:span><text:span text:style-name="T14"> Que la habituación es soltar la lucha, no ganarla</text:span></text:p>
      <text:p text:style-name="Text_20_body"><text:span text:style-name="T14">✅ </text:span><text:span text:style-name="Strong_20_Emphasis"><text:span text:style-name="T14">Próximo paso:</text:span></text:span><text:span text:style-name="T14"> Vivir tu vida. El programa ha terminado. La práctica continúa.</text:span></text:p>
      <text:p text:style-name="P7"/>
      <text:h text:style-name="P5" text:outline-level="2">Recursos Adicionales (Sección Opcional Para Incluir)</text:h>
      <text:p text:style-name="Text_20_body"><text:span text:style-name="Strong_20_Emphasis"><text:span text:style-name="T14">Si necesitas apoyo adicional:</text:span></text:span></text:p>
      <text:p text:style-name="Text_20_body"><text:span text:style-name="Strong_20_Emphasis"><text:span text:style-name="T14">Organizaciones profesionales:</text:span></text:span></text:p>
      <text:list text:style-name="L259">
        <text:list-item>
          <text:p text:style-name="P139"><text:span text:style-name="T14">American Tinnitus Association (ATA) - </text:span><text:a xlink:type="simple" xlink:href="http://www.ata.org/" text:style-name="Internet_20_link" text:visited-style-name="Visited_20_Internet_20_Link"><text:span text:style-name="T14">www.ata.org</text:span></text:a><text:span text:style-name="T14"> </text:span></text:p>
        </text:list-item>
        <text:list-item>
          <text:p text:style-name="P138"><text:span text:style-name="T14">British Tinnitus Association (BTA) - </text:span><text:a xlink:type="simple" xlink:href="http://www.tinnitus.org.uk/" text:style-name="Internet_20_link" text:visited-style-name="Visited_20_Internet_20_Link"><text:span text:style-name="T14">www.tinnitus.org.uk</text:span></text:a><text:span text:style-name="T14"> </text:span></text:p>
        </text:list-item>
      </text:list>
      <text:p text:style-name="Text_20_body"><text:span text:style-name="Strong_20_Emphasis"><text:span text:style-name="T14">Para encontrar un terapeuta especializado en TCC para tinnitus:</text:span></text:span></text:p>
      <text:list text:style-name="L260">
        <text:list-item>
          <text:p text:style-name="P519">Directorio de ABCT (Association for Behavioral and Cognitive Therapies) </text:p>
        </text:list-item>
        <text:list-item>
          <text:p text:style-name="P520">Busca: "cognitive behavioral therapy tinnitus" + tu ciudad </text:p>
        </text:list-item>
      </text:list>
      <text:p text:style-name="Text_20_body"><text:span text:style-name="Strong_20_Emphasis"><text:span text:style-name="T14">Aplicaciones móviles recomendadas (solo menciona si tienes evidencia de efectividad):</text:span></text:span></text:p>
      <text:list text:style-name="L261">
        <text:list-item>
          <text:p text:style-name="P521">[Insertar aplicaciones con evidencia científica publicada] </text:p>
        </text:list-item>
      </text:list>
      <text:p text:style-name="Text_20_body"><text:span text:style-name="Strong_20_Emphasis"><text:span text:style-name="T14">Grupos de apoyo en línea:</text:span></text:span></text:p>
      <text:list text:style-name="L262">
        <text:list-item>
          <text:p text:style-name="P522">[Solo recomienda grupos moderados profesionalmente, NO foros abiertos donde prolifera la catastrofización]</text:p>
        </text:list-item>
      </text:list>
      <text:p text:style-name="P24"/>
      <text:h text:style-name="P6" text:outline-level="3"><text:s/><text:span text:style-name="T5">Ref</text:span>Referencias del Capítulo 12</text:h>
      <text:list text:style-name="L263">
        <text:list-item>
          <text:p text:style-name="P13"><text:span text:style-name="T14">American Academy of Audiology. (2019). </text:span><text:span text:style-name="Emphasis"><text:span text:style-name="T14">Clinical practice guidelines: Audiologic management of adult hearing impairment</text:span></text:span><text:span text:style-name="T14">. American Academy of Audiology.</text:span></text:p>
        </text:list-item>
        <text:list-item>
          <text:p text:style-name="P13"><text:span text:style-name="T14">Hayes, S. C., Villatte, M., Levin, M., &amp; Hildebrandt, M. (2011). Open, aware, and active: Contextual approaches as an emerging trend in the behavioral and cognitive therapies. </text:span><text:span text:style-name="Emphasis"><text:span text:style-name="T14">Annual Review of Clinical Psychology, 7</text:span></text:span><text:span text:style-name="T14">, 141–168. </text:span><text:a xlink:type="simple" xlink:href="https://doi.org/10.1146/annurev-clinpsy-032210-104449" text:style-name="Internet_20_link" text:visited-style-name="Visited_20_Internet_20_Link"><text:span text:style-name="T14">https://doi.org/10.1146/annurev-clinpsy-032210-104449</text:span></text:a></text:p>
        </text:list-item>
        <text:list-item>
          <text:p text:style-name="P13"><text:span text:style-name="T14">Hesser, H., Weise, C., Westin, V. Z., &amp; Andersson, G. (2011). A systematic review and meta-analysis of randomized controlled trials of cognitive-behavioral therapy for tinnitus distress. </text:span><text:span text:style-name="Emphasis"><text:span text:style-name="T14">Clinical Psychology Review, 31</text:span></text:span><text:span text:style-name="T14">(4), 545–553. </text:span><text:a xlink:type="simple" xlink:href="https://doi.org/10.1016/j.cpr.2010.12.006" text:style-name="Internet_20_link" text:visited-style-name="Visited_20_Internet_20_Link"><text:span text:style-name="T14">https://doi.org/10.1016/j.cpr.2010.12.006</text:span></text:a></text:p>
          <text:p text:style-name="P30"><text:soft-page-break/></text:p>
        </text:list-item>
      </text:list>
      <text:p text:style-name="P164"><text:soft-page-break/></text:p>
      <text:h text:style-name="P3" text:outline-level="1">Apéndice C: Formularios para Fotocopiar</text:h>
      <text:p text:style-name="P164">Este apéndice contiene todos los formularios del programa listos para imprimir y usar. Se recomienda fotocopiar cada formulario antes de completarlo para poder reutilizarlo.</text:p>
      <text:p text:style-name="P164"><text:soft-page-break/></text:p>
      <text:h text:style-name="P5" text:outline-level="2">Formulario 1: Mi Carta de Compromiso</text:h>
      <text:p text:style-name="P164"><text:span text:style-name="Strong_20_Emphasis">Instrucciones:</text:span> Lee esta carta en voz alta. Fírmala y ponle fecha. Guárdala en un lugar visible.</text:p>
      <text:p text:style-name="P164"/>
      <text:p text:style-name="P164"><text:span text:style-name="Strong_20_Emphasis">Yo,</text:span> _________________________________, me comprometo a completar este programa de 8 semanas.</text:p>
      <text:p text:style-name="P164"/>
      <text:p text:style-name="P164">Entiendo que:</text:p>
      <text:p text:style-name="P164">□  Este no es un programa de curación del tinnitus, sino de transformación de mi respuesta al mismo.</text:p>
      <text:p text:style-name="P164">□  El cambio real requiere práctica constante, no solo lectura.</text:p>
      <text:p text:style-name="P164">□  Habrá días difíciles. Eso es parte del proceso, no una señal de fracaso.</text:p>
      <text:p text:style-name="P164">□  El objetivo es reducir mi angustia, no eliminar el sonido.</text:p>
      <text:p text:style-name="P164"/>
      <text:p text:style-name="P164">Me comprometo a:</text:p>
      <text:p text:style-name="P164">□  Seguir los capítulos en orden, sin saltar ninguno.</text:p>
      <text:p text:style-name="P164">□  Completar todos los ejercicios y registros, especialmente cuando sea incómodo.</text:p>
      <text:p text:style-name="P164">□  No abandonar el programa antes de la Semana 6.</text:p>
      <text:p text:style-name="P164">□  Ser honesto conmigo mismo sobre mi progreso.</text:p>
      <text:p text:style-name="P164">□  Ser compasivo conmigo mismo en los días difíciles.</text:p>
      <text:p text:style-name="P164"/>
      <text:p text:style-name="P164"><text:span text:style-name="Strong_20_Emphasis">Mi fecha de inicio:</text:span> _____ / _____ / _______</text:p>
      <text:p text:style-name="P164"><text:span text:style-name="Strong_20_Emphasis">Mi fecha estimada de finalización (8 semanas):</text:span> _____ / _____ / _______</text:p>
      <text:p text:style-name="P164"/>
      <text:p text:style-name="P164">Firma: _________________________________     Fecha: _____ / _____ / _______</text:p>
      <text:p text:style-name="P164"><text:soft-page-break/></text:p>
      <text:h text:style-name="P5" text:outline-level="2">Formulario 2: Registro de Reacciones — Modelo A-B-C</text:h>
      <text:p text:style-name="P164"><text:span text:style-name="Strong_20_Emphasis">Instrucciones:</text:span> Completa este registro durante 3 días consecutivos. Anota cada momento de molestia significativa por el tinnitus.</text:p>
      <text:p text:style-name="P164">• A (Activador): ¿Cuándo y dónde ocurrió? Sé objetivo. Ej: "10 PM, tratando de leer".</text:p>
      <text:p text:style-name="P164">• C (Consecuencia): ¿Qué sentiste y con qué intensidad (0-10)? ¿Qué hiciste?</text:p>
      <text:p text:style-name="P164">• B (Etiqueta): ¿Cuál fue el mensaje interno inmediato que apareció? El pensamiento automático de alarma.</text:p>
      <text:p text:style-name="P164"/>
      <table:table table:style-name="Tabla18.A1">
        <table:table-column/>
        <table:table-column/>
        <table:table-column/>
        <table:table-column/>
        <table:table-row>
          <table:table-cell table:style-name="Tabla18.A1">
            <text:p text:style-name="Table_20_Heading"><text:span text:style-name="Strong_20_Emphasis">Día</text:span></text:p>
          </table:table-cell>
          <table:table-cell table:style-name="Tabla18.A1">
            <text:p text:style-name="Table_20_Heading"><text:span text:style-name="Strong_20_Emphasis">A — Situación y Hora</text:span></text:p>
          </table:table-cell>
          <table:table-cell table:style-name="Tabla18.A1">
            <text:p text:style-name="Table_20_Heading"><text:span text:style-name="Strong_20_Emphasis">C — Emoción e Intensidad (0-10)</text:span></text:p>
          </table:table-cell>
          <table:table-cell table:style-name="Tabla18.A1">
            <text:p text:style-name="Table_20_Heading"><text:span text:style-name="Strong_20_Emphasis">B — Pensamiento de Alarma</text:span></text:p>
          </table:table-cell>
        </table:table-row>
        <table:table-row>
          <table:table-cell table:style-name="Tabla18.A1">
            <text:p text:style-name="P164">Día 1</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 </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Día 2</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 </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Día 3</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 </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
      <text:p text:style-name="P164"/>
      <text:p text:style-name="P164"><text:span text:style-name="Strong_20_Emphasis">Reflexión:</text:span> Al revisar tus registros, ¿qué patrón notas en tus Etiquetas de Alarma (B)?</text:p>
      <text:p text:style-name="P164">________________________________________________________________________</text:p>
      <text:p text:style-name="P164">________________________________________________________________________</text:p>
      <text:p text:style-name="P164"><text:soft-page-break/></text:p>
      <text:h text:style-name="P5" text:outline-level="2">Formulario 3: Mi Escalera de Exposición</text:h>
      <text:p text:style-name="P164"><text:span text:style-name="Strong_20_Emphasis">Instrucciones:</text:span> Identifica situaciones relacionadas con el silencio o el tinnitus que normalmente evitas. Ordénalas de menor a mayor ansiedad anticipada (0-10).</text:p>
      <text:p text:style-name="P164"><text:span text:style-name="Strong_20_Emphasis">Criterio de avance:</text:span> Solo pasa al siguiente escalón cuando puedas completar el actual 3 veces con ansiedad ≤ 3/10.</text:p>
      <text:p text:style-name="P164"/>
      <table:table table:style-name="Tabla18.A1">
        <table:table-column/>
        <table:table-column/>
        <table:table-column/>
        <table:table-column/>
        <table:table-row>
          <table:table-cell table:style-name="Tabla18.A1">
            <text:p text:style-name="Table_20_Heading"><text:span text:style-name="Strong_20_Emphasis">Escalón</text:span></text:p>
          </table:table-cell>
          <table:table-cell table:style-name="Tabla18.A1">
            <text:p text:style-name="Table_20_Heading"><text:span text:style-name="Strong_20_Emphasis">Situación Evitada</text:span></text:p>
          </table:table-cell>
          <table:table-cell table:style-name="Tabla18.A1">
            <text:p text:style-name="Table_20_Heading"><text:span text:style-name="Strong_20_Emphasis">Ansiedad Anticipada (0-10)</text:span></text:p>
          </table:table-cell>
          <table:table-cell table:style-name="Tabla18.A1">
            <text:p text:style-name="Table_20_Heading"><text:span text:style-name="Strong_20_Emphasis">Dominado ✓</text:span></text:p>
          </table:table-cell>
        </table:table-row>
        <table:table-row>
          <table:table-cell table:style-name="Tabla18.A1">
            <text:p text:style-name="P164">5 — Más difícil</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4</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3</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2</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1 — Más fácil</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
      <text:p text:style-name="P164"/>
      <text:h text:style-name="Heading_20_3" text:outline-level="3">Tabla de Registro de Exposición (por escalón)</text:h>
      <text:p text:style-name="P164"><text:span text:style-name="Strong_20_Emphasis">Escalón que practico:</text:span> _____ — Descripción: ___________________________________</text:p>
      <text:p text:style-name="P164"/>
      <table:table table:style-name="Tabla18.A1">
        <table:table-column/>
        <table:table-column/>
        <table:table-column/>
        <table:table-column/>
        <table:table-row>
          <table:table-cell table:style-name="Tabla18.A1">
            <text:p text:style-name="Table_20_Heading"><text:span text:style-name="Strong_20_Emphasis">Intento</text:span></text:p>
          </table:table-cell>
          <table:table-cell table:style-name="Tabla18.A1">
            <text:p text:style-name="Table_20_Heading"><text:span text:style-name="Strong_20_Emphasis">Fecha</text:span></text:p>
          </table:table-cell>
          <table:table-cell table:style-name="Tabla18.A1">
            <text:p text:style-name="Table_20_Heading"><text:span text:style-name="Strong_20_Emphasis">Ansiedad al inicio (0-10)</text:span></text:p>
          </table:table-cell>
          <table:table-cell table:style-name="Tabla18.A1">
            <text:p text:style-name="Table_20_Heading"><text:span text:style-name="Strong_20_Emphasis">Ansiedad al final (0-10)</text:span></text:p>
          </table:table-cell>
        </table:table-row>
        <table:table-row>
          <table:table-cell table:style-name="Tabla18.A1">
            <text:p text:style-name="P164">1</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2</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3</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4</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5</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
      <text:p text:style-name="P164"/>
      <text:p text:style-name="P164"><text:span text:style-name="Strong_20_Emphasis">Etiqueta Alternativa que usé durante la exposición:</text:span></text:p>
      <text:p text:style-name="P164">________________________________________________________________________</text:p>
      <text:p text:style-name="P164"><text:soft-page-break/></text:p>
      <text:h text:style-name="P5" text:outline-level="2">Formulario 4: Registro del Sueño (Semana 6)</text:h>
      <text:p text:style-name="P164"><text:span text:style-name="Strong_20_Emphasis">Instrucciones:</text:span> Completa este registro cada mañana, al despertar. No lo llenes de noche — el objetivo es no pensar en el tinnitus antes de dormir.</text:p>
      <text:p text:style-name="P164"/>
      <table:table table:style-name="Tabla18.A1">
        <table:table-column/>
        <table:table-column/>
        <table:table-column/>
        <table:table-column/>
        <table:table-row>
          <table:table-cell table:style-name="Tabla18.A1">
            <text:p text:style-name="Table_20_Heading"><text:span text:style-name="Strong_20_Emphasis">Día</text:span></text:p>
          </table:table-cell>
          <table:table-cell table:style-name="Tabla18.A1">
            <text:p text:style-name="Table_20_Heading"><text:span text:style-name="Strong_20_Emphasis">Hora de acostarse / Hora de despertar</text:span></text:p>
          </table:table-cell>
          <table:table-cell table:style-name="Tabla18.A1">
            <text:p text:style-name="Table_20_Heading"><text:span text:style-name="Strong_20_Emphasis">Tiempo aproximado hasta dormirse</text:span></text:p>
          </table:table-cell>
          <table:table-cell table:style-name="Tabla18.A1">
            <text:p text:style-name="Table_20_Heading"><text:span text:style-name="Strong_20_Emphasis">Si te despertaste: ¿Cuál fue tu Etiqueta de Alarma?</text:span></text:p>
          </table:table-cell>
        </table:table-row>
        <table:table-row>
          <table:table-cell table:style-name="Tabla18.A1">
            <text:p text:style-name="P164">Lunes</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Martes</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Miércoles</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Jueves</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Viernes</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Sábado</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row>
          <table:table-cell table:style-name="Tabla18.A1">
            <text:p text:style-name="P164">Domingo</text:p>
          </table:table-cell>
          <table:table-cell table:style-name="Tabla18.A1">
            <text:p text:style-name="P164"> </text:p>
          </table:table-cell>
          <table:table-cell table:style-name="Tabla18.A1">
            <text:p text:style-name="P164"> </text:p>
          </table:table-cell>
          <table:table-cell table:style-name="Tabla18.A1">
            <text:p text:style-name="P164"> </text:p>
          </table:table-cell>
        </table:table-row>
      </table:table>
      <text:p text:style-name="P164"/>
      <text:p text:style-name="P164"><text:span text:style-name="Strong_20_Emphasis">Sonido de apoyo que usé esta semana:</text:span> ______________________________________</text:p>
      <text:p text:style-name="P164"><text:span text:style-name="Strong_20_Emphasis">Hábito que cambié esta semana (Regla de la Cama, etc.):</text:span> ___________________</text:p>
      <text:p text:style-name="P164">________________________________________________________________________</text:p>
      <text:p text:style-name="P164"><text:soft-page-break/></text:p>
      <text:h text:style-name="P5" text:outline-level="2">Formulario 5: Mi Kit de Herramientas de Emergencia</text:h>
      <text:p text:style-name="P164"><text:span text:style-name="Strong_20_Emphasis">Instrucciones:</text:span> Completa este formulario durante el Capítulo 11. Tenlo a mano (en tu teléfono, en la mesita de noche) para los momentos de pico.</text:p>
      <text:p text:style-name="P164"/>
      <text:h text:style-name="Heading_20_3" text:outline-level="3">PASO 1: Mi Señal de Alarma Personal</text:h>
      <text:p text:style-name="P164">¿Cuál es el PRIMER síntoma que noto cuando el tinnitus se intensifica?</text:p>
      <text:p text:style-name="P164">□ Tensión en el cuello o mandíbula    □ Respiración acelerada</text:p>
      <text:p text:style-name="P164">□ Opresión en el pecho                □ Pensamientos catastróficos en loop</text:p>
      <text:p text:style-name="P164">□ Frustración intensa / enojo          □ Sensación de "necesito escapar"</text:p>
      <text:p text:style-name="P164">□ Otro: _______________________________</text:p>
      <text:p text:style-name="P164"/>
      <text:p text:style-name="P164"><text:span text:style-name="Strong_20_Emphasis">Mi Señal de Alarma #1 es:</text:span> _____________________________________________</text:p>
      <text:p text:style-name="P164"/>
      <text:h text:style-name="Heading_20_3" text:outline-level="3">PASO 2: Mi Etiqueta de Contención</text:h>
      <text:p text:style-name="P164">Una frase específica para picos (más fuerte que mi Etiqueta Alternativa habitual).</text:p>
      <text:p text:style-name="P164">Debe: aceptar la realidad del pico + recordarme que es temporal + anclarme al presente.</text:p>
      <text:p text:style-name="P164"><text:span text:style-name="Strong_20_Emphasis">Ejemplo:</text:span> "Esto es un pico, no una recaída. Es temporal. Mi cerebro está aprendiendo. Estoy a salvo."</text:p>
      <text:p text:style-name="P164"/>
      <text:p text:style-name="P164"><text:span text:style-name="Strong_20_Emphasis">Mi Etiqueta de Contención:</text:span></text:p>
      <text:p text:style-name="P164">________________________________________________________________________</text:p>
      <text:p text:style-name="P164">________________________________________________________________________</text:p>
      <text:p text:style-name="P164"/>
      <text:h text:style-name="Heading_20_3" text:outline-level="3">PASO 3: Mi Acción de Rescate</text:h>
      <text:p text:style-name="P164">Una acción de 5-10 minutos que redirija mi atención inmediatamente.</text:p>
      <text:p text:style-name="P164">□ Respiración diafragmática (5 minutos)</text:p>
      <text:p text:style-name="P164">□ Salir a caminar (10 minutos)</text:p>
      <text:p text:style-name="P164">□ Poner sonido de apoyo y enfocarme en una tarea</text:p>
      <text:p text:style-name="P164">□ Llamar a alguien de confianza</text:p>
      <text:p text:style-name="P164">□ Otra: _______________________________________________</text:p>
      <text:p text:style-name="P164"/>
      <text:p text:style-name="P164"><text:span text:style-name="Strong_20_Emphasis">Mi Acción de Rescate principal:</text:span> _____________________________________</text:p>
      <text:p text:style-name="P164"/>
      <text:h text:style-name="Heading_20_3" text:outline-level="3">Resumen: Mi Kit Completo (para tener a la mano)</text:h>
      <table:table table:style-name="Tabla18.A1">
        <table:table-column/>
        <table:table-column/>
        <table:table-row>
          <table:table-cell table:style-name="Tabla18.A1">
            <text:p text:style-name="Table_20_Heading"><text:span text:style-name="Strong_20_Emphasis">Elemento</text:span></text:p>
          </table:table-cell>
          <table:table-cell table:style-name="Tabla18.A1">
            <text:p text:style-name="Table_20_Heading"><text:span text:style-name="Strong_20_Emphasis">Mi respuesta</text:span></text:p>
          </table:table-cell>
        </table:table-row>
        <table:table-row>
          <table:table-cell table:style-name="Tabla18.A1">
            <text:p text:style-name="P164">Señal de Alarma</text:p>
          </table:table-cell>
          <table:table-cell table:style-name="Tabla18.A1">
            <text:p text:style-name="P164"> </text:p>
          </table:table-cell>
        </table:table-row>
        <table:table-row>
          <table:table-cell table:style-name="Tabla18.A1">
            <text:p text:style-name="P164">Etiqueta de Contención</text:p>
          </table:table-cell>
          <table:table-cell table:style-name="Tabla18.A1">
            <text:p text:style-name="P164"> </text:p>
          </table:table-cell>
        </table:table-row>
        <table:table-row>
          <table:table-cell table:style-name="Tabla18.A1">
            <text:p text:style-name="P164">Acción de Rescate</text:p>
          </table:table-cell>
          <table:table-cell table:style-name="Tabla18.A1">
            <text:p text:style-name="P164"> </text:p>
          </table:table-cell>
        </table:table-row>
        <table:table-row>
          <table:table-cell table:style-name="Tabla18.A1">
            <text:p text:style-name="P164">Persona de apoyo (nombre y contacto)</text:p>
          </table:table-cell>
          <table:table-cell table:style-name="Tabla18.A1">
            <text:p text:style-name="P164"> </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5T20:08:35.897296505</meta:creation-date>
    <dc:date>2026-03-05T14:49:10.564648378</dc:date>
    <meta:editing-duration>PT4H16M38S</meta:editing-duration>
    <meta:editing-cycles>3</meta:editing-cycles>
    <meta:generator>LibreOffice/24.2.7.2$Linux_X86_64 LibreOffice_project/420$Build-2</meta:generator>
    <meta:document-statistic meta:table-count="18" meta:image-count="0" meta:object-count="0" meta:page-count="137" meta:paragraph-count="3346" meta:word-count="33072" meta:character-count="201789" meta:non-whitespace-character-count="172103"/>
  </office:meta>
</office:document-meta>
</file>